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" style:parent-style-name="Normal" style:family="paragraph">
      <style:paragraph-properties fo:text-align="justify" style:writing-mode="rl-tb" fo:margin-top="0.0833in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" style:parent-style-name="DefaultParagraphFont" style:family="text">
      <style:text-properties style:language-complex="he" style:country-complex="IL"/>
    </style:style>
    <style:style style:name="T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" style:parent-style-name="DefaultParagraphFont" style:family="text">
      <style:text-properties style:language-complex="he" style:country-complex="IL"/>
    </style:style>
    <style:style style:name="T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" style:parent-style-name="DefaultParagraphFont" style:family="text">
      <style:text-properties style:language-complex="he" style:country-complex="IL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" style:parent-style-name="DefaultParagraphFont" style:family="text">
      <style:text-properties style:language-complex="he" style:country-complex="IL"/>
    </style:style>
    <style:style style:name="T23" style:parent-style-name="DefaultParagraphFont" style:family="text">
      <style:text-properties style:language-complex="he" style:country-complex="IL"/>
    </style:style>
    <style:style style:name="T24" style:parent-style-name="DefaultParagraphFont" style:family="text">
      <style:text-properties style:language-complex="he" style:country-complex="IL"/>
    </style:style>
    <style:style style:name="T25" style:parent-style-name="DefaultParagraphFont" style:family="text">
      <style:text-properties style:language-complex="he" style:country-complex="IL"/>
    </style:style>
    <style:style style:name="T26" style:parent-style-name="DefaultParagraphFont" style:family="text">
      <style:text-properties style:language-complex="he" style:country-complex="IL"/>
    </style:style>
    <style:style style:name="P27" style:parent-style-name="Normal" style:family="paragraph">
      <style:paragraph-properties fo:text-align="justify" style:writing-mode="rl-tb" fo:margin-top="0.0833in"/>
    </style:style>
    <style:style style:name="T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" style:parent-style-name="DefaultParagraphFont" style:family="text">
      <style:text-properties style:language-complex="he" style:country-complex="IL"/>
    </style:style>
    <style:style style:name="T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" style:parent-style-name="DefaultParagraphFont" style:family="text">
      <style:text-properties style:language-complex="he" style:country-complex="IL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" style:parent-style-name="DefaultParagraphFont" style:family="text">
      <style:text-properties style:language-complex="he" style:country-complex="IL"/>
    </style:style>
    <style:style style:name="T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" style:parent-style-name="DefaultParagraphFont" style:family="text">
      <style:text-properties style:language-complex="he" style:country-complex="IL"/>
    </style:style>
    <style:style style:name="T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7" style:parent-style-name="DefaultParagraphFont" style:family="text">
      <style:text-properties style:language-complex="he" style:country-complex="IL"/>
    </style:style>
    <style:style style:name="T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1" style:parent-style-name="DefaultParagraphFont" style:family="text">
      <style:text-properties style:language-complex="he" style:country-complex="IL"/>
    </style:style>
    <style:style style:name="T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5" style:parent-style-name="DefaultParagraphFont" style:family="text">
      <style:text-properties style:language-complex="he" style:country-complex="IL"/>
    </style:style>
    <style:style style:name="T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9" style:parent-style-name="DefaultParagraphFont" style:family="text">
      <style:text-properties style:language-complex="he" style:country-complex="IL"/>
    </style:style>
    <style:style style:name="T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3" style:parent-style-name="DefaultParagraphFont" style:family="text">
      <style:text-properties style:language-complex="he" style:country-complex="IL"/>
    </style:style>
    <style:style style:name="T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7" style:parent-style-name="DefaultParagraphFont" style:family="text">
      <style:text-properties style:language-complex="he" style:country-complex="IL"/>
    </style:style>
    <style:style style:name="T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1" style:parent-style-name="DefaultParagraphFont" style:family="text">
      <style:text-properties style:language-complex="he" style:country-complex="IL"/>
    </style:style>
    <style:style style:name="T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5" style:parent-style-name="DefaultParagraphFont" style:family="text">
      <style:text-properties style:language-complex="he" style:country-complex="IL"/>
    </style:style>
    <style:style style:name="T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9" style:parent-style-name="DefaultParagraphFont" style:family="text">
      <style:text-properties style:language-complex="he" style:country-complex="IL"/>
    </style:style>
    <style:style style:name="T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3" style:parent-style-name="DefaultParagraphFont" style:family="text">
      <style:text-properties style:language-complex="he" style:country-complex="IL"/>
    </style:style>
    <style:style style:name="T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7" style:parent-style-name="DefaultParagraphFont" style:family="text">
      <style:text-properties style:language-complex="he" style:country-complex="IL"/>
    </style:style>
    <style:style style:name="T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1" style:parent-style-name="DefaultParagraphFont" style:family="text">
      <style:text-properties style:language-complex="he" style:country-complex="IL"/>
    </style:style>
    <style:style style:name="T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6" style:parent-style-name="DefaultParagraphFont" style:family="text">
      <style:text-properties style:language-complex="he" style:country-complex="IL"/>
    </style:style>
    <style:style style:name="S1" style:family="section">
      <style:section-properties fo:margin-left="0in" fo:margin-right="0in" style:writing-mode="lr-tb"/>
    </style:style>
    <style:style style:name="P97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98" style:parent-style-name="Normal" style:family="paragraph">
      <style:paragraph-properties fo:text-align="justify" style:writing-mode="rl-tb" fo:margin-top="0.0833in"/>
    </style:style>
    <style:style style:name="T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4" style:parent-style-name="DefaultParagraphFont" style:family="text">
      <style:text-properties style:language-complex="he" style:country-complex="IL"/>
    </style:style>
    <style:style style:name="T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8" style:parent-style-name="DefaultParagraphFont" style:family="text">
      <style:text-properties style:language-complex="he" style:country-complex="IL"/>
    </style:style>
    <style:style style:name="T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2" style:parent-style-name="DefaultParagraphFont" style:family="text">
      <style:text-properties style:language-complex="he" style:country-complex="IL"/>
    </style:style>
    <style:style style:name="T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6" style:parent-style-name="DefaultParagraphFont" style:family="text">
      <style:text-properties style:language-complex="he" style:country-complex="IL"/>
    </style:style>
    <style:style style:name="T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0" style:parent-style-name="DefaultParagraphFont" style:family="text">
      <style:text-properties style:language-complex="he" style:country-complex="IL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4" style:parent-style-name="DefaultParagraphFont" style:family="text">
      <style:text-properties style:language-complex="he" style:country-complex="IL"/>
    </style:style>
    <style:style style:name="T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8" style:parent-style-name="DefaultParagraphFont" style:family="text">
      <style:text-properties style:language-complex="he" style:country-complex="IL"/>
    </style:style>
    <style:style style:name="T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2" style:parent-style-name="DefaultParagraphFont" style:family="text">
      <style:text-properties style:language-complex="he" style:country-complex="IL"/>
    </style:style>
    <style:style style:name="T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7" style:parent-style-name="DefaultParagraphFont" style:family="text">
      <style:text-properties style:language-complex="he" style:country-complex="IL"/>
    </style:style>
    <style:style style:name="T138" style:parent-style-name="DefaultParagraphFont" style:family="text">
      <style:text-properties style:language-complex="he" style:country-complex="IL"/>
    </style:style>
    <style:style style:name="T139" style:parent-style-name="DefaultParagraphFont" style:family="text">
      <style:text-properties style:language-complex="he" style:country-complex="IL"/>
    </style:style>
    <style:style style:name="T140" style:parent-style-name="DefaultParagraphFont" style:family="text">
      <style:text-properties style:language-complex="he" style:country-complex="IL"/>
    </style:style>
    <style:style style:name="T141" style:parent-style-name="DefaultParagraphFont" style:family="text">
      <style:text-properties style:language-complex="he" style:country-complex="IL"/>
    </style:style>
    <style:style style:name="T142" style:parent-style-name="DefaultParagraphFont" style:family="text">
      <style:text-properties style:language-complex="he" style:country-complex="IL"/>
    </style:style>
    <style:style style:name="T143" style:parent-style-name="DefaultParagraphFont" style:family="text">
      <style:text-properties style:language-complex="he" style:country-complex="IL"/>
    </style:style>
    <style:style style:name="T144" style:parent-style-name="DefaultParagraphFont" style:family="text">
      <style:text-properties style:language-complex="he" style:country-complex="IL"/>
    </style:style>
    <style:style style:name="T145" style:parent-style-name="DefaultParagraphFont" style:family="text">
      <style:text-properties style:language-complex="he" style:country-complex="IL"/>
    </style:style>
    <style:style style:name="T146" style:parent-style-name="DefaultParagraphFont" style:family="text">
      <style:text-properties style:language-complex="he" style:country-complex="IL"/>
    </style:style>
    <style:style style:name="P147" style:parent-style-name="Normal" style:family="paragraph">
      <style:paragraph-properties fo:text-align="justify" style:writing-mode="rl-tb" fo:margin-top="0.0833in"/>
    </style:style>
    <style:style style:name="T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1" style:parent-style-name="DefaultParagraphFont" style:family="text">
      <style:text-properties style:language-complex="he" style:country-complex="IL"/>
    </style:style>
    <style:style style:name="T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5" style:parent-style-name="DefaultParagraphFont" style:family="text">
      <style:text-properties style:language-complex="he" style:country-complex="IL"/>
    </style:style>
    <style:style style:name="T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9" style:parent-style-name="DefaultParagraphFont" style:family="text">
      <style:text-properties style:language-complex="he" style:country-complex="IL"/>
    </style:style>
    <style:style style:name="S2" style:family="section">
      <style:section-properties fo:margin-left="0in" fo:margin-right="0in" style:writing-mode="lr-tb"/>
    </style:style>
    <style:style style:name="P160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61" style:parent-style-name="Normal" style:family="paragraph">
      <style:paragraph-properties fo:text-align="justify" style:writing-mode="rl-tb" fo:margin-top="0.0833in"/>
    </style:style>
    <style:style style:name="T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P165" style:parent-style-name="Normal" style:family="paragraph">
      <style:paragraph-properties fo:text-align="justify" style:writing-mode="rl-tb" fo:margin-top="0.0833in"/>
    </style:style>
    <style:style style:name="T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9" style:parent-style-name="DefaultParagraphFont" style:family="text">
      <style:text-properties style:language-complex="he" style:country-complex="IL"/>
    </style:style>
    <style:style style:name="T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3" style:parent-style-name="DefaultParagraphFont" style:family="text">
      <style:text-properties style:language-complex="he" style:country-complex="IL"/>
    </style:style>
    <style:style style:name="T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7" style:parent-style-name="DefaultParagraphFont" style:family="text">
      <style:text-properties style:language-complex="he" style:country-complex="IL"/>
    </style:style>
    <style:style style:name="T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1" style:parent-style-name="DefaultParagraphFont" style:family="text">
      <style:text-properties style:language-complex="he" style:country-complex="IL"/>
    </style:style>
    <style:style style:name="T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5" style:parent-style-name="DefaultParagraphFont" style:family="text">
      <style:text-properties style:language-complex="he" style:country-complex="IL"/>
    </style:style>
    <style:style style:name="T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9" style:parent-style-name="DefaultParagraphFont" style:family="text">
      <style:text-properties style:language-complex="he" style:country-complex="IL"/>
    </style:style>
    <style:style style:name="T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3" style:parent-style-name="DefaultParagraphFont" style:family="text">
      <style:text-properties style:language-complex="he" style:country-complex="IL"/>
    </style:style>
    <style:style style:name="T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7" style:parent-style-name="DefaultParagraphFont" style:family="text">
      <style:text-properties style:language-complex="he" style:country-complex="IL"/>
    </style:style>
    <style:style style:name="T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1" style:parent-style-name="DefaultParagraphFont" style:family="text">
      <style:text-properties style:language-complex="he" style:country-complex="IL"/>
    </style:style>
    <style:style style:name="T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5" style:parent-style-name="DefaultParagraphFont" style:family="text">
      <style:text-properties style:language-complex="he" style:country-complex="IL"/>
    </style:style>
    <style:style style:name="T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9" style:parent-style-name="DefaultParagraphFont" style:family="text">
      <style:text-properties style:language-complex="he" style:country-complex="IL"/>
    </style:style>
    <style:style style:name="T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3" style:parent-style-name="DefaultParagraphFont" style:family="text">
      <style:text-properties style:language-complex="he" style:country-complex="IL"/>
    </style:style>
    <style:style style:name="T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7" style:parent-style-name="DefaultParagraphFont" style:family="text">
      <style:text-properties style:language-complex="he" style:country-complex="IL"/>
    </style:style>
    <style:style style:name="T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1" style:parent-style-name="DefaultParagraphFont" style:family="text">
      <style:text-properties style:language-complex="he" style:country-complex="IL"/>
    </style:style>
    <style:style style:name="T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5" style:parent-style-name="DefaultParagraphFont" style:family="text">
      <style:text-properties style:language-complex="he" style:country-complex="IL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9" style:parent-style-name="DefaultParagraphFont" style:family="text">
      <style:text-properties style:language-complex="he" style:country-complex="IL"/>
    </style:style>
    <style:style style:name="T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3" style:parent-style-name="DefaultParagraphFont" style:family="text">
      <style:text-properties style:language-complex="he" style:country-complex="IL"/>
    </style:style>
    <style:style style:name="T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7" style:parent-style-name="DefaultParagraphFont" style:family="text">
      <style:text-properties style:language-complex="he" style:country-complex="IL"/>
    </style:style>
    <style:style style:name="T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1" style:parent-style-name="DefaultParagraphFont" style:family="text">
      <style:text-properties style:language-complex="he" style:country-complex="IL"/>
    </style:style>
    <style:style style:name="T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5" style:parent-style-name="DefaultParagraphFont" style:family="text">
      <style:text-properties style:language-complex="he" style:country-complex="IL"/>
    </style:style>
    <style:style style:name="T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9" style:parent-style-name="DefaultParagraphFont" style:family="text">
      <style:text-properties style:language-complex="he" style:country-complex="IL"/>
    </style:style>
    <style:style style:name="T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3" style:parent-style-name="DefaultParagraphFont" style:family="text">
      <style:text-properties style:language-complex="he" style:country-complex="IL"/>
    </style:style>
    <style:style style:name="T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7" style:parent-style-name="DefaultParagraphFont" style:family="text">
      <style:text-properties style:language-complex="he" style:country-complex="IL"/>
    </style:style>
    <style:style style:name="T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1" style:parent-style-name="DefaultParagraphFont" style:family="text">
      <style:text-properties style:language-complex="he" style:country-complex="IL"/>
    </style:style>
    <style:style style:name="T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6" style:parent-style-name="DefaultParagraphFont" style:family="text">
      <style:text-properties style:language-complex="he" style:country-complex="IL"/>
    </style:style>
    <style:style style:name="S3" style:family="section">
      <style:section-properties fo:margin-left="0in" fo:margin-right="0in" style:writing-mode="lr-tb"/>
    </style:style>
    <style:style style:name="P267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68" style:parent-style-name="Normal" style:family="paragraph">
      <style:paragraph-properties fo:text-align="justify" style:writing-mode="rl-tb" fo:margin-top="0.0833in"/>
    </style:style>
    <style:style style:name="T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4" style:parent-style-name="DefaultParagraphFont" style:family="text">
      <style:text-properties style:language-complex="he" style:country-complex="IL"/>
    </style:style>
    <style:style style:name="T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8" style:parent-style-name="DefaultParagraphFont" style:family="text">
      <style:text-properties style:language-complex="he" style:country-complex="IL"/>
    </style:style>
    <style:style style:name="T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2" style:parent-style-name="DefaultParagraphFont" style:family="text">
      <style:text-properties style:language-complex="he" style:country-complex="IL"/>
    </style:style>
    <style:style style:name="T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6" style:parent-style-name="DefaultParagraphFont" style:family="text">
      <style:text-properties style:language-complex="he" style:country-complex="IL"/>
    </style:style>
    <style:style style:name="T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0" style:parent-style-name="DefaultParagraphFont" style:family="text">
      <style:text-properties style:language-complex="he" style:country-complex="IL"/>
    </style:style>
    <style:style style:name="T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4" style:parent-style-name="DefaultParagraphFont" style:family="text">
      <style:text-properties style:language-complex="he" style:country-complex="IL"/>
    </style:style>
    <style:style style:name="T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8" style:parent-style-name="DefaultParagraphFont" style:family="text">
      <style:text-properties style:language-complex="he" style:country-complex="IL"/>
    </style:style>
    <style:style style:name="T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2" style:parent-style-name="DefaultParagraphFont" style:family="text">
      <style:text-properties style:language-complex="he" style:country-complex="IL"/>
    </style:style>
    <style:style style:name="T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6" style:parent-style-name="DefaultParagraphFont" style:family="text">
      <style:text-properties style:language-complex="he" style:country-complex="IL"/>
    </style:style>
    <style:style style:name="T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0" style:parent-style-name="DefaultParagraphFont" style:family="text">
      <style:text-properties style:language-complex="he" style:country-complex="IL"/>
    </style:style>
    <style:style style:name="T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4" style:parent-style-name="DefaultParagraphFont" style:family="text">
      <style:text-properties style:language-complex="he" style:country-complex="IL"/>
    </style:style>
    <style:style style:name="T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8" style:parent-style-name="DefaultParagraphFont" style:family="text">
      <style:text-properties style:language-complex="he" style:country-complex="IL"/>
    </style:style>
    <style:style style:name="T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2" style:parent-style-name="DefaultParagraphFont" style:family="text">
      <style:text-properties style:language-complex="he" style:country-complex="IL"/>
    </style:style>
    <style:style style:name="T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6" style:parent-style-name="DefaultParagraphFont" style:family="text">
      <style:text-properties style:language-complex="he" style:country-complex="IL"/>
    </style:style>
    <style:style style:name="T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0" style:parent-style-name="DefaultParagraphFont" style:family="text">
      <style:text-properties style:language-complex="he" style:country-complex="IL"/>
    </style:style>
    <style:style style:name="T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4" style:parent-style-name="DefaultParagraphFont" style:family="text">
      <style:text-properties style:language-complex="he" style:country-complex="IL"/>
    </style:style>
    <style:style style:name="T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8" style:parent-style-name="DefaultParagraphFont" style:family="text">
      <style:text-properties style:language-complex="he" style:country-complex="IL"/>
    </style:style>
    <style:style style:name="T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2" style:parent-style-name="DefaultParagraphFont" style:family="text">
      <style:text-properties style:language-complex="he" style:country-complex="IL"/>
    </style:style>
    <style:style style:name="T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6" style:parent-style-name="DefaultParagraphFont" style:family="text">
      <style:text-properties style:language-complex="he" style:country-complex="IL"/>
    </style:style>
    <style:style style:name="T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0" style:parent-style-name="DefaultParagraphFont" style:family="text">
      <style:text-properties style:language-complex="he" style:country-complex="IL"/>
    </style:style>
    <style:style style:name="S4" style:family="section">
      <style:section-properties fo:margin-left="0in" fo:margin-right="0in" style:writing-mode="lr-tb"/>
    </style:style>
    <style:style style:name="P351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52" style:parent-style-name="Normal" style:family="paragraph">
      <style:paragraph-properties fo:text-align="justify" style:writing-mode="rl-tb" fo:margin-top="0.0833in"/>
    </style:style>
    <style:style style:name="T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8" style:parent-style-name="DefaultParagraphFont" style:family="text">
      <style:text-properties style:language-complex="he" style:country-complex="IL"/>
    </style:style>
    <style:style style:name="T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2" style:parent-style-name="DefaultParagraphFont" style:family="text">
      <style:text-properties style:language-complex="he" style:country-complex="IL"/>
    </style:style>
    <style:style style:name="T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6" style:parent-style-name="DefaultParagraphFont" style:family="text">
      <style:text-properties style:language-complex="he" style:country-complex="IL"/>
    </style:style>
    <style:style style:name="T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1" style:parent-style-name="DefaultParagraphFont" style:family="text">
      <style:text-properties style:language-complex="he" style:country-complex="IL"/>
    </style:style>
    <style:style style:name="T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5" style:parent-style-name="DefaultParagraphFont" style:family="text">
      <style:text-properties style:language-complex="he" style:country-complex="IL"/>
    </style:style>
    <style:style style:name="T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9" style:parent-style-name="DefaultParagraphFont" style:family="text">
      <style:text-properties style:language-complex="he" style:country-complex="IL"/>
    </style:style>
    <style:style style:name="T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3" style:parent-style-name="DefaultParagraphFont" style:family="text">
      <style:text-properties style:language-complex="he" style:country-complex="IL"/>
    </style:style>
    <style:style style:name="T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7" style:parent-style-name="DefaultParagraphFont" style:family="text">
      <style:text-properties style:language-complex="he" style:country-complex="IL"/>
    </style:style>
    <style:style style:name="T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1" style:parent-style-name="DefaultParagraphFont" style:family="text">
      <style:text-properties style:language-complex="he" style:country-complex="IL"/>
    </style:style>
    <style:style style:name="T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5" style:parent-style-name="DefaultParagraphFont" style:family="text">
      <style:text-properties style:language-complex="he" style:country-complex="IL"/>
    </style:style>
    <style:style style:name="T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9" style:parent-style-name="DefaultParagraphFont" style:family="text">
      <style:text-properties style:language-complex="he" style:country-complex="IL"/>
    </style:style>
    <style:style style:name="T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3" style:parent-style-name="DefaultParagraphFont" style:family="text">
      <style:text-properties style:language-complex="he" style:country-complex="IL"/>
    </style:style>
    <style:style style:name="T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7" style:parent-style-name="DefaultParagraphFont" style:family="text">
      <style:text-properties style:language-complex="he" style:country-complex="IL"/>
    </style:style>
    <style:style style:name="T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1" style:parent-style-name="DefaultParagraphFont" style:family="text">
      <style:text-properties style:language-complex="he" style:country-complex="IL"/>
    </style:style>
    <style:style style:name="T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5" style:parent-style-name="DefaultParagraphFont" style:family="text">
      <style:text-properties style:language-complex="he" style:country-complex="IL"/>
    </style:style>
    <style:style style:name="T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9" style:parent-style-name="DefaultParagraphFont" style:family="text">
      <style:text-properties style:language-complex="he" style:country-complex="IL"/>
    </style:style>
    <style:style style:name="T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3" style:parent-style-name="DefaultParagraphFont" style:family="text">
      <style:text-properties style:language-complex="he" style:country-complex="IL"/>
    </style:style>
    <style:style style:name="T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7" style:parent-style-name="DefaultParagraphFont" style:family="text">
      <style:text-properties style:language-complex="he" style:country-complex="IL"/>
    </style:style>
    <style:style style:name="T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1" style:parent-style-name="DefaultParagraphFont" style:family="text">
      <style:text-properties style:language-complex="he" style:country-complex="IL"/>
    </style:style>
    <style:style style:name="T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5" style:parent-style-name="DefaultParagraphFont" style:family="text">
      <style:text-properties style:language-complex="he" style:country-complex="IL"/>
    </style:style>
    <style:style style:name="T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9" style:parent-style-name="DefaultParagraphFont" style:family="text">
      <style:text-properties style:language-complex="he" style:country-complex="IL"/>
    </style:style>
    <style:style style:name="T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3" style:parent-style-name="DefaultParagraphFont" style:family="text">
      <style:text-properties style:language-complex="he" style:country-complex="IL"/>
    </style:style>
    <style:style style:name="T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7" style:parent-style-name="DefaultParagraphFont" style:family="text">
      <style:text-properties style:language-complex="he" style:country-complex="IL"/>
    </style:style>
    <style:style style:name="T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51" style:parent-style-name="DefaultParagraphFont" style:family="text">
      <style:text-properties style:language-complex="he" style:country-complex="IL"/>
    </style:style>
    <style:style style:name="T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55" style:parent-style-name="DefaultParagraphFont" style:family="text">
      <style:text-properties style:language-complex="he" style:country-complex="IL"/>
    </style:style>
    <style:style style:name="T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58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60" style:parent-style-name="DefaultParagraphFont" style:family="text">
      <style:text-properties style:language-complex="he" style:country-complex="IL"/>
    </style:style>
    <style:style style:name="S5" style:family="section">
      <style:section-properties fo:margin-left="0in" fo:margin-right="0in" style:writing-mode="lr-tb"/>
    </style:style>
    <style:style style:name="P461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462" style:parent-style-name="Normal" style:family="paragraph">
      <style:paragraph-properties fo:text-align="justify" style:writing-mode="rl-tb" fo:margin-top="0.0833in"/>
    </style:style>
    <style:style style:name="T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68" style:parent-style-name="DefaultParagraphFont" style:family="text">
      <style:text-properties style:language-complex="he" style:country-complex="IL"/>
    </style:style>
    <style:style style:name="T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72" style:parent-style-name="DefaultParagraphFont" style:family="text">
      <style:text-properties style:language-complex="he" style:country-complex="IL"/>
    </style:style>
    <style:style style:name="T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76" style:parent-style-name="DefaultParagraphFont" style:family="text">
      <style:text-properties style:language-complex="he" style:country-complex="IL"/>
    </style:style>
    <style:style style:name="T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80" style:parent-style-name="DefaultParagraphFont" style:family="text">
      <style:text-properties style:language-complex="he" style:country-complex="IL"/>
    </style:style>
    <style:style style:name="T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84" style:parent-style-name="DefaultParagraphFont" style:family="text">
      <style:text-properties style:language-complex="he" style:country-complex="IL"/>
    </style:style>
    <style:style style:name="T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88" style:parent-style-name="DefaultParagraphFont" style:family="text">
      <style:text-properties style:language-complex="he" style:country-complex="IL"/>
    </style:style>
    <style:style style:name="T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92" style:parent-style-name="DefaultParagraphFont" style:family="text">
      <style:text-properties style:language-complex="he" style:country-complex="IL"/>
    </style:style>
    <style:style style:name="T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96" style:parent-style-name="DefaultParagraphFont" style:family="text">
      <style:text-properties style:language-complex="he" style:country-complex="IL"/>
    </style:style>
    <style:style style:name="T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00" style:parent-style-name="DefaultParagraphFont" style:family="text">
      <style:text-properties style:language-complex="he" style:country-complex="IL"/>
    </style:style>
    <style:style style:name="T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04" style:parent-style-name="DefaultParagraphFont" style:family="text">
      <style:text-properties style:language-complex="he" style:country-complex="IL"/>
    </style:style>
    <style:style style:name="T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08" style:parent-style-name="DefaultParagraphFont" style:family="text">
      <style:text-properties style:language-complex="he" style:country-complex="IL"/>
    </style:style>
    <style:style style:name="T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12" style:parent-style-name="DefaultParagraphFont" style:family="text">
      <style:text-properties style:language-complex="he" style:country-complex="IL"/>
    </style:style>
    <style:style style:name="T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16" style:parent-style-name="DefaultParagraphFont" style:family="text">
      <style:text-properties style:language-complex="he" style:country-complex="IL"/>
    </style:style>
    <style:style style:name="T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20" style:parent-style-name="DefaultParagraphFont" style:family="text">
      <style:text-properties style:language-complex="he" style:country-complex="IL"/>
    </style:style>
    <style:style style:name="T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24" style:parent-style-name="DefaultParagraphFont" style:family="text">
      <style:text-properties style:language-complex="he" style:country-complex="IL"/>
    </style:style>
    <style:style style:name="T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28" style:parent-style-name="DefaultParagraphFont" style:family="text">
      <style:text-properties style:language-complex="he" style:country-complex="IL"/>
    </style:style>
    <style:style style:name="T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32" style:parent-style-name="DefaultParagraphFont" style:family="text">
      <style:text-properties style:language-complex="he" style:country-complex="IL"/>
    </style:style>
    <style:style style:name="T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36" style:parent-style-name="DefaultParagraphFont" style:family="text">
      <style:text-properties style:language-complex="he" style:country-complex="IL"/>
    </style:style>
    <style:style style:name="T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40" style:parent-style-name="DefaultParagraphFont" style:family="text">
      <style:text-properties style:language-complex="he" style:country-complex="IL"/>
    </style:style>
    <style:style style:name="T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44" style:parent-style-name="DefaultParagraphFont" style:family="text">
      <style:text-properties style:language-complex="he" style:country-complex="IL"/>
    </style:style>
    <style:style style:name="T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48" style:parent-style-name="DefaultParagraphFont" style:family="text">
      <style:text-properties style:language-complex="he" style:country-complex="IL"/>
    </style:style>
    <style:style style:name="T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52" style:parent-style-name="DefaultParagraphFont" style:family="text">
      <style:text-properties style:language-complex="he" style:country-complex="IL"/>
    </style:style>
    <style:style style:name="T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56" style:parent-style-name="DefaultParagraphFont" style:family="text">
      <style:text-properties style:language-complex="he" style:country-complex="IL"/>
    </style:style>
    <style:style style:name="T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60" style:parent-style-name="DefaultParagraphFont" style:family="text">
      <style:text-properties style:language-complex="he" style:country-complex="IL"/>
    </style:style>
    <style:style style:name="T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65" style:parent-style-name="DefaultParagraphFont" style:family="text">
      <style:text-properties style:language-complex="he" style:country-complex="IL"/>
    </style:style>
    <style:style style:name="T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69" style:parent-style-name="DefaultParagraphFont" style:family="text">
      <style:text-properties style:language-complex="he" style:country-complex="IL"/>
    </style:style>
    <style:style style:name="T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73" style:parent-style-name="DefaultParagraphFont" style:family="text">
      <style:text-properties style:language-complex="he" style:country-complex="IL"/>
    </style:style>
    <style:style style:name="T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77" style:parent-style-name="DefaultParagraphFont" style:family="text">
      <style:text-properties style:language-complex="he" style:country-complex="IL"/>
    </style:style>
    <style:style style:name="T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81" style:parent-style-name="DefaultParagraphFont" style:family="text">
      <style:text-properties style:language-complex="he" style:country-complex="IL"/>
    </style:style>
    <style:style style:name="S6" style:family="section">
      <style:section-properties fo:margin-left="0in" fo:margin-right="0in" style:writing-mode="lr-tb"/>
    </style:style>
    <style:style style:name="P582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583" style:parent-style-name="Normal" style:family="paragraph">
      <style:paragraph-properties fo:text-align="justify" style:writing-mode="rl-tb" fo:margin-top="0.0833in"/>
    </style:style>
    <style:style style:name="T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89" style:parent-style-name="DefaultParagraphFont" style:family="text">
      <style:text-properties style:language-complex="he" style:country-complex="IL"/>
    </style:style>
    <style:style style:name="T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93" style:parent-style-name="DefaultParagraphFont" style:family="text">
      <style:text-properties style:language-complex="he" style:country-complex="IL"/>
    </style:style>
    <style:style style:name="T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97" style:parent-style-name="DefaultParagraphFont" style:family="text">
      <style:text-properties style:language-complex="he" style:country-complex="IL"/>
    </style:style>
    <style:style style:name="T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01" style:parent-style-name="DefaultParagraphFont" style:family="text">
      <style:text-properties style:language-complex="he" style:country-complex="IL"/>
    </style:style>
    <style:style style:name="T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05" style:parent-style-name="DefaultParagraphFont" style:family="text">
      <style:text-properties style:language-complex="he" style:country-complex="IL"/>
    </style:style>
    <style:style style:name="T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09" style:parent-style-name="DefaultParagraphFont" style:family="text">
      <style:text-properties style:language-complex="he" style:country-complex="IL"/>
    </style:style>
    <style:style style:name="T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13" style:parent-style-name="DefaultParagraphFont" style:family="text">
      <style:text-properties style:language-complex="he" style:country-complex="IL"/>
    </style:style>
    <style:style style:name="T6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17" style:parent-style-name="DefaultParagraphFont" style:family="text">
      <style:text-properties style:language-complex="he" style:country-complex="IL"/>
    </style:style>
    <style:style style:name="T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21" style:parent-style-name="DefaultParagraphFont" style:family="text">
      <style:text-properties style:language-complex="he" style:country-complex="IL"/>
    </style:style>
    <style:style style:name="T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25" style:parent-style-name="DefaultParagraphFont" style:family="text">
      <style:text-properties style:language-complex="he" style:country-complex="IL"/>
    </style:style>
    <style:style style:name="T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29" style:parent-style-name="DefaultParagraphFont" style:family="text">
      <style:text-properties style:language-complex="he" style:country-complex="IL"/>
    </style:style>
    <style:style style:name="T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33" style:parent-style-name="DefaultParagraphFont" style:family="text">
      <style:text-properties style:language-complex="he" style:country-complex="IL"/>
    </style:style>
    <style:style style:name="T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37" style:parent-style-name="DefaultParagraphFont" style:family="text">
      <style:text-properties style:language-complex="he" style:country-complex="IL"/>
    </style:style>
    <style:style style:name="T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41" style:parent-style-name="DefaultParagraphFont" style:family="text">
      <style:text-properties style:language-complex="he" style:country-complex="IL"/>
    </style:style>
    <style:style style:name="T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45" style:parent-style-name="DefaultParagraphFont" style:family="text">
      <style:text-properties style:language-complex="he" style:country-complex="IL"/>
    </style:style>
    <style:style style:name="T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49" style:parent-style-name="DefaultParagraphFont" style:family="text">
      <style:text-properties style:language-complex="he" style:country-complex="IL"/>
    </style:style>
    <style:style style:name="T6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53" style:parent-style-name="DefaultParagraphFont" style:family="text">
      <style:text-properties style:language-complex="he" style:country-complex="IL"/>
    </style:style>
    <style:style style:name="T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57" style:parent-style-name="DefaultParagraphFont" style:family="text">
      <style:text-properties style:language-complex="he" style:country-complex="IL"/>
    </style:style>
    <style:style style:name="T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61" style:parent-style-name="DefaultParagraphFont" style:family="text">
      <style:text-properties style:language-complex="he" style:country-complex="IL"/>
    </style:style>
    <style:style style:name="T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6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6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66" style:parent-style-name="DefaultParagraphFont" style:family="text">
      <style:text-properties style:language-complex="he" style:country-complex="IL"/>
    </style:style>
    <style:style style:name="S7" style:family="section">
      <style:section-properties fo:margin-left="0in" fo:margin-right="0in" style:writing-mode="lr-tb"/>
    </style:style>
    <style:style style:name="P667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668" style:parent-style-name="Normal" style:family="paragraph">
      <style:paragraph-properties fo:text-align="justify" style:writing-mode="rl-tb" fo:margin-top="0.0833in"/>
    </style:style>
    <style:style style:name="T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74" style:parent-style-name="DefaultParagraphFont" style:family="text">
      <style:text-properties style:language-complex="he" style:country-complex="IL"/>
    </style:style>
    <style:style style:name="T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78" style:parent-style-name="DefaultParagraphFont" style:family="text">
      <style:text-properties style:language-complex="he" style:country-complex="IL"/>
    </style:style>
    <style:style style:name="T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82" style:parent-style-name="DefaultParagraphFont" style:family="text">
      <style:text-properties style:language-complex="he" style:country-complex="IL"/>
    </style:style>
    <style:style style:name="T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86" style:parent-style-name="DefaultParagraphFont" style:family="text">
      <style:text-properties style:language-complex="he" style:country-complex="IL"/>
    </style:style>
    <style:style style:name="T6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90" style:parent-style-name="DefaultParagraphFont" style:family="text">
      <style:text-properties style:language-complex="he" style:country-complex="IL"/>
    </style:style>
    <style:style style:name="T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94" style:parent-style-name="DefaultParagraphFont" style:family="text">
      <style:text-properties style:language-complex="he" style:country-complex="IL"/>
    </style:style>
    <style:style style:name="T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98" style:parent-style-name="DefaultParagraphFont" style:family="text">
      <style:text-properties style:language-complex="he" style:country-complex="IL"/>
    </style:style>
    <style:style style:name="T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02" style:parent-style-name="DefaultParagraphFont" style:family="text">
      <style:text-properties style:language-complex="he" style:country-complex="IL"/>
    </style:style>
    <style:style style:name="T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06" style:parent-style-name="DefaultParagraphFont" style:family="text">
      <style:text-properties style:language-complex="he" style:country-complex="IL"/>
    </style:style>
    <style:style style:name="T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10" style:parent-style-name="DefaultParagraphFont" style:family="text">
      <style:text-properties style:language-complex="he" style:country-complex="IL"/>
    </style:style>
    <style:style style:name="T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14" style:parent-style-name="DefaultParagraphFont" style:family="text">
      <style:text-properties style:language-complex="he" style:country-complex="IL"/>
    </style:style>
    <style:style style:name="T7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18" style:parent-style-name="DefaultParagraphFont" style:family="text">
      <style:text-properties style:language-complex="he" style:country-complex="IL"/>
    </style:style>
    <style:style style:name="T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23" style:parent-style-name="DefaultParagraphFont" style:family="text">
      <style:text-properties style:language-complex="he" style:country-complex="IL"/>
    </style:style>
    <style:style style:name="T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27" style:parent-style-name="DefaultParagraphFont" style:family="text">
      <style:text-properties style:language-complex="he" style:country-complex="IL"/>
    </style:style>
    <style:style style:name="T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32" style:parent-style-name="DefaultParagraphFont" style:family="text">
      <style:text-properties style:language-complex="he" style:country-complex="IL"/>
    </style:style>
    <style:style style:name="T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36" style:parent-style-name="DefaultParagraphFont" style:family="text">
      <style:text-properties style:language-complex="he" style:country-complex="IL"/>
    </style:style>
    <style:style style:name="T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40" style:parent-style-name="DefaultParagraphFont" style:family="text">
      <style:text-properties style:language-complex="he" style:country-complex="IL"/>
    </style:style>
    <style:style style:name="T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44" style:parent-style-name="DefaultParagraphFont" style:family="text">
      <style:text-properties style:language-complex="he" style:country-complex="IL"/>
    </style:style>
    <style:style style:name="T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48" style:parent-style-name="DefaultParagraphFont" style:family="text">
      <style:text-properties style:language-complex="he" style:country-complex="IL"/>
    </style:style>
    <style:style style:name="T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52" style:parent-style-name="DefaultParagraphFont" style:family="text">
      <style:text-properties style:language-complex="he" style:country-complex="IL"/>
    </style:style>
    <style:style style:name="T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5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7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57" style:parent-style-name="DefaultParagraphFont" style:family="text">
      <style:text-properties style:language-complex="he" style:country-complex="IL"/>
    </style:style>
    <style:style style:name="S8" style:family="section">
      <style:section-properties fo:margin-left="0in" fo:margin-right="0in" style:writing-mode="lr-tb"/>
    </style:style>
    <style:style style:name="P758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759" style:parent-style-name="Normal" style:family="paragraph">
      <style:paragraph-properties fo:text-align="justify" style:writing-mode="rl-tb" fo:margin-top="0.0833in"/>
    </style:style>
    <style:style style:name="T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65" style:parent-style-name="DefaultParagraphFont" style:family="text">
      <style:text-properties style:language-complex="he" style:country-complex="IL"/>
    </style:style>
    <style:style style:name="T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69" style:parent-style-name="DefaultParagraphFont" style:family="text">
      <style:text-properties style:language-complex="he" style:country-complex="IL"/>
    </style:style>
    <style:style style:name="T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73" style:parent-style-name="DefaultParagraphFont" style:family="text">
      <style:text-properties style:language-complex="he" style:country-complex="IL"/>
    </style:style>
    <style:style style:name="T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77" style:parent-style-name="DefaultParagraphFont" style:family="text">
      <style:text-properties style:language-complex="he" style:country-complex="IL"/>
    </style:style>
    <style:style style:name="T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81" style:parent-style-name="DefaultParagraphFont" style:family="text">
      <style:text-properties style:language-complex="he" style:country-complex="IL"/>
    </style:style>
    <style:style style:name="T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85" style:parent-style-name="DefaultParagraphFont" style:family="text">
      <style:text-properties style:language-complex="he" style:country-complex="IL"/>
    </style:style>
    <style:style style:name="T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89" style:parent-style-name="DefaultParagraphFont" style:family="text">
      <style:text-properties style:language-complex="he" style:country-complex="IL"/>
    </style:style>
    <style:style style:name="T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93" style:parent-style-name="DefaultParagraphFont" style:family="text">
      <style:text-properties style:language-complex="he" style:country-complex="IL"/>
    </style:style>
    <style:style style:name="T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97" style:parent-style-name="DefaultParagraphFont" style:family="text">
      <style:text-properties style:language-complex="he" style:country-complex="IL"/>
    </style:style>
    <style:style style:name="T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01" style:parent-style-name="DefaultParagraphFont" style:family="text">
      <style:text-properties style:language-complex="he" style:country-complex="IL"/>
    </style:style>
    <style:style style:name="T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05" style:parent-style-name="DefaultParagraphFont" style:family="text">
      <style:text-properties style:language-complex="he" style:country-complex="IL"/>
    </style:style>
    <style:style style:name="T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09" style:parent-style-name="DefaultParagraphFont" style:family="text">
      <style:text-properties style:language-complex="he" style:country-complex="IL"/>
    </style:style>
    <style:style style:name="T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13" style:parent-style-name="DefaultParagraphFont" style:family="text">
      <style:text-properties style:language-complex="he" style:country-complex="IL"/>
    </style:style>
    <style:style style:name="T8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17" style:parent-style-name="DefaultParagraphFont" style:family="text">
      <style:text-properties style:language-complex="he" style:country-complex="IL"/>
    </style:style>
    <style:style style:name="T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21" style:parent-style-name="DefaultParagraphFont" style:family="text">
      <style:text-properties style:language-complex="he" style:country-complex="IL"/>
    </style:style>
    <style:style style:name="T8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25" style:parent-style-name="DefaultParagraphFont" style:family="text">
      <style:text-properties style:language-complex="he" style:country-complex="IL"/>
    </style:style>
    <style:style style:name="T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29" style:parent-style-name="DefaultParagraphFont" style:family="text">
      <style:text-properties style:language-complex="he" style:country-complex="IL"/>
    </style:style>
    <style:style style:name="T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33" style:parent-style-name="DefaultParagraphFont" style:family="text">
      <style:text-properties style:language-complex="he" style:country-complex="IL"/>
    </style:style>
    <style:style style:name="T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37" style:parent-style-name="DefaultParagraphFont" style:family="text">
      <style:text-properties style:language-complex="he" style:country-complex="IL"/>
    </style:style>
    <style:style style:name="T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41" style:parent-style-name="DefaultParagraphFont" style:family="text">
      <style:text-properties style:language-complex="he" style:country-complex="IL"/>
    </style:style>
    <style:style style:name="T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45" style:parent-style-name="DefaultParagraphFont" style:family="text">
      <style:text-properties style:language-complex="he" style:country-complex="IL"/>
    </style:style>
    <style:style style:name="T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49" style:parent-style-name="DefaultParagraphFont" style:family="text">
      <style:text-properties style:language-complex="he" style:country-complex="IL"/>
    </style:style>
    <style:style style:name="T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53" style:parent-style-name="DefaultParagraphFont" style:family="text">
      <style:text-properties style:language-complex="he" style:country-complex="IL"/>
    </style:style>
    <style:style style:name="T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57" style:parent-style-name="DefaultParagraphFont" style:family="text">
      <style:text-properties style:language-complex="he" style:country-complex="IL"/>
    </style:style>
    <style:style style:name="T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61" style:parent-style-name="DefaultParagraphFont" style:family="text">
      <style:text-properties style:language-complex="he" style:country-complex="IL"/>
    </style:style>
    <style:style style:name="T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65" style:parent-style-name="DefaultParagraphFont" style:family="text">
      <style:text-properties style:language-complex="he" style:country-complex="IL"/>
    </style:style>
    <style:style style:name="T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69" style:parent-style-name="DefaultParagraphFont" style:family="text">
      <style:text-properties style:language-complex="he" style:country-complex="IL"/>
    </style:style>
    <style:style style:name="T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73" style:parent-style-name="DefaultParagraphFont" style:family="text">
      <style:text-properties style:language-complex="he" style:country-complex="IL"/>
    </style:style>
    <style:style style:name="T8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77" style:parent-style-name="DefaultParagraphFont" style:family="text">
      <style:text-properties style:language-complex="he" style:country-complex="IL"/>
    </style:style>
    <style:style style:name="T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81" style:parent-style-name="DefaultParagraphFont" style:family="text">
      <style:text-properties style:language-complex="he" style:country-complex="IL"/>
    </style:style>
    <style:style style:name="T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85" style:parent-style-name="DefaultParagraphFont" style:family="text">
      <style:text-properties style:language-complex="he" style:country-complex="IL"/>
    </style:style>
    <style:style style:name="T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89" style:parent-style-name="DefaultParagraphFont" style:family="text">
      <style:text-properties style:language-complex="he" style:country-complex="IL"/>
    </style:style>
    <style:style style:name="T8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93" style:parent-style-name="DefaultParagraphFont" style:family="text">
      <style:text-properties style:language-complex="he" style:country-complex="IL"/>
    </style:style>
    <style:style style:name="T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97" style:parent-style-name="DefaultParagraphFont" style:family="text">
      <style:text-properties style:language-complex="he" style:country-complex="IL"/>
    </style:style>
    <style:style style:name="S9" style:family="section">
      <style:section-properties fo:margin-left="0in" fo:margin-right="0in" style:writing-mode="lr-tb"/>
    </style:style>
    <style:style style:name="P898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899" style:parent-style-name="Normal" style:family="paragraph">
      <style:paragraph-properties fo:text-align="justify" style:writing-mode="rl-tb" fo:margin-top="0.0833in"/>
    </style:style>
    <style:style style:name="T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05" style:parent-style-name="DefaultParagraphFont" style:family="text">
      <style:text-properties style:language-complex="he" style:country-complex="IL"/>
    </style:style>
    <style:style style:name="T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09" style:parent-style-name="DefaultParagraphFont" style:family="text">
      <style:text-properties style:language-complex="he" style:country-complex="IL"/>
    </style:style>
    <style:style style:name="T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13" style:parent-style-name="DefaultParagraphFont" style:family="text">
      <style:text-properties style:language-complex="he" style:country-complex="IL"/>
    </style:style>
    <style:style style:name="T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17" style:parent-style-name="DefaultParagraphFont" style:family="text">
      <style:text-properties style:language-complex="he" style:country-complex="IL"/>
    </style:style>
    <style:style style:name="T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21" style:parent-style-name="DefaultParagraphFont" style:family="text">
      <style:text-properties style:language-complex="he" style:country-complex="IL"/>
    </style:style>
    <style:style style:name="T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25" style:parent-style-name="DefaultParagraphFont" style:family="text">
      <style:text-properties style:language-complex="he" style:country-complex="IL"/>
    </style:style>
    <style:style style:name="T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29" style:parent-style-name="DefaultParagraphFont" style:family="text">
      <style:text-properties style:language-complex="he" style:country-complex="IL"/>
    </style:style>
    <style:style style:name="T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33" style:parent-style-name="DefaultParagraphFont" style:family="text">
      <style:text-properties style:language-complex="he" style:country-complex="IL"/>
    </style:style>
    <style:style style:name="T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37" style:parent-style-name="DefaultParagraphFont" style:family="text">
      <style:text-properties style:language-complex="he" style:country-complex="IL"/>
    </style:style>
    <style:style style:name="T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41" style:parent-style-name="DefaultParagraphFont" style:family="text">
      <style:text-properties style:language-complex="he" style:country-complex="IL"/>
    </style:style>
    <style:style style:name="T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45" style:parent-style-name="DefaultParagraphFont" style:family="text">
      <style:text-properties style:language-complex="he" style:country-complex="IL"/>
    </style:style>
    <style:style style:name="T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49" style:parent-style-name="DefaultParagraphFont" style:family="text">
      <style:text-properties style:language-complex="he" style:country-complex="IL"/>
    </style:style>
    <style:style style:name="T9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53" style:parent-style-name="DefaultParagraphFont" style:family="text">
      <style:text-properties style:language-complex="he" style:country-complex="IL"/>
    </style:style>
    <style:style style:name="T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57" style:parent-style-name="DefaultParagraphFont" style:family="text">
      <style:text-properties style:language-complex="he" style:country-complex="IL"/>
    </style:style>
    <style:style style:name="T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61" style:parent-style-name="DefaultParagraphFont" style:family="text">
      <style:text-properties style:language-complex="he" style:country-complex="IL"/>
    </style:style>
    <style:style style:name="T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65" style:parent-style-name="DefaultParagraphFont" style:family="text">
      <style:text-properties style:language-complex="he" style:country-complex="IL"/>
    </style:style>
    <style:style style:name="T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69" style:parent-style-name="DefaultParagraphFont" style:family="text">
      <style:text-properties style:language-complex="he" style:country-complex="IL"/>
    </style:style>
    <style:style style:name="T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73" style:parent-style-name="DefaultParagraphFont" style:family="text">
      <style:text-properties style:language-complex="he" style:country-complex="IL"/>
    </style:style>
    <style:style style:name="T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77" style:parent-style-name="DefaultParagraphFont" style:family="text">
      <style:text-properties style:language-complex="he" style:country-complex="IL"/>
    </style:style>
    <style:style style:name="T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81" style:parent-style-name="DefaultParagraphFont" style:family="text">
      <style:text-properties style:language-complex="he" style:country-complex="IL"/>
    </style:style>
    <style:style style:name="T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8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9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86" style:parent-style-name="DefaultParagraphFont" style:family="text">
      <style:text-properties style:language-complex="he" style:country-complex="IL"/>
    </style:style>
    <style:style style:name="S10" style:family="section">
      <style:section-properties fo:margin-left="0in" fo:margin-right="0in" style:writing-mode="lr-tb"/>
    </style:style>
    <style:style style:name="P987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988" style:parent-style-name="Normal" style:family="paragraph">
      <style:paragraph-properties fo:text-align="justify" style:writing-mode="rl-tb" fo:margin-top="0.0833in"/>
    </style:style>
    <style:style style:name="T9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94" style:parent-style-name="DefaultParagraphFont" style:family="text">
      <style:text-properties style:language-complex="he" style:country-complex="IL"/>
    </style:style>
    <style:style style:name="T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98" style:parent-style-name="DefaultParagraphFont" style:family="text">
      <style:text-properties style:language-complex="he" style:country-complex="IL"/>
    </style:style>
    <style:style style:name="T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02" style:parent-style-name="DefaultParagraphFont" style:family="text">
      <style:text-properties style:language-complex="he" style:country-complex="IL"/>
    </style:style>
    <style:style style:name="T1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06" style:parent-style-name="DefaultParagraphFont" style:family="text">
      <style:text-properties style:language-complex="he" style:country-complex="IL"/>
    </style:style>
    <style:style style:name="T1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10" style:parent-style-name="DefaultParagraphFont" style:family="text">
      <style:text-properties style:language-complex="he" style:country-complex="IL"/>
    </style:style>
    <style:style style:name="T1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14" style:parent-style-name="DefaultParagraphFont" style:family="text">
      <style:text-properties style:language-complex="he" style:country-complex="IL"/>
    </style:style>
    <style:style style:name="T1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18" style:parent-style-name="DefaultParagraphFont" style:family="text">
      <style:text-properties style:language-complex="he" style:country-complex="IL"/>
    </style:style>
    <style:style style:name="T1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22" style:parent-style-name="DefaultParagraphFont" style:family="text">
      <style:text-properties style:language-complex="he" style:country-complex="IL"/>
    </style:style>
    <style:style style:name="T1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26" style:parent-style-name="DefaultParagraphFont" style:family="text">
      <style:text-properties style:language-complex="he" style:country-complex="IL"/>
    </style:style>
    <style:style style:name="T1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30" style:parent-style-name="DefaultParagraphFont" style:family="text">
      <style:text-properties style:language-complex="he" style:country-complex="IL"/>
    </style:style>
    <style:style style:name="T1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34" style:parent-style-name="DefaultParagraphFont" style:family="text">
      <style:text-properties style:language-complex="he" style:country-complex="IL"/>
    </style:style>
    <style:style style:name="T1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38" style:parent-style-name="DefaultParagraphFont" style:family="text">
      <style:text-properties style:language-complex="he" style:country-complex="IL"/>
    </style:style>
    <style:style style:name="T1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42" style:parent-style-name="DefaultParagraphFont" style:family="text">
      <style:text-properties style:language-complex="he" style:country-complex="IL"/>
    </style:style>
    <style:style style:name="T1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46" style:parent-style-name="DefaultParagraphFont" style:family="text">
      <style:text-properties style:language-complex="he" style:country-complex="IL"/>
    </style:style>
    <style:style style:name="T1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50" style:parent-style-name="DefaultParagraphFont" style:family="text">
      <style:text-properties style:language-complex="he" style:country-complex="IL"/>
    </style:style>
    <style:style style:name="T1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54" style:parent-style-name="DefaultParagraphFont" style:family="text">
      <style:text-properties style:language-complex="he" style:country-complex="IL"/>
    </style:style>
    <style:style style:name="T1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58" style:parent-style-name="DefaultParagraphFont" style:family="text">
      <style:text-properties style:language-complex="he" style:country-complex="IL"/>
    </style:style>
    <style:style style:name="T10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62" style:parent-style-name="DefaultParagraphFont" style:family="text">
      <style:text-properties style:language-complex="he" style:country-complex="IL"/>
    </style:style>
    <style:style style:name="T1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6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0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67" style:parent-style-name="DefaultParagraphFont" style:family="text">
      <style:text-properties style:language-complex="he" style:country-complex="IL"/>
    </style:style>
    <style:style style:name="S11" style:family="section">
      <style:section-properties fo:margin-left="0in" fo:margin-right="0in" style:writing-mode="lr-tb"/>
    </style:style>
    <style:style style:name="P1068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069" style:parent-style-name="Normal" style:family="paragraph">
      <style:paragraph-properties fo:text-align="justify" style:writing-mode="rl-tb" fo:margin-top="0.0833in"/>
    </style:style>
    <style:style style:name="T1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73" style:parent-style-name="DefaultParagraphFont" style:family="text">
      <style:text-properties style:language-complex="he" style:country-complex="IL"/>
    </style:style>
    <style:style style:name="T1074" style:parent-style-name="DefaultParagraphFont" style:family="text">
      <style:text-properties style:language-complex="he" style:country-complex="IL"/>
    </style:style>
    <style:style style:name="T1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78" style:parent-style-name="DefaultParagraphFont" style:family="text">
      <style:text-properties style:language-complex="he" style:country-complex="IL"/>
    </style:style>
    <style:style style:name="T1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82" style:parent-style-name="DefaultParagraphFont" style:family="text">
      <style:text-properties style:language-complex="he" style:country-complex="IL"/>
    </style:style>
    <style:style style:name="T1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86" style:parent-style-name="DefaultParagraphFont" style:family="text">
      <style:text-properties style:language-complex="he" style:country-complex="IL"/>
    </style:style>
    <style:style style:name="T1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90" style:parent-style-name="DefaultParagraphFont" style:family="text">
      <style:text-properties style:language-complex="he" style:country-complex="IL"/>
    </style:style>
    <style:style style:name="T1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94" style:parent-style-name="DefaultParagraphFont" style:family="text">
      <style:text-properties style:language-complex="he" style:country-complex="IL"/>
    </style:style>
    <style:style style:name="T1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98" style:parent-style-name="DefaultParagraphFont" style:family="text">
      <style:text-properties style:language-complex="he" style:country-complex="IL"/>
    </style:style>
    <style:style style:name="T1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02" style:parent-style-name="DefaultParagraphFont" style:family="text">
      <style:text-properties style:language-complex="he" style:country-complex="IL"/>
    </style:style>
    <style:style style:name="T1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06" style:parent-style-name="DefaultParagraphFont" style:family="text">
      <style:text-properties style:language-complex="he" style:country-complex="IL"/>
    </style:style>
    <style:style style:name="T1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10" style:parent-style-name="DefaultParagraphFont" style:family="text">
      <style:text-properties style:language-complex="he" style:country-complex="IL"/>
    </style:style>
    <style:style style:name="T1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14" style:parent-style-name="DefaultParagraphFont" style:family="text">
      <style:text-properties style:language-complex="he" style:country-complex="IL"/>
    </style:style>
    <style:style style:name="T1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18" style:parent-style-name="DefaultParagraphFont" style:family="text">
      <style:text-properties style:language-complex="he" style:country-complex="IL"/>
    </style:style>
    <style:style style:name="T1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22" style:parent-style-name="DefaultParagraphFont" style:family="text">
      <style:text-properties style:language-complex="he" style:country-complex="IL"/>
    </style:style>
    <style:style style:name="T1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26" style:parent-style-name="DefaultParagraphFont" style:family="text">
      <style:text-properties style:language-complex="he" style:country-complex="IL"/>
    </style:style>
    <style:style style:name="T1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30" style:parent-style-name="DefaultParagraphFont" style:family="text">
      <style:text-properties style:language-complex="he" style:country-complex="IL"/>
    </style:style>
    <style:style style:name="T1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34" style:parent-style-name="DefaultParagraphFont" style:family="text">
      <style:text-properties style:language-complex="he" style:country-complex="IL"/>
    </style:style>
    <style:style style:name="T1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38" style:parent-style-name="DefaultParagraphFont" style:family="text">
      <style:text-properties style:language-complex="he" style:country-complex="IL"/>
    </style:style>
    <style:style style:name="T1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42" style:parent-style-name="DefaultParagraphFont" style:family="text">
      <style:text-properties style:language-complex="he" style:country-complex="IL"/>
    </style:style>
    <style:style style:name="T1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46" style:parent-style-name="DefaultParagraphFont" style:family="text">
      <style:text-properties style:language-complex="he" style:country-complex="IL"/>
    </style:style>
    <style:style style:name="T1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50" style:parent-style-name="DefaultParagraphFont" style:family="text">
      <style:text-properties style:language-complex="he" style:country-complex="IL"/>
    </style:style>
    <style:style style:name="T1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54" style:parent-style-name="DefaultParagraphFont" style:family="text">
      <style:text-properties style:language-complex="he" style:country-complex="IL"/>
    </style:style>
    <style:style style:name="T1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58" style:parent-style-name="DefaultParagraphFont" style:family="text">
      <style:text-properties style:language-complex="he" style:country-complex="IL"/>
    </style:style>
    <style:style style:name="T1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62" style:parent-style-name="DefaultParagraphFont" style:family="text">
      <style:text-properties style:language-complex="he" style:country-complex="IL"/>
    </style:style>
    <style:style style:name="T1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66" style:parent-style-name="DefaultParagraphFont" style:family="text">
      <style:text-properties style:language-complex="he" style:country-complex="IL"/>
    </style:style>
    <style:style style:name="T1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70" style:parent-style-name="DefaultParagraphFont" style:family="text">
      <style:text-properties style:language-complex="he" style:country-complex="IL"/>
    </style:style>
    <style:style style:name="S12" style:family="section">
      <style:section-properties fo:margin-left="0in" fo:margin-right="0in" style:writing-mode="lr-tb"/>
    </style:style>
    <style:style style:name="P1171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172" style:parent-style-name="Normal" style:family="paragraph">
      <style:paragraph-properties fo:text-align="justify" style:writing-mode="rl-tb" fo:margin-top="0.0833in"/>
    </style:style>
    <style:style style:name="T1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78" style:parent-style-name="DefaultParagraphFont" style:family="text">
      <style:text-properties style:language-complex="he" style:country-complex="IL"/>
    </style:style>
    <style:style style:name="T1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82" style:parent-style-name="DefaultParagraphFont" style:family="text">
      <style:text-properties style:language-complex="he" style:country-complex="IL"/>
    </style:style>
    <style:style style:name="T1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86" style:parent-style-name="DefaultParagraphFont" style:family="text">
      <style:text-properties style:language-complex="he" style:country-complex="IL"/>
    </style:style>
    <style:style style:name="T1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90" style:parent-style-name="DefaultParagraphFont" style:family="text">
      <style:text-properties style:language-complex="he" style:country-complex="IL"/>
    </style:style>
    <style:style style:name="T1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94" style:parent-style-name="DefaultParagraphFont" style:family="text">
      <style:text-properties style:language-complex="he" style:country-complex="IL"/>
    </style:style>
    <style:style style:name="T1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98" style:parent-style-name="DefaultParagraphFont" style:family="text">
      <style:text-properties style:language-complex="he" style:country-complex="IL"/>
    </style:style>
    <style:style style:name="T1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02" style:parent-style-name="DefaultParagraphFont" style:family="text">
      <style:text-properties style:language-complex="he" style:country-complex="IL"/>
    </style:style>
    <style:style style:name="T1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06" style:parent-style-name="DefaultParagraphFont" style:family="text">
      <style:text-properties style:language-complex="he" style:country-complex="IL"/>
    </style:style>
    <style:style style:name="T1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10" style:parent-style-name="DefaultParagraphFont" style:family="text">
      <style:text-properties style:language-complex="he" style:country-complex="IL"/>
    </style:style>
    <style:style style:name="T1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14" style:parent-style-name="DefaultParagraphFont" style:family="text">
      <style:text-properties style:language-complex="he" style:country-complex="IL"/>
    </style:style>
    <style:style style:name="T1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18" style:parent-style-name="DefaultParagraphFont" style:family="text">
      <style:text-properties style:language-complex="he" style:country-complex="IL"/>
    </style:style>
    <style:style style:name="T1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22" style:parent-style-name="DefaultParagraphFont" style:family="text">
      <style:text-properties style:language-complex="he" style:country-complex="IL"/>
    </style:style>
    <style:style style:name="T1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26" style:parent-style-name="DefaultParagraphFont" style:family="text">
      <style:text-properties style:language-complex="he" style:country-complex="IL"/>
    </style:style>
    <style:style style:name="T1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30" style:parent-style-name="DefaultParagraphFont" style:family="text">
      <style:text-properties style:language-complex="he" style:country-complex="IL"/>
    </style:style>
    <style:style style:name="T1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34" style:parent-style-name="DefaultParagraphFont" style:family="text">
      <style:text-properties style:language-complex="he" style:country-complex="IL"/>
    </style:style>
    <style:style style:name="T1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38" style:parent-style-name="DefaultParagraphFont" style:family="text">
      <style:text-properties style:language-complex="he" style:country-complex="IL"/>
    </style:style>
    <style:style style:name="T1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42" style:parent-style-name="DefaultParagraphFont" style:family="text">
      <style:text-properties style:language-complex="he" style:country-complex="IL"/>
    </style:style>
    <style:style style:name="T1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46" style:parent-style-name="DefaultParagraphFont" style:family="text">
      <style:text-properties style:language-complex="he" style:country-complex="IL"/>
    </style:style>
    <style:style style:name="T1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50" style:parent-style-name="DefaultParagraphFont" style:family="text">
      <style:text-properties style:language-complex="he" style:country-complex="IL"/>
    </style:style>
    <style:style style:name="T1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55" style:parent-style-name="DefaultParagraphFont" style:family="text">
      <style:text-properties style:language-complex="he" style:country-complex="IL"/>
    </style:style>
    <style:style style:name="T1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59" style:parent-style-name="DefaultParagraphFont" style:family="text">
      <style:text-properties style:language-complex="he" style:country-complex="IL"/>
    </style:style>
    <style:style style:name="T1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63" style:parent-style-name="DefaultParagraphFont" style:family="text">
      <style:text-properties style:language-complex="he" style:country-complex="IL"/>
    </style:style>
    <style:style style:name="T1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67" style:parent-style-name="DefaultParagraphFont" style:family="text">
      <style:text-properties style:language-complex="he" style:country-complex="IL"/>
    </style:style>
    <style:style style:name="T1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71" style:parent-style-name="DefaultParagraphFont" style:family="text">
      <style:text-properties style:language-complex="he" style:country-complex="IL"/>
    </style:style>
    <style:style style:name="T1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75" style:parent-style-name="DefaultParagraphFont" style:family="text">
      <style:text-properties style:language-complex="he" style:country-complex="IL"/>
    </style:style>
    <style:style style:name="T1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79" style:parent-style-name="DefaultParagraphFont" style:family="text">
      <style:text-properties style:language-complex="he" style:country-complex="IL"/>
    </style:style>
    <style:style style:name="T1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S13" style:family="section">
      <style:section-properties fo:margin-left="0in" fo:margin-right="0in" style:writing-mode="lr-tb"/>
    </style:style>
    <style:style style:name="P1282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283" style:parent-style-name="Normal" style:family="paragraph">
      <style:paragraph-properties fo:text-align="justify" style:writing-mode="rl-tb" fo:margin-top="0.0833in"/>
    </style:style>
    <style:style style:name="T1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89" style:parent-style-name="DefaultParagraphFont" style:family="text">
      <style:text-properties style:language-complex="he" style:country-complex="IL"/>
    </style:style>
    <style:style style:name="T1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93" style:parent-style-name="DefaultParagraphFont" style:family="text">
      <style:text-properties style:language-complex="he" style:country-complex="IL"/>
    </style:style>
    <style:style style:name="T1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97" style:parent-style-name="DefaultParagraphFont" style:family="text">
      <style:text-properties style:language-complex="he" style:country-complex="IL"/>
    </style:style>
    <style:style style:name="T1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01" style:parent-style-name="DefaultParagraphFont" style:family="text">
      <style:text-properties style:language-complex="he" style:country-complex="IL"/>
    </style:style>
    <style:style style:name="T1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05" style:parent-style-name="DefaultParagraphFont" style:family="text">
      <style:text-properties style:language-complex="he" style:country-complex="IL"/>
    </style:style>
    <style:style style:name="T1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09" style:parent-style-name="DefaultParagraphFont" style:family="text">
      <style:text-properties style:language-complex="he" style:country-complex="IL"/>
    </style:style>
    <style:style style:name="T1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13" style:parent-style-name="DefaultParagraphFont" style:family="text">
      <style:text-properties style:language-complex="he" style:country-complex="IL"/>
    </style:style>
    <style:style style:name="T1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17" style:parent-style-name="DefaultParagraphFont" style:family="text">
      <style:text-properties style:language-complex="he" style:country-complex="IL"/>
    </style:style>
    <style:style style:name="T1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21" style:parent-style-name="DefaultParagraphFont" style:family="text">
      <style:text-properties style:language-complex="he" style:country-complex="IL"/>
    </style:style>
    <style:style style:name="T1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25" style:parent-style-name="DefaultParagraphFont" style:family="text">
      <style:text-properties style:language-complex="he" style:country-complex="IL"/>
    </style:style>
    <style:style style:name="T1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29" style:parent-style-name="DefaultParagraphFont" style:family="text">
      <style:text-properties style:language-complex="he" style:country-complex="IL"/>
    </style:style>
    <style:style style:name="T1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33" style:parent-style-name="DefaultParagraphFont" style:family="text">
      <style:text-properties style:language-complex="he" style:country-complex="IL"/>
    </style:style>
    <style:style style:name="T1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37" style:parent-style-name="DefaultParagraphFont" style:family="text">
      <style:text-properties style:language-complex="he" style:country-complex="IL"/>
    </style:style>
    <style:style style:name="T1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41" style:parent-style-name="DefaultParagraphFont" style:family="text">
      <style:text-properties style:language-complex="he" style:country-complex="IL"/>
    </style:style>
    <style:style style:name="T1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45" style:parent-style-name="DefaultParagraphFont" style:family="text">
      <style:text-properties style:language-complex="he" style:country-complex="IL"/>
    </style:style>
    <style:style style:name="T1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49" style:parent-style-name="DefaultParagraphFont" style:family="text">
      <style:text-properties style:language-complex="he" style:country-complex="IL"/>
    </style:style>
    <style:style style:name="T1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53" style:parent-style-name="DefaultParagraphFont" style:family="text">
      <style:text-properties style:language-complex="he" style:country-complex="IL"/>
    </style:style>
    <style:style style:name="T1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57" style:parent-style-name="DefaultParagraphFont" style:family="text">
      <style:text-properties style:language-complex="he" style:country-complex="IL"/>
    </style:style>
    <style:style style:name="T1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61" style:parent-style-name="DefaultParagraphFont" style:family="text">
      <style:text-properties style:language-complex="he" style:country-complex="IL"/>
    </style:style>
    <style:style style:name="T1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65" style:parent-style-name="DefaultParagraphFont" style:family="text">
      <style:text-properties style:language-complex="he" style:country-complex="IL"/>
    </style:style>
    <style:style style:name="T1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68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3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70" style:parent-style-name="DefaultParagraphFont" style:family="text">
      <style:text-properties style:language-complex="he" style:country-complex="IL"/>
    </style:style>
    <style:style style:name="S14" style:family="section">
      <style:section-properties fo:margin-left="0in" fo:margin-right="0in" style:writing-mode="lr-tb"/>
    </style:style>
    <style:style style:name="P1371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372" style:parent-style-name="Normal" style:family="paragraph">
      <style:paragraph-properties fo:text-align="justify" style:writing-mode="rl-tb" fo:margin-top="0.0833in"/>
    </style:style>
    <style:style style:name="T1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78" style:parent-style-name="DefaultParagraphFont" style:family="text">
      <style:text-properties style:language-complex="he" style:country-complex="IL"/>
    </style:style>
    <style:style style:name="T1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82" style:parent-style-name="DefaultParagraphFont" style:family="text">
      <style:text-properties style:language-complex="he" style:country-complex="IL"/>
    </style:style>
    <style:style style:name="T1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86" style:parent-style-name="DefaultParagraphFont" style:family="text">
      <style:text-properties style:language-complex="he" style:country-complex="IL"/>
    </style:style>
    <style:style style:name="T1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90" style:parent-style-name="DefaultParagraphFont" style:family="text">
      <style:text-properties style:language-complex="he" style:country-complex="IL"/>
    </style:style>
    <style:style style:name="T1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94" style:parent-style-name="DefaultParagraphFont" style:family="text">
      <style:text-properties style:language-complex="he" style:country-complex="IL"/>
    </style:style>
    <style:style style:name="T1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98" style:parent-style-name="DefaultParagraphFont" style:family="text">
      <style:text-properties style:language-complex="he" style:country-complex="IL"/>
    </style:style>
    <style:style style:name="T1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02" style:parent-style-name="DefaultParagraphFont" style:family="text">
      <style:text-properties style:language-complex="he" style:country-complex="IL"/>
    </style:style>
    <style:style style:name="T1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06" style:parent-style-name="DefaultParagraphFont" style:family="text">
      <style:text-properties style:language-complex="he" style:country-complex="IL"/>
    </style:style>
    <style:style style:name="T1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10" style:parent-style-name="DefaultParagraphFont" style:family="text">
      <style:text-properties style:language-complex="he" style:country-complex="IL"/>
    </style:style>
    <style:style style:name="T1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14" style:parent-style-name="DefaultParagraphFont" style:family="text">
      <style:text-properties style:language-complex="he" style:country-complex="IL"/>
    </style:style>
    <style:style style:name="T1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18" style:parent-style-name="DefaultParagraphFont" style:family="text">
      <style:text-properties style:language-complex="he" style:country-complex="IL"/>
    </style:style>
    <style:style style:name="T14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22" style:parent-style-name="DefaultParagraphFont" style:family="text">
      <style:text-properties style:language-complex="he" style:country-complex="IL"/>
    </style:style>
    <style:style style:name="T1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27" style:parent-style-name="DefaultParagraphFont" style:family="text">
      <style:text-properties style:language-complex="he" style:country-complex="IL"/>
    </style:style>
    <style:style style:name="T1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31" style:parent-style-name="DefaultParagraphFont" style:family="text">
      <style:text-properties style:language-complex="he" style:country-complex="IL"/>
    </style:style>
    <style:style style:name="T1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35" style:parent-style-name="DefaultParagraphFont" style:family="text">
      <style:text-properties style:language-complex="he" style:country-complex="IL"/>
    </style:style>
    <style:style style:name="T1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39" style:parent-style-name="DefaultParagraphFont" style:family="text">
      <style:text-properties style:language-complex="he" style:country-complex="IL"/>
    </style:style>
    <style:style style:name="T1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43" style:parent-style-name="DefaultParagraphFont" style:family="text">
      <style:text-properties style:language-complex="he" style:country-complex="IL"/>
    </style:style>
    <style:style style:name="T1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47" style:parent-style-name="DefaultParagraphFont" style:family="text">
      <style:text-properties style:language-complex="he" style:country-complex="IL"/>
    </style:style>
    <style:style style:name="T1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51" style:parent-style-name="DefaultParagraphFont" style:family="text">
      <style:text-properties style:language-complex="he" style:country-complex="IL"/>
    </style:style>
    <style:style style:name="T1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55" style:parent-style-name="DefaultParagraphFont" style:family="text">
      <style:text-properties style:language-complex="he" style:country-complex="IL"/>
    </style:style>
    <style:style style:name="T1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59" style:parent-style-name="DefaultParagraphFont" style:family="text">
      <style:text-properties style:language-complex="he" style:country-complex="IL"/>
    </style:style>
    <style:style style:name="T1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63" style:parent-style-name="DefaultParagraphFont" style:family="text">
      <style:text-properties style:language-complex="he" style:country-complex="IL"/>
    </style:style>
    <style:style style:name="T1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67" style:parent-style-name="DefaultParagraphFont" style:family="text">
      <style:text-properties style:language-complex="he" style:country-complex="IL"/>
    </style:style>
    <style:style style:name="T1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71" style:parent-style-name="DefaultParagraphFont" style:family="text">
      <style:text-properties style:language-complex="he" style:country-complex="IL"/>
    </style:style>
    <style:style style:name="T1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75" style:parent-style-name="DefaultParagraphFont" style:family="text">
      <style:text-properties style:language-complex="he" style:country-complex="IL"/>
    </style:style>
    <style:style style:name="T1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79" style:parent-style-name="DefaultParagraphFont" style:family="text">
      <style:text-properties style:language-complex="he" style:country-complex="IL"/>
    </style:style>
    <style:style style:name="T1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83" style:parent-style-name="DefaultParagraphFont" style:family="text">
      <style:text-properties style:language-complex="he" style:country-complex="IL"/>
    </style:style>
    <style:style style:name="T1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87" style:parent-style-name="DefaultParagraphFont" style:family="text">
      <style:text-properties style:language-complex="he" style:country-complex="IL"/>
    </style:style>
    <style:style style:name="T1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91" style:parent-style-name="DefaultParagraphFont" style:family="text">
      <style:text-properties style:language-complex="he" style:country-complex="IL"/>
    </style:style>
    <style:style style:name="T1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95" style:parent-style-name="DefaultParagraphFont" style:family="text">
      <style:text-properties style:language-complex="he" style:country-complex="IL"/>
    </style:style>
    <style:style style:name="T1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99" style:parent-style-name="DefaultParagraphFont" style:family="text">
      <style:text-properties style:language-complex="he" style:country-complex="IL"/>
    </style:style>
    <style:style style:name="T1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03" style:parent-style-name="DefaultParagraphFont" style:family="text">
      <style:text-properties style:language-complex="he" style:country-complex="IL"/>
    </style:style>
    <style:style style:name="T1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07" style:parent-style-name="DefaultParagraphFont" style:family="text">
      <style:text-properties style:language-complex="he" style:country-complex="IL"/>
    </style:style>
    <style:style style:name="T1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1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S15" style:family="section">
      <style:section-properties fo:margin-left="0in" fo:margin-right="0in" style:writing-mode="lr-tb"/>
    </style:style>
    <style:style style:name="P1511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512" style:parent-style-name="Normal" style:family="paragraph">
      <style:paragraph-properties fo:text-align="justify" style:writing-mode="rl-tb" fo:margin-top="0.0833in"/>
    </style:style>
    <style:style style:name="T1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18" style:parent-style-name="DefaultParagraphFont" style:family="text">
      <style:text-properties style:language-complex="he" style:country-complex="IL"/>
    </style:style>
    <style:style style:name="T1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22" style:parent-style-name="DefaultParagraphFont" style:family="text">
      <style:text-properties style:language-complex="he" style:country-complex="IL"/>
    </style:style>
    <style:style style:name="T1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26" style:parent-style-name="DefaultParagraphFont" style:family="text">
      <style:text-properties style:language-complex="he" style:country-complex="IL"/>
    </style:style>
    <style:style style:name="T1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30" style:parent-style-name="DefaultParagraphFont" style:family="text">
      <style:text-properties style:language-complex="he" style:country-complex="IL"/>
    </style:style>
    <style:style style:name="T1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34" style:parent-style-name="DefaultParagraphFont" style:family="text">
      <style:text-properties style:language-complex="he" style:country-complex="IL"/>
    </style:style>
    <style:style style:name="T1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38" style:parent-style-name="DefaultParagraphFont" style:family="text">
      <style:text-properties style:language-complex="he" style:country-complex="IL"/>
    </style:style>
    <style:style style:name="T1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42" style:parent-style-name="DefaultParagraphFont" style:family="text">
      <style:text-properties style:language-complex="he" style:country-complex="IL"/>
    </style:style>
    <style:style style:name="T1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46" style:parent-style-name="DefaultParagraphFont" style:family="text">
      <style:text-properties style:language-complex="he" style:country-complex="IL"/>
    </style:style>
    <style:style style:name="T1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50" style:parent-style-name="DefaultParagraphFont" style:family="text">
      <style:text-properties style:language-complex="he" style:country-complex="IL"/>
    </style:style>
    <style:style style:name="T1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54" style:parent-style-name="DefaultParagraphFont" style:family="text">
      <style:text-properties style:language-complex="he" style:country-complex="IL"/>
    </style:style>
    <style:style style:name="T1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58" style:parent-style-name="DefaultParagraphFont" style:family="text">
      <style:text-properties style:language-complex="he" style:country-complex="IL"/>
    </style:style>
    <style:style style:name="T1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62" style:parent-style-name="DefaultParagraphFont" style:family="text">
      <style:text-properties style:language-complex="he" style:country-complex="IL"/>
    </style:style>
    <style:style style:name="T1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66" style:parent-style-name="DefaultParagraphFont" style:family="text">
      <style:text-properties style:language-complex="he" style:country-complex="IL"/>
    </style:style>
    <style:style style:name="T1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70" style:parent-style-name="DefaultParagraphFont" style:family="text">
      <style:text-properties style:language-complex="he" style:country-complex="IL"/>
    </style:style>
    <style:style style:name="T1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74" style:parent-style-name="DefaultParagraphFont" style:family="text">
      <style:text-properties style:language-complex="he" style:country-complex="IL"/>
    </style:style>
    <style:style style:name="T1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78" style:parent-style-name="DefaultParagraphFont" style:family="text">
      <style:text-properties style:language-complex="he" style:country-complex="IL"/>
    </style:style>
    <style:style style:name="T1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82" style:parent-style-name="DefaultParagraphFont" style:family="text">
      <style:text-properties style:language-complex="he" style:country-complex="IL"/>
    </style:style>
    <style:style style:name="T1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86" style:parent-style-name="DefaultParagraphFont" style:family="text">
      <style:text-properties style:language-complex="he" style:country-complex="IL"/>
    </style:style>
    <style:style style:name="T1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90" style:parent-style-name="DefaultParagraphFont" style:family="text">
      <style:text-properties style:language-complex="he" style:country-complex="IL"/>
    </style:style>
    <style:style style:name="T1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94" style:parent-style-name="DefaultParagraphFont" style:family="text">
      <style:text-properties style:language-complex="he" style:country-complex="IL"/>
    </style:style>
    <style:style style:name="T1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98" style:parent-style-name="DefaultParagraphFont" style:family="text">
      <style:text-properties style:language-complex="he" style:country-complex="IL"/>
    </style:style>
    <style:style style:name="S16" style:family="section">
      <style:section-properties fo:margin-left="0in" fo:margin-right="0in" style:writing-mode="lr-tb"/>
    </style:style>
    <style:style style:name="P1599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600" style:parent-style-name="Normal" style:family="paragraph">
      <style:paragraph-properties fo:text-align="justify" style:writing-mode="rl-tb" fo:margin-top="0.0833in"/>
    </style:style>
    <style:style style:name="T1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06" style:parent-style-name="DefaultParagraphFont" style:family="text">
      <style:text-properties style:language-complex="he" style:country-complex="IL"/>
    </style:style>
    <style:style style:name="T1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10" style:parent-style-name="DefaultParagraphFont" style:family="text">
      <style:text-properties style:language-complex="he" style:country-complex="IL"/>
    </style:style>
    <style:style style:name="T1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14" style:parent-style-name="DefaultParagraphFont" style:family="text">
      <style:text-properties style:language-complex="he" style:country-complex="IL"/>
    </style:style>
    <style:style style:name="T1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18" style:parent-style-name="DefaultParagraphFont" style:family="text">
      <style:text-properties style:language-complex="he" style:country-complex="IL"/>
    </style:style>
    <style:style style:name="T1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22" style:parent-style-name="DefaultParagraphFont" style:family="text">
      <style:text-properties style:language-complex="he" style:country-complex="IL"/>
    </style:style>
    <style:style style:name="T16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26" style:parent-style-name="DefaultParagraphFont" style:family="text">
      <style:text-properties style:language-complex="he" style:country-complex="IL"/>
    </style:style>
    <style:style style:name="T1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30" style:parent-style-name="DefaultParagraphFont" style:family="text">
      <style:text-properties style:language-complex="he" style:country-complex="IL"/>
    </style:style>
    <style:style style:name="T1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34" style:parent-style-name="DefaultParagraphFont" style:family="text">
      <style:text-properties style:language-complex="he" style:country-complex="IL"/>
    </style:style>
    <style:style style:name="T16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38" style:parent-style-name="DefaultParagraphFont" style:family="text">
      <style:text-properties style:language-complex="he" style:country-complex="IL"/>
    </style:style>
    <style:style style:name="T1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42" style:parent-style-name="DefaultParagraphFont" style:family="text">
      <style:text-properties style:language-complex="he" style:country-complex="IL"/>
    </style:style>
    <style:style style:name="T1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46" style:parent-style-name="DefaultParagraphFont" style:family="text">
      <style:text-properties style:language-complex="he" style:country-complex="IL"/>
    </style:style>
    <style:style style:name="T1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50" style:parent-style-name="DefaultParagraphFont" style:family="text">
      <style:text-properties style:language-complex="he" style:country-complex="IL"/>
    </style:style>
    <style:style style:name="T1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54" style:parent-style-name="DefaultParagraphFont" style:family="text">
      <style:text-properties style:language-complex="he" style:country-complex="IL"/>
    </style:style>
    <style:style style:name="T1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58" style:parent-style-name="DefaultParagraphFont" style:family="text">
      <style:text-properties style:language-complex="he" style:country-complex="IL"/>
    </style:style>
    <style:style style:name="T16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61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6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63" style:parent-style-name="DefaultParagraphFont" style:family="text">
      <style:text-properties style:language-complex="he" style:country-complex="IL"/>
    </style:style>
    <style:style style:name="S17" style:family="section">
      <style:section-properties fo:margin-left="0in" fo:margin-right="0in" style:writing-mode="lr-tb"/>
    </style:style>
    <style:style style:name="P1664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665" style:parent-style-name="Normal" style:family="paragraph">
      <style:paragraph-properties fo:text-align="justify" style:writing-mode="rl-tb" fo:margin-top="0.0833in"/>
    </style:style>
    <style:style style:name="T1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71" style:parent-style-name="DefaultParagraphFont" style:family="text">
      <style:text-properties style:language-complex="he" style:country-complex="IL"/>
    </style:style>
    <style:style style:name="T1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75" style:parent-style-name="DefaultParagraphFont" style:family="text">
      <style:text-properties style:language-complex="he" style:country-complex="IL"/>
    </style:style>
    <style:style style:name="T1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79" style:parent-style-name="DefaultParagraphFont" style:family="text">
      <style:text-properties style:language-complex="he" style:country-complex="IL"/>
    </style:style>
    <style:style style:name="T1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83" style:parent-style-name="DefaultParagraphFont" style:family="text">
      <style:text-properties style:language-complex="he" style:country-complex="IL"/>
    </style:style>
    <style:style style:name="T1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88" style:parent-style-name="DefaultParagraphFont" style:family="text">
      <style:text-properties style:language-complex="he" style:country-complex="IL"/>
    </style:style>
    <style:style style:name="T1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92" style:parent-style-name="DefaultParagraphFont" style:family="text">
      <style:text-properties style:language-complex="he" style:country-complex="IL"/>
    </style:style>
    <style:style style:name="T16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96" style:parent-style-name="DefaultParagraphFont" style:family="text">
      <style:text-properties style:language-complex="he" style:country-complex="IL"/>
    </style:style>
    <style:style style:name="T1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00" style:parent-style-name="DefaultParagraphFont" style:family="text">
      <style:text-properties style:language-complex="he" style:country-complex="IL"/>
    </style:style>
    <style:style style:name="T1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04" style:parent-style-name="DefaultParagraphFont" style:family="text">
      <style:text-properties style:language-complex="he" style:country-complex="IL"/>
    </style:style>
    <style:style style:name="T1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08" style:parent-style-name="DefaultParagraphFont" style:family="text">
      <style:text-properties style:language-complex="he" style:country-complex="IL"/>
    </style:style>
    <style:style style:name="T1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12" style:parent-style-name="DefaultParagraphFont" style:family="text">
      <style:text-properties style:language-complex="he" style:country-complex="IL"/>
    </style:style>
    <style:style style:name="T1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16" style:parent-style-name="DefaultParagraphFont" style:family="text">
      <style:text-properties style:language-complex="he" style:country-complex="IL"/>
    </style:style>
    <style:style style:name="T1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20" style:parent-style-name="DefaultParagraphFont" style:family="text">
      <style:text-properties style:language-complex="he" style:country-complex="IL"/>
    </style:style>
    <style:style style:name="T17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24" style:parent-style-name="DefaultParagraphFont" style:family="text">
      <style:text-properties style:language-complex="he" style:country-complex="IL"/>
    </style:style>
    <style:style style:name="T1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28" style:parent-style-name="DefaultParagraphFont" style:family="text">
      <style:text-properties style:language-complex="he" style:country-complex="IL"/>
    </style:style>
    <style:style style:name="T1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32" style:parent-style-name="DefaultParagraphFont" style:family="text">
      <style:text-properties style:language-complex="he" style:country-complex="IL"/>
    </style:style>
    <style:style style:name="T1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36" style:parent-style-name="DefaultParagraphFont" style:family="text">
      <style:text-properties style:language-complex="he" style:country-complex="IL"/>
    </style:style>
    <style:style style:name="T1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40" style:parent-style-name="DefaultParagraphFont" style:family="text">
      <style:text-properties style:language-complex="he" style:country-complex="IL"/>
    </style:style>
    <style:style style:name="T1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44" style:parent-style-name="DefaultParagraphFont" style:family="text">
      <style:text-properties style:language-complex="he" style:country-complex="IL"/>
    </style:style>
    <style:style style:name="T1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47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7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49" style:parent-style-name="DefaultParagraphFont" style:family="text">
      <style:text-properties style:language-complex="he" style:country-complex="IL"/>
    </style:style>
    <style:style style:name="S18" style:family="section">
      <style:section-properties fo:margin-left="0in" fo:margin-right="0in" style:writing-mode="lr-tb"/>
    </style:style>
    <style:style style:name="P1750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751" style:parent-style-name="Normal" style:family="paragraph">
      <style:paragraph-properties fo:text-align="justify" style:writing-mode="rl-tb" fo:margin-top="0.0833in"/>
    </style:style>
    <style:style style:name="T1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57" style:parent-style-name="DefaultParagraphFont" style:family="text">
      <style:text-properties style:language-complex="he" style:country-complex="IL"/>
    </style:style>
    <style:style style:name="T1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61" style:parent-style-name="DefaultParagraphFont" style:family="text">
      <style:text-properties style:language-complex="he" style:country-complex="IL"/>
    </style:style>
    <style:style style:name="T1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65" style:parent-style-name="DefaultParagraphFont" style:family="text">
      <style:text-properties style:language-complex="he" style:country-complex="IL"/>
    </style:style>
    <style:style style:name="T1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69" style:parent-style-name="DefaultParagraphFont" style:family="text">
      <style:text-properties style:language-complex="he" style:country-complex="IL"/>
    </style:style>
    <style:style style:name="T1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74" style:parent-style-name="DefaultParagraphFont" style:family="text">
      <style:text-properties style:language-complex="he" style:country-complex="IL"/>
    </style:style>
    <style:style style:name="T1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78" style:parent-style-name="DefaultParagraphFont" style:family="text">
      <style:text-properties style:language-complex="he" style:country-complex="IL"/>
    </style:style>
    <style:style style:name="T1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82" style:parent-style-name="DefaultParagraphFont" style:family="text">
      <style:text-properties style:language-complex="he" style:country-complex="IL"/>
    </style:style>
    <style:style style:name="T1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86" style:parent-style-name="DefaultParagraphFont" style:family="text">
      <style:text-properties style:language-complex="he" style:country-complex="IL"/>
    </style:style>
    <style:style style:name="T1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90" style:parent-style-name="DefaultParagraphFont" style:family="text">
      <style:text-properties style:language-complex="he" style:country-complex="IL"/>
    </style:style>
    <style:style style:name="T1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94" style:parent-style-name="DefaultParagraphFont" style:family="text">
      <style:text-properties style:language-complex="he" style:country-complex="IL"/>
    </style:style>
    <style:style style:name="T1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98" style:parent-style-name="DefaultParagraphFont" style:family="text">
      <style:text-properties style:language-complex="he" style:country-complex="IL"/>
    </style:style>
    <style:style style:name="T17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02" style:parent-style-name="DefaultParagraphFont" style:family="text">
      <style:text-properties style:language-complex="he" style:country-complex="IL"/>
    </style:style>
    <style:style style:name="T1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06" style:parent-style-name="DefaultParagraphFont" style:family="text">
      <style:text-properties style:language-complex="he" style:country-complex="IL"/>
    </style:style>
    <style:style style:name="T1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10" style:parent-style-name="DefaultParagraphFont" style:family="text">
      <style:text-properties style:language-complex="he" style:country-complex="IL"/>
    </style:style>
    <style:style style:name="T18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14" style:parent-style-name="DefaultParagraphFont" style:family="text">
      <style:text-properties style:language-complex="he" style:country-complex="IL"/>
    </style:style>
    <style:style style:name="T1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18" style:parent-style-name="DefaultParagraphFont" style:family="text">
      <style:text-properties style:language-complex="he" style:country-complex="IL"/>
    </style:style>
    <style:style style:name="T1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22" style:parent-style-name="DefaultParagraphFont" style:family="text">
      <style:text-properties style:language-complex="he" style:country-complex="IL"/>
    </style:style>
    <style:style style:name="T1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26" style:parent-style-name="DefaultParagraphFont" style:family="text">
      <style:text-properties style:language-complex="he" style:country-complex="IL"/>
    </style:style>
    <style:style style:name="T1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30" style:parent-style-name="DefaultParagraphFont" style:family="text">
      <style:text-properties style:language-complex="he" style:country-complex="IL"/>
    </style:style>
    <style:style style:name="T18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34" style:parent-style-name="DefaultParagraphFont" style:family="text">
      <style:text-properties style:language-complex="he" style:country-complex="IL"/>
    </style:style>
    <style:style style:name="T1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38" style:parent-style-name="DefaultParagraphFont" style:family="text">
      <style:text-properties style:language-complex="he" style:country-complex="IL"/>
    </style:style>
    <style:style style:name="T1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42" style:parent-style-name="DefaultParagraphFont" style:family="text">
      <style:text-properties style:language-complex="he" style:country-complex="IL"/>
    </style:style>
    <style:style style:name="T1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46" style:parent-style-name="DefaultParagraphFont" style:family="text">
      <style:text-properties style:language-complex="he" style:country-complex="IL"/>
    </style:style>
    <style:style style:name="T1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50" style:parent-style-name="DefaultParagraphFont" style:family="text">
      <style:text-properties style:language-complex="he" style:country-complex="IL"/>
    </style:style>
    <style:style style:name="T18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54" style:parent-style-name="DefaultParagraphFont" style:family="text">
      <style:text-properties style:language-complex="he" style:country-complex="IL"/>
    </style:style>
    <style:style style:name="T1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58" style:parent-style-name="DefaultParagraphFont" style:family="text">
      <style:text-properties style:language-complex="he" style:country-complex="IL"/>
    </style:style>
    <style:style style:name="T1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62" style:parent-style-name="DefaultParagraphFont" style:family="text">
      <style:text-properties style:language-complex="he" style:country-complex="IL"/>
    </style:style>
    <style:style style:name="T1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6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8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67" style:parent-style-name="DefaultParagraphFont" style:family="text">
      <style:text-properties style:language-complex="he" style:country-complex="IL"/>
    </style:style>
    <style:style style:name="S19" style:family="section">
      <style:section-properties fo:margin-left="0in" fo:margin-right="0in" style:writing-mode="lr-tb"/>
    </style:style>
    <style:style style:name="P1868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869" style:parent-style-name="Normal" style:family="paragraph">
      <style:paragraph-properties fo:text-align="justify" style:writing-mode="rl-tb" fo:margin-top="0.0833in"/>
    </style:style>
    <style:style style:name="T1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75" style:parent-style-name="DefaultParagraphFont" style:family="text">
      <style:text-properties style:language-complex="he" style:country-complex="IL"/>
    </style:style>
    <style:style style:name="T18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79" style:parent-style-name="DefaultParagraphFont" style:family="text">
      <style:text-properties style:language-complex="he" style:country-complex="IL"/>
    </style:style>
    <style:style style:name="T18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83" style:parent-style-name="DefaultParagraphFont" style:family="text">
      <style:text-properties style:language-complex="he" style:country-complex="IL"/>
    </style:style>
    <style:style style:name="T18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87" style:parent-style-name="DefaultParagraphFont" style:family="text">
      <style:text-properties style:language-complex="he" style:country-complex="IL"/>
    </style:style>
    <style:style style:name="T18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91" style:parent-style-name="DefaultParagraphFont" style:family="text">
      <style:text-properties style:language-complex="he" style:country-complex="IL"/>
    </style:style>
    <style:style style:name="T1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95" style:parent-style-name="DefaultParagraphFont" style:family="text">
      <style:text-properties style:language-complex="he" style:country-complex="IL"/>
    </style:style>
    <style:style style:name="T18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99" style:parent-style-name="DefaultParagraphFont" style:family="text">
      <style:text-properties style:language-complex="he" style:country-complex="IL"/>
    </style:style>
    <style:style style:name="T1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03" style:parent-style-name="DefaultParagraphFont" style:family="text">
      <style:text-properties style:language-complex="he" style:country-complex="IL"/>
    </style:style>
    <style:style style:name="T19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07" style:parent-style-name="DefaultParagraphFont" style:family="text">
      <style:text-properties style:language-complex="he" style:country-complex="IL"/>
    </style:style>
    <style:style style:name="T1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11" style:parent-style-name="DefaultParagraphFont" style:family="text">
      <style:text-properties style:language-complex="he" style:country-complex="IL"/>
    </style:style>
    <style:style style:name="T1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15" style:parent-style-name="DefaultParagraphFont" style:family="text">
      <style:text-properties style:language-complex="he" style:country-complex="IL"/>
    </style:style>
    <style:style style:name="T19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19" style:parent-style-name="DefaultParagraphFont" style:family="text">
      <style:text-properties style:language-complex="he" style:country-complex="IL"/>
    </style:style>
    <style:style style:name="T19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23" style:parent-style-name="DefaultParagraphFont" style:family="text">
      <style:text-properties style:language-complex="he" style:country-complex="IL"/>
    </style:style>
    <style:style style:name="T1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27" style:parent-style-name="DefaultParagraphFont" style:family="text">
      <style:text-properties style:language-complex="he" style:country-complex="IL"/>
    </style:style>
    <style:style style:name="T19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31" style:parent-style-name="DefaultParagraphFont" style:family="text">
      <style:text-properties style:language-complex="he" style:country-complex="IL"/>
    </style:style>
    <style:style style:name="T19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35" style:parent-style-name="DefaultParagraphFont" style:family="text">
      <style:text-properties style:language-complex="he" style:country-complex="IL"/>
    </style:style>
    <style:style style:name="T1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39" style:parent-style-name="DefaultParagraphFont" style:family="text">
      <style:text-properties style:language-complex="he" style:country-complex="IL"/>
    </style:style>
    <style:style style:name="T1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43" style:parent-style-name="DefaultParagraphFont" style:family="text">
      <style:text-properties style:language-complex="he" style:country-complex="IL"/>
    </style:style>
    <style:style style:name="T19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47" style:parent-style-name="DefaultParagraphFont" style:family="text">
      <style:text-properties style:language-complex="he" style:country-complex="IL"/>
    </style:style>
    <style:style style:name="T1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51" style:parent-style-name="DefaultParagraphFont" style:family="text">
      <style:text-properties style:language-complex="he" style:country-complex="IL"/>
    </style:style>
    <style:style style:name="T1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55" style:parent-style-name="DefaultParagraphFont" style:family="text">
      <style:text-properties style:language-complex="he" style:country-complex="IL"/>
    </style:style>
    <style:style style:name="T19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59" style:parent-style-name="DefaultParagraphFont" style:family="text">
      <style:text-properties style:language-complex="he" style:country-complex="IL"/>
    </style:style>
    <style:style style:name="T1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63" style:parent-style-name="DefaultParagraphFont" style:family="text">
      <style:text-properties style:language-complex="he" style:country-complex="IL"/>
    </style:style>
    <style:style style:name="T1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67" style:parent-style-name="DefaultParagraphFont" style:family="text">
      <style:text-properties style:language-complex="he" style:country-complex="IL"/>
    </style:style>
    <style:style style:name="T19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72" style:parent-style-name="DefaultParagraphFont" style:family="text">
      <style:text-properties style:language-complex="he" style:country-complex="IL"/>
    </style:style>
    <style:style style:name="T1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76" style:parent-style-name="DefaultParagraphFont" style:family="text">
      <style:text-properties style:language-complex="he" style:country-complex="IL"/>
    </style:style>
    <style:style style:name="T19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80" style:parent-style-name="DefaultParagraphFont" style:family="text">
      <style:text-properties style:language-complex="he" style:country-complex="IL"/>
    </style:style>
    <style:style style:name="T1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8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9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85" style:parent-style-name="DefaultParagraphFont" style:family="text">
      <style:text-properties style:language-complex="he" style:country-complex="IL"/>
    </style:style>
    <style:style style:name="S20" style:family="section">
      <style:section-properties fo:margin-left="0in" fo:margin-right="0in" style:writing-mode="lr-tb"/>
    </style:style>
    <style:style style:name="P1986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987" style:parent-style-name="Normal" style:family="paragraph">
      <style:paragraph-properties fo:text-align="justify" style:writing-mode="rl-tb" fo:margin-top="0.0833in"/>
    </style:style>
    <style:style style:name="T1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93" style:parent-style-name="DefaultParagraphFont" style:family="text">
      <style:text-properties style:language-complex="he" style:country-complex="IL"/>
    </style:style>
    <style:style style:name="T1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97" style:parent-style-name="DefaultParagraphFont" style:family="text">
      <style:text-properties style:language-complex="he" style:country-complex="IL"/>
    </style:style>
    <style:style style:name="T1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01" style:parent-style-name="DefaultParagraphFont" style:family="text">
      <style:text-properties style:language-complex="he" style:country-complex="IL"/>
    </style:style>
    <style:style style:name="T2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05" style:parent-style-name="DefaultParagraphFont" style:family="text">
      <style:text-properties style:language-complex="he" style:country-complex="IL"/>
    </style:style>
    <style:style style:name="T2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09" style:parent-style-name="DefaultParagraphFont" style:family="text">
      <style:text-properties style:language-complex="he" style:country-complex="IL"/>
    </style:style>
    <style:style style:name="T2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13" style:parent-style-name="DefaultParagraphFont" style:family="text">
      <style:text-properties style:language-complex="he" style:country-complex="IL"/>
    </style:style>
    <style:style style:name="T2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17" style:parent-style-name="DefaultParagraphFont" style:family="text">
      <style:text-properties style:language-complex="he" style:country-complex="IL"/>
    </style:style>
    <style:style style:name="T2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21" style:parent-style-name="DefaultParagraphFont" style:family="text">
      <style:text-properties style:language-complex="he" style:country-complex="IL"/>
    </style:style>
    <style:style style:name="T2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25" style:parent-style-name="DefaultParagraphFont" style:family="text">
      <style:text-properties style:language-complex="he" style:country-complex="IL"/>
    </style:style>
    <style:style style:name="T2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29" style:parent-style-name="DefaultParagraphFont" style:family="text">
      <style:text-properties style:language-complex="he" style:country-complex="IL"/>
    </style:style>
    <style:style style:name="T2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33" style:parent-style-name="DefaultParagraphFont" style:family="text">
      <style:text-properties style:language-complex="he" style:country-complex="IL"/>
    </style:style>
    <style:style style:name="T2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37" style:parent-style-name="DefaultParagraphFont" style:family="text">
      <style:text-properties style:language-complex="he" style:country-complex="IL"/>
    </style:style>
    <style:style style:name="T2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41" style:parent-style-name="DefaultParagraphFont" style:family="text">
      <style:text-properties style:language-complex="he" style:country-complex="IL"/>
    </style:style>
    <style:style style:name="T2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45" style:parent-style-name="DefaultParagraphFont" style:family="text">
      <style:text-properties style:language-complex="he" style:country-complex="IL"/>
    </style:style>
    <style:style style:name="T2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49" style:parent-style-name="DefaultParagraphFont" style:family="text">
      <style:text-properties style:language-complex="he" style:country-complex="IL"/>
    </style:style>
    <style:style style:name="T2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53" style:parent-style-name="DefaultParagraphFont" style:family="text">
      <style:text-properties style:language-complex="he" style:country-complex="IL"/>
    </style:style>
    <style:style style:name="T2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57" style:parent-style-name="DefaultParagraphFont" style:family="text">
      <style:text-properties style:language-complex="he" style:country-complex="IL"/>
    </style:style>
    <style:style style:name="T2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61" style:parent-style-name="DefaultParagraphFont" style:family="text">
      <style:text-properties style:language-complex="he" style:country-complex="IL"/>
    </style:style>
    <style:style style:name="T20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65" style:parent-style-name="DefaultParagraphFont" style:family="text">
      <style:text-properties style:language-complex="he" style:country-complex="IL"/>
    </style:style>
    <style:style style:name="T2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69" style:parent-style-name="DefaultParagraphFont" style:family="text">
      <style:text-properties style:language-complex="he" style:country-complex="IL"/>
    </style:style>
    <style:style style:name="T2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73" style:parent-style-name="DefaultParagraphFont" style:family="text">
      <style:text-properties style:language-complex="he" style:country-complex="IL"/>
    </style:style>
    <style:style style:name="T2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77" style:parent-style-name="DefaultParagraphFont" style:family="text">
      <style:text-properties style:language-complex="he" style:country-complex="IL"/>
    </style:style>
    <style:style style:name="T2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81" style:parent-style-name="DefaultParagraphFont" style:family="text">
      <style:text-properties style:language-complex="he" style:country-complex="IL"/>
    </style:style>
    <style:style style:name="T2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85" style:parent-style-name="DefaultParagraphFont" style:family="text">
      <style:text-properties style:language-complex="he" style:country-complex="IL"/>
    </style:style>
    <style:style style:name="T2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89" style:parent-style-name="DefaultParagraphFont" style:family="text">
      <style:text-properties style:language-complex="he" style:country-complex="IL"/>
    </style:style>
    <style:style style:name="T2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93" style:parent-style-name="DefaultParagraphFont" style:family="text">
      <style:text-properties style:language-complex="he" style:country-complex="IL"/>
    </style:style>
    <style:style style:name="T2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97" style:parent-style-name="DefaultParagraphFont" style:family="text">
      <style:text-properties style:language-complex="he" style:country-complex="IL"/>
    </style:style>
    <style:style style:name="T2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01" style:parent-style-name="DefaultParagraphFont" style:family="text">
      <style:text-properties style:language-complex="he" style:country-complex="IL"/>
    </style:style>
    <style:style style:name="T2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05" style:parent-style-name="DefaultParagraphFont" style:family="text">
      <style:text-properties style:language-complex="he" style:country-complex="IL"/>
    </style:style>
    <style:style style:name="T2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09" style:parent-style-name="DefaultParagraphFont" style:family="text">
      <style:text-properties style:language-complex="he" style:country-complex="IL"/>
    </style:style>
    <style:style style:name="T2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13" style:parent-style-name="DefaultParagraphFont" style:family="text">
      <style:text-properties style:language-complex="he" style:country-complex="IL"/>
    </style:style>
    <style:style style:name="T2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17" style:parent-style-name="DefaultParagraphFont" style:family="text">
      <style:text-properties style:language-complex="he" style:country-complex="IL"/>
    </style:style>
    <style:style style:name="T2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2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1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22" style:parent-style-name="DefaultParagraphFont" style:family="text">
      <style:text-properties style:language-complex="he" style:country-complex="IL"/>
    </style:style>
    <style:style style:name="S21" style:family="section">
      <style:section-properties fo:margin-left="0in" fo:margin-right="0in" style:writing-mode="lr-tb"/>
    </style:style>
    <style:style style:name="P2123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124" style:parent-style-name="Normal" style:family="paragraph">
      <style:paragraph-properties fo:text-align="justify" style:writing-mode="rl-tb" fo:margin-top="0.0833in"/>
    </style:style>
    <style:style style:name="T2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30" style:parent-style-name="DefaultParagraphFont" style:family="text">
      <style:text-properties style:language-complex="he" style:country-complex="IL"/>
    </style:style>
    <style:style style:name="T2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34" style:parent-style-name="DefaultParagraphFont" style:family="text">
      <style:text-properties style:language-complex="he" style:country-complex="IL"/>
    </style:style>
    <style:style style:name="T2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38" style:parent-style-name="DefaultParagraphFont" style:family="text">
      <style:text-properties style:language-complex="he" style:country-complex="IL"/>
    </style:style>
    <style:style style:name="T2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42" style:parent-style-name="DefaultParagraphFont" style:family="text">
      <style:text-properties style:language-complex="he" style:country-complex="IL"/>
    </style:style>
    <style:style style:name="T2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47" style:parent-style-name="DefaultParagraphFont" style:family="text">
      <style:text-properties style:language-complex="he" style:country-complex="IL"/>
    </style:style>
    <style:style style:name="T2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51" style:parent-style-name="DefaultParagraphFont" style:family="text">
      <style:text-properties style:language-complex="he" style:country-complex="IL"/>
    </style:style>
    <style:style style:name="T2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55" style:parent-style-name="DefaultParagraphFont" style:family="text">
      <style:text-properties style:language-complex="he" style:country-complex="IL"/>
    </style:style>
    <style:style style:name="T2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59" style:parent-style-name="DefaultParagraphFont" style:family="text">
      <style:text-properties style:language-complex="he" style:country-complex="IL"/>
    </style:style>
    <style:style style:name="T2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63" style:parent-style-name="DefaultParagraphFont" style:family="text">
      <style:text-properties style:language-complex="he" style:country-complex="IL"/>
    </style:style>
    <style:style style:name="T2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67" style:parent-style-name="DefaultParagraphFont" style:family="text">
      <style:text-properties style:language-complex="he" style:country-complex="IL"/>
    </style:style>
    <style:style style:name="T2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71" style:parent-style-name="DefaultParagraphFont" style:family="text">
      <style:text-properties style:language-complex="he" style:country-complex="IL"/>
    </style:style>
    <style:style style:name="T2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75" style:parent-style-name="DefaultParagraphFont" style:family="text">
      <style:text-properties style:language-complex="he" style:country-complex="IL"/>
    </style:style>
    <style:style style:name="T2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79" style:parent-style-name="DefaultParagraphFont" style:family="text">
      <style:text-properties style:language-complex="he" style:country-complex="IL"/>
    </style:style>
    <style:style style:name="T2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83" style:parent-style-name="DefaultParagraphFont" style:family="text">
      <style:text-properties style:language-complex="he" style:country-complex="IL"/>
    </style:style>
    <style:style style:name="T2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87" style:parent-style-name="DefaultParagraphFont" style:family="text">
      <style:text-properties style:language-complex="he" style:country-complex="IL"/>
    </style:style>
    <style:style style:name="T2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91" style:parent-style-name="DefaultParagraphFont" style:family="text">
      <style:text-properties style:language-complex="he" style:country-complex="IL"/>
    </style:style>
    <style:style style:name="T2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95" style:parent-style-name="DefaultParagraphFont" style:family="text">
      <style:text-properties style:language-complex="he" style:country-complex="IL"/>
    </style:style>
    <style:style style:name="T2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99" style:parent-style-name="DefaultParagraphFont" style:family="text">
      <style:text-properties style:language-complex="he" style:country-complex="IL"/>
    </style:style>
    <style:style style:name="T2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03" style:parent-style-name="DefaultParagraphFont" style:family="text">
      <style:text-properties style:language-complex="he" style:country-complex="IL"/>
    </style:style>
    <style:style style:name="T2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07" style:parent-style-name="DefaultParagraphFont" style:family="text">
      <style:text-properties style:language-complex="he" style:country-complex="IL"/>
    </style:style>
    <style:style style:name="T2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11" style:parent-style-name="DefaultParagraphFont" style:family="text">
      <style:text-properties style:language-complex="he" style:country-complex="IL"/>
    </style:style>
    <style:style style:name="T2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15" style:parent-style-name="DefaultParagraphFont" style:family="text">
      <style:text-properties style:language-complex="he" style:country-complex="IL"/>
    </style:style>
    <style:style style:name="T2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19" style:parent-style-name="DefaultParagraphFont" style:family="text">
      <style:text-properties style:language-complex="he" style:country-complex="IL"/>
    </style:style>
    <style:style style:name="T2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23" style:parent-style-name="DefaultParagraphFont" style:family="text">
      <style:text-properties style:language-complex="he" style:country-complex="IL"/>
    </style:style>
    <style:style style:name="T2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27" style:parent-style-name="DefaultParagraphFont" style:family="text">
      <style:text-properties style:language-complex="he" style:country-complex="IL"/>
    </style:style>
    <style:style style:name="T2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31" style:parent-style-name="DefaultParagraphFont" style:family="text">
      <style:text-properties style:language-complex="he" style:country-complex="IL"/>
    </style:style>
    <style:style style:name="T2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35" style:parent-style-name="DefaultParagraphFont" style:family="text">
      <style:text-properties style:language-complex="he" style:country-complex="IL"/>
    </style:style>
    <style:style style:name="T2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39" style:parent-style-name="DefaultParagraphFont" style:family="text">
      <style:text-properties style:language-complex="he" style:country-complex="IL"/>
    </style:style>
    <style:style style:name="T2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4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2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44" style:parent-style-name="DefaultParagraphFont" style:family="text">
      <style:text-properties style:language-complex="he" style:country-complex="IL"/>
    </style:style>
    <style:style style:name="S22" style:family="section">
      <style:section-properties fo:margin-left="0in" fo:margin-right="0in" style:writing-mode="lr-tb"/>
    </style:style>
    <style:style style:name="P2245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246" style:parent-style-name="Normal" style:family="paragraph">
      <style:paragraph-properties fo:text-align="justify" style:writing-mode="rl-tb" fo:margin-top="0.0833in"/>
    </style:style>
    <style:style style:name="T2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52" style:parent-style-name="DefaultParagraphFont" style:family="text">
      <style:text-properties style:language-complex="he" style:country-complex="IL"/>
    </style:style>
    <style:style style:name="T2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56" style:parent-style-name="DefaultParagraphFont" style:family="text">
      <style:text-properties style:language-complex="he" style:country-complex="IL"/>
    </style:style>
    <style:style style:name="T2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60" style:parent-style-name="DefaultParagraphFont" style:family="text">
      <style:text-properties style:language-complex="he" style:country-complex="IL"/>
    </style:style>
    <style:style style:name="T2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64" style:parent-style-name="DefaultParagraphFont" style:family="text">
      <style:text-properties style:language-complex="he" style:country-complex="IL"/>
    </style:style>
    <style:style style:name="T2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68" style:parent-style-name="DefaultParagraphFont" style:family="text">
      <style:text-properties style:language-complex="he" style:country-complex="IL"/>
    </style:style>
    <style:style style:name="T2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72" style:parent-style-name="DefaultParagraphFont" style:family="text">
      <style:text-properties style:language-complex="he" style:country-complex="IL"/>
    </style:style>
    <style:style style:name="T2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76" style:parent-style-name="DefaultParagraphFont" style:family="text">
      <style:text-properties style:language-complex="he" style:country-complex="IL"/>
    </style:style>
    <style:style style:name="T2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80" style:parent-style-name="DefaultParagraphFont" style:family="text">
      <style:text-properties style:language-complex="he" style:country-complex="IL"/>
    </style:style>
    <style:style style:name="T2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84" style:parent-style-name="DefaultParagraphFont" style:family="text">
      <style:text-properties style:language-complex="he" style:country-complex="IL"/>
    </style:style>
    <style:style style:name="T2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88" style:parent-style-name="DefaultParagraphFont" style:family="text">
      <style:text-properties style:language-complex="he" style:country-complex="IL"/>
    </style:style>
    <style:style style:name="T2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92" style:parent-style-name="DefaultParagraphFont" style:family="text">
      <style:text-properties style:language-complex="he" style:country-complex="IL"/>
    </style:style>
    <style:style style:name="T2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96" style:parent-style-name="DefaultParagraphFont" style:family="text">
      <style:text-properties style:language-complex="he" style:country-complex="IL"/>
    </style:style>
    <style:style style:name="T2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00" style:parent-style-name="DefaultParagraphFont" style:family="text">
      <style:text-properties style:language-complex="he" style:country-complex="IL"/>
    </style:style>
    <style:style style:name="T2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04" style:parent-style-name="DefaultParagraphFont" style:family="text">
      <style:text-properties style:language-complex="he" style:country-complex="IL"/>
    </style:style>
    <style:style style:name="T2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08" style:parent-style-name="DefaultParagraphFont" style:family="text">
      <style:text-properties style:language-complex="he" style:country-complex="IL"/>
    </style:style>
    <style:style style:name="T2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12" style:parent-style-name="DefaultParagraphFont" style:family="text">
      <style:text-properties style:language-complex="he" style:country-complex="IL"/>
    </style:style>
    <style:style style:name="S23" style:family="section">
      <style:section-properties fo:margin-left="0in" fo:margin-right="0in" style:writing-mode="lr-tb"/>
    </style:style>
    <style:style style:name="P2313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314" style:parent-style-name="Normal" style:family="paragraph">
      <style:paragraph-properties fo:text-align="justify" style:writing-mode="rl-tb" fo:margin-top="0.0833in"/>
    </style:style>
    <style:style style:name="T2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20" style:parent-style-name="DefaultParagraphFont" style:family="text">
      <style:text-properties style:language-complex="he" style:country-complex="IL"/>
    </style:style>
    <style:style style:name="T2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24" style:parent-style-name="DefaultParagraphFont" style:family="text">
      <style:text-properties style:language-complex="he" style:country-complex="IL"/>
    </style:style>
    <style:style style:name="T2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28" style:parent-style-name="DefaultParagraphFont" style:family="text">
      <style:text-properties style:language-complex="he" style:country-complex="IL"/>
    </style:style>
    <style:style style:name="T2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32" style:parent-style-name="DefaultParagraphFont" style:family="text">
      <style:text-properties style:language-complex="he" style:country-complex="IL"/>
    </style:style>
    <style:style style:name="T2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36" style:parent-style-name="DefaultParagraphFont" style:family="text">
      <style:text-properties style:language-complex="he" style:country-complex="IL"/>
    </style:style>
    <style:style style:name="T2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40" style:parent-style-name="DefaultParagraphFont" style:family="text">
      <style:text-properties style:language-complex="he" style:country-complex="IL"/>
    </style:style>
    <style:style style:name="T2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44" style:parent-style-name="DefaultParagraphFont" style:family="text">
      <style:text-properties style:language-complex="he" style:country-complex="IL"/>
    </style:style>
    <style:style style:name="T2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48" style:parent-style-name="DefaultParagraphFont" style:family="text">
      <style:text-properties style:language-complex="he" style:country-complex="IL"/>
    </style:style>
    <style:style style:name="T2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52" style:parent-style-name="DefaultParagraphFont" style:family="text">
      <style:text-properties style:language-complex="he" style:country-complex="IL"/>
    </style:style>
    <style:style style:name="T2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56" style:parent-style-name="DefaultParagraphFont" style:family="text">
      <style:text-properties style:language-complex="he" style:country-complex="IL"/>
    </style:style>
    <style:style style:name="T2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60" style:parent-style-name="DefaultParagraphFont" style:family="text">
      <style:text-properties style:language-complex="he" style:country-complex="IL"/>
    </style:style>
    <style:style style:name="T2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64" style:parent-style-name="DefaultParagraphFont" style:family="text">
      <style:text-properties style:language-complex="he" style:country-complex="IL"/>
    </style:style>
    <style:style style:name="T2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68" style:parent-style-name="DefaultParagraphFont" style:family="text">
      <style:text-properties style:language-complex="he" style:country-complex="IL"/>
    </style:style>
    <style:style style:name="T2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72" style:parent-style-name="DefaultParagraphFont" style:family="text">
      <style:text-properties style:language-complex="he" style:country-complex="IL"/>
    </style:style>
    <style:style style:name="T2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76" style:parent-style-name="DefaultParagraphFont" style:family="text">
      <style:text-properties style:language-complex="he" style:country-complex="IL"/>
    </style:style>
    <style:style style:name="T2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80" style:parent-style-name="DefaultParagraphFont" style:family="text">
      <style:text-properties style:language-complex="he" style:country-complex="IL"/>
    </style:style>
    <style:style style:name="T2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84" style:parent-style-name="DefaultParagraphFont" style:family="text">
      <style:text-properties style:language-complex="he" style:country-complex="IL"/>
    </style:style>
    <style:style style:name="T2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88" style:parent-style-name="DefaultParagraphFont" style:family="text">
      <style:text-properties style:language-complex="he" style:country-complex="IL"/>
    </style:style>
    <style:style style:name="T2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92" style:parent-style-name="DefaultParagraphFont" style:family="text">
      <style:text-properties style:language-complex="he" style:country-complex="IL"/>
    </style:style>
    <style:style style:name="T2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96" style:parent-style-name="DefaultParagraphFont" style:family="text">
      <style:text-properties style:language-complex="he" style:country-complex="IL"/>
    </style:style>
    <style:style style:name="T2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00" style:parent-style-name="DefaultParagraphFont" style:family="text">
      <style:text-properties style:language-complex="he" style:country-complex="IL"/>
    </style:style>
    <style:style style:name="T2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04" style:parent-style-name="DefaultParagraphFont" style:family="text">
      <style:text-properties style:language-complex="he" style:country-complex="IL"/>
    </style:style>
    <style:style style:name="T2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08" style:parent-style-name="DefaultParagraphFont" style:family="text">
      <style:text-properties style:language-complex="he" style:country-complex="IL"/>
    </style:style>
    <style:style style:name="T2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11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4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13" style:parent-style-name="DefaultParagraphFont" style:family="text">
      <style:text-properties style:language-complex="he" style:country-complex="IL"/>
    </style:style>
    <style:style style:name="S24" style:family="section">
      <style:section-properties fo:margin-left="0in" fo:margin-right="0in" style:writing-mode="lr-tb"/>
    </style:style>
    <style:style style:name="P2414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415" style:parent-style-name="Normal" style:family="paragraph">
      <style:paragraph-properties fo:text-align="justify" style:writing-mode="rl-tb" fo:margin-top="0.0833in"/>
    </style:style>
    <style:style style:name="T2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21" style:parent-style-name="DefaultParagraphFont" style:family="text">
      <style:text-properties style:language-complex="he" style:country-complex="IL"/>
    </style:style>
    <style:style style:name="T2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25" style:parent-style-name="DefaultParagraphFont" style:family="text">
      <style:text-properties style:language-complex="he" style:country-complex="IL"/>
    </style:style>
    <style:style style:name="T2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29" style:parent-style-name="DefaultParagraphFont" style:family="text">
      <style:text-properties style:language-complex="he" style:country-complex="IL"/>
    </style:style>
    <style:style style:name="T2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33" style:parent-style-name="DefaultParagraphFont" style:family="text">
      <style:text-properties style:language-complex="he" style:country-complex="IL"/>
    </style:style>
    <style:style style:name="T2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3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4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38" style:parent-style-name="DefaultParagraphFont" style:family="text">
      <style:text-properties style:language-complex="he" style:country-complex="IL"/>
    </style:style>
    <style:style style:name="S25" style:family="section">
      <style:section-properties fo:margin-left="0in" fo:margin-right="0in" style:writing-mode="lr-tb"/>
    </style:style>
    <style:style style:name="P2439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440" style:parent-style-name="Normal" style:family="paragraph">
      <style:paragraph-properties fo:text-align="justify" style:writing-mode="rl-tb" fo:margin-top="0.0833in"/>
    </style:style>
    <style:style style:name="T24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46" style:parent-style-name="DefaultParagraphFont" style:family="text">
      <style:text-properties style:language-complex="he" style:country-complex="IL"/>
    </style:style>
    <style:style style:name="T24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50" style:parent-style-name="DefaultParagraphFont" style:family="text">
      <style:text-properties style:language-complex="he" style:country-complex="IL"/>
    </style:style>
    <style:style style:name="T2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54" style:parent-style-name="DefaultParagraphFont" style:family="text">
      <style:text-properties style:language-complex="he" style:country-complex="IL"/>
    </style:style>
    <style:style style:name="T2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58" style:parent-style-name="DefaultParagraphFont" style:family="text">
      <style:text-properties style:language-complex="he" style:country-complex="IL"/>
    </style:style>
    <style:style style:name="T24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62" style:parent-style-name="DefaultParagraphFont" style:family="text">
      <style:text-properties style:language-complex="he" style:country-complex="IL"/>
    </style:style>
    <style:style style:name="T2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66" style:parent-style-name="DefaultParagraphFont" style:family="text">
      <style:text-properties style:language-complex="he" style:country-complex="IL"/>
    </style:style>
    <style:style style:name="T2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70" style:parent-style-name="DefaultParagraphFont" style:family="text">
      <style:text-properties style:language-complex="he" style:country-complex="IL"/>
    </style:style>
    <style:style style:name="T2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74" style:parent-style-name="DefaultParagraphFont" style:family="text">
      <style:text-properties style:language-complex="he" style:country-complex="IL"/>
    </style:style>
    <style:style style:name="T2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78" style:parent-style-name="DefaultParagraphFont" style:family="text">
      <style:text-properties style:language-complex="he" style:country-complex="IL"/>
    </style:style>
    <style:style style:name="T2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82" style:parent-style-name="DefaultParagraphFont" style:family="text">
      <style:text-properties style:language-complex="he" style:country-complex="IL"/>
    </style:style>
    <style:style style:name="T2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86" style:parent-style-name="DefaultParagraphFont" style:family="text">
      <style:text-properties style:language-complex="he" style:country-complex="IL"/>
    </style:style>
    <style:style style:name="T2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90" style:parent-style-name="DefaultParagraphFont" style:family="text">
      <style:text-properties style:language-complex="he" style:country-complex="IL"/>
    </style:style>
    <style:style style:name="T2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9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4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95" style:parent-style-name="DefaultParagraphFont" style:family="text">
      <style:text-properties style:language-complex="he" style:country-complex="IL"/>
    </style:style>
    <style:style style:name="S26" style:family="section">
      <style:section-properties fo:margin-left="0in" fo:margin-right="0in" style:writing-mode="lr-tb"/>
    </style:style>
    <style:style style:name="P2496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497" style:parent-style-name="Normal" style:family="paragraph">
      <style:paragraph-properties fo:text-align="justify" style:writing-mode="rl-tb" fo:margin-top="0.0833in"/>
    </style:style>
    <style:style style:name="T2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03" style:parent-style-name="DefaultParagraphFont" style:family="text">
      <style:text-properties style:language-complex="he" style:country-complex="IL"/>
    </style:style>
    <style:style style:name="T2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07" style:parent-style-name="DefaultParagraphFont" style:family="text">
      <style:text-properties style:language-complex="he" style:country-complex="IL"/>
    </style:style>
    <style:style style:name="T2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11" style:parent-style-name="DefaultParagraphFont" style:family="text">
      <style:text-properties style:language-complex="he" style:country-complex="IL"/>
    </style:style>
    <style:style style:name="T2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15" style:parent-style-name="DefaultParagraphFont" style:family="text">
      <style:text-properties style:language-complex="he" style:country-complex="IL"/>
    </style:style>
    <style:style style:name="T2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19" style:parent-style-name="DefaultParagraphFont" style:family="text">
      <style:text-properties style:language-complex="he" style:country-complex="IL"/>
    </style:style>
    <style:style style:name="T25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23" style:parent-style-name="DefaultParagraphFont" style:family="text">
      <style:text-properties style:language-complex="he" style:country-complex="IL"/>
    </style:style>
    <style:style style:name="T2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27" style:parent-style-name="DefaultParagraphFont" style:family="text">
      <style:text-properties style:language-complex="he" style:country-complex="IL"/>
    </style:style>
    <style:style style:name="T2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31" style:parent-style-name="DefaultParagraphFont" style:family="text">
      <style:text-properties style:language-complex="he" style:country-complex="IL"/>
    </style:style>
    <style:style style:name="T25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35" style:parent-style-name="DefaultParagraphFont" style:family="text">
      <style:text-properties style:language-complex="he" style:country-complex="IL"/>
    </style:style>
    <style:style style:name="T2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39" style:parent-style-name="DefaultParagraphFont" style:family="text">
      <style:text-properties style:language-complex="he" style:country-complex="IL"/>
    </style:style>
    <style:style style:name="T25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43" style:parent-style-name="DefaultParagraphFont" style:family="text">
      <style:text-properties style:language-complex="he" style:country-complex="IL"/>
    </style:style>
    <style:style style:name="T2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47" style:parent-style-name="DefaultParagraphFont" style:family="text">
      <style:text-properties style:language-complex="he" style:country-complex="IL"/>
    </style:style>
    <style:style style:name="T2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51" style:parent-style-name="DefaultParagraphFont" style:family="text">
      <style:text-properties style:language-complex="he" style:country-complex="IL"/>
    </style:style>
    <style:style style:name="T25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55" style:parent-style-name="DefaultParagraphFont" style:family="text">
      <style:text-properties style:language-complex="he" style:country-complex="IL"/>
    </style:style>
    <style:style style:name="T2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59" style:parent-style-name="DefaultParagraphFont" style:family="text">
      <style:text-properties style:language-complex="he" style:country-complex="IL"/>
    </style:style>
    <style:style style:name="T2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63" style:parent-style-name="DefaultParagraphFont" style:family="text">
      <style:text-properties style:language-complex="he" style:country-complex="IL"/>
    </style:style>
    <style:style style:name="T2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67" style:parent-style-name="DefaultParagraphFont" style:family="text">
      <style:text-properties style:language-complex="he" style:country-complex="IL"/>
    </style:style>
    <style:style style:name="T2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71" style:parent-style-name="DefaultParagraphFont" style:family="text">
      <style:text-properties style:language-complex="he" style:country-complex="IL"/>
    </style:style>
    <style:style style:name="T2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75" style:parent-style-name="DefaultParagraphFont" style:family="text">
      <style:text-properties style:language-complex="he" style:country-complex="IL"/>
    </style:style>
    <style:style style:name="T2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79" style:parent-style-name="DefaultParagraphFont" style:family="text">
      <style:text-properties style:language-complex="he" style:country-complex="IL"/>
    </style:style>
    <style:style style:name="T2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83" style:parent-style-name="DefaultParagraphFont" style:family="text">
      <style:text-properties style:language-complex="he" style:country-complex="IL"/>
    </style:style>
    <style:style style:name="T2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87" style:parent-style-name="DefaultParagraphFont" style:family="text">
      <style:text-properties style:language-complex="he" style:country-complex="IL"/>
    </style:style>
    <style:style style:name="S27" style:family="section">
      <style:section-properties fo:margin-left="0in" fo:margin-right="0in" style:writing-mode="lr-tb"/>
    </style:style>
    <style:style style:name="P2588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589" style:parent-style-name="Normal" style:family="paragraph">
      <style:paragraph-properties fo:text-align="justify" style:writing-mode="rl-tb" fo:margin-top="0.0833in"/>
    </style:style>
    <style:style style:name="T2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95" style:parent-style-name="DefaultParagraphFont" style:family="text">
      <style:text-properties style:language-complex="he" style:country-complex="IL"/>
    </style:style>
    <style:style style:name="T25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99" style:parent-style-name="DefaultParagraphFont" style:family="text">
      <style:text-properties style:language-complex="he" style:country-complex="IL"/>
    </style:style>
    <style:style style:name="T2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03" style:parent-style-name="DefaultParagraphFont" style:family="text">
      <style:text-properties style:language-complex="he" style:country-complex="IL"/>
    </style:style>
    <style:style style:name="T2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07" style:parent-style-name="DefaultParagraphFont" style:family="text">
      <style:text-properties style:language-complex="he" style:country-complex="IL"/>
    </style:style>
    <style:style style:name="T2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11" style:parent-style-name="DefaultParagraphFont" style:family="text">
      <style:text-properties style:language-complex="he" style:country-complex="IL"/>
    </style:style>
    <style:style style:name="T2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15" style:parent-style-name="DefaultParagraphFont" style:family="text">
      <style:text-properties style:language-complex="he" style:country-complex="IL"/>
    </style:style>
    <style:style style:name="T2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19" style:parent-style-name="DefaultParagraphFont" style:family="text">
      <style:text-properties style:language-complex="he" style:country-complex="IL"/>
    </style:style>
    <style:style style:name="T2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23" style:parent-style-name="DefaultParagraphFont" style:family="text">
      <style:text-properties style:language-complex="he" style:country-complex="IL"/>
    </style:style>
    <style:style style:name="T2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27" style:parent-style-name="DefaultParagraphFont" style:family="text">
      <style:text-properties style:language-complex="he" style:country-complex="IL"/>
    </style:style>
    <style:style style:name="T2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3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6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32" style:parent-style-name="DefaultParagraphFont" style:family="text">
      <style:text-properties style:language-complex="he" style:country-complex="IL"/>
    </style:style>
    <style:style style:name="T2633" style:parent-style-name="DefaultParagraphFont" style:family="text">
      <style:text-properties style:language-complex="he" style:country-complex="IL"/>
    </style:style>
    <style:style style:name="T2634" style:parent-style-name="DefaultParagraphFont" style:family="text">
      <style:text-properties style:language-complex="he" style:country-complex="IL"/>
    </style:style>
    <style:style style:name="T2635" style:parent-style-name="DefaultParagraphFont" style:family="text">
      <style:text-properties style:language-complex="he" style:country-complex="IL"/>
    </style:style>
    <style:style style:name="T2636" style:parent-style-name="DefaultParagraphFont" style:family="text">
      <style:text-properties style:language-complex="he" style:country-complex="IL"/>
    </style:style>
    <style:style style:name="T2637" style:parent-style-name="DefaultParagraphFont" style:family="text">
      <style:text-properties style:language-complex="he" style:country-complex="IL"/>
    </style:style>
    <style:style style:name="T2638" style:parent-style-name="DefaultParagraphFont" style:family="text">
      <style:text-properties style:language-complex="he" style:country-complex="IL"/>
    </style:style>
    <style:style style:name="T2639" style:parent-style-name="DefaultParagraphFont" style:family="text">
      <style:text-properties style:language-complex="he" style:country-complex="IL"/>
    </style:style>
    <style:style style:name="T2640" style:parent-style-name="DefaultParagraphFont" style:family="text">
      <style:text-properties style:language-complex="he" style:country-complex="IL"/>
    </style:style>
    <style:style style:name="T2641" style:parent-style-name="DefaultParagraphFont" style:family="text">
      <style:text-properties style:language-complex="he" style:country-complex="IL"/>
    </style:style>
    <style:style style:name="T2642" style:parent-style-name="DefaultParagraphFont" style:family="text">
      <style:text-properties style:language-complex="he" style:country-complex="IL"/>
    </style:style>
    <style:style style:name="P2643" style:parent-style-name="Normal" style:family="paragraph">
      <style:paragraph-properties fo:text-align="justify" style:writing-mode="rl-tb" fo:margin-top="0.0833in"/>
    </style:style>
    <style:style style:name="T2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47" style:parent-style-name="DefaultParagraphFont" style:family="text">
      <style:text-properties style:language-complex="he" style:country-complex="IL"/>
    </style:style>
    <style:style style:name="T2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51" style:parent-style-name="DefaultParagraphFont" style:family="text">
      <style:text-properties style:language-complex="he" style:country-complex="IL"/>
    </style:style>
    <style:style style:name="T2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55" style:parent-style-name="DefaultParagraphFont" style:family="text">
      <style:text-properties style:language-complex="he" style:country-complex="IL"/>
    </style:style>
    <style:style style:name="T2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59" style:parent-style-name="DefaultParagraphFont" style:family="text">
      <style:text-properties style:language-complex="he" style:country-complex="IL"/>
    </style:style>
    <style:style style:name="T2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63" style:parent-style-name="DefaultParagraphFont" style:family="text">
      <style:text-properties style:language-complex="he" style:country-complex="IL"/>
    </style:style>
    <style:style style:name="T2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67" style:parent-style-name="DefaultParagraphFont" style:family="text">
      <style:text-properties style:language-complex="he" style:country-complex="IL"/>
    </style:style>
    <style:style style:name="T2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71" style:parent-style-name="DefaultParagraphFont" style:family="text">
      <style:text-properties style:language-complex="he" style:country-complex="IL"/>
    </style:style>
    <style:style style:name="T2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7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6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76" style:parent-style-name="DefaultParagraphFont" style:family="text">
      <style:text-properties style:language-complex="he" style:country-complex="IL"/>
    </style:style>
    <style:style style:name="T2677" style:parent-style-name="DefaultParagraphFont" style:family="text">
      <style:text-properties style:language-complex="he" style:country-complex="IL"/>
    </style:style>
    <style:style style:name="T2678" style:parent-style-name="DefaultParagraphFont" style:family="text">
      <style:text-properties style:language-complex="he" style:country-complex="IL"/>
    </style:style>
    <style:style style:name="T2679" style:parent-style-name="DefaultParagraphFont" style:family="text">
      <style:text-properties style:language-complex="he" style:country-complex="IL"/>
    </style:style>
    <style:style style:name="T2680" style:parent-style-name="DefaultParagraphFont" style:family="text">
      <style:text-properties style:language-complex="he" style:country-complex="IL"/>
    </style:style>
    <style:style style:name="T2681" style:parent-style-name="DefaultParagraphFont" style:family="text">
      <style:text-properties style:language-complex="he" style:country-complex="IL"/>
    </style:style>
    <style:style style:name="T2682" style:parent-style-name="DefaultParagraphFont" style:family="text">
      <style:text-properties style:language-complex="he" style:country-complex="IL"/>
    </style:style>
    <style:style style:name="T2683" style:parent-style-name="DefaultParagraphFont" style:family="text">
      <style:text-properties style:language-complex="he" style:country-complex="IL"/>
    </style:style>
    <style:style style:name="T2684" style:parent-style-name="DefaultParagraphFont" style:family="text">
      <style:text-properties style:language-complex="he" style:country-complex="IL"/>
    </style:style>
    <style:style style:name="P2685" style:parent-style-name="Normal" style:family="paragraph">
      <style:paragraph-properties fo:text-align="justify" style:writing-mode="rl-tb" fo:margin-top="0.0833in"/>
    </style:style>
    <style:style style:name="T2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89" style:parent-style-name="DefaultParagraphFont" style:family="text">
      <style:text-properties style:language-complex="he" style:country-complex="IL"/>
    </style:style>
    <style:style style:name="T26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93" style:parent-style-name="DefaultParagraphFont" style:family="text">
      <style:text-properties style:language-complex="he" style:country-complex="IL"/>
    </style:style>
    <style:style style:name="T2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97" style:parent-style-name="DefaultParagraphFont" style:family="text">
      <style:text-properties style:language-complex="he" style:country-complex="IL"/>
    </style:style>
    <style:style style:name="T2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01" style:parent-style-name="DefaultParagraphFont" style:family="text">
      <style:text-properties style:language-complex="he" style:country-complex="IL"/>
    </style:style>
    <style:style style:name="T2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05" style:parent-style-name="DefaultParagraphFont" style:family="text">
      <style:text-properties style:language-complex="he" style:country-complex="IL"/>
    </style:style>
    <style:style style:name="T2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09" style:parent-style-name="DefaultParagraphFont" style:family="text">
      <style:text-properties style:language-complex="he" style:country-complex="IL"/>
    </style:style>
    <style:style style:name="T2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13" style:parent-style-name="DefaultParagraphFont" style:family="text">
      <style:text-properties style:language-complex="he" style:country-complex="IL"/>
    </style:style>
    <style:style style:name="T2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17" style:parent-style-name="DefaultParagraphFont" style:family="text">
      <style:text-properties style:language-complex="he" style:country-complex="IL"/>
    </style:style>
    <style:style style:name="T27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2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7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22" style:parent-style-name="DefaultParagraphFont" style:family="text">
      <style:text-properties style:language-complex="he" style:country-complex="IL"/>
    </style:style>
    <style:style style:name="S28" style:family="section">
      <style:section-properties fo:margin-left="0in" fo:margin-right="0in" style:writing-mode="lr-tb"/>
    </style:style>
    <style:style style:name="P2723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724" style:parent-style-name="Normal" style:family="paragraph">
      <style:paragraph-properties fo:text-align="justify" style:writing-mode="rl-tb" fo:margin-top="0.0833in"/>
    </style:style>
    <style:style style:name="T2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28" style:parent-style-name="DefaultParagraphFont" style:family="text">
      <style:text-properties style:language-complex="he" style:country-complex="IL"/>
    </style:style>
    <style:style style:name="T2729" style:parent-style-name="DefaultParagraphFont" style:family="text">
      <style:text-properties style:language-complex="he" style:country-complex="IL"/>
    </style:style>
    <style:style style:name="T2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33" style:parent-style-name="DefaultParagraphFont" style:family="text">
      <style:text-properties style:language-complex="he" style:country-complex="IL"/>
    </style:style>
    <style:style style:name="T2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37" style:parent-style-name="DefaultParagraphFont" style:family="text">
      <style:text-properties style:language-complex="he" style:country-complex="IL"/>
    </style:style>
    <style:style style:name="T2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41" style:parent-style-name="DefaultParagraphFont" style:family="text">
      <style:text-properties style:language-complex="he" style:country-complex="IL"/>
    </style:style>
    <style:style style:name="T2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45" style:parent-style-name="DefaultParagraphFont" style:family="text">
      <style:text-properties style:language-complex="he" style:country-complex="IL"/>
    </style:style>
    <style:style style:name="T2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49" style:parent-style-name="DefaultParagraphFont" style:family="text">
      <style:text-properties style:language-complex="he" style:country-complex="IL"/>
    </style:style>
    <style:style style:name="T2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53" style:parent-style-name="DefaultParagraphFont" style:family="text">
      <style:text-properties style:language-complex="he" style:country-complex="IL"/>
    </style:style>
    <style:style style:name="T27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57" style:parent-style-name="DefaultParagraphFont" style:family="text">
      <style:text-properties style:language-complex="he" style:country-complex="IL"/>
    </style:style>
    <style:style style:name="T2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61" style:parent-style-name="DefaultParagraphFont" style:family="text">
      <style:text-properties style:language-complex="he" style:country-complex="IL"/>
    </style:style>
    <style:style style:name="T2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65" style:parent-style-name="DefaultParagraphFont" style:family="text">
      <style:text-properties style:language-complex="he" style:country-complex="IL"/>
    </style:style>
    <style:style style:name="T2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70" style:parent-style-name="DefaultParagraphFont" style:family="text">
      <style:text-properties style:language-complex="he" style:country-complex="IL"/>
    </style:style>
    <style:style style:name="T2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74" style:parent-style-name="DefaultParagraphFont" style:family="text">
      <style:text-properties style:language-complex="he" style:country-complex="IL"/>
    </style:style>
    <style:style style:name="T2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78" style:parent-style-name="DefaultParagraphFont" style:family="text">
      <style:text-properties style:language-complex="he" style:country-complex="IL"/>
    </style:style>
    <style:style style:name="T2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82" style:parent-style-name="DefaultParagraphFont" style:family="text">
      <style:text-properties style:language-complex="he" style:country-complex="IL"/>
    </style:style>
    <style:style style:name="T2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86" style:parent-style-name="DefaultParagraphFont" style:family="text">
      <style:text-properties style:language-complex="he" style:country-complex="IL"/>
    </style:style>
    <style:style style:name="T2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90" style:parent-style-name="DefaultParagraphFont" style:family="text">
      <style:text-properties style:language-complex="he" style:country-complex="IL"/>
    </style:style>
    <style:style style:name="T2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94" style:parent-style-name="DefaultParagraphFont" style:family="text">
      <style:text-properties style:language-complex="he" style:country-complex="IL"/>
    </style:style>
    <style:style style:name="T2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98" style:parent-style-name="DefaultParagraphFont" style:family="text">
      <style:text-properties style:language-complex="he" style:country-complex="IL"/>
    </style:style>
    <style:style style:name="T27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02" style:parent-style-name="DefaultParagraphFont" style:family="text">
      <style:text-properties style:language-complex="he" style:country-complex="IL"/>
    </style:style>
    <style:style style:name="T2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06" style:parent-style-name="DefaultParagraphFont" style:family="text">
      <style:text-properties style:language-complex="he" style:country-complex="IL"/>
    </style:style>
    <style:style style:name="T2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10" style:parent-style-name="DefaultParagraphFont" style:family="text">
      <style:text-properties style:language-complex="he" style:country-complex="IL"/>
    </style:style>
    <style:style style:name="T28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14" style:parent-style-name="DefaultParagraphFont" style:family="text">
      <style:text-properties style:language-complex="he" style:country-complex="IL"/>
    </style:style>
    <style:style style:name="T2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18" style:parent-style-name="DefaultParagraphFont" style:family="text">
      <style:text-properties style:language-complex="he" style:country-complex="IL"/>
    </style:style>
    <style:style style:name="T2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22" style:parent-style-name="DefaultParagraphFont" style:family="text">
      <style:text-properties style:language-complex="he" style:country-complex="IL"/>
    </style:style>
    <style:style style:name="T2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26" style:parent-style-name="DefaultParagraphFont" style:family="text">
      <style:text-properties style:language-complex="he" style:country-complex="IL"/>
    </style:style>
    <style:style style:name="S29" style:family="section">
      <style:section-properties fo:margin-left="0in" fo:margin-right="0in" style:writing-mode="lr-tb"/>
    </style:style>
    <style:style style:name="P2827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828" style:parent-style-name="Normal" style:family="paragraph">
      <style:paragraph-properties fo:text-align="justify" style:writing-mode="rl-tb" fo:margin-top="0.0833in"/>
    </style:style>
    <style:style style:name="T2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34" style:parent-style-name="DefaultParagraphFont" style:family="text">
      <style:text-properties style:language-complex="he" style:country-complex="IL"/>
    </style:style>
    <style:style style:name="T2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38" style:parent-style-name="DefaultParagraphFont" style:family="text">
      <style:text-properties style:language-complex="he" style:country-complex="IL"/>
    </style:style>
    <style:style style:name="T2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42" style:parent-style-name="DefaultParagraphFont" style:family="text">
      <style:text-properties style:language-complex="he" style:country-complex="IL"/>
    </style:style>
    <style:style style:name="T2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46" style:parent-style-name="DefaultParagraphFont" style:family="text">
      <style:text-properties style:language-complex="he" style:country-complex="IL"/>
    </style:style>
    <style:style style:name="T2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50" style:parent-style-name="DefaultParagraphFont" style:family="text">
      <style:text-properties style:language-complex="he" style:country-complex="IL"/>
    </style:style>
    <style:style style:name="T28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54" style:parent-style-name="DefaultParagraphFont" style:family="text">
      <style:text-properties style:language-complex="he" style:country-complex="IL"/>
    </style:style>
    <style:style style:name="T2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58" style:parent-style-name="DefaultParagraphFont" style:family="text">
      <style:text-properties style:language-complex="he" style:country-complex="IL"/>
    </style:style>
    <style:style style:name="T2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62" style:parent-style-name="DefaultParagraphFont" style:family="text">
      <style:text-properties style:language-complex="he" style:country-complex="IL"/>
    </style:style>
    <style:style style:name="T2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66" style:parent-style-name="DefaultParagraphFont" style:family="text">
      <style:text-properties style:language-complex="he" style:country-complex="IL"/>
    </style:style>
    <style:style style:name="T2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70" style:parent-style-name="DefaultParagraphFont" style:family="text">
      <style:text-properties style:language-complex="he" style:country-complex="IL"/>
    </style:style>
    <style:style style:name="T28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74" style:parent-style-name="DefaultParagraphFont" style:family="text">
      <style:text-properties style:language-complex="he" style:country-complex="IL"/>
    </style:style>
    <style:style style:name="T2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78" style:parent-style-name="DefaultParagraphFont" style:family="text">
      <style:text-properties style:language-complex="he" style:country-complex="IL"/>
    </style:style>
    <style:style style:name="T2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82" style:parent-style-name="DefaultParagraphFont" style:family="text">
      <style:text-properties style:language-complex="he" style:country-complex="IL"/>
    </style:style>
    <style:style style:name="T2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86" style:parent-style-name="DefaultParagraphFont" style:family="text">
      <style:text-properties style:language-complex="he" style:country-complex="IL"/>
    </style:style>
    <style:style style:name="T2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90" style:parent-style-name="DefaultParagraphFont" style:family="text">
      <style:text-properties style:language-complex="he" style:country-complex="IL"/>
    </style:style>
    <style:style style:name="T2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94" style:parent-style-name="DefaultParagraphFont" style:family="text">
      <style:text-properties style:language-complex="he" style:country-complex="IL"/>
    </style:style>
    <style:style style:name="T2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98" style:parent-style-name="DefaultParagraphFont" style:family="text">
      <style:text-properties style:language-complex="he" style:country-complex="IL"/>
    </style:style>
    <style:style style:name="T28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02" style:parent-style-name="DefaultParagraphFont" style:family="text">
      <style:text-properties style:language-complex="he" style:country-complex="IL"/>
    </style:style>
    <style:style style:name="T2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06" style:parent-style-name="DefaultParagraphFont" style:family="text">
      <style:text-properties style:language-complex="he" style:country-complex="IL"/>
    </style:style>
    <style:style style:name="T2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10" style:parent-style-name="DefaultParagraphFont" style:family="text">
      <style:text-properties style:language-complex="he" style:country-complex="IL"/>
    </style:style>
    <style:style style:name="T2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14" style:parent-style-name="DefaultParagraphFont" style:family="text">
      <style:text-properties style:language-complex="he" style:country-complex="IL"/>
    </style:style>
    <style:style style:name="T2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18" style:parent-style-name="DefaultParagraphFont" style:family="text">
      <style:text-properties style:language-complex="he" style:country-complex="IL"/>
    </style:style>
    <style:style style:name="T2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22" style:parent-style-name="DefaultParagraphFont" style:family="text">
      <style:text-properties style:language-complex="he" style:country-complex="IL"/>
    </style:style>
    <style:style style:name="T2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26" style:parent-style-name="DefaultParagraphFont" style:family="text">
      <style:text-properties style:language-complex="he" style:country-complex="IL"/>
    </style:style>
    <style:style style:name="T2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30" style:parent-style-name="DefaultParagraphFont" style:family="text">
      <style:text-properties style:language-complex="he" style:country-complex="IL"/>
    </style:style>
    <style:style style:name="T2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34" style:parent-style-name="DefaultParagraphFont" style:family="text">
      <style:text-properties style:language-complex="he" style:country-complex="IL"/>
    </style:style>
    <style:style style:name="T2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38" style:parent-style-name="DefaultParagraphFont" style:family="text">
      <style:text-properties style:language-complex="he" style:country-complex="IL"/>
    </style:style>
    <style:style style:name="T2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42" style:parent-style-name="DefaultParagraphFont" style:family="text">
      <style:text-properties style:language-complex="he" style:country-complex="IL"/>
    </style:style>
    <style:style style:name="T2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46" style:parent-style-name="DefaultParagraphFont" style:family="text">
      <style:text-properties style:language-complex="he" style:country-complex="IL"/>
    </style:style>
    <style:style style:name="T29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50" style:parent-style-name="DefaultParagraphFont" style:family="text">
      <style:text-properties style:language-complex="he" style:country-complex="IL"/>
    </style:style>
    <style:style style:name="S30" style:family="section">
      <style:section-properties fo:margin-left="0in" fo:margin-right="0in" style:writing-mode="lr-tb"/>
    </style:style>
    <style:style style:name="P2951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952" style:parent-style-name="Normal" style:family="paragraph">
      <style:paragraph-properties fo:text-align="justify" style:writing-mode="rl-tb" fo:margin-top="0.0833in"/>
    </style:style>
    <style:style style:name="T29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56" style:parent-style-name="DefaultParagraphFont" style:family="text">
      <style:text-properties style:language-complex="he" style:country-complex="IL"/>
    </style:style>
    <style:style style:name="T2957" style:parent-style-name="DefaultParagraphFont" style:family="text">
      <style:text-properties style:language-complex="he" style:country-complex="IL"/>
    </style:style>
    <style:style style:name="T2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61" style:parent-style-name="DefaultParagraphFont" style:family="text">
      <style:text-properties style:language-complex="he" style:country-complex="IL"/>
    </style:style>
    <style:style style:name="T2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65" style:parent-style-name="DefaultParagraphFont" style:family="text">
      <style:text-properties style:language-complex="he" style:country-complex="IL"/>
    </style:style>
    <style:style style:name="T2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69" style:parent-style-name="DefaultParagraphFont" style:family="text">
      <style:text-properties style:language-complex="he" style:country-complex="IL"/>
    </style:style>
    <style:style style:name="T2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73" style:parent-style-name="DefaultParagraphFont" style:family="text">
      <style:text-properties style:language-complex="he" style:country-complex="IL"/>
    </style:style>
    <style:style style:name="T2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77" style:parent-style-name="DefaultParagraphFont" style:family="text">
      <style:text-properties style:language-complex="he" style:country-complex="IL"/>
    </style:style>
    <style:style style:name="T2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8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9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82" style:parent-style-name="DefaultParagraphFont" style:family="text">
      <style:text-properties style:language-complex="he" style:country-complex="IL"/>
    </style:style>
    <style:style style:name="T2983" style:parent-style-name="DefaultParagraphFont" style:family="text">
      <style:text-properties style:language-complex="he" style:country-complex="IL"/>
    </style:style>
    <style:style style:name="T2984" style:parent-style-name="DefaultParagraphFont" style:family="text">
      <style:text-properties style:language-complex="he" style:country-complex="IL"/>
    </style:style>
    <style:style style:name="T2985" style:parent-style-name="DefaultParagraphFont" style:family="text">
      <style:text-properties style:language-complex="he" style:country-complex="IL"/>
    </style:style>
    <style:style style:name="T2986" style:parent-style-name="DefaultParagraphFont" style:family="text">
      <style:text-properties style:language-complex="he" style:country-complex="IL"/>
    </style:style>
    <style:style style:name="T2987" style:parent-style-name="DefaultParagraphFont" style:family="text">
      <style:text-properties style:language-complex="he" style:country-complex="IL"/>
    </style:style>
    <style:style style:name="T2988" style:parent-style-name="DefaultParagraphFont" style:family="text">
      <style:text-properties style:language-complex="he" style:country-complex="IL"/>
    </style:style>
    <style:style style:name="P2989" style:parent-style-name="Normal" style:family="paragraph">
      <style:paragraph-properties fo:text-align="justify" style:writing-mode="rl-tb" fo:margin-top="0.0833in"/>
    </style:style>
    <style:style style:name="T2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93" style:parent-style-name="DefaultParagraphFont" style:family="text">
      <style:text-properties style:language-complex="he" style:country-complex="IL"/>
    </style:style>
    <style:style style:name="T2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97" style:parent-style-name="DefaultParagraphFont" style:family="text">
      <style:text-properties style:language-complex="he" style:country-complex="IL"/>
    </style:style>
    <style:style style:name="T2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01" style:parent-style-name="DefaultParagraphFont" style:family="text">
      <style:text-properties style:language-complex="he" style:country-complex="IL"/>
    </style:style>
    <style:style style:name="T3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05" style:parent-style-name="DefaultParagraphFont" style:family="text">
      <style:text-properties style:language-complex="he" style:country-complex="IL"/>
    </style:style>
    <style:style style:name="T3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09" style:parent-style-name="DefaultParagraphFont" style:family="text">
      <style:text-properties style:language-complex="he" style:country-complex="IL"/>
    </style:style>
    <style:style style:name="T3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13" style:parent-style-name="DefaultParagraphFont" style:family="text">
      <style:text-properties style:language-complex="he" style:country-complex="IL"/>
    </style:style>
    <style:style style:name="T3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17" style:parent-style-name="DefaultParagraphFont" style:family="text">
      <style:text-properties style:language-complex="he" style:country-complex="IL"/>
    </style:style>
    <style:style style:name="T3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21" style:parent-style-name="DefaultParagraphFont" style:family="text">
      <style:text-properties style:language-complex="he" style:country-complex="IL"/>
    </style:style>
    <style:style style:name="T3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25" style:parent-style-name="DefaultParagraphFont" style:family="text">
      <style:text-properties style:language-complex="he" style:country-complex="IL"/>
    </style:style>
    <style:style style:name="T3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29" style:parent-style-name="DefaultParagraphFont" style:family="text">
      <style:text-properties style:language-complex="he" style:country-complex="IL"/>
    </style:style>
    <style:style style:name="T3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33" style:parent-style-name="DefaultParagraphFont" style:family="text">
      <style:text-properties style:language-complex="he" style:country-complex="IL"/>
    </style:style>
    <style:style style:name="T3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37" style:parent-style-name="DefaultParagraphFont" style:family="text">
      <style:text-properties style:language-complex="he" style:country-complex="IL"/>
    </style:style>
    <style:style style:name="T3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41" style:parent-style-name="DefaultParagraphFont" style:family="text">
      <style:text-properties style:language-complex="he" style:country-complex="IL"/>
    </style:style>
    <style:style style:name="T3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45" style:parent-style-name="DefaultParagraphFont" style:family="text">
      <style:text-properties style:language-complex="he" style:country-complex="IL"/>
    </style:style>
    <style:style style:name="T3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49" style:parent-style-name="DefaultParagraphFont" style:family="text">
      <style:text-properties style:language-complex="he" style:country-complex="IL"/>
    </style:style>
    <style:style style:name="T3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53" style:parent-style-name="DefaultParagraphFont" style:family="text">
      <style:text-properties style:language-complex="he" style:country-complex="IL"/>
    </style:style>
    <style:style style:name="T3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57" style:parent-style-name="DefaultParagraphFont" style:family="text">
      <style:text-properties style:language-complex="he" style:country-complex="IL"/>
    </style:style>
    <style:style style:name="T3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61" style:parent-style-name="DefaultParagraphFont" style:family="text">
      <style:text-properties style:language-complex="he" style:country-complex="IL"/>
    </style:style>
    <style:style style:name="T30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65" style:parent-style-name="DefaultParagraphFont" style:family="text">
      <style:text-properties style:language-complex="he" style:country-complex="IL"/>
    </style:style>
    <style:style style:name="T3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69" style:parent-style-name="DefaultParagraphFont" style:family="text">
      <style:text-properties style:language-complex="he" style:country-complex="IL"/>
    </style:style>
    <style:style style:name="T3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73" style:parent-style-name="DefaultParagraphFont" style:family="text">
      <style:text-properties style:language-complex="he" style:country-complex="IL"/>
    </style:style>
    <style:style style:name="T3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77" style:parent-style-name="DefaultParagraphFont" style:family="text">
      <style:text-properties style:language-complex="he" style:country-complex="IL"/>
    </style:style>
    <style:style style:name="T3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81" style:parent-style-name="DefaultParagraphFont" style:family="text">
      <style:text-properties style:language-complex="he" style:country-complex="IL"/>
    </style:style>
    <style:style style:name="T3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85" style:parent-style-name="DefaultParagraphFont" style:family="text">
      <style:text-properties style:language-complex="he" style:country-complex="IL"/>
    </style:style>
    <style:style style:name="T3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89" style:parent-style-name="DefaultParagraphFont" style:family="text">
      <style:text-properties style:language-complex="he" style:country-complex="IL"/>
    </style:style>
    <style:style style:name="T3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93" style:parent-style-name="DefaultParagraphFont" style:family="text">
      <style:text-properties style:language-complex="he" style:country-complex="IL"/>
    </style:style>
    <style:style style:name="T3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97" style:parent-style-name="DefaultParagraphFont" style:family="text">
      <style:text-properties style:language-complex="he" style:country-complex="IL"/>
    </style:style>
    <style:style style:name="T3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01" style:parent-style-name="DefaultParagraphFont" style:family="text">
      <style:text-properties style:language-complex="he" style:country-complex="IL"/>
    </style:style>
    <style:style style:name="T3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05" style:parent-style-name="DefaultParagraphFont" style:family="text">
      <style:text-properties style:language-complex="he" style:country-complex="IL"/>
    </style:style>
    <style:style style:name="T3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09" style:parent-style-name="DefaultParagraphFont" style:family="text">
      <style:text-properties style:language-complex="he" style:country-complex="IL"/>
    </style:style>
    <style:style style:name="T3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13" style:parent-style-name="DefaultParagraphFont" style:family="text">
      <style:text-properties style:language-complex="he" style:country-complex="IL"/>
    </style:style>
    <style:style style:name="T3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17" style:parent-style-name="DefaultParagraphFont" style:family="text">
      <style:text-properties style:language-complex="he" style:country-complex="IL"/>
    </style:style>
    <style:style style:name="T3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2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1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22" style:parent-style-name="DefaultParagraphFont" style:family="text">
      <style:text-properties style:language-complex="he" style:country-complex="IL"/>
    </style:style>
    <style:style style:name="S31" style:family="section">
      <style:section-properties fo:margin-left="0in" fo:margin-right="0in" style:writing-mode="lr-tb"/>
    </style:style>
    <style:style style:name="P3123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124" style:parent-style-name="Normal" style:family="paragraph">
      <style:paragraph-properties fo:text-align="justify" style:writing-mode="rl-tb" fo:margin-top="0.0833in"/>
    </style:style>
    <style:style style:name="T3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27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P3128" style:parent-style-name="Normal" style:family="paragraph">
      <style:paragraph-properties fo:text-align="justify" style:writing-mode="rl-tb" fo:margin-top="0.0833in"/>
    </style:style>
    <style:style style:name="T3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32" style:parent-style-name="DefaultParagraphFont" style:family="text">
      <style:text-properties style:language-complex="he" style:country-complex="IL"/>
    </style:style>
    <style:style style:name="T3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36" style:parent-style-name="DefaultParagraphFont" style:family="text">
      <style:text-properties style:language-complex="he" style:country-complex="IL"/>
    </style:style>
    <style:style style:name="T3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40" style:parent-style-name="DefaultParagraphFont" style:family="text">
      <style:text-properties style:language-complex="he" style:country-complex="IL"/>
    </style:style>
    <style:style style:name="T3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4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1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45" style:parent-style-name="DefaultParagraphFont" style:family="text">
      <style:text-properties style:language-complex="he" style:country-complex="IL"/>
    </style:style>
    <style:style style:name="T3146" style:parent-style-name="DefaultParagraphFont" style:family="text">
      <style:text-properties style:language-complex="he" style:country-complex="IL"/>
    </style:style>
    <style:style style:name="T3147" style:parent-style-name="DefaultParagraphFont" style:family="text">
      <style:text-properties style:language-complex="he" style:country-complex="IL"/>
    </style:style>
    <style:style style:name="T3148" style:parent-style-name="DefaultParagraphFont" style:family="text">
      <style:text-properties style:language-complex="he" style:country-complex="IL"/>
    </style:style>
    <style:style style:name="T3149" style:parent-style-name="DefaultParagraphFont" style:family="text">
      <style:text-properties style:language-complex="he" style:country-complex="IL"/>
    </style:style>
    <style:style style:name="P3150" style:parent-style-name="Normal" style:family="paragraph">
      <style:paragraph-properties fo:text-align="justify" style:writing-mode="rl-tb" fo:margin-top="0.0833in"/>
    </style:style>
    <style:style style:name="T3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54" style:parent-style-name="DefaultParagraphFont" style:family="text">
      <style:text-properties style:language-complex="he" style:country-complex="IL"/>
    </style:style>
    <style:style style:name="T3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58" style:parent-style-name="DefaultParagraphFont" style:family="text">
      <style:text-properties style:language-complex="he" style:country-complex="IL"/>
    </style:style>
    <style:style style:name="T3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62" style:parent-style-name="DefaultParagraphFont" style:family="text">
      <style:text-properties style:language-complex="he" style:country-complex="IL"/>
    </style:style>
    <style:style style:name="T3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66" style:parent-style-name="DefaultParagraphFont" style:family="text">
      <style:text-properties style:language-complex="he" style:country-complex="IL"/>
    </style:style>
    <style:style style:name="T3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70" style:parent-style-name="DefaultParagraphFont" style:family="text">
      <style:text-properties style:language-complex="he" style:country-complex="IL"/>
    </style:style>
    <style:style style:name="T3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74" style:parent-style-name="DefaultParagraphFont" style:family="text">
      <style:text-properties style:language-complex="he" style:country-complex="IL"/>
    </style:style>
    <style:style style:name="T3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78" style:parent-style-name="DefaultParagraphFont" style:family="text">
      <style:text-properties style:language-complex="he" style:country-complex="IL"/>
    </style:style>
    <style:style style:name="T3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82" style:parent-style-name="DefaultParagraphFont" style:family="text">
      <style:text-properties style:language-complex="he" style:country-complex="IL"/>
    </style:style>
    <style:style style:name="T3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86" style:parent-style-name="DefaultParagraphFont" style:family="text">
      <style:text-properties style:language-complex="he" style:country-complex="IL"/>
    </style:style>
    <style:style style:name="T3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90" style:parent-style-name="DefaultParagraphFont" style:family="text">
      <style:text-properties style:language-complex="he" style:country-complex="IL"/>
    </style:style>
    <style:style style:name="T3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94" style:parent-style-name="DefaultParagraphFont" style:family="text">
      <style:text-properties style:language-complex="he" style:country-complex="IL"/>
    </style:style>
    <style:style style:name="T3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98" style:parent-style-name="DefaultParagraphFont" style:family="text">
      <style:text-properties style:language-complex="he" style:country-complex="IL"/>
    </style:style>
    <style:style style:name="T3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02" style:parent-style-name="DefaultParagraphFont" style:family="text">
      <style:text-properties style:language-complex="he" style:country-complex="IL"/>
    </style:style>
    <style:style style:name="T3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06" style:parent-style-name="DefaultParagraphFont" style:family="text">
      <style:text-properties style:language-complex="he" style:country-complex="IL"/>
    </style:style>
    <style:style style:name="T3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10" style:parent-style-name="DefaultParagraphFont" style:family="text">
      <style:text-properties style:language-complex="he" style:country-complex="IL"/>
    </style:style>
    <style:style style:name="T3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14" style:parent-style-name="DefaultParagraphFont" style:family="text">
      <style:text-properties style:language-complex="he" style:country-complex="IL"/>
    </style:style>
    <style:style style:name="T3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18" style:parent-style-name="DefaultParagraphFont" style:family="text">
      <style:text-properties style:language-complex="he" style:country-complex="IL"/>
    </style:style>
    <style:style style:name="S32" style:family="section">
      <style:section-properties fo:margin-left="0in" fo:margin-right="0in" style:writing-mode="lr-tb"/>
    </style:style>
    <style:style style:name="P3219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220" style:parent-style-name="Normal" style:family="paragraph">
      <style:paragraph-properties fo:text-align="justify" style:writing-mode="rl-tb" fo:margin-top="0.0833in"/>
    </style:style>
    <style:style style:name="T3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26" style:parent-style-name="DefaultParagraphFont" style:family="text">
      <style:text-properties style:language-complex="he" style:country-complex="IL"/>
    </style:style>
    <style:style style:name="T3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30" style:parent-style-name="DefaultParagraphFont" style:family="text">
      <style:text-properties style:language-complex="he" style:country-complex="IL"/>
    </style:style>
    <style:style style:name="T3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34" style:parent-style-name="DefaultParagraphFont" style:family="text">
      <style:text-properties style:language-complex="he" style:country-complex="IL"/>
    </style:style>
    <style:style style:name="T3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38" style:parent-style-name="DefaultParagraphFont" style:family="text">
      <style:text-properties style:language-complex="he" style:country-complex="IL"/>
    </style:style>
    <style:style style:name="T3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42" style:parent-style-name="DefaultParagraphFont" style:family="text">
      <style:text-properties style:language-complex="he" style:country-complex="IL"/>
    </style:style>
    <style:style style:name="T3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46" style:parent-style-name="DefaultParagraphFont" style:family="text">
      <style:text-properties style:language-complex="he" style:country-complex="IL"/>
    </style:style>
    <style:style style:name="T3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50" style:parent-style-name="DefaultParagraphFont" style:family="text">
      <style:text-properties style:language-complex="he" style:country-complex="IL"/>
    </style:style>
    <style:style style:name="T3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54" style:parent-style-name="DefaultParagraphFont" style:family="text">
      <style:text-properties style:language-complex="he" style:country-complex="IL"/>
    </style:style>
    <style:style style:name="T3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58" style:parent-style-name="DefaultParagraphFont" style:family="text">
      <style:text-properties style:language-complex="he" style:country-complex="IL"/>
    </style:style>
    <style:style style:name="T3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62" style:parent-style-name="DefaultParagraphFont" style:family="text">
      <style:text-properties style:language-complex="he" style:country-complex="IL"/>
    </style:style>
    <style:style style:name="T3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66" style:parent-style-name="DefaultParagraphFont" style:family="text">
      <style:text-properties style:language-complex="he" style:country-complex="IL"/>
    </style:style>
    <style:style style:name="T3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70" style:parent-style-name="DefaultParagraphFont" style:family="text">
      <style:text-properties style:language-complex="he" style:country-complex="IL"/>
    </style:style>
    <style:style style:name="T3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74" style:parent-style-name="DefaultParagraphFont" style:family="text">
      <style:text-properties style:language-complex="he" style:country-complex="IL"/>
    </style:style>
    <style:style style:name="T3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78" style:parent-style-name="DefaultParagraphFont" style:family="text">
      <style:text-properties style:language-complex="he" style:country-complex="IL"/>
    </style:style>
    <style:style style:name="T3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82" style:parent-style-name="DefaultParagraphFont" style:family="text">
      <style:text-properties style:language-complex="he" style:country-complex="IL"/>
    </style:style>
    <style:style style:name="T3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86" style:parent-style-name="DefaultParagraphFont" style:family="text">
      <style:text-properties style:language-complex="he" style:country-complex="IL"/>
    </style:style>
    <style:style style:name="T3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90" style:parent-style-name="DefaultParagraphFont" style:family="text">
      <style:text-properties style:language-complex="he" style:country-complex="IL"/>
    </style:style>
    <style:style style:name="T3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94" style:parent-style-name="DefaultParagraphFont" style:family="text">
      <style:text-properties style:language-complex="he" style:country-complex="IL"/>
    </style:style>
    <style:style style:name="T3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98" style:parent-style-name="DefaultParagraphFont" style:family="text">
      <style:text-properties style:language-complex="he" style:country-complex="IL"/>
    </style:style>
    <style:style style:name="T3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03" style:parent-style-name="DefaultParagraphFont" style:family="text">
      <style:text-properties style:language-complex="he" style:country-complex="IL"/>
    </style:style>
    <style:style style:name="T3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07" style:parent-style-name="DefaultParagraphFont" style:family="text">
      <style:text-properties style:language-complex="he" style:country-complex="IL"/>
    </style:style>
    <style:style style:name="T3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11" style:parent-style-name="DefaultParagraphFont" style:family="text">
      <style:text-properties style:language-complex="he" style:country-complex="IL"/>
    </style:style>
    <style:style style:name="T3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15" style:parent-style-name="DefaultParagraphFont" style:family="text">
      <style:text-properties style:language-complex="he" style:country-complex="IL"/>
    </style:style>
    <style:style style:name="T3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19" style:parent-style-name="DefaultParagraphFont" style:family="text">
      <style:text-properties style:language-complex="he" style:country-complex="IL"/>
    </style:style>
    <style:style style:name="T3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23" style:parent-style-name="DefaultParagraphFont" style:family="text">
      <style:text-properties style:language-complex="he" style:country-complex="IL"/>
    </style:style>
    <style:style style:name="T3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27" style:parent-style-name="DefaultParagraphFont" style:family="text">
      <style:text-properties style:language-complex="he" style:country-complex="IL"/>
    </style:style>
    <style:style style:name="T3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31" style:parent-style-name="DefaultParagraphFont" style:family="text">
      <style:text-properties style:language-complex="he" style:country-complex="IL"/>
    </style:style>
    <style:style style:name="T3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35" style:parent-style-name="DefaultParagraphFont" style:family="text">
      <style:text-properties style:language-complex="he" style:country-complex="IL"/>
    </style:style>
    <style:style style:name="T3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39" style:parent-style-name="DefaultParagraphFont" style:family="text">
      <style:text-properties style:language-complex="he" style:country-complex="IL"/>
    </style:style>
    <style:style style:name="T3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43" style:parent-style-name="DefaultParagraphFont" style:family="text">
      <style:text-properties style:language-complex="he" style:country-complex="IL"/>
    </style:style>
    <style:style style:name="T3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47" style:parent-style-name="DefaultParagraphFont" style:family="text">
      <style:text-properties style:language-complex="he" style:country-complex="IL"/>
    </style:style>
    <style:style style:name="T3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5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3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52" style:parent-style-name="DefaultParagraphFont" style:family="text">
      <style:text-properties style:language-complex="he" style:country-complex="IL"/>
    </style:style>
    <style:style style:name="S33" style:family="section">
      <style:section-properties fo:margin-left="0in" fo:margin-right="0in" style:writing-mode="lr-tb"/>
    </style:style>
    <style:style style:name="P3353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354" style:parent-style-name="Normal" style:family="paragraph">
      <style:paragraph-properties fo:text-align="justify" style:writing-mode="rl-tb" fo:margin-top="0.0833in"/>
    </style:style>
    <style:style style:name="T3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60" style:parent-style-name="DefaultParagraphFont" style:family="text">
      <style:text-properties style:language-complex="he" style:country-complex="IL"/>
    </style:style>
    <style:style style:name="T3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64" style:parent-style-name="DefaultParagraphFont" style:family="text">
      <style:text-properties style:language-complex="he" style:country-complex="IL"/>
    </style:style>
    <style:style style:name="T3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68" style:parent-style-name="DefaultParagraphFont" style:family="text">
      <style:text-properties style:language-complex="he" style:country-complex="IL"/>
    </style:style>
    <style:style style:name="T3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72" style:parent-style-name="DefaultParagraphFont" style:family="text">
      <style:text-properties style:language-complex="he" style:country-complex="IL"/>
    </style:style>
    <style:style style:name="T3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76" style:parent-style-name="DefaultParagraphFont" style:family="text">
      <style:text-properties style:language-complex="he" style:country-complex="IL"/>
    </style:style>
    <style:style style:name="T3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80" style:parent-style-name="DefaultParagraphFont" style:family="text">
      <style:text-properties style:language-complex="he" style:country-complex="IL"/>
    </style:style>
    <style:style style:name="T3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84" style:parent-style-name="DefaultParagraphFont" style:family="text">
      <style:text-properties style:language-complex="he" style:country-complex="IL"/>
    </style:style>
    <style:style style:name="T3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88" style:parent-style-name="DefaultParagraphFont" style:family="text">
      <style:text-properties style:language-complex="he" style:country-complex="IL"/>
    </style:style>
    <style:style style:name="T3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92" style:parent-style-name="DefaultParagraphFont" style:family="text">
      <style:text-properties style:language-complex="he" style:country-complex="IL"/>
    </style:style>
    <style:style style:name="T3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96" style:parent-style-name="DefaultParagraphFont" style:family="text">
      <style:text-properties style:language-complex="he" style:country-complex="IL"/>
    </style:style>
    <style:style style:name="T3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00" style:parent-style-name="DefaultParagraphFont" style:family="text">
      <style:text-properties style:language-complex="he" style:country-complex="IL"/>
    </style:style>
    <style:style style:name="T3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04" style:parent-style-name="DefaultParagraphFont" style:family="text">
      <style:text-properties style:language-complex="he" style:country-complex="IL"/>
    </style:style>
    <style:style style:name="T3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08" style:parent-style-name="DefaultParagraphFont" style:family="text">
      <style:text-properties style:language-complex="he" style:country-complex="IL"/>
    </style:style>
    <style:style style:name="T3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12" style:parent-style-name="DefaultParagraphFont" style:family="text">
      <style:text-properties style:language-complex="he" style:country-complex="IL"/>
    </style:style>
    <style:style style:name="T3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16" style:parent-style-name="DefaultParagraphFont" style:family="text">
      <style:text-properties style:language-complex="he" style:country-complex="IL"/>
    </style:style>
    <style:style style:name="T3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20" style:parent-style-name="DefaultParagraphFont" style:family="text">
      <style:text-properties style:language-complex="he" style:country-complex="IL"/>
    </style:style>
    <style:style style:name="T3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24" style:parent-style-name="DefaultParagraphFont" style:family="text">
      <style:text-properties style:language-complex="he" style:country-complex="IL"/>
    </style:style>
    <style:style style:name="T3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28" style:parent-style-name="DefaultParagraphFont" style:family="text">
      <style:text-properties style:language-complex="he" style:country-complex="IL"/>
    </style:style>
    <style:style style:name="T3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32" style:parent-style-name="DefaultParagraphFont" style:family="text">
      <style:text-properties style:language-complex="he" style:country-complex="IL"/>
    </style:style>
    <style:style style:name="T3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36" style:parent-style-name="DefaultParagraphFont" style:family="text">
      <style:text-properties style:language-complex="he" style:country-complex="IL"/>
    </style:style>
    <style:style style:name="T3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40" style:parent-style-name="DefaultParagraphFont" style:family="text">
      <style:text-properties style:language-complex="he" style:country-complex="IL"/>
    </style:style>
    <style:style style:name="T34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44" style:parent-style-name="DefaultParagraphFont" style:family="text">
      <style:text-properties style:language-complex="he" style:country-complex="IL"/>
    </style:style>
    <style:style style:name="T3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48" style:parent-style-name="DefaultParagraphFont" style:family="text">
      <style:text-properties style:language-complex="he" style:country-complex="IL"/>
    </style:style>
    <style:style style:name="T3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52" style:parent-style-name="DefaultParagraphFont" style:family="text">
      <style:text-properties style:language-complex="he" style:country-complex="IL"/>
    </style:style>
    <style:style style:name="T3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56" style:parent-style-name="DefaultParagraphFont" style:family="text">
      <style:text-properties style:language-complex="he" style:country-complex="IL"/>
    </style:style>
    <style:style style:name="T3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60" style:parent-style-name="DefaultParagraphFont" style:family="text">
      <style:text-properties style:language-complex="he" style:country-complex="IL"/>
    </style:style>
    <style:style style:name="T3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64" style:parent-style-name="DefaultParagraphFont" style:family="text">
      <style:text-properties style:language-complex="he" style:country-complex="IL"/>
    </style:style>
    <style:style style:name="T3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68" style:parent-style-name="DefaultParagraphFont" style:family="text">
      <style:text-properties style:language-complex="he" style:country-complex="IL"/>
    </style:style>
    <style:style style:name="T3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72" style:parent-style-name="DefaultParagraphFont" style:family="text">
      <style:text-properties style:language-complex="he" style:country-complex="IL"/>
    </style:style>
    <style:style style:name="T3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76" style:parent-style-name="DefaultParagraphFont" style:family="text">
      <style:text-properties style:language-complex="he" style:country-complex="IL"/>
    </style:style>
    <style:style style:name="T3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80" style:parent-style-name="DefaultParagraphFont" style:family="text">
      <style:text-properties style:language-complex="he" style:country-complex="IL"/>
    </style:style>
    <style:style style:name="T3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84" style:parent-style-name="DefaultParagraphFont" style:family="text">
      <style:text-properties style:language-complex="he" style:country-complex="IL"/>
    </style:style>
    <style:style style:name="T3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88" style:parent-style-name="DefaultParagraphFont" style:family="text">
      <style:text-properties style:language-complex="he" style:country-complex="IL"/>
    </style:style>
    <style:style style:name="T3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93" style:parent-style-name="DefaultParagraphFont" style:family="text">
      <style:text-properties style:language-complex="he" style:country-complex="IL"/>
    </style:style>
    <style:style style:name="T3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97" style:parent-style-name="DefaultParagraphFont" style:family="text">
      <style:text-properties style:language-complex="he" style:country-complex="IL"/>
    </style:style>
    <style:style style:name="T3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0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5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02" style:parent-style-name="DefaultParagraphFont" style:family="text">
      <style:text-properties style:language-complex="he" style:country-complex="IL"/>
    </style:style>
    <style:style style:name="S34" style:family="section">
      <style:section-properties fo:margin-left="0in" fo:margin-right="0in" style:writing-mode="lr-tb"/>
    </style:style>
    <style:style style:name="P3503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504" style:parent-style-name="Normal" style:family="paragraph">
      <style:paragraph-properties fo:text-align="justify" style:writing-mode="rl-tb" fo:margin-top="0.0833in"/>
    </style:style>
    <style:style style:name="T3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10" style:parent-style-name="DefaultParagraphFont" style:family="text">
      <style:text-properties style:language-complex="he" style:country-complex="IL"/>
    </style:style>
    <style:style style:name="T3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14" style:parent-style-name="DefaultParagraphFont" style:family="text">
      <style:text-properties style:language-complex="he" style:country-complex="IL"/>
    </style:style>
    <style:style style:name="T3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18" style:parent-style-name="DefaultParagraphFont" style:family="text">
      <style:text-properties style:language-complex="he" style:country-complex="IL"/>
    </style:style>
    <style:style style:name="T3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22" style:parent-style-name="DefaultParagraphFont" style:family="text">
      <style:text-properties style:language-complex="he" style:country-complex="IL"/>
    </style:style>
    <style:style style:name="T3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26" style:parent-style-name="DefaultParagraphFont" style:family="text">
      <style:text-properties style:language-complex="he" style:country-complex="IL"/>
    </style:style>
    <style:style style:name="T3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30" style:parent-style-name="DefaultParagraphFont" style:family="text">
      <style:text-properties style:language-complex="he" style:country-complex="IL"/>
    </style:style>
    <style:style style:name="T3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34" style:parent-style-name="DefaultParagraphFont" style:family="text">
      <style:text-properties style:language-complex="he" style:country-complex="IL"/>
    </style:style>
    <style:style style:name="T3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38" style:parent-style-name="DefaultParagraphFont" style:family="text">
      <style:text-properties style:language-complex="he" style:country-complex="IL"/>
    </style:style>
    <style:style style:name="T3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42" style:parent-style-name="DefaultParagraphFont" style:family="text">
      <style:text-properties style:language-complex="he" style:country-complex="IL"/>
    </style:style>
    <style:style style:name="T3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46" style:parent-style-name="DefaultParagraphFont" style:family="text">
      <style:text-properties style:language-complex="he" style:country-complex="IL"/>
    </style:style>
    <style:style style:name="T3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50" style:parent-style-name="DefaultParagraphFont" style:family="text">
      <style:text-properties style:language-complex="he" style:country-complex="IL"/>
    </style:style>
    <style:style style:name="T3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54" style:parent-style-name="DefaultParagraphFont" style:family="text">
      <style:text-properties style:language-complex="he" style:country-complex="IL"/>
    </style:style>
    <style:style style:name="T3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58" style:parent-style-name="DefaultParagraphFont" style:family="text">
      <style:text-properties style:language-complex="he" style:country-complex="IL"/>
    </style:style>
    <style:style style:name="T3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62" style:parent-style-name="DefaultParagraphFont" style:family="text">
      <style:text-properties style:language-complex="he" style:country-complex="IL"/>
    </style:style>
    <style:style style:name="T3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6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5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67" style:parent-style-name="DefaultParagraphFont" style:family="text">
      <style:text-properties style:language-complex="he" style:country-complex="IL"/>
    </style:style>
    <style:style style:name="S35" style:family="section">
      <style:section-properties fo:margin-left="0in" fo:margin-right="0in" style:writing-mode="lr-tb"/>
    </style:style>
    <style:style style:name="P3568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569" style:parent-style-name="Normal" style:family="paragraph">
      <style:paragraph-properties fo:text-align="justify" style:writing-mode="rl-tb" fo:margin-top="0.0833in"/>
    </style:style>
    <style:style style:name="T3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75" style:parent-style-name="DefaultParagraphFont" style:family="text">
      <style:text-properties style:language-complex="he" style:country-complex="IL"/>
    </style:style>
    <style:style style:name="T3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79" style:parent-style-name="DefaultParagraphFont" style:family="text">
      <style:text-properties style:language-complex="he" style:country-complex="IL"/>
    </style:style>
    <style:style style:name="T3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83" style:parent-style-name="DefaultParagraphFont" style:family="text">
      <style:text-properties style:language-complex="he" style:country-complex="IL"/>
    </style:style>
    <style:style style:name="T3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87" style:parent-style-name="DefaultParagraphFont" style:family="text">
      <style:text-properties style:language-complex="he" style:country-complex="IL"/>
    </style:style>
    <style:style style:name="T3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91" style:parent-style-name="DefaultParagraphFont" style:family="text">
      <style:text-properties style:language-complex="he" style:country-complex="IL"/>
    </style:style>
    <style:style style:name="T3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95" style:parent-style-name="DefaultParagraphFont" style:family="text">
      <style:text-properties style:language-complex="he" style:country-complex="IL"/>
    </style:style>
    <style:style style:name="T35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99" style:parent-style-name="DefaultParagraphFont" style:family="text">
      <style:text-properties style:language-complex="he" style:country-complex="IL"/>
    </style:style>
    <style:style style:name="T3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03" style:parent-style-name="DefaultParagraphFont" style:family="text">
      <style:text-properties style:language-complex="he" style:country-complex="IL"/>
    </style:style>
    <style:style style:name="T3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07" style:parent-style-name="DefaultParagraphFont" style:family="text">
      <style:text-properties style:language-complex="he" style:country-complex="IL"/>
    </style:style>
    <style:style style:name="T3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11" style:parent-style-name="DefaultParagraphFont" style:family="text">
      <style:text-properties style:language-complex="he" style:country-complex="IL"/>
    </style:style>
    <style:style style:name="T3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15" style:parent-style-name="DefaultParagraphFont" style:family="text">
      <style:text-properties style:language-complex="he" style:country-complex="IL"/>
    </style:style>
    <style:style style:name="T3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19" style:parent-style-name="DefaultParagraphFont" style:family="text">
      <style:text-properties style:language-complex="he" style:country-complex="IL"/>
    </style:style>
    <style:style style:name="T3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23" style:parent-style-name="DefaultParagraphFont" style:family="text">
      <style:text-properties style:language-complex="he" style:country-complex="IL"/>
    </style:style>
    <style:style style:name="T3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27" style:parent-style-name="DefaultParagraphFont" style:family="text">
      <style:text-properties style:language-complex="he" style:country-complex="IL"/>
    </style:style>
    <style:style style:name="T3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31" style:parent-style-name="DefaultParagraphFont" style:family="text">
      <style:text-properties style:language-complex="he" style:country-complex="IL"/>
    </style:style>
    <style:style style:name="T3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35" style:parent-style-name="DefaultParagraphFont" style:family="text">
      <style:text-properties style:language-complex="he" style:country-complex="IL"/>
    </style:style>
    <style:style style:name="T3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39" style:parent-style-name="DefaultParagraphFont" style:family="text">
      <style:text-properties style:language-complex="he" style:country-complex="IL"/>
    </style:style>
    <style:style style:name="T3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43" style:parent-style-name="DefaultParagraphFont" style:family="text">
      <style:text-properties style:language-complex="he" style:country-complex="IL"/>
    </style:style>
    <style:style style:name="T3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47" style:parent-style-name="DefaultParagraphFont" style:family="text">
      <style:text-properties style:language-complex="he" style:country-complex="IL"/>
    </style:style>
    <style:style style:name="T3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51" style:parent-style-name="DefaultParagraphFont" style:family="text">
      <style:text-properties style:language-complex="he" style:country-complex="IL"/>
    </style:style>
    <style:style style:name="T3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55" style:parent-style-name="DefaultParagraphFont" style:family="text">
      <style:text-properties style:language-complex="he" style:country-complex="IL"/>
    </style:style>
    <style:style style:name="T3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59" style:parent-style-name="DefaultParagraphFont" style:family="text">
      <style:text-properties style:language-complex="he" style:country-complex="IL"/>
    </style:style>
    <style:style style:name="T3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64" style:parent-style-name="DefaultParagraphFont" style:family="text">
      <style:text-properties style:language-complex="he" style:country-complex="IL"/>
    </style:style>
    <style:style style:name="T3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68" style:parent-style-name="DefaultParagraphFont" style:family="text">
      <style:text-properties style:language-complex="he" style:country-complex="IL"/>
    </style:style>
    <style:style style:name="T3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72" style:parent-style-name="DefaultParagraphFont" style:family="text">
      <style:text-properties style:language-complex="he" style:country-complex="IL"/>
    </style:style>
    <style:style style:name="T3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76" style:parent-style-name="DefaultParagraphFont" style:family="text">
      <style:text-properties style:language-complex="he" style:country-complex="IL"/>
    </style:style>
    <style:style style:name="T3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80" style:parent-style-name="DefaultParagraphFont" style:family="text">
      <style:text-properties style:language-complex="he" style:country-complex="IL"/>
    </style:style>
    <style:style style:name="T3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84" style:parent-style-name="DefaultParagraphFont" style:family="text">
      <style:text-properties style:language-complex="he" style:country-complex="IL"/>
    </style:style>
    <style:style style:name="T3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88" style:parent-style-name="DefaultParagraphFont" style:family="text">
      <style:text-properties style:language-complex="he" style:country-complex="IL"/>
    </style:style>
    <style:style style:name="T3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92" style:parent-style-name="DefaultParagraphFont" style:family="text">
      <style:text-properties style:language-complex="he" style:country-complex="IL"/>
    </style:style>
    <style:style style:name="T36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96" style:parent-style-name="DefaultParagraphFont" style:family="text">
      <style:text-properties style:language-complex="he" style:country-complex="IL"/>
    </style:style>
    <style:style style:name="T3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00" style:parent-style-name="DefaultParagraphFont" style:family="text">
      <style:text-properties style:language-complex="he" style:country-complex="IL"/>
    </style:style>
    <style:style style:name="S36" style:family="section">
      <style:section-properties fo:margin-left="0in" fo:margin-right="0in" style:writing-mode="lr-tb"/>
    </style:style>
    <style:style style:name="P3701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702" style:parent-style-name="Normal" style:family="paragraph">
      <style:paragraph-properties fo:text-align="justify" style:writing-mode="rl-tb" fo:margin-top="0.0833in"/>
    </style:style>
    <style:style style:name="T3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08" style:parent-style-name="DefaultParagraphFont" style:family="text">
      <style:text-properties style:language-complex="he" style:country-complex="IL"/>
    </style:style>
    <style:style style:name="T3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12" style:parent-style-name="DefaultParagraphFont" style:family="text">
      <style:text-properties style:language-complex="he" style:country-complex="IL"/>
    </style:style>
    <style:style style:name="T3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16" style:parent-style-name="DefaultParagraphFont" style:family="text">
      <style:text-properties style:language-complex="he" style:country-complex="IL"/>
    </style:style>
    <style:style style:name="T3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20" style:parent-style-name="DefaultParagraphFont" style:family="text">
      <style:text-properties style:language-complex="he" style:country-complex="IL"/>
    </style:style>
    <style:style style:name="T37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24" style:parent-style-name="DefaultParagraphFont" style:family="text">
      <style:text-properties style:language-complex="he" style:country-complex="IL"/>
    </style:style>
    <style:style style:name="T3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28" style:parent-style-name="DefaultParagraphFont" style:family="text">
      <style:text-properties style:language-complex="he" style:country-complex="IL"/>
    </style:style>
    <style:style style:name="T3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32" style:parent-style-name="DefaultParagraphFont" style:family="text">
      <style:text-properties style:language-complex="he" style:country-complex="IL"/>
    </style:style>
    <style:style style:name="T3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36" style:parent-style-name="DefaultParagraphFont" style:family="text">
      <style:text-properties style:language-complex="he" style:country-complex="IL"/>
    </style:style>
    <style:style style:name="T3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40" style:parent-style-name="DefaultParagraphFont" style:family="text">
      <style:text-properties style:language-complex="he" style:country-complex="IL"/>
    </style:style>
    <style:style style:name="T3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44" style:parent-style-name="DefaultParagraphFont" style:family="text">
      <style:text-properties style:language-complex="he" style:country-complex="IL"/>
    </style:style>
    <style:style style:name="T3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48" style:parent-style-name="DefaultParagraphFont" style:family="text">
      <style:text-properties style:language-complex="he" style:country-complex="IL"/>
    </style:style>
    <style:style style:name="T3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52" style:parent-style-name="DefaultParagraphFont" style:family="text">
      <style:text-properties style:language-complex="he" style:country-complex="IL"/>
    </style:style>
    <style:style style:name="T3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56" style:parent-style-name="DefaultParagraphFont" style:family="text">
      <style:text-properties style:language-complex="he" style:country-complex="IL"/>
    </style:style>
    <style:style style:name="T3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60" style:parent-style-name="DefaultParagraphFont" style:family="text">
      <style:text-properties style:language-complex="he" style:country-complex="IL"/>
    </style:style>
    <style:style style:name="T3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64" style:parent-style-name="DefaultParagraphFont" style:family="text">
      <style:text-properties style:language-complex="he" style:country-complex="IL"/>
    </style:style>
    <style:style style:name="T3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68" style:parent-style-name="DefaultParagraphFont" style:family="text">
      <style:text-properties style:language-complex="he" style:country-complex="IL"/>
    </style:style>
    <style:style style:name="T3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72" style:parent-style-name="DefaultParagraphFont" style:family="text">
      <style:text-properties style:language-complex="he" style:country-complex="IL"/>
    </style:style>
    <style:style style:name="T3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76" style:parent-style-name="DefaultParagraphFont" style:family="text">
      <style:text-properties style:language-complex="he" style:country-complex="IL"/>
    </style:style>
    <style:style style:name="T3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80" style:parent-style-name="DefaultParagraphFont" style:family="text">
      <style:text-properties style:language-complex="he" style:country-complex="IL"/>
    </style:style>
    <style:style style:name="T3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84" style:parent-style-name="DefaultParagraphFont" style:family="text">
      <style:text-properties style:language-complex="he" style:country-complex="IL"/>
    </style:style>
    <style:style style:name="T3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88" style:parent-style-name="DefaultParagraphFont" style:family="text">
      <style:text-properties style:language-complex="he" style:country-complex="IL"/>
    </style:style>
    <style:style style:name="T3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92" style:parent-style-name="DefaultParagraphFont" style:family="text">
      <style:text-properties style:language-complex="he" style:country-complex="IL"/>
    </style:style>
    <style:style style:name="T3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9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7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97" style:parent-style-name="DefaultParagraphFont" style:family="text">
      <style:text-properties style:language-complex="he" style:country-complex="IL"/>
    </style:style>
    <style:style style:name="S37" style:family="section">
      <style:section-properties fo:margin-left="0in" fo:margin-right="0in" style:writing-mode="lr-tb"/>
    </style:style>
    <style:style style:name="P3798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799" style:parent-style-name="Normal" style:family="paragraph">
      <style:paragraph-properties fo:text-align="justify" style:writing-mode="rl-tb" fo:margin-top="0.0833in"/>
    </style:style>
    <style:style style:name="T3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03" style:parent-style-name="DefaultParagraphFont" style:family="text">
      <style:text-properties style:language-complex="he" style:country-complex="IL"/>
    </style:style>
    <style:style style:name="T3804" style:parent-style-name="DefaultParagraphFont" style:family="text">
      <style:text-properties style:language-complex="he" style:country-complex="IL"/>
    </style:style>
    <style:style style:name="T38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08" style:parent-style-name="DefaultParagraphFont" style:family="text">
      <style:text-properties style:language-complex="he" style:country-complex="IL"/>
    </style:style>
    <style:style style:name="T3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12" style:parent-style-name="DefaultParagraphFont" style:family="text">
      <style:text-properties style:language-complex="he" style:country-complex="IL"/>
    </style:style>
    <style:style style:name="T3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16" style:parent-style-name="DefaultParagraphFont" style:family="text">
      <style:text-properties style:language-complex="he" style:country-complex="IL"/>
    </style:style>
    <style:style style:name="T3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20" style:parent-style-name="DefaultParagraphFont" style:family="text">
      <style:text-properties style:language-complex="he" style:country-complex="IL"/>
    </style:style>
    <style:style style:name="T3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24" style:parent-style-name="DefaultParagraphFont" style:family="text">
      <style:text-properties style:language-complex="he" style:country-complex="IL"/>
    </style:style>
    <style:style style:name="T38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28" style:parent-style-name="DefaultParagraphFont" style:family="text">
      <style:text-properties style:language-complex="he" style:country-complex="IL"/>
    </style:style>
    <style:style style:name="T3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33" style:parent-style-name="DefaultParagraphFont" style:family="text">
      <style:text-properties style:language-complex="he" style:country-complex="IL"/>
    </style:style>
    <style:style style:name="T3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37" style:parent-style-name="DefaultParagraphFont" style:family="text">
      <style:text-properties style:language-complex="he" style:country-complex="IL"/>
    </style:style>
    <style:style style:name="T3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41" style:parent-style-name="DefaultParagraphFont" style:family="text">
      <style:text-properties style:language-complex="he" style:country-complex="IL"/>
    </style:style>
    <style:style style:name="T3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45" style:parent-style-name="DefaultParagraphFont" style:family="text">
      <style:text-properties style:language-complex="he" style:country-complex="IL"/>
    </style:style>
    <style:style style:name="T3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49" style:parent-style-name="DefaultParagraphFont" style:family="text">
      <style:text-properties style:language-complex="he" style:country-complex="IL"/>
    </style:style>
    <style:style style:name="T3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52" style:parent-style-name="DefaultParagraphFont" style:family="text">
      <style:text-properties style:font-name="Ezra SIL" style:font-name-complex="Ezra SIL" style:text-position="21.4% 100%" fo:font-size="14pt" style:font-size-asian="14pt" style:font-size-complex="14pt" style:language-complex="he" style:country-complex="IL"/>
    </style:style>
    <style:style style:name="T38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55" style:parent-style-name="DefaultParagraphFont" style:family="text">
      <style:text-properties style:language-complex="he" style:country-complex="IL"/>
    </style:style>
    <style:style style:name="T3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59" style:parent-style-name="DefaultParagraphFont" style:family="text">
      <style:text-properties style:language-complex="he" style:country-complex="IL"/>
    </style:style>
    <style:style style:name="T38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62" style:parent-style-name="DefaultParagraphFont" style:family="text">
      <style:text-properties style:font-name="Ezra SIL" style:font-name-complex="Ezra SIL" style:text-position="21.4% 100%" fo:font-size="14pt" style:font-size-asian="14pt" style:font-size-complex="14pt" style:language-complex="he" style:country-complex="IL"/>
    </style:style>
    <style:style style:name="T38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65" style:parent-style-name="DefaultParagraphFont" style:family="text">
      <style:text-properties style:language-complex="he" style:country-complex="IL"/>
    </style:style>
    <style:style style:name="T3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69" style:parent-style-name="DefaultParagraphFont" style:family="text">
      <style:text-properties style:language-complex="he" style:country-complex="IL"/>
    </style:style>
    <style:style style:name="T3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73" style:parent-style-name="DefaultParagraphFont" style:family="text">
      <style:text-properties style:language-complex="he" style:country-complex="IL"/>
    </style:style>
    <style:style style:name="T38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77" style:parent-style-name="DefaultParagraphFont" style:family="text">
      <style:text-properties style:language-complex="he" style:country-complex="IL"/>
    </style:style>
    <style:style style:name="T3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81" style:parent-style-name="DefaultParagraphFont" style:family="text">
      <style:text-properties style:language-complex="he" style:country-complex="IL"/>
    </style:style>
    <style:style style:name="T3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85" style:parent-style-name="DefaultParagraphFont" style:family="text">
      <style:text-properties style:language-complex="he" style:country-complex="IL"/>
    </style:style>
    <style:style style:name="T3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89" style:parent-style-name="DefaultParagraphFont" style:family="text">
      <style:text-properties style:language-complex="he" style:country-complex="IL"/>
    </style:style>
    <style:style style:name="T38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93" style:parent-style-name="DefaultParagraphFont" style:family="text">
      <style:text-properties style:language-complex="he" style:country-complex="IL"/>
    </style:style>
    <style:style style:name="T3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97" style:parent-style-name="DefaultParagraphFont" style:family="text">
      <style:text-properties style:language-complex="he" style:country-complex="IL"/>
    </style:style>
    <style:style style:name="T3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01" style:parent-style-name="DefaultParagraphFont" style:family="text">
      <style:text-properties style:language-complex="he" style:country-complex="IL"/>
    </style:style>
    <style:style style:name="T39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05" style:parent-style-name="DefaultParagraphFont" style:family="text">
      <style:text-properties style:language-complex="he" style:country-complex="IL"/>
    </style:style>
    <style:style style:name="T3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09" style:parent-style-name="DefaultParagraphFont" style:family="text">
      <style:text-properties style:language-complex="he" style:country-complex="IL"/>
    </style:style>
    <style:style style:name="T3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13" style:parent-style-name="DefaultParagraphFont" style:family="text">
      <style:text-properties style:language-complex="he" style:country-complex="IL"/>
    </style:style>
    <style:style style:name="T3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17" style:parent-style-name="DefaultParagraphFont" style:family="text">
      <style:text-properties style:language-complex="he" style:country-complex="IL"/>
    </style:style>
    <style:style style:name="T3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21" style:parent-style-name="DefaultParagraphFont" style:family="text">
      <style:text-properties style:language-complex="he" style:country-complex="IL"/>
    </style:style>
    <style:style style:name="T3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25" style:parent-style-name="DefaultParagraphFont" style:family="text">
      <style:text-properties style:language-complex="he" style:country-complex="IL"/>
    </style:style>
    <style:style style:name="T3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29" style:parent-style-name="DefaultParagraphFont" style:family="text">
      <style:text-properties style:language-complex="he" style:country-complex="IL"/>
    </style:style>
    <style:style style:name="T3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33" style:parent-style-name="DefaultParagraphFont" style:family="text">
      <style:text-properties style:language-complex="he" style:country-complex="IL"/>
    </style:style>
    <style:style style:name="T3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37" style:parent-style-name="DefaultParagraphFont" style:family="text">
      <style:text-properties style:language-complex="he" style:country-complex="IL"/>
    </style:style>
    <style:style style:name="T3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41" style:parent-style-name="DefaultParagraphFont" style:family="text">
      <style:text-properties style:language-complex="he" style:country-complex="IL"/>
    </style:style>
    <style:style style:name="T3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45" style:parent-style-name="DefaultParagraphFont" style:family="text">
      <style:text-properties style:language-complex="he" style:country-complex="IL"/>
    </style:style>
    <style:style style:name="T3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49" style:parent-style-name="DefaultParagraphFont" style:family="text">
      <style:text-properties style:language-complex="he" style:country-complex="IL"/>
    </style:style>
    <style:style style:name="T39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53" style:parent-style-name="DefaultParagraphFont" style:family="text">
      <style:text-properties style:language-complex="he" style:country-complex="IL"/>
    </style:style>
    <style:style style:name="T3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57" style:parent-style-name="DefaultParagraphFont" style:family="text">
      <style:text-properties style:language-complex="he" style:country-complex="IL"/>
    </style:style>
    <style:style style:name="T3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61" style:parent-style-name="DefaultParagraphFont" style:family="text">
      <style:text-properties style:language-complex="he" style:country-complex="IL"/>
    </style:style>
    <style:style style:name="T3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65" style:parent-style-name="DefaultParagraphFont" style:family="text">
      <style:text-properties style:language-complex="he" style:country-complex="IL"/>
    </style:style>
    <style:style style:name="T3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69" style:parent-style-name="DefaultParagraphFont" style:family="text">
      <style:text-properties style:language-complex="he" style:country-complex="IL"/>
    </style:style>
    <style:style style:name="S38" style:family="section">
      <style:section-properties fo:margin-left="0in" fo:margin-right="0in" style:writing-mode="lr-tb"/>
    </style:style>
    <style:style style:name="P3970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971" style:parent-style-name="Normal" style:family="paragraph">
      <style:paragraph-properties fo:text-align="justify" style:writing-mode="rl-tb" fo:margin-top="0.0833in"/>
    </style:style>
    <style:style style:name="T39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77" style:parent-style-name="DefaultParagraphFont" style:family="text">
      <style:text-properties style:language-complex="he" style:country-complex="IL"/>
    </style:style>
    <style:style style:name="T3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81" style:parent-style-name="DefaultParagraphFont" style:family="text">
      <style:text-properties style:language-complex="he" style:country-complex="IL"/>
    </style:style>
    <style:style style:name="T3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85" style:parent-style-name="DefaultParagraphFont" style:family="text">
      <style:text-properties style:language-complex="he" style:country-complex="IL"/>
    </style:style>
    <style:style style:name="T39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89" style:parent-style-name="DefaultParagraphFont" style:family="text">
      <style:text-properties style:language-complex="he" style:country-complex="IL"/>
    </style:style>
    <style:style style:name="T3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93" style:parent-style-name="DefaultParagraphFont" style:family="text">
      <style:text-properties style:language-complex="he" style:country-complex="IL"/>
    </style:style>
    <style:style style:name="T3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97" style:parent-style-name="DefaultParagraphFont" style:family="text">
      <style:text-properties style:language-complex="he" style:country-complex="IL"/>
    </style:style>
    <style:style style:name="T3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01" style:parent-style-name="DefaultParagraphFont" style:family="text">
      <style:text-properties style:language-complex="he" style:country-complex="IL"/>
    </style:style>
    <style:style style:name="T4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05" style:parent-style-name="DefaultParagraphFont" style:family="text">
      <style:text-properties style:language-complex="he" style:country-complex="IL"/>
    </style:style>
    <style:style style:name="T4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09" style:parent-style-name="DefaultParagraphFont" style:family="text">
      <style:text-properties style:language-complex="he" style:country-complex="IL"/>
    </style:style>
    <style:style style:name="T4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13" style:parent-style-name="DefaultParagraphFont" style:family="text">
      <style:text-properties style:language-complex="he" style:country-complex="IL"/>
    </style:style>
    <style:style style:name="T4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17" style:parent-style-name="DefaultParagraphFont" style:family="text">
      <style:text-properties style:language-complex="he" style:country-complex="IL"/>
    </style:style>
    <style:style style:name="T4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21" style:parent-style-name="DefaultParagraphFont" style:family="text">
      <style:text-properties style:language-complex="he" style:country-complex="IL"/>
    </style:style>
    <style:style style:name="T4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25" style:parent-style-name="DefaultParagraphFont" style:family="text">
      <style:text-properties style:language-complex="he" style:country-complex="IL"/>
    </style:style>
    <style:style style:name="T4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30" style:parent-style-name="DefaultParagraphFont" style:family="text">
      <style:text-properties style:language-complex="he" style:country-complex="IL"/>
    </style:style>
    <style:style style:name="T4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34" style:parent-style-name="DefaultParagraphFont" style:family="text">
      <style:text-properties style:language-complex="he" style:country-complex="IL"/>
    </style:style>
    <style:style style:name="T4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38" style:parent-style-name="DefaultParagraphFont" style:family="text">
      <style:text-properties style:language-complex="he" style:country-complex="IL"/>
    </style:style>
    <style:style style:name="T4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42" style:parent-style-name="DefaultParagraphFont" style:family="text">
      <style:text-properties style:language-complex="he" style:country-complex="IL"/>
    </style:style>
    <style:style style:name="T4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46" style:parent-style-name="DefaultParagraphFont" style:family="text">
      <style:text-properties style:language-complex="he" style:country-complex="IL"/>
    </style:style>
    <style:style style:name="T4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50" style:parent-style-name="DefaultParagraphFont" style:family="text">
      <style:text-properties style:language-complex="he" style:country-complex="IL"/>
    </style:style>
    <style:style style:name="T4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54" style:parent-style-name="DefaultParagraphFont" style:family="text">
      <style:text-properties style:language-complex="he" style:country-complex="IL"/>
    </style:style>
    <style:style style:name="T4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58" style:parent-style-name="DefaultParagraphFont" style:family="text">
      <style:text-properties style:language-complex="he" style:country-complex="IL"/>
    </style:style>
    <style:style style:name="T40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62" style:parent-style-name="DefaultParagraphFont" style:family="text">
      <style:text-properties style:language-complex="he" style:country-complex="IL"/>
    </style:style>
    <style:style style:name="T4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66" style:parent-style-name="DefaultParagraphFont" style:family="text">
      <style:text-properties style:language-complex="he" style:country-complex="IL"/>
    </style:style>
    <style:style style:name="T4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70" style:parent-style-name="DefaultParagraphFont" style:family="text">
      <style:text-properties style:language-complex="he" style:country-complex="IL"/>
    </style:style>
    <style:style style:name="T4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74" style:parent-style-name="DefaultParagraphFont" style:family="text">
      <style:text-properties style:language-complex="he" style:country-complex="IL"/>
    </style:style>
    <style:style style:name="T4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78" style:parent-style-name="DefaultParagraphFont" style:family="text">
      <style:text-properties style:language-complex="he" style:country-complex="IL"/>
    </style:style>
    <style:style style:name="T4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82" style:parent-style-name="DefaultParagraphFont" style:family="text">
      <style:text-properties style:language-complex="he" style:country-complex="IL"/>
    </style:style>
    <style:style style:name="T4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86" style:parent-style-name="DefaultParagraphFont" style:family="text">
      <style:text-properties style:language-complex="he" style:country-complex="IL"/>
    </style:style>
    <style:style style:name="T4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89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0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91" style:parent-style-name="DefaultParagraphFont" style:family="text">
      <style:text-properties style:language-complex="he" style:country-complex="IL"/>
    </style:style>
    <style:style style:name="S39" style:family="section">
      <style:section-properties fo:margin-left="0in" fo:margin-right="0in" style:writing-mode="lr-tb"/>
    </style:style>
    <style:style style:name="P4092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4093" style:parent-style-name="Normal" style:family="paragraph">
      <style:paragraph-properties fo:text-align="justify" style:writing-mode="rl-tb" fo:margin-top="0.0833in"/>
    </style:style>
    <style:style style:name="T4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98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0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00" style:parent-style-name="DefaultParagraphFont" style:family="text">
      <style:text-properties style:language-complex="he" style:country-complex="IL"/>
    </style:style>
    <style:style style:name="T4101" style:parent-style-name="DefaultParagraphFont" style:family="text">
      <style:text-properties style:language-complex="he" style:country-complex="IL"/>
    </style:style>
    <style:style style:name="P4102" style:parent-style-name="Normal" style:family="paragraph">
      <style:paragraph-properties fo:text-align="justify" style:writing-mode="rl-tb" fo:margin-top="0.0833in"/>
    </style:style>
    <style:style style:name="T4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06" style:parent-style-name="DefaultParagraphFont" style:family="text">
      <style:text-properties style:language-complex="he" style:country-complex="IL"/>
    </style:style>
    <style:style style:name="T4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10" style:parent-style-name="DefaultParagraphFont" style:family="text">
      <style:text-properties style:language-complex="he" style:country-complex="IL"/>
    </style:style>
    <style:style style:name="T4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1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1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15" style:parent-style-name="DefaultParagraphFont" style:family="text">
      <style:text-properties style:language-complex="he" style:country-complex="IL"/>
    </style:style>
    <style:style style:name="T4116" style:parent-style-name="DefaultParagraphFont" style:family="text">
      <style:text-properties style:language-complex="he" style:country-complex="IL"/>
    </style:style>
    <style:style style:name="T4117" style:parent-style-name="DefaultParagraphFont" style:family="text">
      <style:text-properties style:language-complex="he" style:country-complex="IL"/>
    </style:style>
    <style:style style:name="T4118" style:parent-style-name="DefaultParagraphFont" style:family="text">
      <style:text-properties style:language-complex="he" style:country-complex="IL"/>
    </style:style>
    <style:style style:name="P4119" style:parent-style-name="Normal" style:family="paragraph">
      <style:paragraph-properties fo:text-align="justify" style:writing-mode="rl-tb" fo:margin-top="0.0833in"/>
    </style:style>
    <style:style style:name="T4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23" style:parent-style-name="DefaultParagraphFont" style:family="text">
      <style:text-properties style:language-complex="he" style:country-complex="IL"/>
    </style:style>
    <style:style style:name="T4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27" style:parent-style-name="DefaultParagraphFont" style:family="text">
      <style:text-properties style:language-complex="he" style:country-complex="IL"/>
    </style:style>
    <style:style style:name="T4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31" style:parent-style-name="DefaultParagraphFont" style:family="text">
      <style:text-properties style:language-complex="he" style:country-complex="IL"/>
    </style:style>
    <style:style style:name="T4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35" style:parent-style-name="DefaultParagraphFont" style:family="text">
      <style:text-properties style:language-complex="he" style:country-complex="IL"/>
    </style:style>
    <style:style style:name="T4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39" style:parent-style-name="DefaultParagraphFont" style:family="text">
      <style:text-properties style:language-complex="he" style:country-complex="IL"/>
    </style:style>
    <style:style style:name="T4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43" style:parent-style-name="DefaultParagraphFont" style:family="text">
      <style:text-properties style:language-complex="he" style:country-complex="IL"/>
    </style:style>
    <style:style style:name="T4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47" style:parent-style-name="DefaultParagraphFont" style:family="text">
      <style:text-properties style:language-complex="he" style:country-complex="IL"/>
    </style:style>
    <style:style style:name="T4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51" style:parent-style-name="DefaultParagraphFont" style:family="text">
      <style:text-properties style:language-complex="he" style:country-complex="IL"/>
    </style:style>
    <style:style style:name="T4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55" style:parent-style-name="DefaultParagraphFont" style:family="text">
      <style:text-properties style:language-complex="he" style:country-complex="IL"/>
    </style:style>
    <style:style style:name="T4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59" style:parent-style-name="DefaultParagraphFont" style:family="text">
      <style:text-properties style:language-complex="he" style:country-complex="IL"/>
    </style:style>
    <style:style style:name="T4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63" style:parent-style-name="DefaultParagraphFont" style:family="text">
      <style:text-properties style:language-complex="he" style:country-complex="IL"/>
    </style:style>
    <style:style style:name="T4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67" style:parent-style-name="DefaultParagraphFont" style:family="text">
      <style:text-properties style:language-complex="he" style:country-complex="IL"/>
    </style:style>
    <style:style style:name="T4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71" style:parent-style-name="DefaultParagraphFont" style:family="text">
      <style:text-properties style:language-complex="he" style:country-complex="IL"/>
    </style:style>
    <style:style style:name="T4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75" style:parent-style-name="DefaultParagraphFont" style:family="text">
      <style:text-properties style:language-complex="he" style:country-complex="IL"/>
    </style:style>
    <style:style style:name="T4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79" style:parent-style-name="DefaultParagraphFont" style:family="text">
      <style:text-properties style:language-complex="he" style:country-complex="IL"/>
    </style:style>
    <style:style style:name="T4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83" style:parent-style-name="DefaultParagraphFont" style:family="text">
      <style:text-properties style:language-complex="he" style:country-complex="IL"/>
    </style:style>
    <style:style style:name="T4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87" style:parent-style-name="DefaultParagraphFont" style:family="text">
      <style:text-properties style:language-complex="he" style:country-complex="IL"/>
    </style:style>
    <style:style style:name="T4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91" style:parent-style-name="DefaultParagraphFont" style:family="text">
      <style:text-properties style:language-complex="he" style:country-complex="IL"/>
    </style:style>
    <style:style style:name="T4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95" style:parent-style-name="DefaultParagraphFont" style:family="text">
      <style:text-properties style:language-complex="he" style:country-complex="IL"/>
    </style:style>
    <style:style style:name="T4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99" style:parent-style-name="DefaultParagraphFont" style:family="text">
      <style:text-properties style:language-complex="he" style:country-complex="IL"/>
    </style:style>
    <style:style style:name="T4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03" style:parent-style-name="DefaultParagraphFont" style:family="text">
      <style:text-properties style:language-complex="he" style:country-complex="IL"/>
    </style:style>
    <style:style style:name="T4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07" style:parent-style-name="DefaultParagraphFont" style:family="text">
      <style:text-properties style:language-complex="he" style:country-complex="IL"/>
    </style:style>
    <style:style style:name="T4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12" style:parent-style-name="DefaultParagraphFont" style:family="text">
      <style:text-properties style:language-complex="he" style:country-complex="IL"/>
    </style:style>
    <style:style style:name="T4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16" style:parent-style-name="DefaultParagraphFont" style:family="text">
      <style:text-properties style:language-complex="he" style:country-complex="IL"/>
    </style:style>
    <style:style style:name="T4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20" style:parent-style-name="DefaultParagraphFont" style:family="text">
      <style:text-properties style:language-complex="he" style:country-complex="IL"/>
    </style:style>
    <style:style style:name="T4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24" style:parent-style-name="DefaultParagraphFont" style:family="text">
      <style:text-properties style:language-complex="he" style:country-complex="IL"/>
    </style:style>
    <style:style style:name="T4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28" style:parent-style-name="DefaultParagraphFont" style:family="text">
      <style:text-properties style:language-complex="he" style:country-complex="IL"/>
    </style:style>
    <style:style style:name="S40" style:family="section">
      <style:section-properties fo:margin-left="0in" fo:margin-right="0in" style:writing-mode="lr-tb"/>
    </style:style>
    <style:style style:name="P4229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4230" style:parent-style-name="Normal" style:family="paragraph">
      <style:paragraph-properties fo:text-align="justify" style:writing-mode="rl-tb" fo:margin-top="0.0833in"/>
    </style:style>
    <style:style style:name="T4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36" style:parent-style-name="DefaultParagraphFont" style:family="text">
      <style:text-properties style:language-complex="he" style:country-complex="IL"/>
    </style:style>
    <style:style style:name="T4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40" style:parent-style-name="DefaultParagraphFont" style:family="text">
      <style:text-properties style:language-complex="he" style:country-complex="IL"/>
    </style:style>
    <style:style style:name="T4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44" style:parent-style-name="DefaultParagraphFont" style:family="text">
      <style:text-properties style:language-complex="he" style:country-complex="IL"/>
    </style:style>
    <style:style style:name="T4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48" style:parent-style-name="DefaultParagraphFont" style:family="text">
      <style:text-properties style:language-complex="he" style:country-complex="IL"/>
    </style:style>
    <style:style style:name="T4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52" style:parent-style-name="DefaultParagraphFont" style:family="text">
      <style:text-properties style:language-complex="he" style:country-complex="IL"/>
    </style:style>
    <style:style style:name="T4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56" style:parent-style-name="DefaultParagraphFont" style:family="text">
      <style:text-properties style:language-complex="he" style:country-complex="IL"/>
    </style:style>
    <style:style style:name="T4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60" style:parent-style-name="DefaultParagraphFont" style:family="text">
      <style:text-properties style:language-complex="he" style:country-complex="IL"/>
    </style:style>
    <style:style style:name="T4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64" style:parent-style-name="DefaultParagraphFont" style:family="text">
      <style:text-properties style:language-complex="he" style:country-complex="IL"/>
    </style:style>
    <style:style style:name="T4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68" style:parent-style-name="DefaultParagraphFont" style:family="text">
      <style:text-properties style:language-complex="he" style:country-complex="IL"/>
    </style:style>
    <style:style style:name="T4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72" style:parent-style-name="DefaultParagraphFont" style:family="text">
      <style:text-properties style:language-complex="he" style:country-complex="IL"/>
    </style:style>
    <style:style style:name="T4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76" style:parent-style-name="DefaultParagraphFont" style:family="text">
      <style:text-properties style:language-complex="he" style:country-complex="IL"/>
    </style:style>
    <style:style style:name="T4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80" style:parent-style-name="DefaultParagraphFont" style:family="text">
      <style:text-properties style:language-complex="he" style:country-complex="IL"/>
    </style:style>
    <style:style style:name="T4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84" style:parent-style-name="DefaultParagraphFont" style:family="text">
      <style:text-properties style:language-complex="he" style:country-complex="IL"/>
    </style:style>
    <style:style style:name="T4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88" style:parent-style-name="DefaultParagraphFont" style:family="text">
      <style:text-properties style:language-complex="he" style:country-complex="IL"/>
    </style:style>
    <style:style style:name="T4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92" style:parent-style-name="DefaultParagraphFont" style:family="text">
      <style:text-properties style:language-complex="he" style:country-complex="IL"/>
    </style:style>
    <style:style style:name="T4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96" style:parent-style-name="DefaultParagraphFont" style:family="text">
      <style:text-properties style:language-complex="he" style:country-complex="IL"/>
    </style:style>
    <style:style style:name="T4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00" style:parent-style-name="DefaultParagraphFont" style:family="text">
      <style:text-properties style:language-complex="he" style:country-complex="IL"/>
    </style:style>
    <style:style style:name="T4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04" style:parent-style-name="DefaultParagraphFont" style:family="text">
      <style:text-properties style:language-complex="he" style:country-complex="IL"/>
    </style:style>
    <style:style style:name="T4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08" style:parent-style-name="DefaultParagraphFont" style:family="text">
      <style:text-properties style:language-complex="he" style:country-complex="IL"/>
    </style:style>
    <style:style style:name="T4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12" style:parent-style-name="DefaultParagraphFont" style:family="text">
      <style:text-properties style:language-complex="he" style:country-complex="IL"/>
    </style:style>
    <style:style style:name="T4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16" style:parent-style-name="DefaultParagraphFont" style:family="text">
      <style:text-properties style:language-complex="he" style:country-complex="IL"/>
    </style:style>
    <style:style style:name="T4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20" style:parent-style-name="DefaultParagraphFont" style:family="text">
      <style:text-properties style:language-complex="he" style:country-complex="IL"/>
    </style:style>
    <style:style style:name="T4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24" style:parent-style-name="DefaultParagraphFont" style:family="text">
      <style:text-properties style:language-complex="he" style:country-complex="IL"/>
    </style:style>
    <style:style style:name="T4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28" style:parent-style-name="DefaultParagraphFont" style:family="text">
      <style:text-properties style:language-complex="he" style:country-complex="IL"/>
    </style:style>
    <style:style style:name="T4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31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3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33" style:parent-style-name="DefaultParagraphFont" style:family="text">
      <style:text-properties style:language-complex="he" style:country-complex="IL"/>
    </style:style>
    <style:style style:name="S41" style:family="section">
      <style:section-properties fo:margin-left="0in" fo:margin-right="0in" style:writing-mode="lr-tb"/>
    </style:style>
    <style:style style:name="P4334" style:parent-style-name="Normal" style:family="paragraph">
      <style:paragraph-properties fo:keep-with-next="always" fo:widows="0" fo:orphans="0" fo:text-align="center" fo:margin-top="0.0833in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4335" style:parent-style-name="Normal" style:family="paragraph">
      <style:paragraph-properties fo:text-align="justify" style:writing-mode="rl-tb" fo:margin-top="0.0833in"/>
    </style:style>
    <style:style style:name="T4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41" style:parent-style-name="DefaultParagraphFont" style:family="text">
      <style:text-properties style:language-complex="he" style:country-complex="IL"/>
    </style:style>
    <style:style style:name="T4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45" style:parent-style-name="DefaultParagraphFont" style:family="text">
      <style:text-properties style:language-complex="he" style:country-complex="IL"/>
    </style:style>
    <style:style style:name="T4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49" style:parent-style-name="DefaultParagraphFont" style:family="text">
      <style:text-properties style:language-complex="he" style:country-complex="IL"/>
    </style:style>
    <style:style style:name="T4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53" style:parent-style-name="DefaultParagraphFont" style:family="text">
      <style:text-properties style:language-complex="he" style:country-complex="IL"/>
    </style:style>
    <style:style style:name="T4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5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3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58" style:parent-style-name="DefaultParagraphFont" style:family="text">
      <style:text-properties style:language-complex="he" style:country-complex="IL"/>
    </style:style>
    <style:style style:name="T4359" style:parent-style-name="DefaultParagraphFont" style:family="text">
      <style:text-properties style:language-complex="he" style:country-complex="IL"/>
    </style:style>
    <style:style style:name="T4360" style:parent-style-name="DefaultParagraphFont" style:family="text">
      <style:text-properties style:language-complex="he" style:country-complex="IL"/>
    </style:style>
    <style:style style:name="T4361" style:parent-style-name="DefaultParagraphFont" style:family="text">
      <style:text-properties style:language-complex="he" style:country-complex="IL"/>
    </style:style>
    <style:style style:name="T4362" style:parent-style-name="DefaultParagraphFont" style:family="text">
      <style:text-properties style:language-complex="he" style:country-complex="IL"/>
    </style:style>
    <style:style style:name="T4363" style:parent-style-name="DefaultParagraphFont" style:family="text">
      <style:text-properties style:language-complex="he" style:country-complex="IL"/>
    </style:style>
    <style:style style:name="P4364" style:parent-style-name="Normal" style:family="paragraph">
      <style:paragraph-properties fo:text-align="justify" style:writing-mode="rl-tb" fo:margin-top="0.0833in"/>
    </style:style>
    <style:style style:name="T4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68" style:parent-style-name="DefaultParagraphFont" style:family="text">
      <style:text-properties style:language-complex="he" style:country-complex="IL"/>
    </style:style>
    <style:style style:name="T4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72" style:parent-style-name="DefaultParagraphFont" style:family="text">
      <style:text-properties style:language-complex="he" style:country-complex="IL"/>
    </style:style>
    <style:style style:name="T4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76" style:parent-style-name="DefaultParagraphFont" style:family="text">
      <style:text-properties style:language-complex="he" style:country-complex="IL"/>
    </style:style>
    <style:style style:name="T4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80" style:parent-style-name="DefaultParagraphFont" style:family="text">
      <style:text-properties style:language-complex="he" style:country-complex="IL"/>
    </style:style>
    <style:style style:name="T4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8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3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85" style:parent-style-name="DefaultParagraphFont" style:family="text">
      <style:text-properties style:language-complex="he" style:country-complex="IL"/>
    </style:style>
    <style:style style:name="T4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89" style:parent-style-name="DefaultParagraphFont" style:family="text">
      <style:text-properties style:language-complex="he" style:country-complex="IL"/>
    </style:style>
    <style:style style:name="T4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93" style:parent-style-name="DefaultParagraphFont" style:family="text">
      <style:text-properties style:language-complex="he" style:country-complex="IL"/>
    </style:style>
    <style:style style:name="T4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97" style:parent-style-name="DefaultParagraphFont" style:family="text">
      <style:text-properties style:language-complex="he" style:country-complex="IL"/>
    </style:style>
    <style:style style:name="T4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0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4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02" style:parent-style-name="DefaultParagraphFont" style:family="text">
      <style:text-properties style:language-complex="he" style:country-complex="IL"/>
    </style:style>
    <style:style style:name="T4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4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06" style:parent-style-name="DefaultParagraphFont" style:family="text">
      <style:text-properties style:language-complex="he" style:country-complex="IL"/>
    </style:style>
    <style:style style:name="T4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4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10" style:parent-style-name="DefaultParagraphFont" style:family="text">
      <style:text-properties style:language-complex="he" style:country-complex="IL"/>
    </style:style>
  </office:automatic-styles>
  <office:body>
    <office:text text:use-soft-page-breaks="true">
      <text:p text:style-name="P1"><text:span text:style-name="T2">Job 1</text:span>‬‬</text:p>
      <text:p text:style-name="P3"><text:span text:style-name="T4">1</text:span><text:span text:style-name="T5"> אִ֛ישׁ הָיָ֥ה בְאֶֽרֶץ־ע֖וּץ אִיּ֣וֹב שְׁמ֑וֹ וְהָיָ֣ה ׀ הָאִ֣ישׁ הַה֗וּא תָּ֧ם וְיָשָׁ֛ר וִירֵ֥א אֱלֹהִ֖ים וְסָ֥ר מֵרָֽע׃<text:s/></text:span><text:span text:style-name="T6">2</text:span><text:span text:style-name="T7"> וַיִּוָּ֥לְדוּ ל֛וֹ שִׁבְעָ֥ה בָנִ֖ים וְשָׁל֥וֹשׁ בָּנֽוֹת׃<text:s/></text:span><text:span text:style-name="T8">‬</text:span><text:span text:style-name="T9">‬</text:span><text:span text:style-name="T10">3</text:span><text:span text:style-name="T11"> וַיְהִ֣י מִ֠קְנֵהוּ שִֽׁבְעַ֨ת אַלְפֵי־צֹ֜אן וּשְׁלֹ֧שֶׁת אַלְפֵ֣י גְמַלִּ֗ים וַחֲמֵ֨שׁ מֵא֤וֹת צֶֽמֶד־בָּקָר֙ וַחֲמֵ֣שׁ מֵא֣וֹת אֲתוֹנ֔וֹת וַעֲבֻדָּ֖ה רַבָּ֣ה מְאֹ֑ד וַיְהִי֙ הָאִ֣ישׁ הַה֔וּא גָּד֖וֹל מִכָּל־בְּנֵי־קֶֽדֶם׃<text:s/></text:span><text:span text:style-name="T12">‬</text:span><text:span text:style-name="T13">‬</text:span><text:span text:style-name="T14">4</text:span><text:span text:style-name="T15"> וְהָלְכ֤וּ בָנָיו֙ וְעָשׂ֣וּ מִשְׁתֶּ֔ה בֵּ֖ית אִ֣ישׁ יוֹמ֑וֹ וְשָׁלְח֗וּ וְקָרְאוּ֙ לִשְׁלֹ֣שֶׁת *אחיתיהם **אַחְיֽוֹתֵיהֶ֔ם לֶאֱכֹ֥ל וְלִשְׁתּ֖וֹת עִמָּהֶֽם׃<text:s/></text:span><text:span text:style-name="T16">‬</text:span><text:span text:style-name="T17">‬</text:span><text:span text:style-name="T18">5</text:span><text:span text:style-name="T19"> וַיְהִ֡י כִּ֣י הִקִּיפֽוּ֩ יְמֵ֨י הַמִּשְׁתֶּ֜ה וַיִּשְׁלַ֧ח אִיּ֣וֹב וַֽיְקַדְּשֵׁ֗ם וְהִשְׁכִּ֣ים בַּבֹּקֶר֮ וְהֶעֱלָ֣ה עֹלוֹת֮ מִסְפַּ֣ר כֻּלָּם֒ כִּ֚י אָמַ֣ר אִיּ֔וֹב אוּלַי֙ חָטְא֣וּ בָנַ֔י וּבֵרֲכ֥וּ אֱלֹהִ֖ים בִּלְבָבָ֑ם כָּ֛כָה יַעֲשֶׂ֥ה אִיּ֖וֹב כָּל־הַיָּמִֽים׃<text:s/></text:span><text:span text:style-name="T20">פ<text:s/></text:span><text:span text:style-name="T21">‬</text:span><text:span text:style-name="T22">‬</text:span><text:span text:style-name="T23">‬</text:span><text:span text:style-name="T24">‬</text:span><text:span text:style-name="T25">‬</text:span><text:span text:style-name="T26">‬</text:span></text:p>
      <text:p text:style-name="P27"><text:span text:style-name="T28">6</text:span><text:span text:style-name="T29"> וַיְהִ֣י הַיּ֔וֹם וַיָּבֹ֙אוּ֙ בְּנֵ֣י הָאֱלֹהִ֔ים לְהִתְיַצֵּ֖ב עַל־יְהוָ֑ה וַיָּב֥וֹא גַֽם־הַשָּׂטָ֖ן בְּתוֹכָֽם׃<text:s/></text:span><text:span text:style-name="T30">‬</text:span><text:span text:style-name="T31">‬</text:span><text:span text:style-name="T32">7</text:span><text:span text:style-name="T33"> וַיֹּ֧אמֶר יְהוָ֛ה אֶל־הַשָּׂטָ֖ן מֵאַ֣יִן תָּבֹ֑א וַיַּ֨עַן הַשָּׂטָ֤ן אֶת־יְהוָה֙ וַיֹּאמַ֔ר מִשּׁ֣וּט בָּאָ֔רֶץ וּמֵֽהִתְהַלֵּ֖ךְ בָּֽהּ׃<text:s/></text:span><text:span text:style-name="T34">‬</text:span><text:span text:style-name="T35">‬</text:span><text:span text:style-name="T36">8</text:span><text:span text:style-name="T37"> וַיֹּ֤אמֶר יְהוָה֙ אֶל־הַשָּׂטָ֔ן הֲשַׂ֥מְתָּ לִבְּךָ֖ עַל־עַבְדִּ֣י אִיּ֑וֹב כִּ֣י אֵ֤ין כָּמֹ֙הוּ֙ בָּאָ֔רֶץ אִ֣ישׁ תָּ֧ם וְיָשָׁ֛ר יְרֵ֥א אֱלֹהִ֖ים וְסָ֥ר מֵרָֽע׃<text:s/></text:span><text:span text:style-name="T38">‬</text:span><text:span text:style-name="T39">‬</text:span><text:span text:style-name="T40">9</text:span><text:span text:style-name="T41"> וַיַּ֧עַן הַשָּׂטָ֛ן אֶת־יְהוָ֖ה וַיֹּאמַ֑ר הַֽחִנָּ֔ם יָרֵ֥א אִיּ֖וֹב אֱלֹהִֽים׃<text:s/></text:span><text:span text:style-name="T42">‬</text:span><text:span text:style-name="T43">‬</text:span><text:span text:style-name="T44">10</text:span><text:span text:style-name="T45"> הֲלֹֽא־*את **אַ֠תָּה שַׂ֣כְתָּ בַעֲד֧וֹ וּבְעַד־בֵּית֛וֹ וּבְעַ֥ד כָּל־אֲשֶׁר־ל֖וֹ מִסָּבִ֑יב מַעֲשֵׂ֤ה יָדָיו֙ בֵּרַ֔כְתָּ וּמִקְנֵ֖הוּ פָּרַ֥ץ בָּאָֽרֶץ׃<text:s/></text:span><text:span text:style-name="T46">‬</text:span><text:span text:style-name="T47">‬</text:span><text:span text:style-name="T48">11</text:span><text:span text:style-name="T49"> וְאוּלָם֙ שְֽׁלַֽח־נָ֣א יָֽדְךָ֔ וְגַ֖ע בְּכָל־אֲשֶׁר־ל֑וֹ אִם־לֹ֥א עַל־פָּנֶ֖יךָ יְבָרֲכֶֽךָּ׃<text:s/></text:span><text:span text:style-name="T50">‬</text:span><text:span text:style-name="T51">‬</text:span><text:span text:style-name="T52">12</text:span><text:span text:style-name="T53"> וַיֹּ֨אמֶר יְהוָ֜ה אֶל־הַשָּׂטָ֗ן הִנֵּ֤ה כָל־אֲשֶׁר־לוֹ֙ בְּיָדֶ֔ךָ רַ֣ק אֵלָ֔יו אַל־תִּשְׁלַ֖ח יָדֶ֑ךָ וַיֵּצֵא֙ הַשָּׂטָ֔ן מֵעִ֖ם פְּנֵ֥י יְהוָֽה׃<text:s/></text:span><text:span text:style-name="T54">‬</text:span><text:span text:style-name="T55">‬</text:span><text:span text:style-name="T56">13</text:span><text:span text:style-name="T57"> וַיְהִ֖י הַיּ֑וֹם וּבָנָ֨יו וּבְנֹתָ֤יו אֹֽכְלִים֙ וְשֹׁתִ֣ים יַ֔יִן בְּבֵ֖ית אֲחִיהֶ֥ם הַבְּכֽוֹר׃<text:s/></text:span><text:span text:style-name="T58">‬</text:span><text:span text:style-name="T59">‬</text:span><text:span text:style-name="T60">14</text:span><text:span text:style-name="T61"> וּמַלְאָ֛ךְ בָּ֥א אֶל־אִיּ֖וֹב וַיֹּאמַ֑ר הַבָּקָר֙ הָי֣וּ חֹֽרְשׁ֔וֹת וְהָאֲתֹנ֖וֹת רֹע֥וֹת עַל־יְדֵיהֶֽם׃<text:s/></text:span><text:span text:style-name="T62">‬</text:span><text:span text:style-name="T63">‬</text:span><text:span text:style-name="T64">15</text:span><text:span text:style-name="T65"> וַתִּפֹּ֤ל שְׁבָא֙ וַתִּקָּחֵ֔ם וְאֶת־הַנְּעָרִ֖ים הִכּ֣וּ לְפִי־חָ֑רֶב וָֽאִמָּ֨לְטָ֧ה רַק־אֲנִ֛י לְבַדִּ֖י לְהַגִּ֥יד לָֽךְ׃<text:s/></text:span><text:span text:style-name="T66">‬</text:span><text:span text:style-name="T67">‬</text:span><text:span text:style-name="T68">16</text:span><text:span text:style-name="T69"> ע֣וֹד ׀ זֶ֣ה מְדַבֵּ֗ר וְזֶה֮ בָּ֣א וַיֹּאמַר֒ אֵ֣שׁ אֱלֹהִ֗ים נָֽפְלָה֙ מִן־הַשָּׁמַ֔יִם וַתִּבְעַ֥ר בַּצֹּ֛אן וּבַנְּעָרִ֖ים וַתֹּאכְלֵ֑ם וָאִמָּ֨לְטָ֧ה רַק־אֲנִ֛י לְבַדִּ֖י לְהַגִּ֥יד לָֽךְ׃<text:s/></text:span><text:span text:style-name="T70">‬</text:span><text:span text:style-name="T71">‬</text:span><text:span text:style-name="T72">17</text:span><text:span text:style-name="T73"> ע֣וֹד ׀ זֶ֣ה מְדַבֵּ֗ר וְזֶה֮ בָּ֣א וַיֹּאמַר֒ כַּשְׂדִּ֞ים שָׂ֣מוּ ׀ שְׁלֹשָׁ֣ה רָאשִׁ֗ים וַֽיִּפְשְׁט֤וּ עַל־הַגְּמַלִּים֙ וַיִּקָּח֔וּם וְאֶת־הַנְּעָרִ֖ים הִכּ֣וּ לְפִי־חָ֑רֶב וָאִמָּ֨לְטָ֧ה רַק־אֲנִ֛י לְבַדִּ֖י לְהַגִּ֥יד לָֽךְ׃<text:s/></text:span><text:span text:style-name="T74">‬</text:span><text:span text:style-name="T75">‬</text:span><text:span text:style-name="T76">18</text:span><text:span text:style-name="T77"> עַ֚ד זֶ֣ה מְדַבֵּ֔ר וְזֶ֖ה בָּ֣א וַיֹּאמַ֑ר בָּנֶ֨יךָ וּבְנוֹתֶ֤יךָ אֹֽכְלִים֙ וְשֹׁתִ֣ים יַ֔יִן בְּבֵ֖ית אֲחִיהֶ֥ם הַבְּכֽוֹר׃<text:s/></text:span><text:span text:style-name="T78">‬</text:span><text:span text:style-name="T79">‬</text:span><text:span text:style-name="T80">19</text:span><text:span text:style-name="T81"> וְהִנֵּה֩ ר֨וּחַ גְּדוֹלָ֜ה בָּ֣אָה ׀ מֵעֵ֣בֶר הַמִּדְבָּ֗ר וַיִּגַּע֙ בְּאַרְבַּע֙ פִּנּ֣וֹת הַבַּ֔יִת וַיִּפֹּ֥ל עַל־הַנְּעָרִ֖ים וַיָּמ֑וּתוּ וָאִמָּ֨לְטָ֧ה רַק־אֲנִ֛י לְבַדִּ֖י לְהַגִּ֥יד לָֽךְ׃<text:s/></text:span><text:span text:style-name="T82">‬</text:span><text:span text:style-name="T83">‬</text:span><text:span text:style-name="T84">20</text:span><text:span text:style-name="T85"> וַיָּ֤קָם אִיּוֹב֙ וַיִּקְרַ֣ע אֶת־מְעִל֔וֹ וַיָּ֖גָז אֶת־רֹאשׁ֑וֹ וַיִּפֹּ֥ל אַ֖רְצָה וַיִּשְׁתָּֽחוּ׃<text:s/></text:span><text:span text:style-name="T86">‬</text:span><text:span text:style-name="T87">‬</text:span><text:span text:style-name="T88">21</text:span><text:span text:style-name="T89"> וַיֹּאמֶר֩ עָרֹ֨ם *יצתי **יָצָ֜אתִי מִבֶּ֣טֶן אִמִּ֗י וְעָרֹם֙ אָשׁ֣וּב שָׁ֔מָה יְהוָ֣ה נָתַ֔ן וַיהוָ֖ה לָקָ֑ח יְהִ֛י שֵׁ֥ם יְהוָ֖ה מְבֹרָֽךְ׃<text:s/></text:span><text:span text:style-name="T90">‬</text:span><text:span text:style-name="T91">‬</text:span><text:span text:style-name="T92">22</text:span><text:span text:style-name="T93"> בְּכָל־זֹ֖את לֹא־חָטָ֣א אִיּ֑וֹב וְלֹא־נָתַ֥ן תִּפְלָ֖ה לֵאלֹהִֽים׃<text:s/></text:span><text:span text:style-name="T94">פ<text:s/></text:span><text:span text:style-name="T95">‬</text:span><text:span text:style-name="T96">‬</text:span></text:p>
      <text:section text:name="Sect1" text:style-name="S1">
        <text:soft-page-break/>
        <text:p text:style-name="P97">Job 2</text:p>
        <text:p text:style-name="P98"><text:span text:style-name="T99">1</text:span><text:span text:style-name="T100"> וַיְהִ֣י הַיּ֔וֹם וַיָּבֹ֙אוּ֙ בְּנֵ֣י הָֽאֱלֹהִ֔ים לְהִתְיַצֵּ֖ב עַל־יְהוָ֑ה וַיָּב֤וֹא גַֽם־הַשָּׂטָן֙ בְּתֹכָ֔ם לְהִתְיַצֵּ֖ב עַל־יְהוָֽה׃<text:s/></text:span><text:span text:style-name="T101">2</text:span><text:span text:style-name="T102"> וַיֹּ֤אמֶר יְהוָה֙ אֶל־הַשָּׂטָ֔ן אֵ֥י מִזֶּ֖ה תָּבֹ֑א וַיַּ֨עַן הַשָּׂטָ֤ן אֶת־יְהוָה֙ וַיֹּאמַ֔ר מִשֻּׁ֣ט בָּאָ֔רֶץ וּמֵהִתְהַלֵּ֖ךְ בָּֽהּ׃<text:s/></text:span><text:span text:style-name="T103">‬</text:span><text:span text:style-name="T104">‬</text:span><text:span text:style-name="T105">3</text:span><text:span text:style-name="T106"> וַיֹּ֨אמֶר יְהוָ֜ה אֶל־הַשָּׂטָ֗ן הֲשַׂ֣מְתָּ לִבְּךָ֮ אֶל־עַבְדִּ֣י אִיּוֹב֒ כִּי֩ אֵ֨ין כָּמֹ֜הוּ בָּאָ֗רֶץ אִ֣ישׁ תָּ֧ם וְיָשָׁ֛ר יְרֵ֥א אֱלֹהִ֖ים וְסָ֣ר מֵרָ֑ע וְעֹדֶ֙נּוּ֙ מַחֲזִ֣יק בְּתֻמָּת֔וֹ וַתְּסִיתֵ֥נִי ב֖וֹ לְבַלְּע֥וֹ חִנָּֽם׃<text:s/></text:span><text:span text:style-name="T107">‬</text:span><text:span text:style-name="T108">‬</text:span><text:span text:style-name="T109">4</text:span><text:span text:style-name="T110"> וַיַּ֧עַן הַשָּׂטָ֛ן אֶת־יְהוָ֖ה וַיֹּאמַ֑ר ע֣וֹר בְּעַד־ע֗וֹר וְכֹל֙ אֲשֶׁ֣ר לָאִ֔ישׁ יִתֵּ֖ן בְּעַ֥ד נַפְשֽׁוֹ׃<text:s/></text:span><text:span text:style-name="T111">‬</text:span><text:span text:style-name="T112">‬</text:span><text:span text:style-name="T113">5</text:span><text:span text:style-name="T114"> אוּלָם֙ שְֽׁלַֽח־נָ֣א יָֽדְךָ֔ וְגַ֥ע אֶל־עַצְמ֖וֹ וְאֶל־בְּשָׂר֑וֹ אִם־לֹ֥א אֶל־פָּנֶ֖יךָ יְבָרֲכֶֽךָּ׃<text:s/></text:span><text:span text:style-name="T115">‬</text:span><text:span text:style-name="T116">‬</text:span><text:span text:style-name="T117">6</text:span><text:span text:style-name="T118"> וַיֹּ֧אמֶר יְהוָ֛ה אֶל־הַשָּׂטָ֖ן הִנּ֣וֹ בְיָדֶ֑ךָ אַ֖ךְ אֶת־נַפְשׁ֥וֹ שְׁמֹֽר׃<text:s/></text:span><text:span text:style-name="T119">‬</text:span><text:span text:style-name="T120">‬</text:span><text:span text:style-name="T121">7</text:span><text:span text:style-name="T122"> וַיֵּצֵא֙ הַשָּׂטָ֔ן מֵאֵ֖ת פְּנֵ֣י יְהוָ֑ה וַיַּ֤ךְ אֶת־אִיּוֹב֙ בִּשְׁחִ֣ין רָ֔ע מִכַּ֥ף רַגְל֖וֹ *עד **וְעַ֥ד קָדְקֳדֽוֹ׃<text:s/></text:span><text:span text:style-name="T123">‬</text:span><text:span text:style-name="T124">‬</text:span><text:span text:style-name="T125">8</text:span><text:span text:style-name="T126"> וַיִּֽקַּֽח־ל֣וֹ חֶ֔רֶשׂ לְהִתְגָּרֵ֖ד בּ֑וֹ וְה֖וּא יֹשֵׁ֥ב בְּתוֹךְ־הָאֵֽפֶר׃<text:s/></text:span><text:span text:style-name="T127">‬</text:span><text:span text:style-name="T128">‬</text:span><text:span text:style-name="T129">9</text:span><text:span text:style-name="T130"> וַתֹּ֤אמֶר לוֹ֙ אִשְׁתּ֔וֹ עֹדְךָ֖ מַחֲזִ֣יק בְּתֻמָּתֶ֑ךָ בָּרֵ֥ךְ אֱלֹהִ֖ים וָמֻֽת׃<text:s/></text:span><text:span text:style-name="T131">‬</text:span><text:span text:style-name="T132">‬</text:span><text:span text:style-name="T133">10</text:span><text:span text:style-name="T134"> וַיֹּ֣אמֶר אֵלֶ֗יהָ כְּדַבֵּ֞ר אַחַ֤ת הַנְּבָלוֹת֙ תְּדַבֵּ֔רִי גַּ֣ם אֶת־הַטּ֗וֹב נְקַבֵּל֙ מֵאֵ֣ת הָאֱלֹהִ֔ים וְאֶת־הָרָ֖ע לֹ֣א נְקַבֵּ֑ל בְּכָל־זֹ֛את לֹא־חָטָ֥א אִיּ֖וֹב בִּשְׂפָתָֽיו׃<text:s/></text:span><text:span text:style-name="T135">פ<text:s/></text:span><text:span text:style-name="T136">‬</text:span><text:span text:style-name="T137">‬</text:span><text:span text:style-name="T138">‬</text:span><text:span text:style-name="T139">‬</text:span><text:span text:style-name="T140">‬</text:span><text:span text:style-name="T141">‬</text:span><text:span text:style-name="T142">‬</text:span><text:span text:style-name="T143">‬</text:span><text:span text:style-name="T144">‬</text:span><text:span text:style-name="T145">‬</text:span><text:span text:style-name="T146">‬</text:span></text:p>
        <text:p text:style-name="P147"><text:span text:style-name="T148">11</text:span><text:span text:style-name="T149"> וַֽיִּשְׁמְע֞וּ שְׁלֹ֣שֶׁת ׀ רֵעֵ֣י אִיּ֗וֹב אֵ֣ת כָּל־הָרָעָ֣ה הַזֹּאת֮ הַבָּ֣אָה עָלָיו֒ וַיָּבֹ֙אוּ֙ אִ֣ישׁ מִמְּקֹמ֔וֹ אֱלִיפַ֤ז הַתֵּימָנִי֙ וּבִלְדַּ֣ד הַשּׁוּחִ֔י וְצוֹפַ֖ר הַנַּֽעֲמָתִ֑י וַיִּוָּעֲד֣וּ יַחְדָּ֔ו לָב֥וֹא לָנֽוּד־ל֖וֹ וּֽלְנַחֲמֽוֹ׃<text:s/></text:span><text:span text:style-name="T150">‬</text:span><text:span text:style-name="T151">‬</text:span><text:span text:style-name="T152">12</text:span><text:span text:style-name="T153"> וַיִּשְׂא֨וּ אֶת־עֵינֵיהֶ֤ם מֵרָחוֹק֙ וְלֹ֣א הִכִּירֻ֔הוּ וַיִּשְׂא֥וּ קוֹלָ֖ם וַיִּבְכּ֑וּ וַֽיִּקְרְעוּ֙ אִ֣ישׁ מְעִל֔וֹ וַיִּזְרְק֥וּ עָפָ֛ר עַל־רָאשֵׁיהֶ֖ם הַשָּׁמָֽיְמָה׃<text:s/></text:span><text:span text:style-name="T154">‬</text:span><text:span text:style-name="T155">‬</text:span><text:span text:style-name="T156">13</text:span><text:span text:style-name="T157"> וַיֵּשְׁב֤וּ אִתּוֹ֙ לָאָ֔רֶץ שִׁבְעַ֥ת יָמִ֖ים וְשִׁבְעַ֣ת לֵיל֑וֹת וְאֵין־דֹּבֵ֤ר אֵלָיו֙ דָּבָ֔ר כִּ֣י רָא֔וּ כִּֽי־גָדַ֥ל הַכְּאֵ֖ב מְאֹֽד׃<text:s/></text:span><text:span text:style-name="T158">‬</text:span><text:span text:style-name="T159">‬</text:span></text:p>
      </text:section>
      <text:section text:name="Sect2" text:style-name="S2">
        <text:p text:style-name="P160">Job 3</text:p>
        <text:p text:style-name="P161"><text:span text:style-name="T162">1</text:span><text:span text:style-name="T163"> אַחֲרֵי־כֵ֗ן פָּתַ֤ח אִיּוֹב֙ אֶת־פִּ֔יהוּ וַיְקַלֵּ֖ל אֶת־יוֹמֽוֹ׃<text:s/></text:span><text:span text:style-name="T164">פ<text:s/></text:span></text:p>
        <text:p text:style-name="P165"><text:span text:style-name="T166">2</text:span><text:span text:style-name="T167"> וַיַּ֥עַן אִיּ֗וֹב וַיֹּאמַֽר׃<text:s/></text:span><text:span text:style-name="T168">‬</text:span><text:span text:style-name="T169">‬</text:span><text:span text:style-name="T170">3</text:span><text:span text:style-name="T171"> יֹ֣אבַד י֭וֹם אִוָּ֣לֶד בּ֑וֹ וְהַלַּ֥יְלָה אָ֝מַ֗ר הֹ֣רָה גָֽבֶר׃<text:s/></text:span><text:span text:style-name="T172">‬</text:span><text:span text:style-name="T173">‬</text:span><text:span text:style-name="T174">4</text:span><text:span text:style-name="T175"> הַיּ֥וֹם הַה֗וּא יְֽהִ֫י חֹ֥שֶׁךְ אַֽל־יִדְרְשֵׁ֣הוּ אֱל֣וֹהַּ מִמָּ֑עַל וְאַל־תּוֹפַ֖ע עָלָ֣יו נְהָרָֽה׃<text:s/></text:span><text:span text:style-name="T176">‬</text:span><text:span text:style-name="T177">‬</text:span><text:span text:style-name="T178">5</text:span><text:span text:style-name="T179"> יִגְאָלֻ֡הוּ חֹ֣שֶׁךְ וְ֭צַלְמָוֶת תִּשְׁכָּן־עָלָ֣יו עֲנָנָ֑ה יְ֝בַעֲתֻ֗הוּ כִּֽמְרִ֥ירֵי יֽוֹם׃<text:s/></text:span><text:span text:style-name="T180">‬</text:span><text:span text:style-name="T181">‬</text:span><text:span text:style-name="T182">6</text:span><text:span text:style-name="T183"> הַלַּ֥יְלָה הַהוּא֮ יִקָּחֵ֢ה֫וּ אֹ֥פֶל אַל־יִ֭חַדְּ בִּימֵ֣י שָׁנָ֑ה בְּמִסְפַּ֥ר יְ֝רָחִ֗ים אַל־יָבֹֽא׃<text:s/></text:span><text:span text:style-name="T184">‬</text:span><text:span text:style-name="T185">‬</text:span><text:span text:style-name="T186">7</text:span><text:span text:style-name="T187"> הִנֵּ֤ה הַלַּ֣יְלָה הַ֭הוּא יְהִ֣י גַלְמ֑וּד אַל־תָּבֹ֖א רְנָנָ֣ה בֽוֹ׃<text:s/></text:span><text:span text:style-name="T188">‬</text:span><text:span text:style-name="T189">‬</text:span><text:span text:style-name="T190">8</text:span><text:span text:style-name="T191"> יִקְּבֻ֥הוּ אֹרְרֵי־י֑וֹם הָ֝עֲתִידִ֗ים עֹרֵ֥ר לִוְיָתָֽן׃<text:s/></text:span><text:span text:style-name="T192">‬</text:span><text:span text:style-name="T193">‬</text:span><text:span text:style-name="T194">9</text:span><text:span text:style-name="T195"> יֶחְשְׁכוּ֮ כּוֹכְבֵ֢י נִ֫שְׁפּ֥וֹ יְקַו־לְא֥וֹר וָאַ֑יִן וְאַל־יִ֝רְאֶ֗ה בְּעַפְעַפֵּי־שָֽׁחַר׃<text:s/></text:span><text:span text:style-name="T196">‬</text:span><text:span text:style-name="T197">‬</text:span><text:span text:style-name="T198">10</text:span><text:span text:style-name="T199"> כִּ֤י לֹ֣א סָ֭גַר דַּלְתֵ֣י בִטְנִ֑י וַיַּסְתֵּ֥ר עָ֝מָ֗ל מֵעֵינָֽי׃<text:s/></text:span><text:soft-page-break/><text:span text:style-name="T200">‬</text:span><text:span text:style-name="T201">‬</text:span><text:span text:style-name="T202">11</text:span><text:span text:style-name="T203"> לָ֤מָּה לֹּ֣א מֵרֶ֣חֶם אָמ֑וּת מִבֶּ֖טֶן יָצָ֣אתִי וְאֶגְוָֽע׃<text:s/></text:span><text:span text:style-name="T204">‬</text:span><text:span text:style-name="T205">‬</text:span><text:span text:style-name="T206">12</text:span><text:span text:style-name="T207"> מַ֭דּוּעַ קִדְּמ֣וּנִי בִרְכָּ֑יִם וּמַה־שָּׁ֝דַ֗יִם כִּ֣י אִינָֽק׃<text:s/></text:span><text:span text:style-name="T208">‬</text:span><text:span text:style-name="T209">‬</text:span><text:span text:style-name="T210">13</text:span><text:span text:style-name="T211"> כִּֽי־עַ֭תָּה שָׁכַ֣בְתִּי וְאֶשְׁק֑וֹט יָ֝שַׁ֗נְתִּי אָ֤ז ׀ יָנ֬וּחַֽ לִֽי׃<text:s/></text:span><text:span text:style-name="T212">‬</text:span><text:span text:style-name="T213">‬</text:span><text:span text:style-name="T214">14</text:span><text:span text:style-name="T215"> עִם־מְ֭לָכִים וְיֹ֣עֲצֵי אָ֑רֶץ הַבֹּנִ֖ים חֳרָב֣וֹת לָֽמוֹ׃<text:s/></text:span><text:span text:style-name="T216">‬</text:span><text:span text:style-name="T217">‬</text:span><text:span text:style-name="T218">15</text:span><text:span text:style-name="T219"> א֣וֹ עִם־שָׂ֭רִים זָהָ֣ב לָהֶ֑ם הַֽמְמַלְאִ֖ים בָּתֵּיהֶ֣ם כָּֽסֶף׃<text:s/></text:span><text:span text:style-name="T220">‬</text:span><text:span text:style-name="T221">‬</text:span><text:span text:style-name="T222">16</text:span><text:span text:style-name="T223"> א֤וֹ כְנֵ֣פֶל טָ֭מוּן לֹ֣א אֶהְיֶ֑ה כְּ֝עֹלְלִ֗ים לֹא־רָ֥אוּ אֽוֹר׃<text:s/></text:span><text:span text:style-name="T224">‬</text:span><text:span text:style-name="T225">‬</text:span><text:span text:style-name="T226">17</text:span><text:span text:style-name="T227"> שָׁ֣ם רְ֭שָׁעִים חָ֣דְלוּ רֹ֑גֶז וְשָׁ֥ם יָ֝נ֗וּחוּ יְגִ֣יעֵי כֹֽחַ׃<text:s/></text:span><text:span text:style-name="T228">‬</text:span><text:span text:style-name="T229">‬</text:span><text:span text:style-name="T230">18</text:span><text:span text:style-name="T231"> יַ֭חַד אֲסִירִ֣ים שַׁאֲנָ֑נוּ לֹ֥א שָׁ֝מְע֗וּ ק֣וֹל נֹגֵֽשׂ׃<text:s/></text:span><text:span text:style-name="T232">‬</text:span><text:span text:style-name="T233">‬</text:span><text:span text:style-name="T234">19</text:span><text:span text:style-name="T235"> קָטֹ֣ן וְ֭גָדוֹל שָׁ֣ם ה֑וּא וְ֝עֶ֗בֶד חָפְשִׁ֥י מֵאֲדֹנָֽיו׃<text:s/></text:span><text:span text:style-name="T236">‬</text:span><text:span text:style-name="T237">‬</text:span><text:span text:style-name="T238">20</text:span><text:span text:style-name="T239"> לָ֤מָּה יִתֵּ֣ן לְעָמֵ֣ל א֑וֹר וְ֝חַיִּ֗ים לְמָ֣רֵי נָֽפֶשׁ׃<text:s/></text:span><text:span text:style-name="T240">‬</text:span><text:span text:style-name="T241">‬</text:span><text:span text:style-name="T242">21</text:span><text:span text:style-name="T243"> הַֽמְחַכִּ֣ים לַמָּ֣וֶת וְאֵינֶ֑נּוּ וַֽ֝יַּחְפְּרֻ֗הוּ מִמַּטְמוֹנִֽים׃<text:s/></text:span><text:span text:style-name="T244">‬</text:span><text:span text:style-name="T245">‬</text:span><text:span text:style-name="T246">22</text:span><text:span text:style-name="T247"> הַשְּׂמֵחִ֥ים אֱלֵי־גִ֑יל יָ֝שִׂ֗ישׂוּ כִּ֣י יִמְצְאוּ־קָֽבֶר׃<text:s/></text:span><text:span text:style-name="T248">‬</text:span><text:span text:style-name="T249">‬</text:span><text:span text:style-name="T250">23</text:span><text:span text:style-name="T251"> לְ֭גֶבֶר אֲשֶׁר־דַּרְכּ֣וֹ נִסְתָּ֑רָה וַיָּ֖סֶךְ אֱל֣וֹהַּ בַּעֲדֽוֹ׃<text:s/></text:span><text:span text:style-name="T252">‬</text:span><text:span text:style-name="T253">‬</text:span><text:span text:style-name="T254">24</text:span><text:span text:style-name="T255"> כִּֽי־לִפְנֵ֣י לַ֭חְמִי אַנְחָתִ֣י תָבֹ֑א וַֽיִּתְּכ֥וּ כַ֝מַּ֗יִם שַׁאֲגֹתָֽי׃<text:s/></text:span><text:span text:style-name="T256">‬</text:span><text:span text:style-name="T257">‬</text:span><text:span text:style-name="T258">25</text:span><text:span text:style-name="T259"> כִּ֤י פַ֣חַד פָּ֭חַדְתִּי וַיֶּאֱתָיֵ֑נִי וַאֲשֶׁ֥ר יָ֝גֹ֗רְתִּי יָ֣בֹא לִֽי׃<text:s/></text:span><text:span text:style-name="T260">‬</text:span><text:span text:style-name="T261">‬</text:span><text:span text:style-name="T262">26</text:span><text:span text:style-name="T263"> לֹ֤א שָׁלַ֨וְתִּי ׀ וְלֹ֖א שָׁקַ֥טְתִּי וְֽלֹא־נָ֗חְתִּי וַיָּ֥בֹא רֹֽגֶז׃<text:s/></text:span><text:span text:style-name="T264">פ<text:s/></text:span><text:span text:style-name="T265">‬</text:span><text:span text:style-name="T266">‬</text:span></text:p>
      </text:section>
      <text:section text:name="Sect3" text:style-name="S3">
        <text:p text:style-name="P267">Job 4</text:p>
        <text:p text:style-name="P268"><text:span text:style-name="T269">1</text:span><text:span text:style-name="T270"> וַ֭יַּעַן אֱלִיפַ֥ז הַֽתֵּימָנִ֗י וַיֹּאמַֽר׃<text:s/></text:span><text:span text:style-name="T271">2</text:span><text:span text:style-name="T272"> הֲנִסָּ֬ה דָבָ֣ר אֵלֶ֣יךָ תִּלְאֶ֑ה וַעְצֹ֥ר בְּ֝מִלִּ֗ין מִ֣י יוּכָֽל׃<text:s/></text:span><text:span text:style-name="T273">‬</text:span><text:span text:style-name="T274">‬</text:span><text:span text:style-name="T275">3</text:span><text:span text:style-name="T276"> הִ֭נֵּה יִסַּ֣רְתָּ רַבִּ֑ים וְיָדַ֖יִם רָפ֣וֹת תְּחַזֵּֽק׃<text:s/></text:span><text:span text:style-name="T277">‬</text:span><text:span text:style-name="T278">‬</text:span><text:span text:style-name="T279">4</text:span><text:span text:style-name="T280"> כּ֭וֹשֵׁל יְקִימ֣וּן מִלֶּ֑יךָ וּבִרְכַּ֖יִם כֹּרְע֣וֹת תְּאַמֵּֽץ׃<text:s/></text:span><text:span text:style-name="T281">‬</text:span><text:span text:style-name="T282">‬</text:span><text:span text:style-name="T283">5</text:span><text:span text:style-name="T284"> כִּ֤י עַתָּ֨ה ׀ תָּב֣וֹא אֵלֶ֣יךָ וַתֵּ֑לֶא תִּגַּ֥ע עָ֝דֶ֗יךָ וַתִּבָּהֵֽל׃<text:s/></text:span><text:span text:style-name="T285">‬</text:span><text:span text:style-name="T286">‬</text:span><text:span text:style-name="T287">6</text:span><text:span text:style-name="T288"> הֲלֹ֣א יִ֭רְאָתְךָ כִּסְלָתֶ֑ךָ תִּ֝קְוָתְךָ֗ וְתֹ֣ם דְּרָכֶֽיךָ׃<text:s/></text:span><text:span text:style-name="T289">‬</text:span><text:span text:style-name="T290">‬</text:span><text:span text:style-name="T291">7</text:span><text:span text:style-name="T292"> זְכָר־נָ֗א מִ֤י ה֣וּא נָקִ֣י אָבָ֑ד וְ֝אֵיפֹ֗ה יְשָׁרִ֥ים נִכְחָֽדוּ׃<text:s/></text:span><text:span text:style-name="T293">‬</text:span><text:span text:style-name="T294">‬</text:span><text:span text:style-name="T295">8</text:span><text:span text:style-name="T296"> כַּאֲשֶׁ֣ר רָ֭אִיתִי חֹ֣רְשֵׁי אָ֑וֶן וְזֹרְעֵ֖י עָמָ֣ל יִקְצְרֻֽהוּ׃<text:s/></text:span><text:span text:style-name="T297">‬</text:span><text:span text:style-name="T298">‬</text:span><text:span text:style-name="T299">9</text:span><text:span text:style-name="T300"> מִנִּשְׁמַ֣ת אֱל֣וֹהַ יֹאבֵ֑דוּ וּמֵר֖וּחַ אַפּ֣וֹ יִכְלֽוּ׃<text:s/></text:span><text:span text:style-name="T301">‬</text:span><text:span text:style-name="T302">‬</text:span><text:span text:style-name="T303">10</text:span><text:span text:style-name="T304"> שַׁאֲגַ֣ת אַ֭רְיֵה וְק֣וֹל שָׁ֑חַל וְשִׁנֵּ֖י כְפִירִ֣ים נִתָּֽעוּ׃<text:s/></text:span><text:span text:style-name="T305">‬</text:span><text:span text:style-name="T306">‬</text:span><text:span text:style-name="T307">11</text:span><text:span text:style-name="T308"> לַ֭יִשׁ אֹבֵ֣ד מִבְּלִי־טָ֑רֶף וּבְנֵ֥י לָ֝בִ֗יא יִתְפָּרָֽדוּ׃<text:s/></text:span><text:span text:style-name="T309">‬</text:span><text:span text:style-name="T310">‬</text:span><text:span text:style-name="T311">12</text:span><text:span text:style-name="T312"> וְ֭אֵלַי דָּבָ֣ר יְגֻנָּ֑ב וַתִּקַּ֥ח אָ֝זְנִ֗י שֵׁ֣מֶץ מֽ͏ֶנְהֽוּ׃<text:s/></text:span><text:span text:style-name="T313">‬</text:span><text:span text:style-name="T314">‬</text:span><text:span text:style-name="T315">13</text:span><text:span text:style-name="T316"> בִּ֭שְׂעִפִּים מֵחֶזְיֹנ֣וֹת לָ֑יְלָה בִּנְפֹ֥ל תַּ֝רְדֵּמָ֗ה עַל־אֲנָשִֽׁים׃<text:s/></text:span><text:span text:style-name="T317">‬</text:span><text:span text:style-name="T318">‬</text:span><text:span text:style-name="T319">14</text:span><text:span text:style-name="T320"> פַּ֣חַד קְ֭רָאַנִי וּרְעָדָ֑ה וְרֹ֖ב עַצְמוֹתַ֣י הִפְחִֽיד׃<text:s/></text:span><text:span text:style-name="T321">‬</text:span><text:span text:style-name="T322">‬</text:span><text:span text:style-name="T323">15</text:span><text:span text:style-name="T324"> וְ֭רוּחַ עַל־פָּנַ֣י יַחֲלֹ֑ף תְּ֝סַמֵּ֗ר שַֽׂעֲרַ֥ת בְּשָׂרִֽי׃<text:s/></text:span><text:span text:style-name="T325">‬</text:span><text:span text:style-name="T326">‬</text:span><text:span text:style-name="T327">16</text:span><text:span text:style-name="T328"> יַעֲמֹ֤ד ׀ וְֽלֹא־אַכִּ֬יר מַרְאֵ֗הוּ תְּ֭מוּנָה לְנֶ֣גֶד עֵינָ֑י דְּמָמָ֖ה וָק֣וֹל אֶשְׁמָֽע׃<text:s/></text:span><text:span text:style-name="T329">‬</text:span><text:span text:style-name="T330">‬</text:span><text:span text:style-name="T331">17</text:span><text:span text:style-name="T332"> הַֽ֭אֱנוֹשׁ מֵאֱל֣וֹהַ יִצְדָּ֑ק אִ֥ם מֵ֝עֹשֵׂ֗הוּ יִטְהַר־גָּֽבֶר׃<text:s/></text:span><text:span text:style-name="T333">‬</text:span><text:span text:style-name="T334">‬</text:span><text:span text:style-name="T335">18</text:span><text:span text:style-name="T336"> הֵ֣ן בַּ֭עֲבָדָיו לֹ֣א יַאֲמִ֑ין וּ֝בְמַלְאָכָ֗יו יָשִׂ֥ים תָּהֳלָֽה׃<text:s/></text:span><text:span text:style-name="T337">‬</text:span><text:span text:style-name="T338">‬</text:span><text:span text:style-name="T339">19</text:span><text:span text:style-name="T340"> אַ֤ף ׀ שֹׁכְנֵ֬י בָֽתֵּי־חֹ֗מֶר אֲשֶׁר־בֶּעָפָ֥ר יְסוֹדָ֑ם יְ֝דַכְּא֗וּם לִפְנֵי־עָֽשׁ׃<text:s/></text:span><text:span text:style-name="T341">‬</text:span><text:span text:style-name="T342">‬</text:span><text:span text:style-name="T343">20</text:span><text:span text:style-name="T344"> מִבֹּ֣קֶר לָעֶ֣רֶב יֻכַּ֑תּוּ מִבְּלִ֥י מֵ֝שִׂ֗ים לָנֶ֥צַח יֹאבֵֽדוּ׃<text:s/></text:span><text:span text:style-name="T345">‬</text:span><text:span text:style-name="T346">‬</text:span><text:span text:style-name="T347">21</text:span><text:span text:style-name="T348"> הֲלֹא־נִסַּ֣ע יִתְרָ֣ם בָּ֑ם יָ֝מ֗וּתוּ וְלֹ֣א בְחָכְמָֽה׃<text:s/></text:span><text:span text:style-name="T349">‬</text:span><text:span text:style-name="T350">‬</text:span></text:p>
      </text:section>
      <text:section text:name="Sect4" text:style-name="S4">
        <text:p text:style-name="P351">Job 5</text:p>
        <text:p text:style-name="P352"><text:span text:style-name="T353">1</text:span><text:span text:style-name="T354"> קְֽרָא־נָ֭א הֲיֵ֣שׁ עוֹנֶ֑ךָּ וְאֶל־מִ֖י מִקְּדֹשִׁ֣ים תִּפְנֶֽה׃<text:s/></text:span><text:span text:style-name="T355">2</text:span><text:span text:style-name="T356"> כִּֽי־לֶֽ֭אֱוִיל יַהֲרָג־כָּ֑עַשׂ וּ֝פֹתֶ֗ה תָּמִ֥ית קִנְאָֽה׃<text:s/></text:span><text:span text:style-name="T357">‬</text:span><text:span text:style-name="T358">‬</text:span><text:span text:style-name="T359">3</text:span><text:span text:style-name="T360"> אֲ‍ֽנִי־רָ֭אִיתִי אֱוִ֣יל מַשְׁרִ֑ישׁ וָאֶקּ֖וֹב נָוֵ֣הוּ פִתְאֹֽם׃<text:s/></text:span><text:span text:style-name="T361">‬</text:span><text:span text:style-name="T362">‬</text:span><text:span text:style-name="T363">4</text:span><text:span text:style-name="T364"> יִרְחֲק֣וּ בָנָ֣יו מִיֶּ֑שַׁע וְיִֽדַּכְּא֥וּ בַ֝שַּׁ֗עַר וְאֵ֣ין מַצִּֽיל׃<text:s/></text:span><text:span text:style-name="T365">‬</text:span><text:span text:style-name="T366">‬</text:span><text:span text:style-name="T367">5</text:span><text:span text:style-name="T368"> אֲשֶׁ֤ר קְצִיר֨וֹ ׀ רָ֘עֵ֤ב יֹאכֵ֗ל וְאֶֽל־מִצִנִּ֥ים יִקָּחֵ֑הוּ וְשָׁאַ֖ף צַמִּ֣ים<text:s/></text:span><text:soft-page-break/><text:span text:style-name="T369">חֵילָֽם׃<text:s/></text:span><text:span text:style-name="T370">‬</text:span><text:span text:style-name="T371">‬</text:span><text:span text:style-name="T372">6</text:span><text:span text:style-name="T373"> כִּ֤י ׀ לֹא־יֵצֵ֣א מֵעָפָ֣ר אָ֑וֶן וּ֝מֵאֲדָמָ֗ה לֹא־יִצְמַ֥ח עָמָֽל׃<text:s/></text:span><text:span text:style-name="T374">‬</text:span><text:span text:style-name="T375">‬</text:span><text:span text:style-name="T376">7</text:span><text:span text:style-name="T377"> כִּֽי־אָ֭דָם לְעָמָ֣ל יוּלָּ֑ד וּבְנֵי־רֶ֝֗שֶׁף יַגְבִּ֥יהוּ עֽוּף׃<text:s/></text:span><text:span text:style-name="T378">‬</text:span><text:span text:style-name="T379">‬</text:span><text:span text:style-name="T380">8</text:span><text:span text:style-name="T381"> אוּלָ֗ם אֲ֭נִי אֶדְרֹ֣שׁ אֶל־אֵ֑ל וְאֶל־אֱ֝לֹהִ֗ים אָשִׂ֥ים דִּבְרָתִֽי׃<text:s/></text:span><text:span text:style-name="T382">‬</text:span><text:span text:style-name="T383">‬</text:span><text:span text:style-name="T384">9</text:span><text:span text:style-name="T385"> עֹשֶׂ֣ה גְ֭דֹלוֹת וְאֵ֣ין חֵ֑קֶר נִ֝פְלָא֗וֹת עַד־אֵ֥ין מִסְפָּֽר׃<text:s/></text:span><text:span text:style-name="T386">‬</text:span><text:span text:style-name="T387">‬</text:span><text:span text:style-name="T388">10</text:span><text:span text:style-name="T389"> הַנֹּתֵ֣ן מָ֭טָר עַל־פְּנֵי־אָ֑רֶץ וְשֹׁ֥לֵֽחַ מַ֝יִם עַל־פְּנֵ֥י חוּצֽוֹת׃<text:s/></text:span><text:span text:style-name="T390">‬</text:span><text:span text:style-name="T391">‬</text:span><text:span text:style-name="T392">11</text:span><text:span text:style-name="T393"> לָשׂ֣וּם שְׁפָלִ֣ים לְמָר֑וֹם וְ֝קֹדְרִ֗ים שָׂ֣גְבוּ יֶֽשַׁע׃<text:s/></text:span><text:span text:style-name="T394">‬</text:span><text:span text:style-name="T395">‬</text:span><text:span text:style-name="T396">12</text:span><text:span text:style-name="T397"> מֵ֭פֵר מַחְשְׁב֣וֹת עֲרוּמִ֑ים וְֽלֹא־תַעֲשֶׂ֥ינָה יְ֝דֵיהֶ֗ם תּוּשִׁיָּֽה׃<text:s/></text:span><text:span text:style-name="T398">‬</text:span><text:span text:style-name="T399">‬</text:span><text:span text:style-name="T400">13</text:span><text:span text:style-name="T401"> לֹכֵ֣ד חֲכָמִ֣ים בְּעָרְמָ֑ם וַעֲצַ֖ת נִפְתָּלִ֣ים נִמְהָֽרָה׃<text:s/></text:span><text:span text:style-name="T402">‬</text:span><text:span text:style-name="T403">‬</text:span><text:span text:style-name="T404">14</text:span><text:span text:style-name="T405"> יוֹמָ֥ם יְפַגְּשׁוּ־חֹ֑שֶׁךְ וְ֝כַלַּ֗יְלָה יְֽמַשְׁשׁ֥וּ בַֽצָּהֳרָֽיִם׃<text:s/></text:span><text:span text:style-name="T406">‬</text:span><text:span text:style-name="T407">‬</text:span><text:span text:style-name="T408">15</text:span><text:span text:style-name="T409"> וַיֹּ֣שַׁע מֵ֭חֶרֶב מִפִּיהֶ֑ם וּמִיַּ֖ד חָזָ֣ק אֶבְיֽוֹן׃<text:s/></text:span><text:span text:style-name="T410">‬</text:span><text:span text:style-name="T411">‬</text:span><text:span text:style-name="T412">16</text:span><text:span text:style-name="T413"> וַתְּהִ֣י לַדַּ֣ל תִּקְוָ֑ה וְ֝עֹלָ֗תָה קָ֣פְצָה פִּֽיהָ׃<text:s/></text:span><text:span text:style-name="T414">‬</text:span><text:span text:style-name="T415">‬</text:span><text:span text:style-name="T416">17</text:span><text:span text:style-name="T417"> הִנֵּ֤ה אַשְׁרֵ֣י אֱ֭נוֹשׁ יוֹכִחֶ֣נּֽוּ אֱל֑וֹהַּ וּמוּסַ֥ר שַׁ֝דַּ֗י אַל־תִּמְאָֽס׃<text:s/></text:span><text:span text:style-name="T418">‬</text:span><text:span text:style-name="T419">‬</text:span><text:span text:style-name="T420">18</text:span><text:span text:style-name="T421"> כִּ֤י ה֣וּא יַכְאִ֣יב וְיֶחְבָּ֑שׁ יִ֝מְחַ֗ץ *וידו **וְיָדָ֥יו תִּרְפֶּֽינָה׃<text:s/></text:span><text:span text:style-name="T422">‬</text:span><text:span text:style-name="T423">‬</text:span><text:span text:style-name="T424">19</text:span><text:span text:style-name="T425"> בְּשֵׁ֣שׁ צָ֭רוֹת יַצִּילֶ֑ךָּ וּבְשֶׁ֓בַע ׀ לֹא־יִגַּ֖ע בְּךָ֣ רָֽע׃<text:s/></text:span><text:span text:style-name="T426">‬</text:span><text:span text:style-name="T427">‬</text:span><text:span text:style-name="T428">20</text:span><text:span text:style-name="T429"> בְּ֭רָעָב פָּֽדְךָ֣ מִמָּ֑וֶת וּ֝בְמִלְחָמָ֗ה מִ֣ידֵי חָֽרֶב׃<text:s/></text:span><text:span text:style-name="T430">‬</text:span><text:span text:style-name="T431">‬</text:span><text:span text:style-name="T432">21</text:span><text:span text:style-name="T433"> בְּשׁ֣וֹט לָ֭שׁוֹן תֵּחָבֵ֑א וְֽלֹא־תִירָ֥א מִ֝שֹּׁ֗ד כִּ֣י יָבֽוֹא׃<text:s/></text:span><text:span text:style-name="T434">‬</text:span><text:span text:style-name="T435">‬</text:span><text:span text:style-name="T436">22</text:span><text:span text:style-name="T437"> לְשֹׁ֣ד וּלְכָפָ֣ן תִּשְׂחָ֑ק וּֽמֵחַיַּ֥ת הָ֝אָ֗רֶץ אַל־תִּירָֽא׃<text:s/></text:span><text:span text:style-name="T438">‬</text:span><text:span text:style-name="T439">‬</text:span><text:span text:style-name="T440">23</text:span><text:span text:style-name="T441"> כִּ֤י עִם־אַבְנֵ֣י הַשָּׂדֶ֣ה בְרִיתֶ֑ךָ וְחַיַּ֥ת הַ֝שָּׂדֶ֗ה הָשְׁלְמָה־לָֽךְ׃<text:s/></text:span><text:span text:style-name="T442">‬</text:span><text:span text:style-name="T443">‬</text:span><text:span text:style-name="T444">24</text:span><text:span text:style-name="T445"> וְֽ֭יָדַעְתָּ כִּי־שָׁל֣וֹם אָהֳלֶ֑ךָ וּֽפָקַדְתָּ֥ נָ֝וְךָ וְלֹ֣א תֶחֱטָֽא׃<text:s/></text:span><text:span text:style-name="T446">‬</text:span><text:span text:style-name="T447">‬</text:span><text:span text:style-name="T448">25</text:span><text:span text:style-name="T449"> וְֽ֭יָדַעְתָּ כִּי־רַ֣ב זַרְעֶ֑ךָ וְ֝צֶאֱצָאֶ֗יךָ כְּעֵ֣שֶׂב הָאָֽרֶץ׃<text:s/></text:span><text:span text:style-name="T450">‬</text:span><text:span text:style-name="T451">‬</text:span><text:span text:style-name="T452">26</text:span><text:span text:style-name="T453"> תָּב֣וֹא בְכֶ֣לַח אֱלֵי־קָ֑בֶר כַּעֲל֖וֹת גָּדִ֣ישׁ בְּעִתּֽוֹ׃<text:s/></text:span><text:span text:style-name="T454">‬</text:span><text:span text:style-name="T455">‬</text:span><text:span text:style-name="T456">27</text:span><text:span text:style-name="T457"> הִנֵּה־זֹ֭את חֲקַרְנ֥וּהָ כֶּֽן־הִ֑יא שְׁ֝מָעֶ֗נָּה וְאַתָּ֥ה דַֽע־לָֽךְ׃<text:s/></text:span><text:span text:style-name="T458">פ<text:s/></text:span><text:span text:style-name="T459">‬</text:span><text:span text:style-name="T460">‬</text:span></text:p>
      </text:section>
      <text:section text:name="Sect5" text:style-name="S5">
        <text:p text:style-name="P461">Job 6</text:p>
        <text:p text:style-name="P462"><text:span text:style-name="T463">1</text:span><text:span text:style-name="T464"> וַיַּ֥עַן אִיּ֗וֹב וַיֹּאמַֽר׃<text:s/></text:span><text:span text:style-name="T465">2</text:span><text:span text:style-name="T466"> ל֗וּ שָׁק֣וֹל יִשָּׁקֵ֣ל כַּעְשִׂ֑י *והיתי **וְ֝הַוָּתִ֗י בְּֽמֹאזְנַ֥יִם יִשְׂאוּ־יָֽחַד׃<text:s/></text:span><text:span text:style-name="T467">‬</text:span><text:span text:style-name="T468">‬</text:span><text:span text:style-name="T469">3</text:span><text:span text:style-name="T470"> כִּֽי־עַתָּ֗ה מֵח֣וֹל יַמִּ֣ים יִכְבָּ֑ד עַל־כֵּ֝֗ן דְּבָרַ֥י לָֽעוּ׃<text:s/></text:span><text:span text:style-name="T471">‬</text:span><text:span text:style-name="T472">‬</text:span><text:span text:style-name="T473">4</text:span><text:span text:style-name="T474"> כִּ֤י חִצֵּ֪י שַׁדַּ֡י עִמָּדִ֗י אֲשֶׁ֣ר חֲ֭מָתָם שֹׁתָ֣ה רוּחִ֑י בִּעוּתֵ֖י אֱל֣וֹהַּ יַֽעַרְכֽוּנִי׃<text:s/></text:span><text:span text:style-name="T475">‬</text:span><text:span text:style-name="T476">‬</text:span><text:span text:style-name="T477">5</text:span><text:span text:style-name="T478"> הֲיִֽנְהַק־פֶּ֥רֶא עֲלֵי־דֶ֑שֶׁא אִ֥ם יִגְעֶה־שּׁ֝֗וֹר עַל־בְּלִילֽוֹ׃<text:s/></text:span><text:span text:style-name="T479">‬</text:span><text:span text:style-name="T480">‬</text:span><text:span text:style-name="T481">6</text:span><text:span text:style-name="T482"> הֲיֵאָכֵ֣ל תָּ֭פֵל מִבְּלִי־מֶ֑לַח אִם־יֶשׁ־טַ֝֗עַם בְּרִ֣יר חַלָּמֽוּת׃<text:s/></text:span><text:span text:style-name="T483">‬</text:span><text:span text:style-name="T484">‬</text:span><text:span text:style-name="T485">7</text:span><text:span text:style-name="T486"> מֵאֲנָ֣ה לִנְגּ֣וֹעַ נַפְשִׁ֑י הֵ֝֗מָּה כִּדְוֵ֥י לַחְמִֽי׃<text:s/></text:span><text:span text:style-name="T487">‬</text:span><text:span text:style-name="T488">‬</text:span><text:span text:style-name="T489">8</text:span><text:span text:style-name="T490"> מִֽי־יִ֭תֵּן תָּב֣וֹא שֶֽׁאֱלָתִ֑י וְ֝תִקְוָתִ֗י יִתֵּ֥ן אֱלֽוֹהַּ׃<text:s/></text:span><text:span text:style-name="T491">‬</text:span><text:span text:style-name="T492">‬</text:span><text:span text:style-name="T493">9</text:span><text:span text:style-name="T494"> וְיֹאֵ֣ל אֱ֭לוֹהַּ וִֽידַכְּאֵ֑נִי יַתֵּ֥ר יָ֝ד֗וֹ וִֽיבַצְּעֵֽנִי׃<text:s/></text:span><text:span text:style-name="T495">‬</text:span><text:span text:style-name="T496">‬</text:span><text:span text:style-name="T497">10</text:span><text:span text:style-name="T498"> וּ֥תְהִי ע֨וֹד ׀ נֶ֘חָ֤מָתִ֗י וַאֲסַלְּדָ֣ה בְ֭חִילָה לֹ֣א יַחְמ֑וֹל כִּי־לֹ֥א כִ֝חַ֗דְתִּי אִמְרֵ֥י קָדֽוֹשׁ׃<text:s/></text:span><text:span text:style-name="T499">‬</text:span><text:span text:style-name="T500">‬</text:span><text:span text:style-name="T501">11</text:span><text:span text:style-name="T502"> מַה־כֹּחִ֥י כִֽי־אֲיַחֵ֑ל וּמַה־קִּ֝צִּ֗י כִּֽי־אַאֲרִ֥יךְ נַפְשִֽׁי׃<text:s/></text:span><text:span text:style-name="T503">‬</text:span><text:span text:style-name="T504">‬</text:span><text:span text:style-name="T505">12</text:span><text:span text:style-name="T506"> אִם־כֹּ֣חַ אֲבָנִ֣ים כֹּחִ֑י אִֽם־בְּשָׂרִ֥י נָחֽוּשׁ׃<text:s/></text:span><text:span text:style-name="T507">‬</text:span><text:span text:style-name="T508">‬</text:span><text:span text:style-name="T509">13</text:span><text:span text:style-name="T510"> הַאִ֬ם אֵ֣ין עֶזְרָתִ֣י בִ֑י וְ֝תֻשִׁיָּ֗ה נִדְּחָ֥ה מִמֶּֽנִּי׃<text:s/></text:span><text:span text:style-name="T511">‬</text:span><text:span text:style-name="T512">‬</text:span><text:span text:style-name="T513">14</text:span><text:span text:style-name="T514"> לַמָּ֣ס מֵרֵעֵ֣הוּ חָ֑סֶד וְיִרְאַ֖ת שַׁדַּ֣י יַעֲזֽוֹב׃<text:s/></text:span><text:span text:style-name="T515">‬</text:span><text:span text:style-name="T516">‬</text:span><text:span text:style-name="T517">15</text:span><text:span text:style-name="T518"> אַ֭חַי בָּגְד֣וּ כְמוֹ־נָ֑חַל כַּאֲפִ֖יק נְחָלִ֣ים יַעֲבֹֽרוּ׃<text:s/></text:span><text:span text:style-name="T519">‬</text:span><text:span text:style-name="T520">‬</text:span><text:span text:style-name="T521">16</text:span><text:span text:style-name="T522"> הַקֹּדְרִ֥ים מִנִּי־קָ֑רַח עָ֝לֵ֗ימוֹ יִתְעַלֶּם־שָֽׁלֶג׃<text:s/></text:span><text:span text:style-name="T523">‬</text:span><text:span text:style-name="T524">‬</text:span><text:span text:style-name="T525">17</text:span><text:span text:style-name="T526"> בְּ֭עֵת יְזֹרְב֣וּ נִצְמָ֑תוּ בְּ֝חֻמּ֗וֹ נִדְעֲכ֥וּ מִמְּקוֹמָֽם׃<text:s/></text:span><text:span text:style-name="T527">‬</text:span><text:span text:style-name="T528">‬</text:span><text:span text:style-name="T529">18</text:span><text:span text:style-name="T530"> יִ֭לָּ֣פְתוּ אָרְח֣וֹת דַּרְכָּ֑ם יַעֲל֖וּ בַתֹּ֣הוּ וְיֹאבֵֽדוּ׃<text:s/></text:span><text:span text:style-name="T531">‬</text:span><text:span text:style-name="T532">‬</text:span><text:span text:style-name="T533">19</text:span><text:span text:style-name="T534"> הִ֭בִּיטוּ אָרְח֣וֹת תֵּמָ֑א הֲלִיכֹ֥ת שְׁ֝בָ֗א קִוּוּ־לָֽמוֹ׃<text:s/></text:span><text:span text:style-name="T535">‬</text:span><text:span text:style-name="T536">‬</text:span><text:span text:style-name="T537">20</text:span><text:span text:style-name="T538"> בֹּ֥שׁוּ כִּֽי־בָטָ֑ח בָּ֥אוּ עָ֝דֶ֗יהָ וַיֶּחְפָּֽרוּ׃<text:s/></text:span><text:span text:style-name="T539">‬</text:span><text:span text:style-name="T540">‬</text:span><text:span text:style-name="T541">21</text:span><text:span text:style-name="T542"> כִּֽי־עַ֭תָּה הֱיִ֣יתֶם *לא **ל֑וֹ תִּֽרְא֥וּ חֲ֝תַ֗ת וַתִּירָֽאוּ׃<text:s/></text:span><text:span text:style-name="T543">‬</text:span><text:span text:style-name="T544">‬</text:span><text:span text:style-name="T545">22</text:span><text:span text:style-name="T546"> הֲ‍ֽכִי־אָ֭מַרְתִּי הָ֣בוּ לִ֑י וּ֝מִכֹּחֲכֶ֗ם שִׁחֲד֥וּ בַעֲדִֽי׃<text:s/></text:span><text:span text:style-name="T547">‬</text:span><text:span text:style-name="T548">‬</text:span><text:span text:style-name="T549">23</text:span><text:span text:style-name="T550"> וּמַלְּט֥וּנִי מִיַּד־צָ֑ר וּמִיַּ֖ד עָרִיצִ֣ים תִּפְדּֽוּנִי׃<text:s/></text:span><text:span text:style-name="T551">‬</text:span><text:span text:style-name="T552">‬</text:span><text:span text:style-name="T553">24</text:span><text:span text:style-name="T554"> ה֭וֹרוּנִי וַאֲנִ֣י אַחֲרִ֑ישׁ וּמַה־שָּׁ֝גִ֗יתִי הָבִ֥ינוּ לִֽי׃<text:s/></text:span><text:span text:style-name="T555">‬</text:span><text:span text:style-name="T556">‬</text:span><text:span text:style-name="T557">25</text:span><text:span text:style-name="T558"> מַה־נִּמְרְצ֥וּ אִמְרֵי־יֹ֑שֶׁר וּמַה־יּוֹכִ֖יחַ הוֹכֵ֣חַ מִכֶּֽם׃<text:s/></text:span><text:span text:style-name="T559">‬</text:span><text:span text:style-name="T560">‬</text:span><text:span text:style-name="T561">26</text:span><text:span text:style-name="T562"> הַלְהוֹכַ֣ח מִלִּ֣ים תַּחְשֹׁ֑בוּ<text:s/></text:span><text:soft-page-break/><text:span text:style-name="T563">וּ֝לְר֗וּחַ אִמְרֵ֥י נֹאָֽשׁ׃<text:s/></text:span><text:span text:style-name="T564">‬</text:span><text:span text:style-name="T565">‬</text:span><text:span text:style-name="T566">27</text:span><text:span text:style-name="T567"> אַף־עַל־יָת֥וֹם תַּפִּ֑ילוּ וְ֝תִכְר֗וּ עַל־רֵֽיעֲכֶֽם׃<text:s/></text:span><text:span text:style-name="T568">‬</text:span><text:span text:style-name="T569">‬</text:span><text:span text:style-name="T570">28</text:span><text:span text:style-name="T571"> וְ֭עַתָּה הוֹאִ֣ילוּ פְנוּ־בִ֑י וְעַל־פְּ֝נֵיכֶ֗ם אִם־אֲכַזֵּֽב׃<text:s/></text:span><text:span text:style-name="T572">‬</text:span><text:span text:style-name="T573">‬</text:span><text:span text:style-name="T574">29</text:span><text:span text:style-name="T575"> שֻֽׁבוּ־נָ֭א אַל־תְּהִ֣י עַוְלָ֑ה *ושבי **וְשׁ֥וּבוּ ע֝וֹד צִדְקִי־בָֽהּ׃<text:s/></text:span><text:span text:style-name="T576">‬</text:span><text:span text:style-name="T577">‬</text:span><text:span text:style-name="T578">30</text:span><text:span text:style-name="T579"> הֲיֵשׁ־בִּלְשׁוֹנִ֥י עַוְלָ֑ה אִם־חִ֝כִּ֗י לֹא־יָבִ֥ין הַוּֽוֹת׃<text:s/></text:span><text:span text:style-name="T580">‬</text:span><text:span text:style-name="T581">‬</text:span></text:p>
      </text:section>
      <text:section text:name="Sect6" text:style-name="S6">
        <text:p text:style-name="P582">Job 7</text:p>
        <text:p text:style-name="P583"><text:span text:style-name="T584">1</text:span><text:span text:style-name="T585"> הֲלֹא־צָבָ֣א לֶאֱנ֣וֹשׁ *על־**עֲלֵי־אָ֑רֶץ וְכִימֵ֖֗י שָׂכִ֣יר יָמָֽיו׃<text:s/></text:span><text:span text:style-name="T586">2</text:span><text:span text:style-name="T587"> כְּעֶ֥בֶד יִשְׁאַף־צֵ֑ל וּ֝כְשָׂכִ֗יר יְקַוֶּ֥ה פָעֳלֽוֹ׃<text:s/></text:span><text:span text:style-name="T588">‬</text:span><text:span text:style-name="T589">‬</text:span><text:span text:style-name="T590">3</text:span><text:span text:style-name="T591"> כֵּ֤ן הָנְחַ֣לְתִּי לִ֭י יַרְחֵי־שָׁ֑וְא וְלֵיל֥וֹת עָ֝מָ֗ל מִנּוּ־לִֽי׃<text:s/></text:span><text:span text:style-name="T592">‬</text:span><text:span text:style-name="T593">‬</text:span><text:span text:style-name="T594">4</text:span><text:span text:style-name="T595"> אִם־שָׁכַ֗בְתִּי וְאָמַ֗רְתִּי מָתַ֣י אָ֭קוּם וּמִדַּד־עָ֑רֶב וְשָׂבַ֖עְתִּי נְדֻדִ֣ים עֲדֵי־נָֽשֶׁף׃<text:s/></text:span><text:span text:style-name="T596">‬</text:span><text:span text:style-name="T597">‬</text:span><text:span text:style-name="T598">5</text:span><text:span text:style-name="T599"> לָ֘בַ֤שׁ בְּשָׂרִ֣י רִ֭מָּה *וגיש **וְג֣וּשׁ עָפָ֑ר עוֹרִ֥י רָ֝גַ֗ע וַיִּמָּאֵֽס׃<text:s/></text:span><text:span text:style-name="T600">‬</text:span><text:span text:style-name="T601">‬</text:span><text:span text:style-name="T602">6</text:span><text:span text:style-name="T603"> יָמַ֣י קַ֭לּוּ מִנִּי־אָ֑רֶג וַ֝יִּכְל֗וּ בְּאֶ֣פֶס תִּקְוָֽה׃<text:s/></text:span><text:span text:style-name="T604">‬</text:span><text:span text:style-name="T605">‬</text:span><text:span text:style-name="T606">7</text:span><text:span text:style-name="T607"> זְ֭כֹר כִּי־ר֣וּחַ חַיָּ֑י לֹא־תָשׁ֥וּב עֵ֝ינִ֗י לִרְא֥וֹת טֽוֹב׃<text:s/></text:span><text:span text:style-name="T608">‬</text:span><text:span text:style-name="T609">‬</text:span><text:span text:style-name="T610">8</text:span><text:span text:style-name="T611"> לֹֽא־תְ֭שׁוּרֵנִי עֵ֣ין רֹ֑אִי עֵינֶ֖יךָ בִּ֣י וְאֵינֶֽנִּי׃<text:s/></text:span><text:span text:style-name="T612">‬</text:span><text:span text:style-name="T613">‬</text:span><text:span text:style-name="T614">9</text:span><text:span text:style-name="T615"> כָּלָ֣ה עָ֭נָן וַיֵּלַ֑ךְ כֵּ֥ן יוֹרֵ֥ד שְׁ֝א֗וֹל לֹ֣א יַעֲלֽ͏ֶה׃<text:s/></text:span><text:span text:style-name="T616">‬</text:span><text:span text:style-name="T617">‬</text:span><text:span text:style-name="T618">10</text:span><text:span text:style-name="T619"> לֹא־יָשׁ֣וּב ע֣וֹד לְבֵית֑וֹ וְלֹא־יַכִּירֶ֖נּוּ ע֣וֹד מְקֹמֽוֹ׃<text:s/></text:span><text:span text:style-name="T620">‬</text:span><text:span text:style-name="T621">‬</text:span><text:span text:style-name="T622">11</text:span><text:span text:style-name="T623"> גַּם־אֲנִי֮ לֹ֤א אֶחֱשָׂ֫ךְ פִּ֥י אֲ‍ֽ֭דַבְּרָה בְּצַ֣ר רוּחִ֑י אָ֝שִׂ֗יחָה בְּמַ֣ר נַפְשִֽׁי׃<text:s/></text:span><text:span text:style-name="T624">‬</text:span><text:span text:style-name="T625">‬</text:span><text:span text:style-name="T626">12</text:span><text:span text:style-name="T627"> הֲ‍ֽיָם־אָ֭נִי אִם־תַּנִּ֑ין כִּֽי־תָשִׂ֖ים עָלַ֣י מִשְׁמָֽר׃<text:s/></text:span><text:span text:style-name="T628">‬</text:span><text:span text:style-name="T629">‬</text:span><text:span text:style-name="T630">13</text:span><text:span text:style-name="T631"> כִּֽי־אָ֭מַרְתִּי תְּנַחֲמֵ֣נִי עַרְשִׂ֑י יִשָּׂ֥א בְ֝שִׂיחִ֗י מִשְׁכָּבִֽי׃<text:s/></text:span><text:span text:style-name="T632">‬</text:span><text:span text:style-name="T633">‬</text:span><text:span text:style-name="T634">14</text:span><text:span text:style-name="T635"> וְחִתַּתַּ֥נִי בַחֲלֹמ֑וֹת וּֽמֵחֶזְיֹנ֥וֹת תְּבַעֲתַֽנִּי׃<text:s/></text:span><text:span text:style-name="T636">‬</text:span><text:span text:style-name="T637">‬</text:span><text:span text:style-name="T638">15</text:span><text:span text:style-name="T639"> וַתִּבְחַ֣ר מַחֲנָ֣ק נַפְשִׁ֑י מָ֝֗וֶת מֵֽעַצְמוֹתָֽי׃<text:s/></text:span><text:span text:style-name="T640">‬</text:span><text:span text:style-name="T641">‬</text:span><text:span text:style-name="T642">16</text:span><text:span text:style-name="T643"> מָ֭אַסְתִּי לֹא־לְעֹלָ֣ם אֶֽחְיֶ֑ה חֲדַ֥ל מִ֝מֶּ֗נִּי כִּי־הֶ֥בֶל יָמָֽי׃<text:s/></text:span><text:span text:style-name="T644">‬</text:span><text:span text:style-name="T645">‬</text:span><text:span text:style-name="T646">17</text:span><text:span text:style-name="T647"> מָֽה־אֱ֭נוֹשׁ כִּ֣י תְגַדְּלֶ֑נּוּ וְכִי־תָשִׁ֖ית אֵלָ֣יו לִבֶּֽךָ׃<text:s/></text:span><text:span text:style-name="T648">‬</text:span><text:span text:style-name="T649">‬</text:span><text:span text:style-name="T650">18</text:span><text:span text:style-name="T651"> וַתִּפְקְדֶ֥נּוּ לִבְקָרִ֑ים לִ֝רְגָעִ֗ים תִּבְחָנֶֽנּוּ׃<text:s/></text:span><text:span text:style-name="T652">‬</text:span><text:span text:style-name="T653">‬</text:span><text:span text:style-name="T654">19</text:span><text:span text:style-name="T655"> כַּ֭מָּה לֹא־תִשְׁעֶ֣ה מִמֶּ֑נִּי לֹֽא־תַ֝רְפֵּ֗נִי עַד־בִּלְעִ֥י רֻקִּֽי׃<text:s/></text:span><text:span text:style-name="T656">‬</text:span><text:span text:style-name="T657">‬</text:span><text:span text:style-name="T658">20</text:span><text:span text:style-name="T659"> חָטָ֡אתִי מָ֤ה אֶפְעַ֨ל ׀ לָךְ֮ נֹצֵ֢ר הָאָ֫דָ֥ם לָ֤מָה שַׂמְתַּ֣נִי לְמִפְגָּ֣ע לָ֑ךְ וָאֶהְיֶ֖ה עָלַ֣י לְמַשָּֽׂא׃<text:s/></text:span><text:span text:style-name="T660">‬</text:span><text:span text:style-name="T661">‬</text:span><text:span text:style-name="T662">21</text:span><text:span text:style-name="T663"> וּמֶ֤ה ׀ לֹא־תִשָּׂ֣א פִשְׁעִי֮ וְתַעֲבִ֢יר אֶת־עֲוֺ֫נִ֥י כִּֽי־עַ֭תָּה לֶעָפָ֣ר אֶשְׁכָּ֑ב וְשִׁ֖חֲרְתַּ֣נִי וְאֵינֶֽנִּי׃<text:s/></text:span><text:span text:style-name="T664">פ<text:s/></text:span><text:span text:style-name="T665">‬</text:span><text:span text:style-name="T666">‬</text:span></text:p>
      </text:section>
      <text:section text:name="Sect7" text:style-name="S7">
        <text:p text:style-name="P667">Job 8</text:p>
        <text:p text:style-name="P668"><text:span text:style-name="T669">1</text:span><text:span text:style-name="T670"> וַ֭יַּעַן בִּלְדַּ֥ד הַשּׁוּחִ֗י וַיֹאמַֽר׃<text:s/></text:span><text:span text:style-name="T671">2</text:span><text:span text:style-name="T672"> עַד־אָ֥ן תְּמַלֶּל־אֵ֑לֶּה וְר֥וּחַ כַּ֝בִּיר אִמְרֵי־פִֽיךָ׃<text:s/></text:span><text:span text:style-name="T673">‬</text:span><text:span text:style-name="T674">‬</text:span><text:span text:style-name="T675">3</text:span><text:span text:style-name="T676"> הַ֭אֵל יְעַוֵּ֣ת מִשְׁפָּ֑ט וְאִם־שַׁ֝דַּ֗י יְעַוֵּֽת־צֶֽדֶק׃<text:s/></text:span><text:span text:style-name="T677">‬</text:span><text:span text:style-name="T678">‬</text:span><text:span text:style-name="T679">4</text:span><text:span text:style-name="T680"> אִם־בָּנֶ֥יךָ חָֽטְאוּ־ל֑וֹ וַֽ֝יְשַׁלְּחֵ֗ם בְּיַד־פִּשְׁעָֽם׃<text:s/></text:span><text:span text:style-name="T681">‬</text:span><text:span text:style-name="T682">‬</text:span><text:span text:style-name="T683">5</text:span><text:span text:style-name="T684"> אִם־אַ֭תָּה תְּשַׁחֵ֣ר אֶל־אֵ֑ל וְאֶל־שַׁ֝דַּ֗י תִּתְחַנָּֽן׃<text:s/></text:span><text:span text:style-name="T685">‬</text:span><text:span text:style-name="T686">‬</text:span><text:span text:style-name="T687">6</text:span><text:span text:style-name="T688"> אִם־זַ֥ךְ וְיָשָׁ֗ר אָ֥תָּה כִּי־עַ֭תָּה יָעִ֣יר עָלֶ֑יךָ וְ֝שִׁלַּ֗ם נְוַ֣ת צִדְקֶֽךָ׃<text:s/></text:span><text:span text:style-name="T689">‬</text:span><text:span text:style-name="T690">‬</text:span><text:span text:style-name="T691">7</text:span><text:span text:style-name="T692"> וְהָיָ֣ה רֵאשִׁיתְךָ֣ מִצְעָ֑ר וְּ֝אַחֲרִיתְךָ֗ יִשְׂגֶּ֥ה מְאֹֽד׃<text:s/></text:span><text:span text:style-name="T693">‬</text:span><text:span text:style-name="T694">‬</text:span><text:span text:style-name="T695">8</text:span><text:span text:style-name="T696"> כִּֽי־שְׁאַל־נָ֭א לְדֹ֣ר רִישׁ֑וֹן וְ֝כוֹנֵ֗ן לְחֵ֣קֶר אֲבוֹתָֽם׃<text:s/></text:span><text:span text:style-name="T697">‬</text:span><text:span text:style-name="T698">‬</text:span><text:span text:style-name="T699">9</text:span><text:span text:style-name="T700"> כִּֽי־תְמ֣וֹל אֲ֭נַחְנוּ וְלֹ֣א נֵדָ֑ע כִּ֤י צֵ֖ל יָמֵ֣ינוּ עֲלֵי־אָֽרֶץ׃<text:s/></text:span><text:span text:style-name="T701">‬</text:span><text:span text:style-name="T702">‬</text:span><text:span text:style-name="T703">10</text:span><text:span text:style-name="T704"> הֲלֹא־הֵ֣ם י֭וֹרוּךָ יֹ֣אמְרוּ לָ֑ךְ וּ֝מִלִּבָּ֗ם יוֹצִ֥אוּ מִלִּֽים׃<text:s/></text:span><text:span text:style-name="T705">‬</text:span><text:span text:style-name="T706">‬</text:span><text:span text:style-name="T707">11</text:span><text:span text:style-name="T708"> הֲיִֽגְאֶה־גֹּ֭מֶא בְּלֹ֣א בִצָּ֑ה יִשְׂגֶּה־אָ֥חוּ בְלִי־מָֽיִם׃<text:s/></text:span><text:span text:style-name="T709">‬</text:span><text:span text:style-name="T710">‬</text:span><text:span text:style-name="T711">12</text:span><text:span text:style-name="T712"> עֹדֶ֣נּוּ בְ֭אִבּוֹ לֹ֣א יִקָּטֵ֑ף וְלִפְנֵ֖י כָל־חָצִ֣יר יִיבָֽשׁ׃<text:s/></text:span><text:span text:style-name="T713">‬</text:span><text:span text:style-name="T714">‬</text:span><text:span text:style-name="T715">13</text:span><text:span text:style-name="T716"> כֵּ֗ן אָ֭רְחוֹת כָּל־שֹׁ֣כְחֵי אֵ֑ל וְתִקְוַ֖ת חָנֵ֣ף תֹּאבֵֽד׃<text:s/></text:span><text:span text:style-name="T717">‬</text:span><text:span text:style-name="T718">‬</text:span><text:span text:style-name="T719">14</text:span><text:span text:style-name="T720"> אֲשֶׁר־יָק֥וֹט כִּסְל֑וֹ וּבֵ֥ית עַ֝כָּבִ֗</text:span><text:span text:style-name="T721">‬‏ישׁ מִבְטַחֽוֹ׃<text:s/></text:span><text:span text:style-name="T722">‬</text:span><text:span text:style-name="T723">‬</text:span><text:span text:style-name="T724">15</text:span><text:span text:style-name="T725"> יִשָּׁעֵ֣ן עַל־בֵּ֭יתוֹ וְלֹ֣א יַעֲמֹ֑ד יַחֲזִ֥יק בּ֝֗וֹ וְלֹ֣א יָקֽוּם׃<text:s/></text:span><text:span text:style-name="T726">‬</text:span><text:span text:style-name="T727">‬</text:span><text:span text:style-name="T728">16</text:span><text:span text:style-name="T729"> רָטֹ֣ב ה֭וּא<text:s/></text:span><text:soft-page-break/><text:span text:style-name="T730">לִפְנֵי־שָׁ֑מֶשׁ וְעַ֥ל גַּ֝נָּת֗וֹ יֹֽנַקְתּ֥וֹ תֵצֵֽא׃<text:s/></text:span><text:span text:style-name="T731">‬</text:span><text:span text:style-name="T732">‬</text:span><text:span text:style-name="T733">17</text:span><text:span text:style-name="T734"> עַל־גַּ֭ל שָֽׁרָשָׁ֣יו יְסֻבָּ֑כוּ בֵּ֖ית אֲבָנִ֣ים יֶחֱזֶֽה׃<text:s/></text:span><text:span text:style-name="T735">‬</text:span><text:span text:style-name="T736">‬</text:span><text:span text:style-name="T737">18</text:span><text:span text:style-name="T738"> אִם־יְבַלְּעֶ֥נּוּ מִמְּקוֹמ֑וֹ וְכִ֥חֶשׁ בּ֝֗וֹ לֹ֣א רְאִיתִֽיךָ׃<text:s/></text:span><text:span text:style-name="T739">‬</text:span><text:span text:style-name="T740">‬</text:span><text:span text:style-name="T741">19</text:span><text:span text:style-name="T742"> הֶן־ה֭וּא מְשׂ֣וֹשׂ דַּרְכּ֑וֹ וּ֝מֵעָפָ֗ר אַחֵ֥ר יִצְמָֽחוּ׃<text:s/></text:span><text:span text:style-name="T743">‬</text:span><text:span text:style-name="T744">‬</text:span><text:span text:style-name="T745">20</text:span><text:span text:style-name="T746"> הֶן־אֵ֭ל לֹ֣א יִמְאַס־תָּ֑ם וְלֹֽא־יַ֝חֲזִ֗יק בְּיַד־מְרֵעִֽים׃<text:s/></text:span><text:span text:style-name="T747">‬</text:span><text:span text:style-name="T748">‬</text:span><text:span text:style-name="T749">21</text:span><text:span text:style-name="T750"> עַד־יְמַלֵּ֣ה שְׂח֣וֹק פִּ֑יךָ וּשְׂפָתֶ֥יךָ תְרוּעָֽה׃<text:s/></text:span><text:span text:style-name="T751">‬</text:span><text:span text:style-name="T752">‬</text:span><text:span text:style-name="T753">22</text:span><text:span text:style-name="T754"> שֹׂנְאֶ֥יךָ יִלְבְּשׁוּ־בֹ֑שֶׁת וְאֹ֖הֶל רְשָׁעִ֣ים אֵינֶֽנּוּ׃<text:s/></text:span><text:span text:style-name="T755">פ<text:s/></text:span><text:span text:style-name="T756">‬</text:span><text:span text:style-name="T757">‬</text:span></text:p>
      </text:section>
      <text:section text:name="Sect8" text:style-name="S8">
        <text:p text:style-name="P758">Job 9</text:p>
        <text:p text:style-name="P759"><text:span text:style-name="T760">1</text:span><text:span text:style-name="T761"> וַיַּ֥עַן אִיּ֗וֹב וַיֹּאמַֽר׃<text:s/></text:span><text:span text:style-name="T762">2</text:span><text:span text:style-name="T763"> אָ֭מְנָם יָדַ֣עְתִּי כִי־כֵ֑ן וּמַה־יִּצְדַּ֖ק אֱנ֣וֹשׁ עִם־אֵֽל׃<text:s/></text:span><text:span text:style-name="T764">‬</text:span><text:span text:style-name="T765">‬</text:span><text:span text:style-name="T766">3</text:span><text:span text:style-name="T767"> אִם־יַ֭חְפֹּץ לָרִ֣יב עִמּ֑וֹ לֹֽא־יַ֝עֲנֶ֗נּוּ אַחַ֥ת מִנִּי־אָֽלֶף׃<text:s/></text:span><text:span text:style-name="T768">‬</text:span><text:span text:style-name="T769">‬</text:span><text:span text:style-name="T770">4</text:span><text:span text:style-name="T771"> חֲכַ֣ם לֵ֭בָב וְאַמִּ֣יץ כֹּ֑חַ מִֽי־הִקְשָׁ֥ה אֵ֝לָ֗יו וַיִּשְׁלָֽם׃<text:s/></text:span><text:span text:style-name="T772">‬</text:span><text:span text:style-name="T773">‬</text:span><text:span text:style-name="T774">5</text:span><text:span text:style-name="T775"> הַמַּעְתִּ֣יק הָ֭רִים וְלֹ֣א יָדָ֑עוּ אֲשֶׁ֖ר הֲפָכָ֣ם בְּאַפּֽוֹ׃<text:s/></text:span><text:span text:style-name="T776">‬</text:span><text:span text:style-name="T777">‬</text:span><text:span text:style-name="T778">6</text:span><text:span text:style-name="T779"> הַמַּרְגִּ֣יז אֶ֭רֶץ מִמְּקוֹמָ֑הּ וְ֝עַמּוּדֶ֗יהָ יִתְפַלָּצֽוּן׃<text:s/></text:span><text:span text:style-name="T780">‬</text:span><text:span text:style-name="T781">‬</text:span><text:span text:style-name="T782">7</text:span><text:span text:style-name="T783"> הָאֹמֵ֣ר לַ֭חֶרֶס וְלֹ֣א יִזְרָ֑ח וּבְעַ֖ד כּוֹכָבִ֣ים יַחְתֹּֽם׃<text:s/></text:span><text:span text:style-name="T784">‬</text:span><text:span text:style-name="T785">‬</text:span><text:span text:style-name="T786">8</text:span><text:span text:style-name="T787"> נֹטֶ֣ה שָׁמַ֣יִם לְבַדּ֑וֹ וְ֝דוֹרֵ֗ךְ עַל־בָּ֥מֳתֵי יָֽם׃<text:s/></text:span><text:span text:style-name="T788">‬</text:span><text:span text:style-name="T789">‬</text:span><text:span text:style-name="T790">9</text:span><text:span text:style-name="T791"> עֹֽשֶׂה־עָ֭שׁ כְּסִ֥יל וְכִימָ֗ה וְחַדְרֵ֥י תֵמָֽן׃<text:s/></text:span><text:span text:style-name="T792">‬</text:span><text:span text:style-name="T793">‬</text:span><text:span text:style-name="T794">10</text:span><text:span text:style-name="T795"> עֹשֶׂ֣ה גְ֭דֹלוֹת עַד־אֵ֣ין חֵ֑קֶר וְ֝נִפְלָא֗וֹת עַד־אֵ֥ין מִסְפָּֽר׃<text:s/></text:span><text:span text:style-name="T796">‬</text:span><text:span text:style-name="T797">‬</text:span><text:span text:style-name="T798">11</text:span><text:span text:style-name="T799"> הֵ֤ן יַעֲבֹ֣ר עָ֭לַי וְלֹ֣א אֶרְאֶ֑ה וְ֝יַחֲלֹ֗ף וְֽלֹא־אָבִ֥ין לֽוֹ׃<text:s/></text:span><text:span text:style-name="T800">‬</text:span><text:span text:style-name="T801">‬</text:span><text:span text:style-name="T802">12</text:span><text:span text:style-name="T803"> הֵ֣ן יַ֭חְתֹּף מִ֣י יְשִׁיבֶ֑נּוּ מִֽי־יֹאמַ֥ר אֵ֝לָ֗יו מַֽה־תַּעֲשֶֽׂה׃<text:s/></text:span><text:span text:style-name="T804">‬</text:span><text:span text:style-name="T805">‬</text:span><text:span text:style-name="T806">13</text:span><text:span text:style-name="T807"> אֱ֭לוֹהַּ לֹא־יָשִׁ֣יב אַפּ֑וֹ *תחתו **תַּחְתָּ֥יו שָׁ֝חֲח֗וּ עֹ֣זְרֵי רָֽהַב׃<text:s/></text:span><text:span text:style-name="T808">‬</text:span><text:span text:style-name="T809">‬</text:span><text:span text:style-name="T810">14</text:span><text:span text:style-name="T811"> אַ֭ף כִּֽי־אָנֹכִ֣י אֶֽעֱנֶ֑נּוּ אֶבְחֲרָ֖ה דְבָרַ֣י עִמּוֹ׃<text:s/></text:span><text:span text:style-name="T812">‬</text:span><text:span text:style-name="T813">‬</text:span><text:span text:style-name="T814">15</text:span><text:span text:style-name="T815"> אֲשֶׁ֣ר אִם־צָ֭דַקְתִּי לֹ֣א אֶעֱנֶ֑ה לִ֝מְשֹׁפְטִ֗י אֶתְחַנָּֽן׃<text:s/></text:span><text:span text:style-name="T816">‬</text:span><text:span text:style-name="T817">‬</text:span><text:span text:style-name="T818">16</text:span><text:span text:style-name="T819"> אִם־קָרָ֥אתִי וַֽיַּעֲנֵ֑נִי לֹֽא־אַ֝אֲמִ֗ין כִּֽי־יַאֲזִ֥ין קוֹלִֽי׃<text:s/></text:span><text:span text:style-name="T820">‬</text:span><text:span text:style-name="T821">‬</text:span><text:span text:style-name="T822">17</text:span><text:span text:style-name="T823"> אֲשֶׁר־בִּשְׂעָרָ֥ה יְשׁוּפֵ֑נִי וְהִרְבָּ֖ה פְצָעַ֣י חִנָּֽם׃<text:s/></text:span><text:span text:style-name="T824">‬</text:span><text:span text:style-name="T825">‬</text:span><text:span text:style-name="T826">18</text:span><text:span text:style-name="T827"> לֹֽא־יִ֭תְּנֵנִי הָשֵׁ֣ב רוּחִ֑י כִּ֥י יַ֝שְׂבִּעַ֗נִי מַמְּרֹרִֽים׃<text:s/></text:span><text:span text:style-name="T828">‬</text:span><text:span text:style-name="T829">‬</text:span><text:span text:style-name="T830">19</text:span><text:span text:style-name="T831"> אִם־לְכֹ֣חַ אַמִּ֣יץ הִנֵּ֑ה וְאִם־לְ֝מִשְׁפָּ֗ט מִ֣י יוֹעִידֵֽנִי׃<text:s/></text:span><text:span text:style-name="T832">‬</text:span><text:span text:style-name="T833">‬</text:span><text:span text:style-name="T834">20</text:span><text:span text:style-name="T835"> אִם־אֶ֭צְדָּק פִּ֣י יַרְשִׁיעֵ֑נִי תָּֽם־אָ֝֗נִי וַֽיַּעְקְשֵֽׁנִי׃<text:s/></text:span><text:span text:style-name="T836">‬</text:span><text:span text:style-name="T837">‬</text:span><text:span text:style-name="T838">21</text:span><text:span text:style-name="T839"> תָּֽם־אָ֭נִי לֹֽא־אֵדַ֥ע נַפְשִׁ֗י אֶמְאַ֥ס חַיָּֽי׃<text:s/></text:span><text:span text:style-name="T840">‬</text:span><text:span text:style-name="T841">‬</text:span><text:span text:style-name="T842">22</text:span><text:span text:style-name="T843"> אַחַ֗ת הִ֥יא עַל־כֵּ֥ן אָמַ֑רְתִּי תָּ֥ם וְ֝רָשָׁ֗ע ה֣וּא מְכַלֶּֽה׃<text:s/></text:span><text:span text:style-name="T844">‬</text:span><text:span text:style-name="T845">‬</text:span><text:span text:style-name="T846">23</text:span><text:span text:style-name="T847"> אִם־שׁ֭וֹט יָמִ֣ית פִּתְאֹ֑ם לְמַסַּ֖ת נְקִיִּ֣ם יִלְעָֽג׃<text:s/></text:span><text:span text:style-name="T848">‬</text:span><text:span text:style-name="T849">‬</text:span><text:span text:style-name="T850">24</text:span><text:span text:style-name="T851"> אֶ֤רֶץ ׀ נִתְּנָ֬ה בְֽיַד־רָשָׁ֗ע פְּנֵֽי־שֹׁפְטֶ֥יהָ יְכַסֶּ֑ה אִם־לֹ֖א אֵפ֣וֹא מִי־הֽוּא׃<text:s/></text:span><text:span text:style-name="T852">‬</text:span><text:span text:style-name="T853">‬</text:span><text:span text:style-name="T854">25</text:span><text:span text:style-name="T855"> וְיָמַ֣י קַ֭לּוּ מִנִּי־רָ֑ץ בָּֽ֝רְח֗וּ לֹא־רָא֥וּ טוֹבָֽה׃<text:s/></text:span><text:span text:style-name="T856">‬</text:span><text:span text:style-name="T857">‬</text:span><text:span text:style-name="T858">26</text:span><text:span text:style-name="T859"> חָ֭לְפוּ עִם־אֳנִיּ֣וֹת אֵבֶ֑ה כְּ֝נֶ֗שֶׁר יָט֥וּשׂ עֲלֵי־אֹֽכֶל׃<text:s/></text:span><text:span text:style-name="T860">‬</text:span><text:span text:style-name="T861">‬</text:span><text:span text:style-name="T862">27</text:span><text:span text:style-name="T863"> אִם־אָ֭מְרִי אֶשְׁכְּחָ֣ה שִׂיחִ֑י אֶעֶזְבָ֖ה פָנַ֣י וְאַבְלִֽיגָה׃<text:s/></text:span><text:span text:style-name="T864">‬</text:span><text:span text:style-name="T865">‬</text:span><text:span text:style-name="T866">28</text:span><text:span text:style-name="T867"> יָגֹ֥רְתִּי כָל־עַצְּבֹתָ֑י יָ֝דַ֗עְתִּי כִּי־לֹ֥א תְנַקֵּֽנִי׃<text:s/></text:span><text:span text:style-name="T868">‬</text:span><text:span text:style-name="T869">‬</text:span><text:span text:style-name="T870">29</text:span><text:span text:style-name="T871"> אָנֹכִ֥י אֶרְשָׁ֑ע לָמָּה־זֶּ֝֗ה הֶ֣בֶל אִיגָֽע׃<text:s/></text:span><text:span text:style-name="T872">‬</text:span><text:span text:style-name="T873">‬</text:span><text:span text:style-name="T874">30</text:span><text:span text:style-name="T875"> אִם־הִתְרָחַ֥צְתִּי *במו־**בְמֵי־שָׁ֑לֶג וַ֝הֲזִכּ֗וֹתִי בְּבֹ֣ר כַּפָּי׃<text:s/></text:span><text:span text:style-name="T876">‬</text:span><text:span text:style-name="T877">‬</text:span><text:span text:style-name="T878">31</text:span><text:span text:style-name="T879"> אָ֭ז בַּשַּׁ֣חַת תִּטְבְּלֵ֑נִי וְ֝תִֽעֲב֗וּנִי שַׂלְמוֹתָֽי׃<text:s/></text:span><text:span text:style-name="T880">‬</text:span><text:span text:style-name="T881">‬</text:span><text:span text:style-name="T882">32</text:span><text:span text:style-name="T883"> כִּי־לֹא־אִ֣ישׁ כָּמֹ֣נִי אֶֽעֱנֶ֑נּוּ נָב֥וֹא יַ֝חְדָּ֗ו בַּמִּשְׁפָּֽט׃<text:s/></text:span><text:span text:style-name="T884">‬</text:span><text:span text:style-name="T885">‬</text:span><text:span text:style-name="T886">33</text:span><text:span text:style-name="T887"> לֹ֣א יֵשׁ־בֵּינֵ֣ינוּ מוֹכִ֑יחַ יָשֵׁ֖ת יָד֣וֹ עַל־שְׁנֵֽינוּ׃<text:s/></text:span><text:span text:style-name="T888">‬</text:span><text:span text:style-name="T889">‬</text:span><text:span text:style-name="T890">34</text:span><text:span text:style-name="T891"> יָסֵ֣ר מֵעָלַ֣י שִׁבְט֑וֹ וְ֝אֵמָת֗וֹ אַֽל־תְּבַעֲתַֽנִּי׃<text:s/></text:span><text:span text:style-name="T892">‬</text:span><text:span text:style-name="T893">‬</text:span><text:span text:style-name="T894">35</text:span><text:span text:style-name="T895"> אַֽ֭דַבְּרָה וְלֹ֣א אִירָאֶ֑נּוּ כִּ֥י לֹא־כֵ֥ן אָ֝נֹכִ֗י עִמָּדִֽי׃<text:s/></text:span><text:span text:style-name="T896">‬</text:span><text:span text:style-name="T897">‬</text:span></text:p>
      </text:section>
      <text:section text:name="Sect9" text:style-name="S9">
        <text:soft-page-break/>
        <text:p text:style-name="P898">Job 10</text:p>
        <text:p text:style-name="P899"><text:span text:style-name="T900">1</text:span><text:span text:style-name="T901"> נָֽקְטָ֥ה נַפְשִׁ֗י בְּחַ֫יָּ֥י אֶֽעֶזְבָ֣ה עָלַ֣י שִׂיחִ֑י אֲ֝דַבְּרָה֗ בְּמַ֣ר נַפְשִֽׁי׃<text:s/></text:span><text:span text:style-name="T902">2</text:span><text:span text:style-name="T903"> אֹמַ֣ר אֶל־אֱ֭לוֹהַּ אַל־תַּרְשִׁיעֵ֑נִי הֽ֝וֹדִיעֵ֗נִי עַ֣ל מַה־תְּרִיבֵֽנִי׃<text:s/></text:span><text:span text:style-name="T904">‬</text:span><text:span text:style-name="T905">‬</text:span><text:span text:style-name="T906">3</text:span><text:span text:style-name="T907"> הֲט֤וֹב לְךָ֨ ׀ כִּֽי־תַעֲשֹׁ֗ק כִּֽי־תִ֭מְאַס יְגִ֣יעַ כַּפֶּ֑יךָ וְעַל־עֲצַ֖ת רְשָׁעִ֣ים הוֹפָֽעְתָּ׃<text:s/></text:span><text:span text:style-name="T908">‬</text:span><text:span text:style-name="T909">‬</text:span><text:span text:style-name="T910">4</text:span><text:span text:style-name="T911"> הַעֵינֵ֣י בָשָׂ֣ר לָ֑ךְ אִם־כִּרְא֖וֹת אֱנ֣וֹשׁ תִּרְאֶֽה׃<text:s/></text:span><text:span text:style-name="T912">‬</text:span><text:span text:style-name="T913">‬</text:span><text:span text:style-name="T914">5</text:span><text:span text:style-name="T915"> הֲכִימֵ֣י אֱנ֣וֹשׁ יָמֶ֑יךָ אִם־שְׁ֝נוֹתֶ֗יךָ כִּ֣ימֵי גָֽבֶר׃<text:s/></text:span><text:span text:style-name="T916">‬</text:span><text:span text:style-name="T917">‬</text:span><text:span text:style-name="T918">6</text:span><text:span text:style-name="T919"> כִּֽי־תְבַקֵּ֥שׁ לַעֲוֺנִ֑י וּֽלְחַטָּאתִֽי תִדְרֽוֹשׁ׃<text:s/></text:span><text:span text:style-name="T920">‬</text:span><text:span text:style-name="T921">‬</text:span><text:span text:style-name="T922">7</text:span><text:span text:style-name="T923"> עַֽל־דַּ֭עְתְּךָ כִּי־לֹ֣א אֶרְשָׁ֑ע וְאֵ֖ין מִיָּדְךָ֣ מַצִּֽיל׃<text:s/></text:span><text:span text:style-name="T924">‬</text:span><text:span text:style-name="T925">‬</text:span><text:span text:style-name="T926">8</text:span><text:span text:style-name="T927"> יָדֶ֣יךָ עִ֭צְּבוּנִי וַֽיַּעֲשׂ֑וּנִי יַ֥חַד סָ֝בִ֗יב וַֽתְּבַלְּעֵֽנִי׃<text:s/></text:span><text:span text:style-name="T928">‬</text:span><text:span text:style-name="T929">‬</text:span><text:span text:style-name="T930">9</text:span><text:span text:style-name="T931"> זְכָר־נָ֭א כִּי־כַחֹ֣מֶר עֲשִׂיתָ֑נִי וְֽאֶל־עָפָ֥ר תְּשִׁיבֵֽנִי׃<text:s/></text:span><text:span text:style-name="T932">‬</text:span><text:span text:style-name="T933">‬</text:span><text:span text:style-name="T934">10</text:span><text:span text:style-name="T935"> הֲלֹ֣א כֶ֭חָלָב תַּתִּיכֵ֑נִי וְ֝כַגְּבִנָּ֗ה תַּקְפִּיאֵֽנִי׃<text:s/></text:span><text:span text:style-name="T936">‬</text:span><text:span text:style-name="T937">‬</text:span><text:span text:style-name="T938">11</text:span><text:span text:style-name="T939"> ע֣וֹר וּ֭בָשָׂר תַּלְבִּישֵׁ֑נִי וּֽבַעֲצָמ֥וֹת וְ֝גִידִ֗ים תְּסֹכְכֵֽנִי׃<text:s/></text:span><text:span text:style-name="T940">‬</text:span><text:span text:style-name="T941">‬</text:span><text:span text:style-name="T942">12</text:span><text:span text:style-name="T943"> חַיִּ֣ים וָ֭חֶסֶד עָשִׂ֣יתָ עִמָּדִ֑י וּ֝פְקֻדָּתְךָ֗ שָֽׁמְרָ֥ה רוּחִֽי׃<text:s/></text:span><text:span text:style-name="T944">‬</text:span><text:span text:style-name="T945">‬</text:span><text:span text:style-name="T946">13</text:span><text:span text:style-name="T947"> וְ֭אֵלֶּה צָפַ֣נְתָּ בִלְבָבֶ֑ךָ יָ֝דַ֗עְתִּי כִּי־זֹ֥את עִמָּֽךְ׃<text:s/></text:span><text:span text:style-name="T948">‬</text:span><text:span text:style-name="T949">‬</text:span><text:span text:style-name="T950">14</text:span><text:span text:style-name="T951"> אִם־חָטָ֥אתִי וּשְׁמַרְתָּ֑נִי וּ֝מֵעֲוֺנִ֗י לֹ֣א תְנַקֵּֽנִי׃<text:s/></text:span><text:span text:style-name="T952">‬</text:span><text:span text:style-name="T953">‬</text:span><text:span text:style-name="T954">15</text:span><text:span text:style-name="T955"> אִם־רָשַׁ֡עְתִּי אַלְלַ֬י לִ֗י וְ֭צָדַקְתִּי לֹא־אֶשָּׂ֣א רֹאשִׁ֑י שְׂבַ֥ע קָ֝ל֗וֹן וּרְאֵ֥ה עָנְיֽ͏ִי׃<text:s/></text:span><text:span text:style-name="T956">‬</text:span><text:span text:style-name="T957">‬</text:span><text:span text:style-name="T958">16</text:span><text:span text:style-name="T959"> וְ֭יִגְאֶה כַּשַּׁ֣חַל תְּצוּדֵ֑נִי וְ֝תָשֹׁ֗ב תִּתְפַּלָּא־בִֽי׃<text:s/></text:span><text:span text:style-name="T960">‬</text:span><text:span text:style-name="T961">‬</text:span><text:span text:style-name="T962">17</text:span><text:span text:style-name="T963"> תְּחַדֵּ֬שׁ עֵדֶ֨יךָ ׀ נֶגְדִּ֗י וְתֶ֣רֶב כַּֽ֭עַשְׂךָ עִמָּדִ֑י חֲלִיפ֖וֹת וְצָבָ֣א עִמִּֽי׃<text:s/></text:span><text:span text:style-name="T964">‬</text:span><text:span text:style-name="T965">‬</text:span><text:span text:style-name="T966">18</text:span><text:span text:style-name="T967"> וְלָ֣מָּה מֵ֭רֶחֶם הֹצֵאתָ֑נִי אֶ֝גְוַ֗ע וְעַ֣יִן לֹא־תִרְאֵֽנִי׃<text:s/></text:span><text:span text:style-name="T968">‬</text:span><text:span text:style-name="T969">‬</text:span><text:span text:style-name="T970">19</text:span><text:span text:style-name="T971"> כַּאֲשֶׁ֣ר לֹא־הָיִ֣יתִי אֶהְיֶ֑ה מִ֝בֶּ֗טֶן לַקֶּ֥בֶר אוּבָֽל׃<text:s/></text:span><text:span text:style-name="T972">‬</text:span><text:span text:style-name="T973">‬</text:span><text:span text:style-name="T974">20</text:span><text:span text:style-name="T975"> הֲלֹא־מְעַ֣ט יָמַ֣י *יחדל **וַחֲדָ֑ל *ישית **וְשִׁ֥ית מִ֝מֶּ֗נִּי וְאַבְלִ֥יגָה מְּעָֽט׃<text:s/></text:span><text:span text:style-name="T976">‬</text:span><text:span text:style-name="T977">‬</text:span><text:span text:style-name="T978">21</text:span><text:span text:style-name="T979"> בְּטֶ֣רֶם אֵ֭לֵךְ וְלֹ֣א אָשׁ֑וּב אֶל־אֶ֖רֶץ חֹ֣שֶׁךְ וְצַלְמָֽוֶת׃<text:s/></text:span><text:span text:style-name="T980">‬</text:span><text:span text:style-name="T981">‬</text:span><text:span text:style-name="T982">22</text:span><text:span text:style-name="T983"> אֶ֤רֶץ עֵיפָ֨תָה ׀ כְּמ֥וֹ אֹ֗פֶל צַ֭לְמָוֶת וְלֹ֥א סְדָרִ֗ים וַתֹּ֥פַע כְּמוֹ־אֹֽפֶל׃<text:s/></text:span><text:span text:style-name="T984">פ<text:s/></text:span><text:span text:style-name="T985">‬</text:span><text:span text:style-name="T986">‬</text:span></text:p>
      </text:section>
      <text:section text:name="Sect10" text:style-name="S10">
        <text:p text:style-name="P987">Job 11</text:p>
        <text:p text:style-name="P988"><text:span text:style-name="T989">1</text:span><text:span text:style-name="T990"> וַ֭יַּעַן צֹפַ֥ר הַֽנַּעֲמָתִ֗י וַיֹּאמַֽר׃<text:s/></text:span><text:span text:style-name="T991">2</text:span><text:span text:style-name="T992"> הֲרֹ֣ב דְּ֭בָרִים לֹ֣א יֵעָנֶ֑ה וְאִם־אִ֖ישׁ שְׂפָתַ֣יִם יִצְדָּֽק׃<text:s/></text:span><text:span text:style-name="T993">‬</text:span><text:span text:style-name="T994">‬</text:span><text:span text:style-name="T995">3</text:span><text:span text:style-name="T996"> בַּ֭דֶּיךָ מְתִ֣ים יַחֲרִ֑ישׁו וַ֝תִּלְעַ֗ג וְאֵ֣ין מַכְלִֽם׃<text:s/></text:span><text:span text:style-name="T997">‬</text:span><text:span text:style-name="T998">‬</text:span><text:span text:style-name="T999">4</text:span><text:span text:style-name="T1000"> וַ֭תֹּאמֶר זַ֣ךְ לִקְחִ֑י וּ֝בַ֗ר הָיִ֥יתִי בְעֵינֶֽיךָ׃<text:s/></text:span><text:span text:style-name="T1001">‬</text:span><text:span text:style-name="T1002">‬</text:span><text:span text:style-name="T1003">5</text:span><text:span text:style-name="T1004"> וְֽאוּלָ֗ם מִֽי־יִתֵּ֣ן אֱל֣וֹהַּ דַּבֵּ֑ר וְיִפְתַּ֖ח שְׂפָתָ֣יו עִמָּֽךְ׃<text:s/></text:span><text:span text:style-name="T1005">‬</text:span><text:span text:style-name="T1006">‬</text:span><text:span text:style-name="T1007">6</text:span><text:span text:style-name="T1008"> וְיַגֶּד־לְךָ֨ ׀ תַּֽעֲלֻמ֣וֹת חָכְמָה֮ כִּֽי־כִפְלַ֢יִם לְֽת֫וּשִׁיָּ֥ה וְדַ֡ע כִּֽי־יַשֶּׁ֥ה לְךָ֥ אֱ֝ל֗וֹהַ מֵעֲוֺנֶֽךָ׃<text:s/></text:span><text:span text:style-name="T1009">‬</text:span><text:span text:style-name="T1010">‬</text:span><text:span text:style-name="T1011">7</text:span><text:span text:style-name="T1012"> הַחֵ֣קֶר אֱל֣וֹהַ תִּמְצָ֑א אִ֤ם עַד־תַּכְלִ֖ית שַׁדַּ֣י תִּמְצָֽא׃<text:s/></text:span><text:span text:style-name="T1013">‬</text:span><text:span text:style-name="T1014">‬</text:span><text:span text:style-name="T1015">8</text:span><text:span text:style-name="T1016"> גָּבְהֵ֣י שָׁ֭מַיִם מַה־תִּפְעָ֑ל עֲמֻקָּ֥ה מִ֝שְּׁא֗וֹל מַה־תֵּדָֽע׃<text:s/></text:span><text:span text:style-name="T1017">‬</text:span><text:span text:style-name="T1018">‬</text:span><text:span text:style-name="T1019">9</text:span><text:span text:style-name="T1020"> אֲרֻכָּ֣ה מֵאֶ֣רֶץ מִדָּ֑הּ וּ֝רְחָבָ֗ה מִנִּי־יָֽם׃<text:s/></text:span><text:span text:style-name="T1021">‬</text:span><text:span text:style-name="T1022">‬</text:span><text:span text:style-name="T1023">10</text:span><text:span text:style-name="T1024"> אִם־יַחֲלֹ֥ף וְיַסְגִּ֑יר וְ֝יַקְהִ֗יל וּמִ֣י יְשִׁיבֶֽנּוּ׃<text:s/></text:span><text:span text:style-name="T1025">‬</text:span><text:span text:style-name="T1026">‬</text:span><text:span text:style-name="T1027">11</text:span><text:span text:style-name="T1028"> כִּי־ה֭וּא יָדַ֣ע מְתֵי־שָׁ֑וְא וַיַּרְא־אָ֝֗וֶן וְלֹ֣א יִתְבּוֹנָֽן׃<text:s/></text:span><text:span text:style-name="T1029">‬</text:span><text:span text:style-name="T1030">‬</text:span><text:span text:style-name="T1031">12</text:span><text:span text:style-name="T1032"> וְאִ֣ישׁ נָ֭בוּב יִלָּבֵ֑ב וְעַ֥יִר פֶּ֝֗רֶא אָדָ֥ם יִוָּלֵֽד׃<text:s/></text:span><text:span text:style-name="T1033">‬</text:span><text:span text:style-name="T1034">‬</text:span><text:span text:style-name="T1035">13</text:span><text:span text:style-name="T1036"> אִם־אַ֭תָּ֗ה הֲכִינ֣וֹתָ לִבֶּ֑ךָ וּפָרַשְׂתָּ֖ אֵלָ֣יו כַּפֶּֽךָ׃<text:s/></text:span><text:span text:style-name="T1037">‬</text:span><text:span text:style-name="T1038">‬</text:span><text:span text:style-name="T1039">14</text:span><text:span text:style-name="T1040"> אִם־אָ֣וֶן בְּ֭יָדְךָ הַרְחִיקֵ֑הוּ וְאַל־תַּשְׁכֵּ֖ן בְּאֹהָלֶ֣יךָ עַוְלָֽה׃<text:s/></text:span><text:span text:style-name="T1041">‬</text:span><text:span text:style-name="T1042">‬</text:span><text:span text:style-name="T1043">15</text:span><text:span text:style-name="T1044"> כִּי־אָ֤ז ׀ תִּשָּׂ֣א פָנֶ֣יךָ מִמּ֑וּם וְהָיִ֥יתָ מֻ֝צָ֗ק וְלֹ֣א תִירָֽא׃<text:s/></text:span><text:span text:style-name="T1045">‬</text:span><text:span text:style-name="T1046">‬</text:span><text:span text:style-name="T1047">16</text:span><text:span text:style-name="T1048"> כִּי־אַ֭תָּה עָמָ֣ל תִּשְׁכָּ֑ח כְּמַ֖יִם עָבְר֣וּ תִזְכֹּֽר׃<text:s/></text:span><text:span text:style-name="T1049">‬</text:span><text:span text:style-name="T1050">‬</text:span><text:span text:style-name="T1051">17</text:span><text:span text:style-name="T1052"> וּֽ֭מִצָּהֳרַיִם יָק֣וּם חָ֑לֶד תָּ֝עֻ֗פָה כַּבֹּ֥קֶר תִּהְיֶֽה׃<text:s/></text:span><text:span text:style-name="T1053">‬</text:span><text:span text:style-name="T1054">‬</text:span><text:span text:style-name="T1055">18</text:span><text:span text:style-name="T1056"> וּֽ֭בָטַחְתָּ כִּי־יֵ֣שׁ תִּקְוָ֑ה וְ֝חָפַרְתָּ֗ לָבֶ֥טַח תִּשְׁכָּֽב׃<text:s/></text:span><text:span text:style-name="T1057">‬</text:span><text:span text:style-name="T1058">‬</text:span><text:span text:style-name="T1059">19</text:span><text:span text:style-name="T1060"> וְֽ֭רָבַצְתָּ וְאֵ֣ין מַחֲרִ֑יד וְחִלּ֖וּ פָנֶ֣יךָ רַבִּֽים׃<text:s/></text:span><text:span text:style-name="T1061">‬</text:span><text:span text:style-name="T1062">‬</text:span><text:span text:style-name="T1063">20</text:span><text:span text:style-name="T1064"> וְעֵינֵ֥י רְשָׁעִ֗ים תִּ֫כְלֶ֥ינָה וּ֭מָנוֹס אָבַ֣ד מִנְהֶ֑ם וְ֝תִקְוָתָ֗ם מַֽפַּח־נָֽפֶשׁ׃<text:s/></text:span><text:span text:style-name="T1065">פ<text:s/></text:span><text:span text:style-name="T1066">‬</text:span><text:span text:style-name="T1067">‬</text:span></text:p>
      </text:section>
      <text:section text:name="Sect11" text:style-name="S11">
        <text:soft-page-break/>
        <text:p text:style-name="P1068">Job 12</text:p>
        <text:p text:style-name="P1069"><text:span text:style-name="T1070">1</text:span><text:span text:style-name="T1071"> וַיַּ֥עַן אִיּ֗וֹב וַיֹּאמַֽר׃<text:s/></text:span><text:span text:style-name="T1072">‬</text:span><text:span text:style-name="T1073">‬</text:span><text:span text:style-name="T1074">‬</text:span><text:span text:style-name="T1075">2</text:span><text:span text:style-name="T1076"> אָ֭מְנָם כִּ֣י אַתֶּם־עָ֑ם וְ֝עִמָּכֶ֗ם תָּמ֥וּת חָכְמָֽה׃<text:s/></text:span><text:span text:style-name="T1077">‬</text:span><text:span text:style-name="T1078">‬</text:span><text:span text:style-name="T1079">3</text:span><text:span text:style-name="T1080"> גַּם־לִ֤י לֵבָ֨ב ׀ כְּֽמוֹכֶ֗ם לֹא־נֹפֵ֣ל אָנֹכִ֣י מִכֶּ֑ם וְאֶת מִי־אֵ֥ין כְּמוֹ־אֵֽלֶּה׃<text:s/></text:span><text:span text:style-name="T1081">‬</text:span><text:span text:style-name="T1082">‬</text:span><text:span text:style-name="T1083">4</text:span><text:span text:style-name="T1084"> שְׂחֹ֤ק לְרֵעֵ֨הוּ ׀ אֶֽהְיֶ֗ה קֹרֵ֣א לֶ֭אֱלוֹהַּ וַֽיַּעֲנֵ֑הוּ שְׂ֝ח֗וֹק צַדִּ֥יק תָּמִֽים׃<text:s/></text:span><text:span text:style-name="T1085">‬</text:span><text:span text:style-name="T1086">‬</text:span><text:span text:style-name="T1087">5</text:span><text:span text:style-name="T1088"> לַפִּ֣יד בּ֭וּז לְעַשְׁתּ֣וּת שַׁאֲנָ֑ן נָ֝כ֗וֹן לְמ֣וֹעֲדֵי רָֽגֶל׃<text:s/></text:span><text:span text:style-name="T1089">‬</text:span><text:span text:style-name="T1090">‬</text:span><text:span text:style-name="T1091">6</text:span><text:span text:style-name="T1092"> יִשְׁלָ֤יוּ אֹֽהָלִ֨ים ׀ לְשֹׁ֥דְדִ֗ים וּֽ֭בַטֻּחוֹת לְמַרְגִּ֣יזֵי אֵ֑ל לַאֲשֶׁ֤ר הֵבִ֖יא אֱל֣וֹהַּ בְּיָדֽוֹ׃<text:s/></text:span><text:span text:style-name="T1093">‬</text:span><text:span text:style-name="T1094">‬</text:span><text:span text:style-name="T1095">7</text:span><text:span text:style-name="T1096"> וְֽאוּלָ֗ם שְׁאַל־נָ֣א בְהֵמ֣וֹת וְתֹרֶ֑ךָּ וְע֥וֹף הַ֝שָּׁמַ֗יִם וְיַגֶּד־לָֽךְ׃<text:s/></text:span><text:span text:style-name="T1097">‬</text:span><text:span text:style-name="T1098">‬</text:span><text:span text:style-name="T1099">8</text:span><text:span text:style-name="T1100"> א֤וֹ שִׂ֣יחַ לָאָ֣רֶץ וְתֹרֶ֑ךָּ וִֽיסַפְּר֥וּ לְ֝ךָ֗ דְּגֵ֣י הַיָּֽם׃<text:s/></text:span><text:span text:style-name="T1101">‬</text:span><text:span text:style-name="T1102">‬</text:span><text:span text:style-name="T1103">9</text:span><text:span text:style-name="T1104"> מִ֭י לֹא־יָדַ֣ע בְּכָל־אֵ֑לֶּה כִּ֥י יַד־יְ֝הוָה עָ֣שְׂתָה זֹּֽאת׃<text:s/></text:span><text:span text:style-name="T1105">‬</text:span><text:span text:style-name="T1106">‬</text:span><text:span text:style-name="T1107">10</text:span><text:span text:style-name="T1108"> אֲשֶׁ֣ר בְּ֭יָדוֹ נֶ֣פֶשׁ כָּל־חָ֑י וְ֝ר֗וּחַ כָּל־בְּשַׂר־אִֽישׁ׃<text:s/></text:span><text:span text:style-name="T1109">‬</text:span><text:span text:style-name="T1110">‬</text:span><text:span text:style-name="T1111">11</text:span><text:span text:style-name="T1112"> הֲלֹא־אֹ֭זֶן מִלִּ֣ין תִּבְחָ֑ן וְ֝חֵ֗ךְ אֹ֣כֶל יִטְעַם־לֽוֹ׃<text:s/></text:span><text:span text:style-name="T1113">‬</text:span><text:span text:style-name="T1114">‬</text:span><text:span text:style-name="T1115">12</text:span><text:span text:style-name="T1116"> בִּֽישִׁישִׁ֥ים חָכְמָ֑ה וְאֹ֖רֶךְ יָמִ֣ים תְּבוּנָֽה׃<text:s/></text:span><text:span text:style-name="T1117">‬</text:span><text:span text:style-name="T1118">‬</text:span><text:span text:style-name="T1119">13</text:span><text:span text:style-name="T1120"> עִ֭מּוֹ חָכְמָ֣ה וּגְבוּרָ֑ה ל֝֗וֹ עֵצָ֥ה וּתְבוּנָֽה׃<text:s/></text:span><text:span text:style-name="T1121">‬</text:span><text:span text:style-name="T1122">‬</text:span><text:span text:style-name="T1123">14</text:span><text:span text:style-name="T1124"> הֵ֣ן יַ֭הֲרוֹס וְלֹ֣א יִבָּנֶ֑ה יִסְגֹּ֥ר עַל־אִ֝֗ישׁ וְלֹ֣א יִפָּתֵֽחַ׃<text:s/></text:span><text:span text:style-name="T1125">‬</text:span><text:span text:style-name="T1126">‬</text:span><text:span text:style-name="T1127">15</text:span><text:span text:style-name="T1128"> הֵ֤ן יַעְצֹ֣ר בַּמַּ֣יִם וְיִבָ֑שׁוּ וִֽ֝ישַׁלְּחֵ֗ם וְיַ֖הַפְכוּ אָֽרֶץ׃<text:s/></text:span><text:span text:style-name="T1129">‬</text:span><text:span text:style-name="T1130">‬</text:span><text:span text:style-name="T1131">16</text:span><text:span text:style-name="T1132"> עִ֭מּוֹ עֹ֣ז וְתֽוּשִׁיָּ֑ה ל֝֗וֹ שֹׁגֵ֥ג וּמַשְׁגֶּֽה׃<text:s/></text:span><text:span text:style-name="T1133">‬</text:span><text:span text:style-name="T1134">‬</text:span><text:span text:style-name="T1135">17</text:span><text:span text:style-name="T1136"> מוֹלִ֣יךְ יוֹעֲצִ֣ים שׁוֹלָ֑ל וְֽשֹׁפְטִ֥ים יְהוֹלֵֽל׃<text:s/></text:span><text:span text:style-name="T1137">‬</text:span><text:span text:style-name="T1138">‬</text:span><text:span text:style-name="T1139">18</text:span><text:span text:style-name="T1140"> מוּסַ֣ר מְלָכִ֣ים פִּתֵּ֑חַ וַיֶּאְסֹ֥ר אֵ֝ז֗וֹר בְּמָתְנֵיהֶֽם׃<text:s/></text:span><text:span text:style-name="T1141">‬</text:span><text:span text:style-name="T1142">‬</text:span><text:span text:style-name="T1143">19</text:span><text:span text:style-name="T1144"> מוֹלִ֣יךְ כֹּהֲנִ֣ים שׁוֹלָ֑ל וְאֵ֖תָנִ֣ים יְסַלֵּֽף׃<text:s/></text:span><text:span text:style-name="T1145">‬</text:span><text:span text:style-name="T1146">‬</text:span><text:span text:style-name="T1147">20</text:span><text:span text:style-name="T1148"> מֵסִ֣יר שָׂ֭פָה לְנֶאֱמָנִ֑ים וְטַ֖עַם זְקֵנִ֣ים יִקָּֽח׃<text:s/></text:span><text:span text:style-name="T1149">‬</text:span><text:span text:style-name="T1150">‬</text:span><text:span text:style-name="T1151">21</text:span><text:span text:style-name="T1152"> שׁוֹפֵ֣ךְ בּ֭וּז עַל־נְדִיבִ֑ים וּמְזִ֖יחַ אֲפִיקִ֣ים רִפָּֽה׃<text:s/></text:span><text:span text:style-name="T1153">‬</text:span><text:span text:style-name="T1154">‬</text:span><text:span text:style-name="T1155">22</text:span><text:span text:style-name="T1156"> מְגַלֶּ֣ה עֲ֭מֻקוֹת מִנִּי־חֹ֑שֶׁךְ וַיֹּצֵ֖א לָא֣וֹר צַלְמָֽוֶת׃<text:s/></text:span><text:span text:style-name="T1157">‬</text:span><text:span text:style-name="T1158">‬</text:span><text:span text:style-name="T1159">23</text:span><text:span text:style-name="T1160"> מַשְׂגִּ֣יא לַ֭גּוֹיִם וַֽיְאַבְּדֵ֑ם שֹׁטֵ֥חַ לַ֝גּוֹיִ֗ם וַיַּנְחֵֽם׃<text:s/></text:span><text:span text:style-name="T1161">‬</text:span><text:span text:style-name="T1162">‬</text:span><text:span text:style-name="T1163">24</text:span><text:span text:style-name="T1164"> מֵסִ֗יר לֵ֭ב רָאשֵׁ֣י עַם־הָאָ֑רֶץ וַ֝יַּתְעֵ֗ם בְּתֹ֣הוּ לֹא־דָֽרֶךְ׃<text:s/></text:span><text:span text:style-name="T1165">‬</text:span><text:span text:style-name="T1166">‬</text:span><text:span text:style-name="T1167">25</text:span><text:span text:style-name="T1168"> יְמַֽשְׁשׁוּ־חֹ֥שֶׁךְ וְלֹא־א֑וֹר וַ֝יַּתְעֵ֗ם כַּשִּׁכּֽוֹר׃<text:s/></text:span><text:span text:style-name="T1169">‬</text:span><text:span text:style-name="T1170">‬</text:span></text:p>
      </text:section>
      <text:section text:name="Sect12" text:style-name="S12">
        <text:p text:style-name="P1171">Job 13</text:p>
        <text:p text:style-name="P1172"><text:span text:style-name="T1173">1</text:span><text:span text:style-name="T1174"> הֶן־כֹּ֭ל רָאֲתָ֣ה עֵינִ֑י שָֽׁמְעָ֥ה אָ֝זְנִ֗י וַתָּ֥בֶן לָֽהּ׃<text:s/></text:span><text:span text:style-name="T1175">2</text:span><text:span text:style-name="T1176"> כְּֽ֭דַעְתְּכֶם יָדַ֣עְתִּי גַם־אָ֑נִי לֹא־נֹפֵ֖ל אָנֹכִ֣י מִכֶּֽם׃<text:s/></text:span><text:span text:style-name="T1177">‬</text:span><text:span text:style-name="T1178">‬</text:span><text:span text:style-name="T1179">3</text:span><text:span text:style-name="T1180"> אוּלָ֗ם אֲ֭נִי אֶל־שַׁדַּ֣י אֲדַבֵּ֑ר וְהוֹכֵ֖חַ אֶל־אֵ֣ל אֶחְפָּֽץ׃<text:s/></text:span><text:span text:style-name="T1181">‬</text:span><text:span text:style-name="T1182">‬</text:span><text:span text:style-name="T1183">4</text:span><text:span text:style-name="T1184"> וְֽאוּלָ֗ם אַתֶּ֥ם טֹֽפְלֵי־שָׁ֑קֶר רֹפְאֵ֖י אֱלִ֣ל כֻּלְּכֶֽם׃<text:s/></text:span><text:span text:style-name="T1185">‬</text:span><text:span text:style-name="T1186">‬</text:span><text:span text:style-name="T1187">5</text:span><text:span text:style-name="T1188"> מִֽי־יִ֭תֵּן הַחֲרֵ֣שׁ תַּחֲרִישׁ֑וּן וּתְהִ֖י לָכֶ֣ם לְחָכְמָֽה׃<text:s/></text:span><text:span text:style-name="T1189">‬</text:span><text:span text:style-name="T1190">‬</text:span><text:span text:style-name="T1191">6</text:span><text:span text:style-name="T1192"> שִׁמְעוּ־נָ֥א תוֹכַחְתִּ֑י וְרִב֖וֹת שְׂפָתַ֣י הַקְשִֽׁיבוּ׃<text:s/></text:span><text:span text:style-name="T1193">‬</text:span><text:span text:style-name="T1194">‬</text:span><text:span text:style-name="T1195">7</text:span><text:span text:style-name="T1196"> הַ֭לְאֵל תְּדַבְּר֣וּ עַוְלָ֑ה וְ֝ל֗וֹ תְּֽדַבְּר֥וּ רְמִיָּֽה׃<text:s/></text:span><text:span text:style-name="T1197">‬</text:span><text:span text:style-name="T1198">‬</text:span><text:span text:style-name="T1199">8</text:span><text:span text:style-name="T1200"> הֲפָנָ֥יו תִּשָּׂא֑וּן אִם־לָאֵ֥ל תְּרִיבֽוּן׃<text:s/></text:span><text:span text:style-name="T1201">‬</text:span><text:span text:style-name="T1202">‬</text:span><text:span text:style-name="T1203">9</text:span><text:span text:style-name="T1204"> הֲ֭טוֹב כִּֽי־יַחְקֹ֣ר אֶתְכֶ֑ם אִם־כְּהָתֵ֥ל בֶּ֝אֱנ֗וֹשׁ תְּהָתֵ֥לּוּ בֽוֹ׃<text:s/></text:span><text:span text:style-name="T1205">‬</text:span><text:span text:style-name="T1206">‬</text:span><text:span text:style-name="T1207">10</text:span><text:span text:style-name="T1208"> הוֹכֵ֣חַ יוֹכִ֣יחַ אֶתְכֶ֑ם אִם־בַּ֝סֵּ֗תֶר פָּנִ֥ים תִּשָּׂאֽוּן׃<text:s/></text:span><text:span text:style-name="T1209">‬</text:span><text:span text:style-name="T1210">‬</text:span><text:span text:style-name="T1211">11</text:span><text:span text:style-name="T1212"> הֲלֹ֣א שְׂ֭אֵתוֹ תְּבַעֵ֣ת אֶתְכֶ֑ם וּ֝פַחְדּ֗וֹ יִפֹּ֥ל עֲלֵיכֶֽם׃<text:s/></text:span><text:span text:style-name="T1213">‬</text:span><text:span text:style-name="T1214">‬</text:span><text:span text:style-name="T1215">12</text:span><text:span text:style-name="T1216"> זִֽ֭כְרֹנֵיכֶם מִשְׁלֵי־אֵ֑פֶר לְגַבֵּי־חֹ֝֗מֶר גַּבֵּיכֶֽם׃<text:s/></text:span><text:span text:style-name="T1217">‬</text:span><text:span text:style-name="T1218">‬</text:span><text:span text:style-name="T1219">13</text:span><text:span text:style-name="T1220"> הַחֲרִ֣ישׁוּ מִ֭מֶּנִּי וַאֲדַבְּרָה־אָ֑נִי וְיַעֲבֹ֖ר עָלַ֣י מָֽה׃<text:s/></text:span><text:span text:style-name="T1221">‬</text:span><text:span text:style-name="T1222">‬</text:span><text:span text:style-name="T1223">14</text:span><text:span text:style-name="T1224"> עַל־מָ֤ה ׀ אֶשָּׂ֣א בְשָׂרִ֣י בְשִׁנָּ֑י וְ֝נַפְשִׁ֗י אָשִׂ֥ים בְּכַפִּֽי׃<text:s/></text:span><text:span text:style-name="T1225">‬</text:span><text:span text:style-name="T1226">‬</text:span><text:span text:style-name="T1227">15</text:span><text:span text:style-name="T1228"> הֵ֣ן יִ֭קְטְלֵנִי *לא **ל֣וֹ אֲיַחֵ֑ל אַךְ־דְּ֝רָכַ֗י אֶל־פָּנָ֥יו אוֹכִֽיחַ׃<text:s/></text:span><text:span text:style-name="T1229">‬</text:span><text:span text:style-name="T1230">‬</text:span><text:span text:style-name="T1231">16</text:span><text:span text:style-name="T1232"> גַּם־הוּא־לִ֥י לִֽישׁוּעָ֑ה כִּי־לֹ֥א לְ֝פָנָ֗יו חָנֵ֥ף יָבֽוֹא׃<text:s/></text:span><text:span text:style-name="T1233">‬</text:span><text:span text:style-name="T1234">‬</text:span><text:span text:style-name="T1235">17</text:span><text:span text:style-name="T1236"> שִׁמְע֣וּ שָׁ֭מוֹעַ מִלָּתִ֑י וְ֝אֽ͏ַחֲוָתִ֗י בְּאָזְנֵיכֶֽם׃<text:s/></text:span><text:span text:style-name="T1237">‬</text:span><text:span text:style-name="T1238">‬</text:span><text:span text:style-name="T1239">18</text:span><text:span text:style-name="T1240"> הִנֵּה־נָ֭א עָרַ֣כְתִּי מִשְׁפָּ֑ט יָ֝דַ֗עְתִּי כִּֽי־אֲנִ֥י אֶצְדָּֽק׃<text:s/></text:span><text:span text:style-name="T1241">‬</text:span><text:span text:style-name="T1242">‬</text:span><text:span text:style-name="T1243">19</text:span><text:span text:style-name="T1244"> מִי־ה֭וּא יָרִ֣יב עִמָּדִ֑י כִּֽי־עַתָּ֖ה אַחֲרִ֣ישׁ וְאֶגְוָֽע׃<text:s/></text:span><text:span text:style-name="T1245">‬</text:span><text:span text:style-name="T1246">‬</text:span><text:span text:style-name="T1247">20</text:span><text:span text:style-name="T1248"> אַךְ־שְׁ֭תַּיִם אַל־תַּ֣עַשׂ עִמָּדִ֑י אָ֥ז מִ֝פָּנֶ֗יךָ לֹ֣א אֶסָּתֵֽר׃<text:s/></text:span><text:span text:style-name="T1249">‬</text:span><text:span text:style-name="T1250">‬</text:span><text:span text:style-name="T1251">21</text:span><text:span text:style-name="T1252"> כַּ֭פְּךָ מֵעָלַ֣י<text:s/></text:span><text:soft-page-break/><text:span text:style-name="T1253">הַרְחַ֑ק וְ֝אֵ֥מָתְךָ֗ אַֽל־תְּבַעֲתַֽנִּי׃<text:s/></text:span><text:span text:style-name="T1254">‬</text:span><text:span text:style-name="T1255">‬</text:span><text:span text:style-name="T1256">22</text:span><text:span text:style-name="T1257"> וּ֭קְרָא וְאָנֹכִ֣י אֶֽעֱנֶ֑ה אֽוֹ־אֲ֝דַבֵּ֗ר וַהֲשִׁיבֵֽנִי׃<text:s/></text:span><text:span text:style-name="T1258">‬</text:span><text:span text:style-name="T1259">‬</text:span><text:span text:style-name="T1260">23</text:span><text:span text:style-name="T1261"> כַּמָּ֣ה לִ֭י עֲוֺנ֣וֹת וְחַטָּא֑וֹת פִּֽשְׁעִ֥י וְ֝חַטָּאתִ֗י הֹדִיעֵֽנִי׃<text:s/></text:span><text:span text:style-name="T1262">‬</text:span><text:span text:style-name="T1263">‬</text:span><text:span text:style-name="T1264">24</text:span><text:span text:style-name="T1265"> לָֽמָּה־פָנֶ֥יךָ תַסְתִּ֑יר וְתַחְשְׁבֵ֖נִי לְאוֹיֵ֣ב לָֽךְ׃<text:s/></text:span><text:span text:style-name="T1266">‬</text:span><text:span text:style-name="T1267">‬</text:span><text:span text:style-name="T1268">25</text:span><text:span text:style-name="T1269"> הֶעָלֶ֣ה נִדָּ֣ף תַּעֲר֑וֹץ וְאֶת־קַ֖שׁ יָבֵ֣שׁ תִּרְדֹּֽף׃<text:s/></text:span><text:span text:style-name="T1270">‬</text:span><text:span text:style-name="T1271">‬</text:span><text:span text:style-name="T1272">26</text:span><text:span text:style-name="T1273"> כִּֽי־תִכְתֹּ֣ב עָלַ֣י מְרֹר֑וֹת וְ֝תוֹרִישֵׁ֗נִי עֲוֺנ֥וֹת נְעוּרָֽי׃<text:s/></text:span><text:span text:style-name="T1274">‬</text:span><text:span text:style-name="T1275">‬</text:span><text:span text:style-name="T1276">27</text:span><text:span text:style-name="T1277"> וְתָ֘שֵׂ֤ם בַּסַּ֨ד ׀ רַגְלַ֗י וְתִשְׁמ֥וֹר כָּל־אָרְחוֹתָ֑י עַל־שָׁרְשֵׁ֥י רַ֝גְלַ֗י תִּתְחַקֶּֽה׃<text:s/></text:span><text:span text:style-name="T1278">‬</text:span><text:span text:style-name="T1279">‬</text:span><text:span text:style-name="T1280">28</text:span><text:span text:style-name="T1281"> וְ֭הוּא כְּרָקָ֣ב יִבְלֶ֑ה כְּ֝בֶ֗גֶד אֲכָ֣לוֹ עָֽשׁ׃<text:s/></text:span></text:p>
      </text:section>
      <text:section text:name="Sect13" text:style-name="S13">
        <text:p text:style-name="P1282">Job 14</text:p>
        <text:p text:style-name="P1283"><text:span text:style-name="T1284">1</text:span><text:span text:style-name="T1285"> אָ֭דָם יְל֣וּד אִשָּׁ֑ה קְצַ֥ר יָ֝מִ֗ים וּֽשְׂבַֽע־רֹֽגֶז׃<text:s/></text:span><text:span text:style-name="T1286">2</text:span><text:span text:style-name="T1287"> כְּצִ֣יץ יָ֭צָא וַיִּמָּ֑ל וַיִּבְרַ֥ח כַּ֝צֵּ֗ל וְלֹ֣א יַעֲמֽוֹד׃<text:s/></text:span><text:span text:style-name="T1288">‬</text:span><text:span text:style-name="T1289">‬</text:span><text:span text:style-name="T1290">3</text:span><text:span text:style-name="T1291"> אַף־עַל־זֶ֭ה פָּקַ֣חְתָּ עֵינֶ֑ךָ וְאֹ֘תִ֤י תָבִ֖יא בְמִשְׁפָּ֣ט עִמָּֽךְ׃<text:s/></text:span><text:span text:style-name="T1292">‬</text:span><text:span text:style-name="T1293">‬</text:span><text:span text:style-name="T1294">4</text:span><text:span text:style-name="T1295"> מִֽי־יִתֵּ֣ן טָ֭הוֹר מִטָּמֵ֗א לֹ֣א אֶחָֽד׃<text:s/></text:span><text:span text:style-name="T1296">‬</text:span><text:span text:style-name="T1297">‬</text:span><text:span text:style-name="T1298">5</text:span><text:span text:style-name="T1299"> אִ֥ם חֲרוּצִ֨ים ׀ יָמָ֗יו מִֽסְפַּר־חֳדָשָׁ֥יו אִתָּ֑ךְ *חקו **חֻקָּ֥יו עָ֝שִׂ֗יתָ וְלֹ֣א יַעֲבֽוֹר׃<text:s/></text:span><text:span text:style-name="T1300">‬</text:span><text:span text:style-name="T1301">‬</text:span><text:span text:style-name="T1302">6</text:span><text:span text:style-name="T1303"> שְׁעֵ֣ה מֵעָלָ֣יו וְיֶחְדָּ֑ל עַד־יִ֝רְצֶ֗ה כְּשָׂכִ֥יר יוֹמֽוֹ׃<text:s/></text:span><text:span text:style-name="T1304">‬</text:span><text:span text:style-name="T1305">‬</text:span><text:span text:style-name="T1306">7</text:span><text:span text:style-name="T1307"> כִּ֤י יֵ֥שׁ לָעֵ֗ץ תִּ֫קְוָ֥ה אִֽם־יִ֭כָּרֵת וְע֣וֹד יַחֲלִ֑יף וְ֝יֹֽנַקְתּ֗וֹ לֹ֣א תֶחְדָּֽל׃<text:s/></text:span><text:span text:style-name="T1308">‬</text:span><text:span text:style-name="T1309">‬</text:span><text:span text:style-name="T1310">8</text:span><text:span text:style-name="T1311"> אִם־יַזְקִ֣ין בָּאָ֣רֶץ שָׁרְשׁ֑וֹ וּ֝בֶעָפָ֗ר יָמ֥וּת גִּזְעֽוֹ׃<text:s/></text:span><text:span text:style-name="T1312">‬</text:span><text:span text:style-name="T1313">‬</text:span><text:span text:style-name="T1314">9</text:span><text:span text:style-name="T1315"> מֵרֵ֣יַּח מַ֣יִם יַפְרִ֑חַ וְעָשָׂ֖ה קָצִ֣יר כְּמוֹ־נָֽטַע׃<text:s/></text:span><text:span text:style-name="T1316">‬</text:span><text:span text:style-name="T1317">‬</text:span><text:span text:style-name="T1318">10</text:span><text:span text:style-name="T1319"> וְגֶ֣בֶר יָ֭מוּת וַֽיֶּחֱלָ֑שׁ וַיִּגְוַ֖ע אָדָ֣ם וְאַיּֽוֹ׃<text:s/></text:span><text:span text:style-name="T1320">‬</text:span><text:span text:style-name="T1321">‬</text:span><text:span text:style-name="T1322">11</text:span><text:span text:style-name="T1323"> אָֽזְלוּ־מַ֭יִם מִנִּי־יָ֑ם וְ֝נָהָ֗ר יֶחֱרַ֥ב וְיָבֵֽשׁ׃<text:s/></text:span><text:span text:style-name="T1324">‬</text:span><text:span text:style-name="T1325">‬</text:span><text:span text:style-name="T1326">12</text:span><text:span text:style-name="T1327"> וְאִ֥ישׁ שָׁכַ֗ב וְֽלֹא־יָ֫ק֥וּם עַד־בִּלְתִּ֣י שָׁ֭מַיִם לֹ֣א יָקִ֑יצוּ וְלֹֽא־יֵ֝עֹ֗רוּ מִשְּׁנָתָֽם׃<text:s/></text:span><text:span text:style-name="T1328">‬</text:span><text:span text:style-name="T1329">‬</text:span><text:span text:style-name="T1330">13</text:span><text:span text:style-name="T1331"> מִ֤י יִתֵּ֨ן ׀ בִּשְׁא֬וֹל תַּצְפִּנֵ֗נִי תַּ֭סְתִּירֵנִי עַד־שׁ֣וּב אַפֶּ֑ךָ תָּ֤שִֽׁית לִ֖י חֹ֣ק וְתִזְכְּרֵֽנִי׃<text:s/></text:span><text:span text:style-name="T1332">‬</text:span><text:span text:style-name="T1333">‬</text:span><text:span text:style-name="T1334">14</text:span><text:span text:style-name="T1335"> אִם־יָמ֥וּת גֶּ֗בֶר הֲיִ֫חְיֶ֥ה כָּל־יְמֵ֣י צְבָאִ֣י אֲיַחֵ֑ל עַד־בּ֝֗וֹא חֲלִיפָתִֽי׃<text:s/></text:span><text:span text:style-name="T1336">‬</text:span><text:span text:style-name="T1337">‬</text:span><text:span text:style-name="T1338">15</text:span><text:span text:style-name="T1339"> תִּ֭קְרָא וְאָנֹכִ֣י אֶֽעֱנֶ֑ךָּ לְֽמַעֲשֵׂ֖ה יָדֶ֣יךָ תִכְסֹֽף׃<text:s/></text:span><text:span text:style-name="T1340">‬</text:span><text:span text:style-name="T1341">‬</text:span><text:span text:style-name="T1342">16</text:span><text:span text:style-name="T1343"> כִּֽי־עַ֭תָּה צְעָדַ֣י תִּסְפּ֑וֹר לֹֽא־תִ֝שְׁמ֗וֹר עַל־חַטָּאתִֽי׃<text:s/></text:span><text:span text:style-name="T1344">‬</text:span><text:span text:style-name="T1345">‬</text:span><text:span text:style-name="T1346">17</text:span><text:span text:style-name="T1347"> חָתֻ֣ם בִּצְר֣וֹר פִּשְׁעִ֑י וַ֝תִּטְפֹּ֗ל עַל־עֲוֺנִֽי׃<text:s/></text:span><text:span text:style-name="T1348">‬</text:span><text:span text:style-name="T1349">‬</text:span><text:span text:style-name="T1350">18</text:span><text:span text:style-name="T1351"> וְ֭אוּלָם הַר־נוֹפֵ֣ל יִבּ֑וֹל וְ֝צ֗וּר יֶעְתַּ֥ק מִמְּקֹמֽוֹ׃<text:s/></text:span><text:span text:style-name="T1352">‬</text:span><text:span text:style-name="T1353">‬</text:span><text:span text:style-name="T1354">19</text:span><text:span text:style-name="T1355"> אֲבָנִ֤ים ׀ שָׁ֥חֲקוּ מַ֗יִם תִּשְׁטֹֽף־סְפִיחֶ֥יהָ עֲפַר־אָ֑רֶץ וְתִקְוַ֖ת אֱנ֣וֹשׁ הֶאֱבַֽדְתָּ׃<text:s/></text:span><text:span text:style-name="T1356">‬</text:span><text:span text:style-name="T1357">‬</text:span><text:span text:style-name="T1358">20</text:span><text:span text:style-name="T1359"> תִּתְקְפֵ֣הוּ לָ֭נֶצַח וַֽיַּהֲלֹ֑ךְ מְשַׁנֶּ֥ה פָ֝נָ֗יו וַֽתְּשַׁלְּחֵֽהוּ׃<text:s/></text:span><text:span text:style-name="T1360">‬</text:span><text:span text:style-name="T1361">‬</text:span><text:span text:style-name="T1362">21</text:span><text:span text:style-name="T1363"> יִכְבְּד֣וּ בָ֭נָיו וְלֹ֣א יֵדָ֑ע וְ֝יִצְעֲר֗וּ וְֽלֹא־יָבִ֥ין לָֽמוֹ׃<text:s/></text:span><text:span text:style-name="T1364">‬</text:span><text:span text:style-name="T1365">‬</text:span><text:span text:style-name="T1366">22</text:span><text:span text:style-name="T1367"> אַךְ־בְּ֭שָׂרוֹ עָלָ֣יו יִכְאָ֑ב וְ֝נַפְשׁ֗וֹ עָלָ֥יו תֶּאֱבָֽל׃<text:s/></text:span><text:span text:style-name="T1368">פ<text:s/></text:span><text:span text:style-name="T1369">‬</text:span><text:span text:style-name="T1370">‬</text:span></text:p>
      </text:section>
      <text:section text:name="Sect14" text:style-name="S14">
        <text:p text:style-name="P1371">Job 15</text:p>
        <text:p text:style-name="P1372"><text:span text:style-name="T1373">1</text:span><text:span text:style-name="T1374"> וַ֭יַּעַן אֱלִיפַ֥ז הַֽתֵּימָנִ֗י וַיֹּאמַֽר׃<text:s/></text:span><text:span text:style-name="T1375">2</text:span><text:span text:style-name="T1376"> הֶֽחָכָ֗ם יַעֲנֶ֥ה דַֽעַת־ר֑וּחַ וִֽימַלֵּ֖א קָדִ֣ים בִּטְנֽוֹ׃<text:s/></text:span><text:span text:style-name="T1377">‬</text:span><text:span text:style-name="T1378">‬</text:span><text:span text:style-name="T1379">3</text:span><text:span text:style-name="T1380"> הוֹכֵ֣חַ בְּ֭דָבָר לֹ֣א יִסְכּ֑וֹן וּ֝מִלִּ֗ים לֹא־יוֹעִ֥יל בָּֽם׃<text:s/></text:span><text:span text:style-name="T1381">‬</text:span><text:span text:style-name="T1382">‬</text:span><text:span text:style-name="T1383">4</text:span><text:span text:style-name="T1384"> אַף־אַ֭תָּה תָּפֵ֣ר יִרְאָ֑ה וְתִגְרַ֥ע שִׂ֝יחָ֗ה לִפְנֵי־אֵֽל׃<text:s/></text:span><text:span text:style-name="T1385">‬</text:span><text:span text:style-name="T1386">‬</text:span><text:span text:style-name="T1387">5</text:span><text:span text:style-name="T1388"> כִּ֤י יְאַלֵּ֣ף עֲוֺנְךָ֣ פִ֑יךָ וְ֝תִבְחַ֗ר לְשׁ֣וֹן עֲרוּמִֽים׃<text:s/></text:span><text:span text:style-name="T1389">‬</text:span><text:span text:style-name="T1390">‬</text:span><text:span text:style-name="T1391">6</text:span><text:span text:style-name="T1392"> יַרְשִֽׁיעֲךָ֣ פִ֣יךָ וְלֹא־אָ֑נִי וּ֝שְׂפָתֶ֗יךָ יַעֲנוּ־בָֽךְ׃<text:s/></text:span><text:span text:style-name="T1393">‬</text:span><text:span text:style-name="T1394">‬</text:span><text:span text:style-name="T1395">7</text:span><text:span text:style-name="T1396"> הֲרִאישׁ֣וֹן אָ֭דָם תִּוָּלֵ֑ד וְלִפְנֵ֖י גְבָע֣וֹת חוֹלָֽלְתָּ׃<text:s/></text:span><text:span text:style-name="T1397">‬</text:span><text:span text:style-name="T1398">‬</text:span><text:span text:style-name="T1399">8</text:span><text:span text:style-name="T1400"> הַבְס֣וֹד אֱל֣וֹהַ תִּשְׁמָ֑ע וְתִגְרַ֖ע אֵלֶ֣יךָ חָכְמָֽה׃<text:s/></text:span><text:span text:style-name="T1401">‬</text:span><text:span text:style-name="T1402">‬</text:span><text:span text:style-name="T1403">9</text:span><text:span text:style-name="T1404"> מַה־יָּ֭דַעְתָּ וְלֹ֣א נֵדָ֑ע תָּ֝בִ֗ין וְֽלֹא־עִמָּ֥נוּ הֽוּא׃<text:s/></text:span><text:span text:style-name="T1405">‬</text:span><text:span text:style-name="T1406">‬</text:span><text:span text:style-name="T1407">10</text:span><text:span text:style-name="T1408"> גַּם־שָׂ֣ב גַּם־יָשִׁ֣ישׁ בָּ֑נוּ כַּבִּ֖יר מֵאָבִ֣יךָ יָמִֽים׃<text:s/></text:span><text:span text:style-name="T1409">‬</text:span><text:span text:style-name="T1410">‬</text:span><text:span text:style-name="T1411">11</text:span><text:span text:style-name="T1412"> הַמְעַ֣ט מִ֭מְּךָ תַּנְחֻמ֣וֹת אֵ֑ל וְ֝דָבָ֗ר לָאַ֥ט עִמָּֽךְ׃<text:s/></text:span><text:span text:style-name="T1413">‬</text:span><text:span text:style-name="T1414">‬</text:span><text:span text:style-name="T1415">12</text:span><text:span text:style-name="T1416"> מַה־יִּקָּחֲךָ֥ לִבֶּ֑ךָ וּֽמַה־יִּרְזְמ֥וּן עֵינֶֽיךָ׃<text:s/></text:span><text:span text:style-name="T1417">‬</text:span><text:span text:style-name="T1418">‬</text:span><text:span text:style-name="T1419">13</text:span><text:span text:style-name="T1420"> כִּֽי־תָשִׁ֣יב אֶל־אֵ֣ל רוּחֶ֑ךָ וְהֹצֵ֖אתָ מִפִּ֣יךָ מִלִּֽין׃<text:s/></text:span><text:span text:style-name="T1421">‬</text:span><text:span text:style-name="T1422">‬</text:span><text:span text:style-name="T1423">14</text:span><text:span text:style-name="T1424"> מָֽה־אֱנ֥וֹשׁ כִּֽי־יִזְכֶּ֑ה וְכִֽי־יִ֝צְדַּ֗ק<text:s/></text:span><text:soft-page-break/><text:span text:style-name="T1425">יְל֣וּד אִשָּֽׁה׃<text:s/></text:span><text:span text:style-name="T1426">‬</text:span><text:span text:style-name="T1427">‬</text:span><text:span text:style-name="T1428">15</text:span><text:span text:style-name="T1429"> הֵ֣ן *בקדשו **בִּ֭קְדֹשָׁיו לֹ֣א יַאֲמִ֑ין וְ֝שָׁמַ֗יִם לֹא־זַכּ֥וּ בְעֵינָֽיו׃<text:s/></text:span><text:span text:style-name="T1430">‬</text:span><text:span text:style-name="T1431">‬</text:span><text:span text:style-name="T1432">16</text:span><text:span text:style-name="T1433"> אַ֭ף כִּֽי־נִתְעָ֥ב וְֽנֶאֱלָ֑ח אִישׁ־שֹׁתֶ֖ה כַמַּ֣יִם עַוְלָֽה׃<text:s/></text:span><text:span text:style-name="T1434">‬</text:span><text:span text:style-name="T1435">‬</text:span><text:span text:style-name="T1436">17</text:span><text:span text:style-name="T1437"> אֲחַוְךָ֥ שְֽׁמַֽע־לִ֑י וְזֶֽה־חָ֝זִ֗יתִי וַאֲסַפֵּֽרָה׃<text:s/></text:span><text:span text:style-name="T1438">‬</text:span><text:span text:style-name="T1439">‬</text:span><text:span text:style-name="T1440">18</text:span><text:span text:style-name="T1441"> אֲשֶׁר־חֲכָמִ֥ים יַגִּ֑ידוּ וְלֹ֥א כִֽ֝חֲד֗וּ מֵאֲבוֹתָֽם׃<text:s/></text:span><text:span text:style-name="T1442">‬</text:span><text:span text:style-name="T1443">‬</text:span><text:span text:style-name="T1444">19</text:span><text:span text:style-name="T1445"> לָהֶ֣ם לְ֭בַדָּם נִתְּנָ֣ה הָאָ֑רֶץ וְלֹא־עָ֖בַר זָ֣ר בְּתוֹכָֽם׃<text:s/></text:span><text:span text:style-name="T1446">‬</text:span><text:span text:style-name="T1447">‬</text:span><text:span text:style-name="T1448">20</text:span><text:span text:style-name="T1449"> כָּל־יְמֵ֣י רָ֭שָׁע ה֣וּא מִתְחוֹלֵ֑ל וּמִסְפַּ֥ר שָׁ֝נִ֗ים נִצְפְּנ֥וּ לֶעָרִֽיץ׃<text:s/></text:span><text:span text:style-name="T1450">‬</text:span><text:span text:style-name="T1451">‬</text:span><text:span text:style-name="T1452">21</text:span><text:span text:style-name="T1453"> קוֹל־פְּחָדִ֥ים בְּאָזְנָ֑יו בַּ֝שָּׁל֗וֹם שׁוֹדֵ֥ד יְבוֹאֶֽנּוּ׃<text:s/></text:span><text:span text:style-name="T1454">‬</text:span><text:span text:style-name="T1455">‬</text:span><text:span text:style-name="T1456">22</text:span><text:span text:style-name="T1457"> לֹא־יַאֲמִ֣ין שׁ֭וּב מִנִּי־חֹ֑שֶׁךְ *וצפו **וְצָפ֖וּי ה֣וּא אֱלֵי־חָֽרֶב׃<text:s/></text:span><text:span text:style-name="T1458">‬</text:span><text:span text:style-name="T1459">‬</text:span><text:span text:style-name="T1460">23</text:span><text:span text:style-name="T1461"> נֹ֘דֵ֤ד ה֣וּא לַלֶּ֣חֶם אַיֵּ֑ה יָדַ֓ע ׀ כִּֽי־נָכ֖וֹן בְּיָד֣וֹ יֽוֹם־חֹֽשֶׁךְ׃<text:s/></text:span><text:span text:style-name="T1462">‬</text:span><text:span text:style-name="T1463">‬</text:span><text:span text:style-name="T1464">24</text:span><text:span text:style-name="T1465"> יְֽ֭בַעֲתֻהוּ צַ֣ר וּמְצוּקָ֑ה תִּ֝תְקְפֵ֗הוּ כְּמֶ֤לֶךְ ׀ עָתִ֬יד לַכִּידֽוֹר׃<text:s/></text:span><text:span text:style-name="T1466">‬</text:span><text:span text:style-name="T1467">‬</text:span><text:span text:style-name="T1468">25</text:span><text:span text:style-name="T1469"> כִּֽי־נָטָ֣ה אֶל־אֵ֣ל יָד֑וֹ וְאֶל־שַׁ֝דַּ֗י יִתְגַּבָּֽר׃<text:s/></text:span><text:span text:style-name="T1470">‬</text:span><text:span text:style-name="T1471">‬</text:span><text:span text:style-name="T1472">26</text:span><text:span text:style-name="T1473"> יָר֣וּץ אֵלָ֣יו בְּצַוָּ֑אר בַּ֝עֲבִ֗י גַּבֵּ֥י מָֽגִנָּֽיו׃<text:s/></text:span><text:span text:style-name="T1474">‬</text:span><text:span text:style-name="T1475">‬</text:span><text:span text:style-name="T1476">27</text:span><text:span text:style-name="T1477"> כִּֽי־כִסָּ֣ה פָנָ֣יו בְּחֶלְבּ֑וֹ וַיַּ֖עַשׂ פִּימָ֣ה עֲלֵי־כָֽסֶל׃<text:s/></text:span><text:span text:style-name="T1478">‬</text:span><text:span text:style-name="T1479">‬</text:span><text:span text:style-name="T1480">28</text:span><text:span text:style-name="T1481"> וַיִּשְׁכּ֤וֹן ׀ עָ֘רִ֤ים נִכְחָד֗וֹת בָּ֭תִּים לֹא־יֵ֣שְׁבוּ לָ֑מוֹ אֲשֶׁ֖ר הִתְעַתְּד֣וּ לְגַלִּֽים׃<text:s/></text:span><text:span text:style-name="T1482">‬</text:span><text:span text:style-name="T1483">‬</text:span><text:span text:style-name="T1484">29</text:span><text:span text:style-name="T1485"> לֹֽא־יֶ֭עְשַׁר וְלֹא־יָק֣וּם חֵיל֑וֹ וְלֹֽא־יִטֶּ֖ה לָאָ֣רֶץ מִנְלָֽם׃<text:s/></text:span><text:span text:style-name="T1486">‬</text:span><text:span text:style-name="T1487">‬</text:span><text:span text:style-name="T1488">30</text:span><text:span text:style-name="T1489"> לֹֽא־יָס֨וּר ׀ מִנִּי־חֹ֗שֶׁךְ יֹֽ֭נַקְתּוֹ תְּיַבֵּ֣שׁ שַׁלְהָ֑בֶת וְ֝יָס֗וּר בְּר֣וּחַ פִּֽיו׃<text:s/></text:span><text:span text:style-name="T1490">‬</text:span><text:span text:style-name="T1491">‬</text:span><text:span text:style-name="T1492">31</text:span><text:span text:style-name="T1493"> אַל־יַאֲמֵ֣ן *בשו **בַּשָּׁ֣יו נִתְעָ֑ה כִּי־שָׁ֝֗וְא תִּהְיֶ֥ה תְמוּרָתֽוֹ׃<text:s/></text:span><text:span text:style-name="T1494">‬</text:span><text:span text:style-name="T1495">‬</text:span><text:span text:style-name="T1496">32</text:span><text:span text:style-name="T1497"> בְּֽלֹא־י֭וֹמוֹ תִּמָּלֵ֑א וְ֝כִפָּת֗וֹ לֹ֣א רַעֲנָֽנָה׃<text:s/></text:span><text:span text:style-name="T1498">‬</text:span><text:span text:style-name="T1499">‬</text:span><text:span text:style-name="T1500">33</text:span><text:span text:style-name="T1501"> יַחְמֹ֣ס כַּגֶּ֣פֶן בִּסְר֑וֹ וְיַשְׁלֵ֥ךְ כַּ֝זַּ֗יִת נִצָּתֽוֹ׃<text:s/></text:span><text:span text:style-name="T1502">‬</text:span><text:span text:style-name="T1503">‬</text:span><text:span text:style-name="T1504">34</text:span><text:span text:style-name="T1505"> כִּֽי־עֲדַ֣ת חָנֵ֣ף גַּלְמ֑וּד וְ֝אֵ֗שׁ אָכְלָ֥ה אָֽהֳלֵי־שֹֽׁ֥חַד׃<text:s/></text:span><text:span text:style-name="T1506">‬</text:span><text:span text:style-name="T1507">‬</text:span><text:span text:style-name="T1508">35</text:span><text:span text:style-name="T1509"> הָרֹ֣ה עָ֭מָל וְיָלֹד אָ֑וֶן וּ֝בִטְנָ֗ם תָּכִ֥ין מִרְמָֽה׃</text:span><text:span text:style-name="T1510"><text:s/>ס<text:s/></text:span></text:p>
      </text:section>
      <text:section text:name="Sect15" text:style-name="S15">
        <text:p text:style-name="P1511">Job 16</text:p>
        <text:p text:style-name="P1512"><text:span text:style-name="T1513">1</text:span><text:span text:style-name="T1514"> וַיַּ֥עַן אִיּ֗וֹב וַיֹּאמַֽר׃<text:s/></text:span><text:span text:style-name="T1515">2</text:span><text:span text:style-name="T1516"> שָׁמַ֣עְתִּי כְאֵ֣לֶּה רַבּ֑וֹת מְנַחֲמֵ֖י עָמָ֣ל כֻּלְּכֶֽם׃<text:s/></text:span><text:span text:style-name="T1517">‬</text:span><text:span text:style-name="T1518">‬</text:span><text:span text:style-name="T1519">3</text:span><text:span text:style-name="T1520"> הֲקֵ֥ץ לְדִבְרֵי־ר֑וּחַ א֥וֹ מַה־יַּ֝מְרִֽיצְךָ֗ כִּ֣י תַעֲנֶֽה׃<text:s/></text:span><text:span text:style-name="T1521">‬</text:span><text:span text:style-name="T1522">‬</text:span><text:span text:style-name="T1523">4</text:span><text:span text:style-name="T1524"> גַּ֤ם ׀ אָנֹכִי֮ כָּכֶ֢ם אֲדַ֫בֵּ֥רָה ל֤וּ־יֵ֪שׁ נַפְשְׁכֶ֡ם תַּ֤חַת נַפְשִׁ֗י אַחְבִּ֣ירָה עֲלֵיכֶ֣ם בְּמִלִּ֑ים וְאָנִ֥יעָה עֲ֝לֵיכֶ֗ם בְּמ֣וֹ רֹאשִֽׁי׃<text:s/></text:span><text:span text:style-name="T1525">‬</text:span><text:span text:style-name="T1526">‬</text:span><text:span text:style-name="T1527">5</text:span><text:span text:style-name="T1528"> אֲאַמִּצְכֶ֥ם בְּמוֹ־פִ֑י וְנִ֖יד שְׂפָתַ֣י יַחְשֹֽׂךְ׃<text:s/></text:span><text:span text:style-name="T1529">‬</text:span><text:span text:style-name="T1530">‬</text:span><text:span text:style-name="T1531">6</text:span><text:span text:style-name="T1532"> אִֽם־אֲ֭דַבְּרָה לֹא־יֵחָשֵׂ֣ךְ כְּאֵבִ֑י וְ֝אַחְדְּלָ֗ה מַה־מִנִּ֥י יַהֲלֹֽךְ׃<text:s/></text:span><text:span text:style-name="T1533">‬</text:span><text:span text:style-name="T1534">‬</text:span><text:span text:style-name="T1535">7</text:span><text:span text:style-name="T1536"> אַךְ־עַתָּ֥ה הֶלְאָ֑נִי הֲ֝שִׁמּ֗וֹתָ כָּל־עֲדָתִֽי׃<text:s/></text:span><text:span text:style-name="T1537">‬</text:span><text:span text:style-name="T1538">‬</text:span><text:span text:style-name="T1539">8</text:span><text:span text:style-name="T1540"> וַֽ֭תִּקְמְטֵנִי לְעֵ֣ד הָיָ֑ה וַיָּ֥קָם בִּ֥י כַ֝חֲשִׁ֗י בְּפָנַ֥י יַעֲנֶֽה׃<text:s/></text:span><text:span text:style-name="T1541">‬</text:span><text:span text:style-name="T1542">‬</text:span><text:span text:style-name="T1543">9</text:span><text:span text:style-name="T1544"> אַפּ֤וֹ טָרַ֨ף ׀ וַֽיִּשְׂטְמֵ֗נִי חָרַ֣ק עָלַ֣י בְּשִׁנָּ֑יו צָרִ֓י ׀ יִלְט֖וֹשׁ עֵינָ֣יו לִֽי׃<text:s/></text:span><text:span text:style-name="T1545">‬</text:span><text:span text:style-name="T1546">‬</text:span><text:span text:style-name="T1547">10</text:span><text:span text:style-name="T1548"> פָּעֲר֬וּ עָלַ֨י ׀ בְּפִיהֶ֗ם בְּ֭חֶרְפָּה הִכּ֣וּ לְחָיָ֑י יַ֝֗חַד עָלַ֥י יִתְמַלָּאֽוּן׃<text:s/></text:span><text:span text:style-name="T1549">‬</text:span><text:span text:style-name="T1550">‬</text:span><text:span text:style-name="T1551">11</text:span><text:span text:style-name="T1552"> יַסְגִּירֵ֣נִי אֵ֭ל אֶ֣ל עֲוִ֑יל וְעַל־יְדֵ֖י רְשָׁעִ֣ים יִרְטֵֽנִי׃<text:s/></text:span><text:span text:style-name="T1553">‬</text:span><text:span text:style-name="T1554">‬</text:span><text:span text:style-name="T1555">12</text:span><text:span text:style-name="T1556"> שָׁ֘לֵ֤ו הָיִ֨יתִי ׀ וַֽיְפַרְפְּרֵ֗נִי וְאָחַ֣ז בְּ֭עָרְפִּי וַֽיְפַצְפְּצֵ֑נִי וַיְקִימֵ֥נִי ל֝֗וֹ לְמַטָּרָֽה׃<text:s/></text:span><text:span text:style-name="T1557">‬</text:span><text:span text:style-name="T1558">‬</text:span><text:span text:style-name="T1559">13</text:span><text:span text:style-name="T1560"> יָ֘סֹ֤בּוּ עָלַ֨י ׀ רַבָּ֗יו יְפַלַּ֣ח כִּ֭לְיוֹתַי וְלֹ֣א יַחְמ֑וֹל יִשְׁפֹּ֥ךְ לָ֝אָ֗רֶץ מְרֵרָֽתִי׃<text:s/></text:span><text:span text:style-name="T1561">‬</text:span><text:span text:style-name="T1562">‬</text:span><text:span text:style-name="T1563">14</text:span><text:span text:style-name="T1564"> יִפְרְצֵ֣נִי פֶ֭רֶץ עַל־פְּנֵי־פָ֑רֶץ יָרֻ֖ץ עָלַ֣י כְּגִבּֽוֹר׃<text:s/></text:span><text:span text:style-name="T1565">‬</text:span><text:span text:style-name="T1566">‬</text:span><text:span text:style-name="T1567">15</text:span><text:span text:style-name="T1568"> שַׂ֣ק תָּ֭פַרְתִּי עֲלֵ֣י גִלְדִּ֑י וְעֹלַ֖לְתִּי בֶעָפָ֣ר קַרְנִֽי׃<text:s/></text:span><text:span text:style-name="T1569">‬</text:span><text:span text:style-name="T1570">‬</text:span><text:span text:style-name="T1571">16</text:span><text:span text:style-name="T1572"> פָּנַ֣י *חמרמרה **חֳ֭מַרְמְרוּ מִנִּי־בֶ֑כִי וְעַ֖ל עַפְעַפַּ֣י צַלְמָֽוֶת׃<text:s/></text:span><text:span text:style-name="T1573">‬</text:span><text:span text:style-name="T1574">‬</text:span><text:span text:style-name="T1575">17</text:span><text:span text:style-name="T1576"> עַ֭ל לֹא־חָמָ֣ס בְּכַפָּ֑י וּֽתְפִלָּתִ֥י זַכָּֽה׃<text:s/></text:span><text:span text:style-name="T1577">‬</text:span><text:span text:style-name="T1578">‬</text:span><text:span text:style-name="T1579">18</text:span><text:span text:style-name="T1580"> אֶ֭רֶץ אַל־תְּכַסִּ֣י דָמִ֑י וְֽאַל־יְהִ֥י מָ֝ק֗וֹם לְזַעֲקָתִֽי׃<text:s/></text:span><text:span text:style-name="T1581">‬</text:span><text:span text:style-name="T1582">‬</text:span><text:span text:style-name="T1583">19</text:span><text:span text:style-name="T1584"> גַּם־עַ֭תָּה הִנֵּה־בַשָּׁמַ֣יִם עֵדִ֑י וְ֝שָׂהֲדִ֗י בַּמְּרוֹמִֽים׃<text:s/></text:span><text:span text:style-name="T1585">‬</text:span><text:span text:style-name="T1586">‬</text:span><text:span text:style-name="T1587">20</text:span><text:span text:style-name="T1588"> מְלִיצַ֥י רֵעָ֑י אֶל־אֱ֝ל֗וֹהַ דָּלְפָ֥ה עֵינִֽי׃<text:s/></text:span><text:span text:style-name="T1589">‬</text:span><text:span text:style-name="T1590">‬</text:span><text:span text:style-name="T1591">21</text:span><text:span text:style-name="T1592"> וְיוֹכַ֣ח לְגֶ֣בֶר עִם־אֱל֑וֹהַּ וּֽבֶן־אָדָ֥ם לְרֵעֵֽהוּ׃<text:s/></text:span><text:span text:style-name="T1593">‬</text:span><text:span text:style-name="T1594">‬</text:span><text:span text:style-name="T1595">22</text:span><text:span text:style-name="T1596"> כִּֽי־שְׁנ֣וֹת מִסְפָּ֣ר יֶאֱתָ֑יוּ וְאֹ֖רַח לֹא־אָשׁ֣וּב אֶהֱלֹֽךְ׃<text:s/></text:span><text:span text:style-name="T1597">‬</text:span><text:span text:style-name="T1598">‬</text:span></text:p>
      </text:section>
      <text:section text:name="Sect16" text:style-name="S16">
        <text:soft-page-break/>
        <text:p text:style-name="P1599">Job 17</text:p>
        <text:p text:style-name="P1600"><text:span text:style-name="T1601">1</text:span><text:span text:style-name="T1602"> רוּחִ֣י חֻ֭בָּלָה יָמַ֥י נִזְעָ֗כוּ קְבָרִ֥ים לִֽי׃<text:s/></text:span><text:span text:style-name="T1603">2</text:span><text:span text:style-name="T1604"> אִם־לֹ֣א הֲ֭תֻלִים עִמָּדִ֑י וּ֝בְהַמְּרוֹתָ֗ם תָּלַ֥ן עֵינִֽי׃<text:s/></text:span><text:span text:style-name="T1605">‬</text:span><text:span text:style-name="T1606">‬</text:span><text:span text:style-name="T1607">3</text:span><text:span text:style-name="T1608"> שִֽׂימָה־נָּ֭א עָרְבֵ֣נִי עִמָּ֑ךְ מִֽי ה֝֗וּא לְיָדִ֥י יִתָּקֵֽעַ׃<text:s/></text:span><text:span text:style-name="T1609">‬</text:span><text:span text:style-name="T1610">‬</text:span><text:span text:style-name="T1611">4</text:span><text:span text:style-name="T1612"> כִּֽי־לִ֭בָּם צָפַ֣נְתָּ מִּשָּׂ֑כֶל עַל־כֵּ֝֗ן לֹ֣א תְרֹמֵֽם׃<text:s/></text:span><text:span text:style-name="T1613">‬</text:span><text:span text:style-name="T1614">‬</text:span><text:span text:style-name="T1615">5</text:span><text:span text:style-name="T1616"> לְ֭חֵלֶק יַגִּ֣יד רֵעִ֑ים וְעֵינֵ֖י בָנָ֣יו תִּכְלֶֽנָה׃<text:s/></text:span><text:span text:style-name="T1617">‬</text:span><text:span text:style-name="T1618">‬</text:span><text:span text:style-name="T1619">6</text:span><text:span text:style-name="T1620"> וְֽ֭הִצִּגַנִי לִמְשֹׁ֣ל עַמִּ֑ים וְתֹ֖פֶת לְפָנִ֣ים אֶֽהְיֶֽה׃<text:s/></text:span><text:span text:style-name="T1621">‬</text:span><text:span text:style-name="T1622">‬</text:span><text:span text:style-name="T1623">7</text:span><text:span text:style-name="T1624"> וַתֵּ֣כַהּ מִכַּ֣עַשׂ עֵינִ֑י וִֽיצֻרַ֖י כַּצֵּ֣ל כֻּלָּֽם׃<text:s/></text:span><text:span text:style-name="T1625">‬</text:span><text:span text:style-name="T1626">‬</text:span><text:span text:style-name="T1627">8</text:span><text:span text:style-name="T1628"> יָשֹׁ֣מּוּ יְשָׁרִ֣ים עַל־זֹ֑את וְ֝נָקִ֗י עַל־חָנֵ֥ף יִתְעֹרָֽר׃<text:s/></text:span><text:span text:style-name="T1629">‬</text:span><text:span text:style-name="T1630">‬</text:span><text:span text:style-name="T1631">9</text:span><text:span text:style-name="T1632"> וְיֹאחֵ֣ז צַדִּ֣יק דַּרְכּ֑וֹ וּֽטֳהָר־יָ֝דַ֗יִם יֹסִ֥יף אֹֽמֶץ׃<text:s/></text:span><text:span text:style-name="T1633">‬</text:span><text:span text:style-name="T1634">‬</text:span><text:span text:style-name="T1635">10</text:span><text:span text:style-name="T1636"> וְֽאוּלָ֗ם כֻּלָּ֣ם תָּ֭שֻׁבוּ וּבֹ֣אוּ נָ֑א וְלֹֽא־אֶמְצָ֖א בָכֶ֣ם חָכָֽם׃<text:s/></text:span><text:span text:style-name="T1637">‬</text:span><text:span text:style-name="T1638">‬</text:span><text:span text:style-name="T1639">11</text:span><text:span text:style-name="T1640"> יָמַ֣י עָ֭בְרוּ זִמֹּתַ֣י נִתְּק֑וּ מ֖וֹרָשֵׁ֣י לְבָבִֽי׃<text:s/></text:span><text:span text:style-name="T1641">‬</text:span><text:span text:style-name="T1642">‬</text:span><text:span text:style-name="T1643">12</text:span><text:span text:style-name="T1644"> לַ֭יְלָה לְי֣וֹם יָשִׂ֑ימוּ א֝֗וֹר קָר֥וֹב מִפְּנֵי־חֹֽשֶׁךְ׃<text:s/></text:span><text:span text:style-name="T1645">‬</text:span><text:span text:style-name="T1646">‬</text:span><text:span text:style-name="T1647">13</text:span><text:span text:style-name="T1648"> אִם־אֲ֭קַוֶּה שְׁא֣וֹל בֵּיתִ֑י בַּ֝חֹ֗שֶׁךְ רִפַּ֥דְתִּי יְצוּעָֽי׃<text:s/></text:span><text:span text:style-name="T1649">‬</text:span><text:span text:style-name="T1650">‬</text:span><text:span text:style-name="T1651">14</text:span><text:span text:style-name="T1652"> לַשַּׁ֣חַת קָ֭רָאתִי אָ֣בִי אָ֑תָּה אִמִּ֥י וַ֝אֲחֹתִ֗י לָֽרִמָּֽה׃<text:s/></text:span><text:span text:style-name="T1653">‬</text:span><text:span text:style-name="T1654">‬</text:span><text:span text:style-name="T1655">15</text:span><text:span text:style-name="T1656"> וְ֭אַיֵּה אֵפ֣וֹ תִקְוָתִ֑י וְ֝תִקְוָתִ֗י מִ֣י יְשׁוּרֶֽנָּה׃<text:s/></text:span><text:span text:style-name="T1657">‬</text:span><text:span text:style-name="T1658">‬</text:span><text:span text:style-name="T1659">16</text:span><text:span text:style-name="T1660"> בַּדֵּ֣י שְׁאֹ֣ל תֵּרַ֑דְנָה אִם־יַ֖חַד עַל־עָפָ֣ר נָֽחַת׃</text:span><text:span text:style-name="T1661"><text:s/>ס<text:s/></text:span><text:span text:style-name="T1662">‬</text:span><text:span text:style-name="T1663">‬</text:span></text:p>
      </text:section>
      <text:section text:name="Sect17" text:style-name="S17">
        <text:p text:style-name="P1664">Job 18</text:p>
        <text:p text:style-name="P1665"><text:span text:style-name="T1666">1</text:span><text:span text:style-name="T1667"> וַ֭יַּעַן בִּלְדַּ֥ד הַשֻּׁחִ֗י וַיֹּאמַֽר׃<text:s/></text:span><text:span text:style-name="T1668">2</text:span><text:span text:style-name="T1669"> עַד־אָ֤נָה ׀ תְּשִׂימ֣וּן קִנְצֵ֣י לְמִלִּ֑ין תָּ֝בִ֗ינוּ וְאַחַ֥ר נְדַבֵּֽר׃<text:s/></text:span><text:span text:style-name="T1670">‬</text:span><text:span text:style-name="T1671">‬</text:span><text:span text:style-name="T1672">3</text:span><text:span text:style-name="T1673"> מַ֭דּוּעַ נֶחְשַׁ֣בְנוּ כַבְּהֵמָ֑ה נִ֝טְמִ֗ינוּ בְּעֵינֵיכֶֽם׃<text:s/></text:span><text:span text:style-name="T1674">‬</text:span><text:span text:style-name="T1675">‬</text:span><text:span text:style-name="T1676">4</text:span><text:span text:style-name="T1677"> טֹֽרֵ֥ף נַפְשׁ֗וֹ בְּאַ֫פּ֥וֹ הֲ֭לְמַּעַנְךָ תֵּעָ֣זַב אָ֑רֶץ וְיֶעְתַּק־צ֝֗וּר מִמְּקֹמֽוֹ׃<text:s/></text:span><text:span text:style-name="T1678">‬</text:span><text:span text:style-name="T1679">‬</text:span><text:span text:style-name="T1680">5</text:span><text:span text:style-name="T1681"> גַּ֤ם א֣וֹר רְשָׁעִ֣ים יִדְעָ֑ךְ וְלֹֽא־יִ֝גַּ֗הּ שְׁבִ֣יב אִשּֽׁוֹ׃<text:s/></text:span><text:span text:style-name="T1682">‬</text:span><text:span text:style-name="T1683">‬</text:span><text:span text:style-name="T1684">6</text:span><text:span text:style-name="T1685"> א֖</text:span><text:span text:style-name="T1686">‬‏וֹר חָשַׁ֣ךְ בְּאָהֳל֑וֹ וְ֝נֵר֗וֹ עָלָ֥יו יִדְעָֽךְ׃<text:s/></text:span><text:span text:style-name="T1687">‬</text:span><text:span text:style-name="T1688">‬</text:span><text:span text:style-name="T1689">7</text:span><text:span text:style-name="T1690"> יֵֽ֭צְרוּ צַעֲדֵ֣י אוֹנ֑וֹ וְֽתַשְׁלִיכֵ֥הוּ עֲצָתֽוֹ׃<text:s/></text:span><text:span text:style-name="T1691">‬</text:span><text:span text:style-name="T1692">‬</text:span><text:span text:style-name="T1693">8</text:span><text:span text:style-name="T1694"> כִּֽי־שֻׁלַּ֣ח בְּרֶ֣שֶׁת בְּרַגְלָ֑יו וְעַל־שְׂ֝בָכָ֗ה יִתְהַלָּֽךְ׃<text:s/></text:span><text:span text:style-name="T1695">‬</text:span><text:span text:style-name="T1696">‬</text:span><text:span text:style-name="T1697">9</text:span><text:span text:style-name="T1698"> יֹאחֵ֣ז בְּעָקֵ֣ב פָּ֑ח יַחֲזֵ֖ק עָלָ֣יו צַמִּֽים׃<text:s/></text:span><text:span text:style-name="T1699">‬</text:span><text:span text:style-name="T1700">‬</text:span><text:span text:style-name="T1701">10</text:span><text:span text:style-name="T1702"> טָמ֣וּן בָּאָ֣רֶץ חַבְל֑וֹ וּ֝מַלְכֻּדְתּ֗וֹ עֲלֵ֣י נָתִֽיב׃<text:s/></text:span><text:span text:style-name="T1703">‬</text:span><text:span text:style-name="T1704">‬</text:span><text:span text:style-name="T1705">11</text:span><text:span text:style-name="T1706"> סָ֭בִיב בִּֽעֲתֻ֣הוּ בַלָּה֑וֹת וֶהֱפִיצֻ֥הוּ לְרַגְלָֽיו׃<text:s/></text:span><text:span text:style-name="T1707">‬</text:span><text:span text:style-name="T1708">‬</text:span><text:span text:style-name="T1709">12</text:span><text:span text:style-name="T1710"> יְהִי־רָעֵ֥ב אֹנ֑וֹ וְ֝אֵ֗יד נָכ֥וֹן לְצַלְעֽוֹ׃<text:s/></text:span><text:span text:style-name="T1711">‬</text:span><text:span text:style-name="T1712">‬</text:span><text:span text:style-name="T1713">13</text:span><text:span text:style-name="T1714"> יֹ֭אכַל בַּדֵּ֣י עוֹר֑וֹ יֹאכַ֥ל בַּ֝דָּ֗יו בְּכ֣וֹר מָֽוֶת׃<text:s/></text:span><text:span text:style-name="T1715">‬</text:span><text:span text:style-name="T1716">‬</text:span><text:span text:style-name="T1717">14</text:span><text:span text:style-name="T1718"> יִנָּתֵ֣ק מֵ֭אָהֳלוֹ מִבְטַח֑וֹ וְ֝תַצְעִדֵ֗הוּ לְמֶ֣לֶךְ בַּלָּהֽוֹת׃<text:s/></text:span><text:span text:style-name="T1719">‬</text:span><text:span text:style-name="T1720">‬</text:span><text:span text:style-name="T1721">15</text:span><text:span text:style-name="T1722"> תִּשְׁכּ֣וֹן בְּ֭אָהֳלוֹ מִבְּלִי־ל֑וֹ יְזֹרֶ֖ה עַל־נָוֵ֣הוּ גָפְרִֽית׃<text:s/></text:span><text:span text:style-name="T1723">‬</text:span><text:span text:style-name="T1724">‬</text:span><text:span text:style-name="T1725">16</text:span><text:span text:style-name="T1726"> מִ֭תַּחַת שָֽׁרָשָׁ֣יו יִבָ֑שׁוּ וּ֝מִמַּ֗עַל יִמַּ֥ל קְצִירֽוֹ׃<text:s/></text:span><text:span text:style-name="T1727">‬</text:span><text:span text:style-name="T1728">‬</text:span><text:span text:style-name="T1729">17</text:span><text:span text:style-name="T1730"> זִֽכְרוֹ־אָ֭בַד מִנִּי־אָ֑רֶץ וְלֹא־שֵׁ֥ם ל֝֗וֹ עַל־פְּנֵי־חֽוּץ׃<text:s/></text:span><text:span text:style-name="T1731">‬</text:span><text:span text:style-name="T1732">‬</text:span><text:span text:style-name="T1733">18</text:span><text:span text:style-name="T1734"> יֶ֭הְדְּפֻהוּ מֵא֣וֹר אֶל־חֹ֑שֶׁךְ וּֽמִתֵּבֵ֥ל יְנִדֻּֽהוּ׃<text:s/></text:span><text:span text:style-name="T1735">‬</text:span><text:span text:style-name="T1736">‬</text:span><text:span text:style-name="T1737">19</text:span><text:span text:style-name="T1738"> לֹ֘א נִ֤ין ל֣וֹ וְלֹא־נֶ֣כֶד בְּעַמּ֑וֹ וְאֵ֥ין שָׂ֝רִ֗יד בִּמְגוּרָֽיו׃<text:s/></text:span><text:span text:style-name="T1739">‬</text:span><text:span text:style-name="T1740">‬</text:span><text:span text:style-name="T1741">20</text:span><text:span text:style-name="T1742"> עַל־י֭וֹמוֹ נָשַׁ֣מּוּ אַחֲרֹנִ֑ים וְ֝קַדְמֹנִ֗ים אָ֣חֲזוּ שָֽׂעַר׃<text:s/></text:span><text:span text:style-name="T1743">‬</text:span><text:span text:style-name="T1744">‬</text:span><text:span text:style-name="T1745">21</text:span><text:span text:style-name="T1746"> אַךְ־אֵ֭לֶּה מִשְׁכְּנ֣וֹת עַוָּ֑ל וְ֝זֶ֗ה מְק֣וֹם לֹא־יָדַֽע־אֵֽל׃</text:span><text:span text:style-name="T1747"><text:s/>ס<text:s/></text:span><text:span text:style-name="T1748">‬</text:span><text:span text:style-name="T1749">‬</text:span></text:p>
      </text:section>
      <text:section text:name="Sect18" text:style-name="S18">
        <text:p text:style-name="P1750">Job 19</text:p>
        <text:p text:style-name="P1751"><text:span text:style-name="T1752">1</text:span><text:span text:style-name="T1753"> וַיַּ֥עַן אִיּ֗וֹב וַיֹּאמַֽר׃<text:s/></text:span><text:span text:style-name="T1754">2</text:span><text:span text:style-name="T1755"> עַד־אָ֭נָה תּוֹגְי֣וּן נַפְשִׁ֑י וּֽתְדַכּאוּנַ֥נִי בְמִלִּֽים׃<text:s/></text:span><text:span text:style-name="T1756">‬</text:span><text:span text:style-name="T1757">‬</text:span><text:span text:style-name="T1758">3</text:span><text:span text:style-name="T1759"> זֶ֤ה עֶ֣שֶׂר פְּ֭עָמִים תַּכְלִימ֑וּנִי לֹֽא־תֵ֝בֹ֗שׁוּ תַּהְכְּרוּ־לִֽי׃<text:s/></text:span><text:span text:style-name="T1760">‬</text:span><text:span text:style-name="T1761">‬</text:span><text:span text:style-name="T1762">4</text:span><text:span text:style-name="T1763"> וְאַף־אָמְנָ֥ם שָׁגִ֑יתִי אִ֝תִּ֗י תָּלִ֥ין מְשׁוּגָתִֽי׃<text:s/></text:span><text:span text:style-name="T1764">‬</text:span><text:span text:style-name="T1765">‬</text:span><text:span text:style-name="T1766">5</text:span><text:span text:style-name="T1767"> אִם־אָ֭מְנָם עָלַ֣י תַּגְדִּ֑ילוּ וְתוֹכִ֥יחוּ עָ֝לַ֗י חֶרְפָּתִּֽי׃<text:s/></text:span><text:span text:style-name="T1768">‬</text:span><text:span text:style-name="T1769">‬</text:span><text:span text:style-name="T1770">6</text:span><text:span text:style-name="T1771"> דְּֽעוּ־אֵ֭פוֹ כִּי־אֱל֣וֹהַּ עִוְּתָ֑נִי וּ֝מְצוּד֗וֹ עָלַ֥י<text:s/></text:span><text:soft-page-break/><text:span text:style-name="T1772">הִקִּֽיף׃<text:s/></text:span><text:span text:style-name="T1773">‬</text:span><text:span text:style-name="T1774">‬</text:span><text:span text:style-name="T1775">7</text:span><text:span text:style-name="T1776"> הֵ֤ן אֶצְעַ֣ק חָ֭מָס וְלֹ֣א אֵעָנֶ֑ה אֲ֝שַׁוַּ֗ע וְאֵ֣ין מִשְׁפָּֽט׃<text:s/></text:span><text:span text:style-name="T1777">‬</text:span><text:span text:style-name="T1778">‬</text:span><text:span text:style-name="T1779">8</text:span><text:span text:style-name="T1780"> אָרְחִ֣י גָ֭דַר וְלֹ֣א אֶעֱב֑וֹר וְעַ֥ל נְ֝תִיבוֹתַ֗י חֹ֣שֶׁךְ יָשִֽׂים׃<text:s/></text:span><text:span text:style-name="T1781">‬</text:span><text:span text:style-name="T1782">‬</text:span><text:span text:style-name="T1783">9</text:span><text:span text:style-name="T1784"> כְּ֭בוֹדִי מֵעָלַ֣י הִפְשִׁ֑יט וַ֝יָּ֗סַר עֲטֶ֣רֶת רֹאשִֽׁי׃<text:s/></text:span><text:span text:style-name="T1785">‬</text:span><text:span text:style-name="T1786">‬</text:span><text:span text:style-name="T1787">10</text:span><text:span text:style-name="T1788"> יִתְּצֵ֣נִי סָ֭בִיב וָאֵלַ֑ךְ וַיַּסַּ֥ע כָּ֝עֵ֗ץ תִּקְוָתִֽי׃<text:s/></text:span><text:span text:style-name="T1789">‬</text:span><text:span text:style-name="T1790">‬</text:span><text:span text:style-name="T1791">11</text:span><text:span text:style-name="T1792"> וַיַּ֣חַר עָלַ֣י אַפּ֑וֹ וַיַּחְשְׁבֵ֖נִי ל֣וֹ כְצָרָֽיו׃<text:s/></text:span><text:span text:style-name="T1793">‬</text:span><text:span text:style-name="T1794">‬</text:span><text:span text:style-name="T1795">12</text:span><text:span text:style-name="T1796"> יַ֤חַד ׀ יָ֘בֹ֤אוּ גְדוּדָ֗יו וַיָּסֹ֣לּוּ עָלַ֣י דַּרְכָּ֑ם וַיַּחֲנ֖וּ סָבִ֣יב לְאָהֳלִֽי׃<text:s/></text:span><text:span text:style-name="T1797">‬</text:span><text:span text:style-name="T1798">‬</text:span><text:span text:style-name="T1799">13</text:span><text:span text:style-name="T1800"> אַ֭חַי מֵעָלַ֣י הִרְחִ֑יק וְ֝יֹדְעַ֗י אַךְ־זָ֥רוּ מִמֶּֽנִּי׃<text:s/></text:span><text:span text:style-name="T1801">‬</text:span><text:span text:style-name="T1802">‬</text:span><text:span text:style-name="T1803">14</text:span><text:span text:style-name="T1804"> חָדְל֥וּ קְרוֹבָ֑י וּֽמְיֻדָּעַ֥י שְׁכֵחֽוּנִי׃<text:s/></text:span><text:span text:style-name="T1805">‬</text:span><text:span text:style-name="T1806">‬</text:span><text:span text:style-name="T1807">15</text:span><text:span text:style-name="T1808"> גָּ֘רֵ֤י בֵיתִ֣י וְ֭אַמְהֹתַי לְזָ֣ר תַּחְשְׁבֻ֑נִי נָ֝כְרִ֗י הָיִ֥יתִי בְעֵינֵיהֶֽם׃<text:s/></text:span><text:span text:style-name="T1809">‬</text:span><text:span text:style-name="T1810">‬</text:span><text:span text:style-name="T1811">16</text:span><text:span text:style-name="T1812"> לְעַבְדִּ֣י קָּ֭רָאתִי וְלֹ֣א יַעֲנֶ֑ה בְּמוֹ־פִ֝֗י אֶתְחַנֶּן־לֽוֹ׃<text:s/></text:span><text:span text:style-name="T1813">‬</text:span><text:span text:style-name="T1814">‬</text:span><text:span text:style-name="T1815">17</text:span><text:span text:style-name="T1816"> ר֭וּחִֽי זָ֣רָה לְאִשְׁתִּ֑י וְ֝חַנֹּתִ֗י לִבְנֵ֥י בִטְנִֽי׃<text:s/></text:span><text:span text:style-name="T1817">‬</text:span><text:span text:style-name="T1818">‬</text:span><text:span text:style-name="T1819">18</text:span><text:span text:style-name="T1820"> גַּם־עֲ֭וִילִים מָ֣אֲסוּ בִ֑י אָ֝ק֗וּמָה וַיְדַבְּרוּ־בִֽי׃<text:s/></text:span><text:span text:style-name="T1821">‬</text:span><text:span text:style-name="T1822">‬</text:span><text:span text:style-name="T1823">19</text:span><text:span text:style-name="T1824"> תִּֽ֭עֲבוּנִי כָּל־מְתֵ֣י סוֹדִ֑י וְזֶֽה־אָ֝הַ֗בְתִּי נֶהְפְּכוּ־בִֽי׃<text:s/></text:span><text:span text:style-name="T1825">‬</text:span><text:span text:style-name="T1826">‬</text:span><text:span text:style-name="T1827">20</text:span><text:span text:style-name="T1828"> בְּעוֹרִ֣י וּ֭בִבְשָׂרִי דָּבְקָ֣ה עַצְמִ֑י וָ֝אֶתְמַלְּטָ֗ה בְּע֣וֹר שִׁנָּֽי׃<text:s/></text:span><text:span text:style-name="T1829">‬</text:span><text:span text:style-name="T1830">‬</text:span><text:span text:style-name="T1831">21</text:span><text:span text:style-name="T1832"> חָנֻּ֬נִי חָנֻּ֣נִי אַתֶּ֣ם רֵעָ֑י כִּ֥י יַד־אֱ֝ל֗וֹהַּ נָ֣גְעָה בִּֽי׃<text:s/></text:span><text:span text:style-name="T1833">‬</text:span><text:span text:style-name="T1834">‬</text:span><text:span text:style-name="T1835">22</text:span><text:span text:style-name="T1836"> לָ֭מָּה תִּרְדְּפֻ֣נִי כְמוֹ־אֵ֑ל וּ֝מִבְּשָׂרִ֗י לֹ֣א תִשְׂבָּֽעוּ׃<text:s/></text:span><text:span text:style-name="T1837">‬</text:span><text:span text:style-name="T1838">‬</text:span><text:span text:style-name="T1839">23</text:span><text:span text:style-name="T1840"> מִֽי־יִתֵּ֣ן אֵ֭פוֹ וְיִכָּתְב֣וּן מִלָּ֑י מִֽי־יִתֵּ֖ן בַּסֵּ֣פֶר וְיֻחָֽקוּ׃<text:s/></text:span><text:span text:style-name="T1841">‬</text:span><text:span text:style-name="T1842">‬</text:span><text:span text:style-name="T1843">24</text:span><text:span text:style-name="T1844"> בְּעֵט־בַּרְזֶ֥ל וְעֹפָ֑רֶת לָ֝עַ֗ד בַּצּ֥וּר יֵחָצְבֽוּן׃<text:s/></text:span><text:span text:style-name="T1845">‬</text:span><text:span text:style-name="T1846">‬</text:span><text:span text:style-name="T1847">25</text:span><text:span text:style-name="T1848"> וַאֲנִ֣י יָ֭דַעְתִּי גֹּ֣אֲלִי חָ֑י וְ֝אַחֲר֗וֹן עַל־עָפָ֥ר יָקֽוּם׃<text:s/></text:span><text:span text:style-name="T1849">‬</text:span><text:span text:style-name="T1850">‬</text:span><text:span text:style-name="T1851">26</text:span><text:span text:style-name="T1852"> וְאַחַ֣ר ע֭וֹרִֽי נִקְּפוּ־זֹ֑את וּ֝מִבְּשָׂרִ֗י אֶֽחֱזֶ֥ה אֱלֽוֹהַּ׃<text:s/></text:span><text:span text:style-name="T1853">‬</text:span><text:span text:style-name="T1854">‬</text:span><text:span text:style-name="T1855">27</text:span><text:span text:style-name="T1856"> אֲשֶׁ֤ר אֲנִ֨י ׀ אֶֽחֱזֶה־לִּ֗י וְעֵינַ֣י רָא֣וּ וְלֹא־זָ֑ר כָּל֖וּ כִלְיֹתַ֣י בְּחֵקִֽי׃<text:s/></text:span><text:span text:style-name="T1857">‬</text:span><text:span text:style-name="T1858">‬</text:span><text:span text:style-name="T1859">28</text:span><text:span text:style-name="T1860"> כִּ֣י תֹ֭אמְרוּ מַה־נִּרְדָּף־ל֑וֹ וְשֹׁ֥רֶשׁ דָּ֝בָ֗ר נִמְצָא־בִֽי׃<text:s/></text:span><text:span text:style-name="T1861">‬</text:span><text:span text:style-name="T1862">‬</text:span><text:span text:style-name="T1863">29</text:span><text:span text:style-name="T1864"> גּ֤וּרוּ לָכֶ֨ם ׀ מִפְּנֵי־חֶ֗רֶב כִּֽי־חֵ֭מָה עֲוֺנ֣וֹת חָ֑רֶב לְמַ֖עַן תֵּדְע֣וּן *שדין **שַׁדּֽוּן׃</text:span><text:span text:style-name="T1865"><text:s/>ס<text:s/></text:span><text:span text:style-name="T1866">‬</text:span><text:span text:style-name="T1867">‬</text:span></text:p>
      </text:section>
      <text:section text:name="Sect19" text:style-name="S19">
        <text:p text:style-name="P1868">Job 20</text:p>
        <text:p text:style-name="P1869"><text:span text:style-name="T1870">1</text:span><text:span text:style-name="T1871"> וַ֭יַּעַן צֹפַ֥ר הַנַּֽעֲמָתִ֗י וַיֹּאמַֽר׃<text:s/></text:span><text:span text:style-name="T1872">2</text:span><text:span text:style-name="T1873"> לָ֭כֵן שְׂעִפַּ֣י יְשִׁיב֑וּנִי וּ֝בַעֲב֗וּר ח֣וּשִׁי בִֽי׃<text:s/></text:span><text:span text:style-name="T1874">‬</text:span><text:span text:style-name="T1875">‬</text:span><text:span text:style-name="T1876">3</text:span><text:span text:style-name="T1877"> מוּסַ֣ר כְּלִמָּתִ֣י אֶשְׁמָ֑ע וְ֝ר֗וּחַ מִֽבִּינָתִ֥י יַעֲנֵֽנִי׃<text:s/></text:span><text:span text:style-name="T1878">‬</text:span><text:span text:style-name="T1879">‬</text:span><text:span text:style-name="T1880">4</text:span><text:span text:style-name="T1881"> הֲזֹ֣את יָ֭דַעְתָּ מִנִּי־עַ֑ד מִנִּ֤י שִׂ֖ים אָדָ֣ם עֲלֵי־אָֽרֶץ׃<text:s/></text:span><text:span text:style-name="T1882">‬</text:span><text:span text:style-name="T1883">‬</text:span><text:span text:style-name="T1884">5</text:span><text:span text:style-name="T1885"> כִּ֤י רִנְנַ֣ת רְ֭שָׁעִים מִקָּר֑וֹב וְשִׂמְחַ֖ת חָנֵ֣ף עֲדֵי־רָֽגַע׃<text:s/></text:span><text:span text:style-name="T1886">‬</text:span><text:span text:style-name="T1887">‬</text:span><text:span text:style-name="T1888">6</text:span><text:span text:style-name="T1889"> אִם־יַעֲלֶ֣ה לַשָּׁמַ֣יִם שִׂיא֑וֹ וְ֝רֹאשׁ֗וֹ לָעָ֥ב יַגִּֽיעַ׃<text:s/></text:span><text:span text:style-name="T1890">‬</text:span><text:span text:style-name="T1891">‬</text:span><text:span text:style-name="T1892">7</text:span><text:span text:style-name="T1893"> כְּֽ֭גֶלֲלוֹ לָנֶ֣צַח יֹאבֵ֑ד רֹ֝אָ֗יו יֹאמְר֥וּ אַיּֽוֹ׃<text:s/></text:span><text:span text:style-name="T1894">‬</text:span><text:span text:style-name="T1895">‬</text:span><text:span text:style-name="T1896">8</text:span><text:span text:style-name="T1897"> כַּחֲל֣וֹם יָ֭עוּף וְלֹ֣א יִמְצָא֑וּהוּ וְ֝יֻדַּ֗ד כְּחֶזְי֥וֹן לָֽיְלָה׃<text:s/></text:span><text:span text:style-name="T1898">‬</text:span><text:span text:style-name="T1899">‬</text:span><text:span text:style-name="T1900">9</text:span><text:span text:style-name="T1901"> עַ֣יִן שְׁ֭זָפַתּוּ וְלֹ֣א תוֹסִ֑יף וְלֹא־ע֝֗וֹד תְּשׁוּרֶ֥נּוּ מְקוֹמֽוֹ׃<text:s/></text:span><text:span text:style-name="T1902">‬</text:span><text:span text:style-name="T1903">‬</text:span><text:span text:style-name="T1904">10</text:span><text:span text:style-name="T1905"> בָּ֭נָיו יְרַצּ֣וּ דַלִּ֑ים וְ֝יָדָ֗יו תָּשֵׁ֥בְנָה אוֹנֽוֹ׃<text:s/></text:span><text:span text:style-name="T1906">‬</text:span><text:span text:style-name="T1907">‬</text:span><text:span text:style-name="T1908">11</text:span><text:span text:style-name="T1909"> עַ֭צְמוֹתָיו מָלְא֣וּ *עלומו **עֲלוּמָ֑יו וְ֝עִמּ֗וֹ עַל־עָפָ֥ר תִּשְׁכָּֽב׃<text:s/></text:span><text:span text:style-name="T1910">‬</text:span><text:span text:style-name="T1911">‬</text:span><text:span text:style-name="T1912">12</text:span><text:span text:style-name="T1913"> אִם־תַּמְתִּ֣יק בְּפִ֣יו רָעָ֑ה יַ֝כְחִידֶ֗נָּה תַּ֣חַת לְשׁוֹנֽוֹ׃<text:s/></text:span><text:span text:style-name="T1914">‬</text:span><text:span text:style-name="T1915">‬</text:span><text:span text:style-name="T1916">13</text:span><text:span text:style-name="T1917"> יַחְמֹ֣ל עָ֭לֶיהָ וְלֹ֣א יַֽעַזְבֶ֑נָּה וְ֝יִמְנָעֶ֗נָּה בְּת֣וֹךְ חִכּֽוֹ׃<text:s/></text:span><text:span text:style-name="T1918">‬</text:span><text:span text:style-name="T1919">‬</text:span><text:span text:style-name="T1920">14</text:span><text:span text:style-name="T1921"> לַ֭חְמוֹ בְּמֵעָ֣יו נֶהְפָּ֑ךְ מְרוֹרַ֖ת פְּתָנִ֣ים בְּקִרְבּֽוֹ׃<text:s/></text:span><text:span text:style-name="T1922">‬</text:span><text:span text:style-name="T1923">‬</text:span><text:span text:style-name="T1924">15</text:span><text:span text:style-name="T1925"> חַ֣יִל בָּ֭לַע וַיְקִאֶ֑נּוּ מִ֝בִּטְנ֗וֹ יוֹרִשֶׁ֥נּוּ אֵֽל׃<text:s/></text:span><text:span text:style-name="T1926">‬</text:span><text:span text:style-name="T1927">‬</text:span><text:span text:style-name="T1928">16</text:span><text:span text:style-name="T1929"> רֹאשׁ־פְּתָנִ֥ים יִינָ֑ק תַּֽ֝הַרְגֵ֗הוּ לְשׁ֣וֹן אֶפְעֶֽה׃<text:s/></text:span><text:span text:style-name="T1930">‬</text:span><text:span text:style-name="T1931">‬</text:span><text:span text:style-name="T1932">17</text:span><text:span text:style-name="T1933"> אַל־יֵ֥רֶא בִפְלַגּ֑וֹת נַהֲרֵ֥י נַ֝חֲלֵ֗י דְּבַ֣שׁ וְחֶמְאָֽה׃<text:s/></text:span><text:span text:style-name="T1934">‬</text:span><text:span text:style-name="T1935">‬</text:span><text:span text:style-name="T1936">18</text:span><text:span text:style-name="T1937"> מֵשִׁ֣יב יָ֭גָע וְלֹ֣א יִבְלָ֑ע כְּחֵ֥יל תְּ֝מוּרָת֗וֹ וְלֹ֣א יַעֲלֹֽס׃<text:s/></text:span><text:span text:style-name="T1938">‬</text:span><text:span text:style-name="T1939">‬</text:span><text:span text:style-name="T1940">19</text:span><text:span text:style-name="T1941"> כִּֽי־רִ֭צַּץ עָזַ֣ב דַּלִּ֑ים בַּ֥יִת גָּ֝זַ֗ל וְלֹ֣א יִבֶנֵֽהוּ׃<text:s/></text:span><text:span text:style-name="T1942">‬</text:span><text:span text:style-name="T1943">‬</text:span><text:span text:style-name="T1944">20</text:span><text:span text:style-name="T1945"> כִּ֤י ׀ לֹא־יָדַ֣ע שָׁלֵ֣ו בְּבִטְנ֑וֹ בַּ֝חֲמוּד֗וֹ לֹ֣א יְמַלֵּֽט׃<text:s/></text:span><text:span text:style-name="T1946">‬</text:span><text:span text:style-name="T1947">‬</text:span><text:span text:style-name="T1948">21</text:span><text:span text:style-name="T1949"> אֵין־שָׂרִ֥יד לְאָכְל֑וֹ עַל־כֵּ֝֗ן לֹא־יָחִ֥יל טוּבֽוֹ׃<text:s/></text:span><text:span text:style-name="T1950">‬</text:span><text:span text:style-name="T1951">‬</text:span><text:span text:style-name="T1952">22</text:span><text:span text:style-name="T1953"> בִּמְלֹ֣אות שִׂ֭פְקוֹ יֵ֣צֶר ל֑וֹ כָּל־יַ֖ד עָמֵ֣ל תְּבוֹאֶֽנּוּ׃<text:s/></text:span><text:span text:style-name="T1954">‬</text:span><text:span text:style-name="T1955">‬</text:span><text:span text:style-name="T1956">23</text:span><text:span text:style-name="T1957"> יְהִ֤י ׀ לְמַלֵּ֬א בִטְנ֗וֹ יְֽשַׁלַּח־בּ֭וֹ חֲר֣וֹן אַפּ֑וֹ וְיַמְטֵ֥ר עָ֝לֵ֗ימוֹ בִּלְחוּמֽוֹ׃<text:s/></text:span><text:span text:style-name="T1958">‬</text:span><text:span text:style-name="T1959">‬</text:span><text:span text:style-name="T1960">24</text:span><text:span text:style-name="T1961"> יִ֭בְרַח מִנֵּ֣שֶׁק בַּרְזֶ֑ל תַּ֝חְלְפֵ֗הוּ קֶ֣שֶׁת נְחוּשָֽׁה׃<text:s/></text:span><text:span text:style-name="T1962">‬</text:span><text:span text:style-name="T1963">‬</text:span><text:span text:style-name="T1964">25</text:span><text:span text:style-name="T1965"> שָׁלַף֮ וַיֵּצֵ֢א מִגֵּ֫וָ֥ה וּ֭בָרָק מִֽמְּרֹרָת֥וֹ יַהֲלֹ֗ךְ עָלָ֥יו אֵמִֽים׃<text:s/></text:span><text:span text:style-name="T1966">‬</text:span><text:span text:style-name="T1967">‬</text:span><text:span text:style-name="T1968">26</text:span><text:span text:style-name="T1969"> כָּל־חֹשֶׁךְ֮ טָמ֢וּן לִצְפּ֫וּנָ֥יו<text:s/></text:span><text:soft-page-break/><text:span text:style-name="T1970">תְּ֭אָכְלֵהוּ אֵ֣שׁ לֹֽא־נֻפָּ֑ח יֵ֖רַע שָׂרִ֣יד בְּאָהֳלֽוֹ׃<text:s/></text:span><text:span text:style-name="T1971">‬</text:span><text:span text:style-name="T1972">‬</text:span><text:span text:style-name="T1973">27</text:span><text:span text:style-name="T1974"> יְגַלּ֣וּ שָׁמַ֣יִם עֲוֺנ֑וֹ וְ֝אֶ֗רֶץ מִתְקוֹמָ֘מָ֥ה לֽוֹ׃<text:s/></text:span><text:span text:style-name="T1975">‬</text:span><text:span text:style-name="T1976">‬</text:span><text:span text:style-name="T1977">28</text:span><text:span text:style-name="T1978"> יִ֭גֶל יְב֣וּל בֵּית֑וֹ נִ֝גָּר֗וֹת בְּי֣וֹם אַפּֽוֹ׃<text:s/></text:span><text:span text:style-name="T1979">‬</text:span><text:span text:style-name="T1980">‬</text:span><text:span text:style-name="T1981">29</text:span><text:span text:style-name="T1982"> זֶ֤ה ׀ חֵֽלֶק־אָדָ֣ם רָ֭שָׁע מֵאֱלֹהִ֑ים וְנַחֲלַ֖ת אִמְר֣וֹ מֵאֵֽל׃<text:s/></text:span><text:span text:style-name="T1983">פ<text:s/></text:span><text:span text:style-name="T1984">‬</text:span><text:span text:style-name="T1985">‬</text:span></text:p>
      </text:section>
      <text:section text:name="Sect20" text:style-name="S20">
        <text:p text:style-name="P1986">Job 21</text:p>
        <text:p text:style-name="P1987"><text:span text:style-name="T1988">1</text:span><text:span text:style-name="T1989"> וַיַּ֥עַן אִיּ֗וֹב וַיֹּאמַֽר׃<text:s/></text:span><text:span text:style-name="T1990">2</text:span><text:span text:style-name="T1991"> שִׁמְע֣וּ שָׁ֭מוֹעַ מִלָּתִ֑י וּתְהִי־זֹ֝֗את תַּנְח֥וּמֹֽתֵיכֶֽם׃<text:s/></text:span><text:span text:style-name="T1992">‬</text:span><text:span text:style-name="T1993">‬</text:span><text:span text:style-name="T1994">3</text:span><text:span text:style-name="T1995"> שָׂ֭אוּנִי וְאָנֹכִ֣י אֲדַבֵּ֑ר וְאַחַ֖ר דַּבְּרִ֣י תַלְעִֽיג׃<text:s/></text:span><text:span text:style-name="T1996">‬</text:span><text:span text:style-name="T1997">‬</text:span><text:span text:style-name="T1998">4</text:span><text:span text:style-name="T1999"> הֶ֭אָנֹכִי לְאָדָ֣ם שִׂיחִ֑י וְאִם־מַ֝דּ֗וּעַ לֹא־תִקְצַ֥ר רוּחִֽי׃<text:s/></text:span><text:span text:style-name="T2000">‬</text:span><text:span text:style-name="T2001">‬</text:span><text:span text:style-name="T2002">5</text:span><text:span text:style-name="T2003"> פְּנוּ־אֵלַ֥י וְהָשַׁ֑מּוּ וְשִׂ֖ימוּ יָ֣ד עַל־פֶּֽה׃<text:s/></text:span><text:span text:style-name="T2004">‬</text:span><text:span text:style-name="T2005">‬</text:span><text:span text:style-name="T2006">6</text:span><text:span text:style-name="T2007"> וְאִם־זָכַ֥רְתִּי וְנִבְהָ֑לְתִּי וְאָחַ֥ז בְּ֝שָׂרִ֗י פַּלָּצֽוּת׃<text:s/></text:span><text:span text:style-name="T2008">‬</text:span><text:span text:style-name="T2009">‬</text:span><text:span text:style-name="T2010">7</text:span><text:span text:style-name="T2011"> מַדּ֣וּעַ רְשָׁעִ֣ים יִחְי֑וּ עָ֝תְק֗וּ גַּם־גָּ֥בְרוּ חָֽיִל׃<text:s/></text:span><text:span text:style-name="T2012">‬</text:span><text:span text:style-name="T2013">‬</text:span><text:span text:style-name="T2014">8</text:span><text:span text:style-name="T2015"> זַרְעָ֤ם נָכ֣וֹן לִפְנֵיהֶ֣ם עִמָּ֑ם וְ֝צֶאֱצָאֵיהֶ֗ם לְעֵינֵיהֶֽם׃<text:s/></text:span><text:span text:style-name="T2016">‬</text:span><text:span text:style-name="T2017">‬</text:span><text:span text:style-name="T2018">9</text:span><text:span text:style-name="T2019"> בָּתֵּיהֶ֣ם שָׁל֣וֹם מִפָּ֑חַד וְלֹ֤א שֵׁ֖בֶט אֱל֣וֹהַּ עֲלֵיהֶֽם׃<text:s/></text:span><text:span text:style-name="T2020">‬</text:span><text:span text:style-name="T2021">‬</text:span><text:span text:style-name="T2022">10</text:span><text:span text:style-name="T2023"> שׁוֹר֣וֹ עִ֭בַּר וְלֹ֣א יַגְעִ֑ל תְּפַלֵּ֥ט פָּ֝רָת֗וֹ וְלֹ֣א תְשַׁכֵּֽל׃<text:s/></text:span><text:span text:style-name="T2024">‬</text:span><text:span text:style-name="T2025">‬</text:span><text:span text:style-name="T2026">11</text:span><text:span text:style-name="T2027"> יְשַׁלְּח֣וּ כַ֭צֹּאן עֲוִילֵיהֶ֑ם וְ֝יַלְדֵיהֶ֗ם יְרַקֵּדֽוּן׃<text:s/></text:span><text:span text:style-name="T2028">‬</text:span><text:span text:style-name="T2029">‬</text:span><text:span text:style-name="T2030">12</text:span><text:span text:style-name="T2031"> יִ֭שְׂאוּ כְּתֹ֣ף וְכִנּ֑וֹר וְ֝יִשְׂמְח֗וּ לְק֣וֹל עוּגָֽב׃<text:s/></text:span><text:span text:style-name="T2032">‬</text:span><text:span text:style-name="T2033">‬</text:span><text:span text:style-name="T2034">13</text:span><text:span text:style-name="T2035"> *יבלו **יְכַלּ֣וּ בַטּ֣וֹב יְמֵיהֶ֑ם וּ֝בְרֶ֗גַע שְׁא֣וֹל יֵחָֽתּוּ׃<text:s/></text:span><text:span text:style-name="T2036">‬</text:span><text:span text:style-name="T2037">‬</text:span><text:span text:style-name="T2038">14</text:span><text:span text:style-name="T2039"> וַיֹּאמְר֣וּ לָ֭אֵל ס֣וּר מִמֶּ֑נּוּ וְדַ֥עַת דְּ֝רָכֶ֗יךָ לֹ֣א חָפָֽצְנוּ׃<text:s/></text:span><text:span text:style-name="T2040">‬</text:span><text:span text:style-name="T2041">‬</text:span><text:span text:style-name="T2042">15</text:span><text:span text:style-name="T2043"> מַה־שַׁדַּ֥י כִּֽי־נַֽעַבְדֶ֑נּוּ וּמַה־נּ֝וֹעִ֗יל כִּ֣י נִפְגַּע־בּֽוֹ׃<text:s/></text:span><text:span text:style-name="T2044">‬</text:span><text:span text:style-name="T2045">‬</text:span><text:span text:style-name="T2046">16</text:span><text:span text:style-name="T2047"> הֵ֤ן לֹ֣א בְיָדָ֣ם טוּבָ֑ם עֲצַ֥ת רְ֝שָׁעִ֗ים רָ֣חֲקָה מֶֽנִּי׃<text:s/></text:span><text:span text:style-name="T2048">‬</text:span><text:span text:style-name="T2049">‬</text:span><text:span text:style-name="T2050">17</text:span><text:span text:style-name="T2051"> כַּמָּ֤ה ׀ נֵר־רְשָׁ֘עִ֤ים יִדְעָ֗ךְ וְיָבֹ֣א עָלֵ֣ימוֹ אֵידָ֑ם חֲ֝בָלִ֗ים יְחַלֵּ֥ק בְּאַפּֽוֹ׃<text:s/></text:span><text:span text:style-name="T2052">‬</text:span><text:span text:style-name="T2053">‬</text:span><text:span text:style-name="T2054">18</text:span><text:span text:style-name="T2055"> יִהְי֗וּ כְּתֶ֥בֶן לִפְנֵי־ר֑וּחַ וּ֝כְמֹ֗ץ גְּנָבַ֥תּוּ סוּפָֽה׃<text:s/></text:span><text:span text:style-name="T2056">‬</text:span><text:span text:style-name="T2057">‬</text:span><text:span text:style-name="T2058">19</text:span><text:span text:style-name="T2059"> אֱל֗וֹהַּ יִצְפֹּן־לְבָנָ֥יו אוֹנ֑וֹ יְשַׁלֵּ֖ם אֵלָ֣יו וְיֵדָֽע׃<text:s/></text:span><text:span text:style-name="T2060">‬</text:span><text:span text:style-name="T2061">‬</text:span><text:span text:style-name="T2062">20</text:span><text:span text:style-name="T2063"> יִרְא֣וּ *עינו **עֵינָ֣יו כִּיד֑וֹ וּמֵחֲמַ֖ת שַׁדַּ֣י יִשְׁתֶּֽה׃<text:s/></text:span><text:span text:style-name="T2064">‬</text:span><text:span text:style-name="T2065">‬</text:span><text:span text:style-name="T2066">21</text:span><text:span text:style-name="T2067"> כִּ֤י מַה־חֶפְצ֣וֹ בְּבֵית֣וֹ אַחֲרָ֑יו וּמִסְפַּ֖ר חֳדָשָׁ֣יו חֻצָּֽצוּ׃<text:s/></text:span><text:span text:style-name="T2068">‬</text:span><text:span text:style-name="T2069">‬</text:span><text:span text:style-name="T2070">22</text:span><text:span text:style-name="T2071"> הַלְאֵ֥ל יְלַמֶּד־דָּ֑עַת וְ֝ה֗וּא רָמִ֥ים יִשְׁפּֽוֹט׃<text:s/></text:span><text:span text:style-name="T2072">‬</text:span><text:span text:style-name="T2073">‬</text:span><text:span text:style-name="T2074">23</text:span><text:span text:style-name="T2075"> זֶ֗ה יָ֭מוּת בְּעֶ֣צֶם תֻּמּ֑וֹ כֻּ֝לּ֗וֹ שַׁלְאֲנַ֥ן וְשָׁלֵֽיו׃<text:s/></text:span><text:span text:style-name="T2076">‬</text:span><text:span text:style-name="T2077">‬</text:span><text:span text:style-name="T2078">24</text:span><text:span text:style-name="T2079"> עֲ֭טִינָיו מָלְא֣וּ חָלָ֑ב וּמֹ֖חַ עַצְמוֹתָ֣יו יְשֻׁקֶּֽה׃<text:s/></text:span><text:span text:style-name="T2080">‬</text:span><text:span text:style-name="T2081">‬</text:span><text:span text:style-name="T2082">25</text:span><text:span text:style-name="T2083"> וְזֶ֗ה יָ֭מוּת בְּנֶ֣פֶשׁ מָרָ֑ה וִלֹֽא־אָ֝כַ֗ל בַּטּוֹבָֽה׃<text:s/></text:span><text:span text:style-name="T2084">‬</text:span><text:span text:style-name="T2085">‬</text:span><text:span text:style-name="T2086">26</text:span><text:span text:style-name="T2087"> יַ֭חַד עַל־עָפָ֣ר יִשְׁכָּ֑בוּ וְ֝רִמָּ֗ה תְּכַסֶּ֥ה עֲלֵיהֶֽם׃<text:s/></text:span><text:span text:style-name="T2088">‬</text:span><text:span text:style-name="T2089">‬</text:span><text:span text:style-name="T2090">27</text:span><text:span text:style-name="T2091"> הֵ֣ן יָ֭דַעְתִּי מַחְשְׁבֽוֹתֵיכֶ֑ם וּ֝מְזִמּ֗וֹת עָלַ֥י תַּחְמֹֽסוּ׃<text:s/></text:span><text:span text:style-name="T2092">‬</text:span><text:span text:style-name="T2093">‬</text:span><text:span text:style-name="T2094">28</text:span><text:span text:style-name="T2095"> כִּ֤י תֹֽאמְר֗וּ אַיֵּ֥ה בֵית־נָדִ֑יב וְ֝אַיֵּ֗ה אֹ֤הֶל ׀ מִשְׁכְּנ֬וֹת רְשָׁעִֽים׃<text:s/></text:span><text:span text:style-name="T2096">‬</text:span><text:span text:style-name="T2097">‬</text:span><text:span text:style-name="T2098">29</text:span><text:span text:style-name="T2099"> הֲלֹ֣א שְׁ֭אֶלְתֶּם ע֣וֹבְרֵי דָ֑רֶךְ וְ֝אֹתֹתָ֗ם לֹ֣א תְנַכֵּֽרוּ׃<text:s/></text:span><text:span text:style-name="T2100">‬</text:span><text:span text:style-name="T2101">‬</text:span><text:span text:style-name="T2102">30</text:span><text:span text:style-name="T2103"> כִּ֤י לְי֣וֹם אֵ֭יד יֵחָ֣שֶׂךְ רָ֑ע לְי֖וֹם עֲבָר֣וֹת יוּבָֽלוּ׃<text:s/></text:span><text:span text:style-name="T2104">‬</text:span><text:span text:style-name="T2105">‬</text:span><text:span text:style-name="T2106">31</text:span><text:span text:style-name="T2107"> מִֽי־יַגִּ֣יד עַל־פָּנָ֣יו דַּרְכּ֑וֹ וְהֽוּא־עָ֝שָׂ֗ה מִ֣י יְשַׁלֶּם־לֽוֹ׃<text:s/></text:span><text:span text:style-name="T2108">‬</text:span><text:span text:style-name="T2109">‬</text:span><text:span text:style-name="T2110">32</text:span><text:span text:style-name="T2111"> וְ֭הוּא לִקְבָר֣וֹת יוּבָ֑ל וְֽעַל־גָּדִ֥ישׁ יִשְׁקֽוֹד׃<text:s/></text:span><text:span text:style-name="T2112">‬</text:span><text:span text:style-name="T2113">‬</text:span><text:span text:style-name="T2114">33</text:span><text:span text:style-name="T2115"> מָֽתְקוּ־ל֗וֹ רִגְבֵ֫י נָ֥חַל וְ֭אַחֲרָיו כָּל־אָדָ֣ם יִמְשׁ֑וֹךְ וּ֝לְפָנָ֗יו אֵ֣ין מִסְפָּֽר׃<text:s/></text:span><text:span text:style-name="T2116">‬</text:span><text:span text:style-name="T2117">‬</text:span><text:span text:style-name="T2118">34</text:span><text:span text:style-name="T2119"> וְ֭אֵיךְ תְּנַחֲמ֣וּנִי הָ֑בֶל וּ֝תְשׁ֥וּבֹתֵיכֶ֗ם נִשְׁאַר־מָֽעַל׃</text:span><text:span text:style-name="T2120"><text:s/>ס<text:s/></text:span><text:span text:style-name="T2121">‬</text:span><text:span text:style-name="T2122">‬</text:span></text:p>
      </text:section>
      <text:section text:name="Sect21" text:style-name="S21">
        <text:p text:style-name="P2123">Job 22</text:p>
        <text:p text:style-name="P2124"><text:span text:style-name="T2125">1</text:span><text:span text:style-name="T2126"> וַ֭יַּעַן אֱלִיפַ֥ז הַֽתֵּמָנִ֗י וַיֹּאמַֽר׃<text:s/></text:span><text:span text:style-name="T2127">2</text:span><text:span text:style-name="T2128"> הַלְאֵ֥ל יִסְכָּן־גָּ֑בֶר כִּֽי־יִסְכֹּ֖ן עָלֵ֣ימוֹ מַשְׂכִּֽיל׃<text:s/></text:span><text:span text:style-name="T2129">‬</text:span><text:span text:style-name="T2130">‬</text:span><text:span text:style-name="T2131">3</text:span><text:span text:style-name="T2132"> הַחֵ֣פֶץ לְ֭שַׁדַּי כִּ֣י תִצְדָּ֑ק וְאִם־בֶּ֝֗צַע כִּֽי־תַתֵּ֥ם דְּרָכֶֽיךָ׃<text:s/></text:span><text:span text:style-name="T2133">‬</text:span><text:span text:style-name="T2134">‬</text:span><text:span text:style-name="T2135">4</text:span><text:span text:style-name="T2136"> הֲֽ֭מִיִּרְאָ֣תְךָ יֹכִיחֶ֑ךָ יָב֥וֹא עִ֝מְּךָ֗ בַּמִּשְׁפָּֽט׃<text:s/></text:span><text:span text:style-name="T2137">‬</text:span><text:span text:style-name="T2138">‬</text:span><text:span text:style-name="T2139">5</text:span><text:span text:style-name="T2140"> הֲלֹ֣א רָעָֽתְךָ֣ רַבָּ֑ה וְאֵֽין־קֵ֝֗ץ לַעֲוֺנֹתֶֽיךָ׃<text:s/></text:span><text:span text:style-name="T2141">‬</text:span><text:span text:style-name="T2142">‬</text:span><text:span text:style-name="T2143">6</text:span><text:span text:style-name="T2144"> כִּֽי־תַחְבֹּ֣ל אַחֶ֣יךָ חִנָּ֑ם וּבִגְדֵ֖י<text:s/></text:span><text:soft-page-break/><text:span text:style-name="T2145">עֲרוּמִּ֣ים תַּפְשִֽׁיט׃<text:s/></text:span><text:span text:style-name="T2146">‬</text:span><text:span text:style-name="T2147">‬</text:span><text:span text:style-name="T2148">7</text:span><text:span text:style-name="T2149"> לֹא־מַ֭יִם עָיֵ֣ף תַּשְׁקֶ֑ה וּ֝מֵרָעֵ֗ב תִּֽמְנַֽע־לָֽחֶם׃<text:s/></text:span><text:span text:style-name="T2150">‬</text:span><text:span text:style-name="T2151">‬</text:span><text:span text:style-name="T2152">8</text:span><text:span text:style-name="T2153"> וְאִ֣ישׁ זְ֭רוֹעַ ל֣וֹ הָאָ֑רֶץ וּנְשׂ֥וּא פָ֝נִ֗ים יֵ֣שֶׁב בָּֽהּ׃<text:s/></text:span><text:span text:style-name="T2154">‬</text:span><text:span text:style-name="T2155">‬</text:span><text:span text:style-name="T2156">9</text:span><text:span text:style-name="T2157"> אַ֭לְמָנוֹת שִׁלַּ֣חְתָּ רֵיקָ֑ם וּזְרֹע֖וֹת יְתֹמִ֣ים יְדֻכָּֽא׃<text:s/></text:span><text:span text:style-name="T2158">‬</text:span><text:span text:style-name="T2159">‬</text:span><text:span text:style-name="T2160">10</text:span><text:span text:style-name="T2161"> עַל־כֵּ֭ן סְבִיבוֹתֶ֣יךָ פַחִ֑ים וִֽ֝יבַהֶלְךָ פַּ֣חַד פִּתְאֹֽם׃<text:s/></text:span><text:span text:style-name="T2162">‬</text:span><text:span text:style-name="T2163">‬</text:span><text:span text:style-name="T2164">11</text:span><text:span text:style-name="T2165"> אוֹ־חֹ֥שֶׁךְ לֹֽא־תִרְאֶ֑ה וְֽשִׁפְעַת־מַ֥יִם תְּכַסֶּֽךָּ׃<text:s/></text:span><text:span text:style-name="T2166">‬</text:span><text:span text:style-name="T2167">‬</text:span><text:span text:style-name="T2168">12</text:span><text:span text:style-name="T2169"> הֲ‍ֽלֹא־אֱ֭לוֹהַּ גֹּ֣בַהּ שָׁמָ֑יִם וּרְאֵ֤ה רֹ֖אשׁ כּוֹכָבִ֣ים כִּי־רָֽמּוּ׃<text:s/></text:span><text:span text:style-name="T2170">‬</text:span><text:span text:style-name="T2171">‬</text:span><text:span text:style-name="T2172">13</text:span><text:span text:style-name="T2173"> וְֽ֭אָמַרְתָּ מַה־יָּ֣דַֽע אֵ֑ל הַבְעַ֖ד עֲרָפֶ֣ל יִשְׁפּֽוֹט׃<text:s/></text:span><text:span text:style-name="T2174">‬</text:span><text:span text:style-name="T2175">‬</text:span><text:span text:style-name="T2176">14</text:span><text:span text:style-name="T2177"> עָבִ֣ים סֵֽתֶר־ל֭וֹ וְלֹ֣א יִרְאֶ֑ה וְח֥וּג שָׁ֝מַ֗יִם יִתְהַלָּֽךְ׃<text:s/></text:span><text:span text:style-name="T2178">‬</text:span><text:span text:style-name="T2179">‬</text:span><text:span text:style-name="T2180">15</text:span><text:span text:style-name="T2181"> הַאֹ֣רַח עוֹלָ֣ם תִּשְׁמֹ֑ר אֲשֶׁ֖ר דָּרְכ֣וּ מְתֵי־אָֽוֶן׃<text:s/></text:span><text:span text:style-name="T2182">‬</text:span><text:span text:style-name="T2183">‬</text:span><text:span text:style-name="T2184">16</text:span><text:span text:style-name="T2185"> אֲשֶֽׁר־קֻמְּט֥וּ וְלֹא־עֵ֑ת נָ֝הָ֗ר יוּצַ֥ק יְסוֹדָֽם׃<text:s/></text:span><text:span text:style-name="T2186">‬</text:span><text:span text:style-name="T2187">‬</text:span><text:span text:style-name="T2188">17</text:span><text:span text:style-name="T2189"> הָאֹמְרִ֣ים לָ֭אֵל ס֣וּר מִמֶּ֑נּוּ וּמַה־יִּפְעַ֖ל שַׁדַּ֣י לָֽמוֹ׃<text:s/></text:span><text:span text:style-name="T2190">‬</text:span><text:span text:style-name="T2191">‬</text:span><text:span text:style-name="T2192">18</text:span><text:span text:style-name="T2193"> וְה֤וּא מִלֵּ֣א בָתֵּיהֶ֣ם ט֑וֹב וַעֲצַ֥ת רְ֝שָׁעִ֗ים רָ֣חֲקָה מֶֽנִּי׃<text:s/></text:span><text:span text:style-name="T2194">‬</text:span><text:span text:style-name="T2195">‬</text:span><text:span text:style-name="T2196">19</text:span><text:span text:style-name="T2197"> יִרְא֣וּ צַדִּיקִ֣ים וְיִשְׂמָ֑חוּ וְ֝נָקִ֗י יִלְעַג־לָֽמוֹ׃<text:s/></text:span><text:span text:style-name="T2198">‬</text:span><text:span text:style-name="T2199">‬</text:span><text:span text:style-name="T2200">20</text:span><text:span text:style-name="T2201"> אִם־לֹ֣א נִכְחַ֣ד קִימָ֑נוּ וְ֝יִתְרָ֗ם אָ֣כְלָה אֵֽשׁ׃<text:s/></text:span><text:span text:style-name="T2202">‬</text:span><text:span text:style-name="T2203">‬</text:span><text:span text:style-name="T2204">21</text:span><text:span text:style-name="T2205"> הַסְכֶּן־נָ֣א עִמּ֑וֹ וּשְׁלם בָּ֝הֶ֗ם תְּֽבוֹאַתְךָ֥ טוֹבָֽה׃<text:s/></text:span><text:span text:style-name="T2206">‬</text:span><text:span text:style-name="T2207">‬</text:span><text:span text:style-name="T2208">22</text:span><text:span text:style-name="T2209"> קַח־נָ֣א מִפִּ֣יו תּוֹרָ֑ה וְשִׂ֥ים אֲ֝מָרָ֗יו בִּלְבָבֶֽךָ׃<text:s/></text:span><text:span text:style-name="T2210">‬</text:span><text:span text:style-name="T2211">‬</text:span><text:span text:style-name="T2212">23</text:span><text:span text:style-name="T2213"> אִם־תָּשׁ֣וּב עַד־שַׁ֭דַּי תִּבָּנֶ֑ה תַּרְחִ֥יק עַ֝וְלָ֗ה מֵאָהֳלֶֽךָ׃<text:s/></text:span><text:span text:style-name="T2214">‬</text:span><text:span text:style-name="T2215">‬</text:span><text:span text:style-name="T2216">24</text:span><text:span text:style-name="T2217"> וְשִׁית־עַל־עָפָ֥ר בָּ֑צֶר וּבְצ֖וּר נְחָלִ֣ים אוֹפִֽיר׃<text:s/></text:span><text:span text:style-name="T2218">‬</text:span><text:span text:style-name="T2219">‬</text:span><text:span text:style-name="T2220">25</text:span><text:span text:style-name="T2221"> וְהָיָ֣ה שַׁדַּ֣י בְּצָרֶ֑יךָ וְכֶ֖סֶף תּוֹעָפ֣וֹת לָֽךְ׃<text:s/></text:span><text:span text:style-name="T2222">‬</text:span><text:span text:style-name="T2223">‬</text:span><text:span text:style-name="T2224">26</text:span><text:span text:style-name="T2225"> כִּי־אָ֭ז עַל־שַׁדַּ֣י תִּתְעַנָּ֑ג וְתִשָּׂ֖א אֶל־אֱל֣וֹהַּ פָּנֶֽיךָ׃<text:s/></text:span><text:span text:style-name="T2226">‬</text:span><text:span text:style-name="T2227">‬</text:span><text:span text:style-name="T2228">27</text:span><text:span text:style-name="T2229"> תַּעְתִּ֣יר אֵ֭לָיו וְיִשְׁמָעֶ֑ךָּ וּנְדָרֶ֥יךָ תְשַׁלֵּֽם׃<text:s/></text:span><text:span text:style-name="T2230">‬</text:span><text:span text:style-name="T2231">‬</text:span><text:span text:style-name="T2232">28</text:span><text:span text:style-name="T2233"> וְֽתִגְזַר־א֖וֹמֶר וְיָ֣קָם לָ֑ךְ וְעַל־דְּ֝רָכֶ֗יךָ נָ֣גַֽהּ אֽוֹר׃<text:s/></text:span><text:span text:style-name="T2234">‬</text:span><text:span text:style-name="T2235">‬</text:span><text:span text:style-name="T2236">29</text:span><text:span text:style-name="T2237"> כִּֽי־הִ֭שְׁפִּילוּ וַתֹּ֣אמֶר גֵּוָ֑ה וְשַׁ֖ח עֵינַ֣יִם יוֹשִֽׁעַ׃<text:s/></text:span><text:span text:style-name="T2238">‬</text:span><text:span text:style-name="T2239">‬</text:span><text:span text:style-name="T2240">30</text:span><text:span text:style-name="T2241"> יֽ͏ְמַלֵּ֥ט אִֽי־נָקִ֑י וְ֝נִמְלַ֗ט בְּבֹ֣ר כַּפֶּֽיךָ׃<text:s/></text:span><text:span text:style-name="T2242">פ<text:s/></text:span><text:span text:style-name="T2243">‬</text:span><text:span text:style-name="T2244">‬</text:span></text:p>
      </text:section>
      <text:section text:name="Sect22" text:style-name="S22">
        <text:p text:style-name="P2245">Job 23</text:p>
        <text:p text:style-name="P2246"><text:span text:style-name="T2247">1</text:span><text:span text:style-name="T2248"> וַיַּ֥עַן אִיּ֗וֹב וַיֹּאמַֽר׃<text:s/></text:span><text:span text:style-name="T2249">2</text:span><text:span text:style-name="T2250"> גַּם־הַ֭יּוֹם מְרִ֣י שִׂחִ֑י יָ֝דִ֗י כָּבְדָ֥ה עַל־אַנְחָתִֽי׃<text:s/></text:span><text:span text:style-name="T2251">‬</text:span><text:span text:style-name="T2252">‬</text:span><text:span text:style-name="T2253">3</text:span><text:span text:style-name="T2254"> מִֽי־יִתֵּ֣ן יָ֭דַעְתִּי וְאֶמְצָאֵ֑הוּ אָ֝ב֗וֹא עַד־תְּכוּנָתֽוֹ׃<text:s/></text:span><text:span text:style-name="T2255">‬</text:span><text:span text:style-name="T2256">‬</text:span><text:span text:style-name="T2257">4</text:span><text:span text:style-name="T2258"> אֶעֶרְכָ֣ה לְפָנָ֣יו מִשְׁפָּ֑ט וּ֝פִ֗י אֲמַלֵּ֥א תוֹכָחֽוֹת׃<text:s/></text:span><text:span text:style-name="T2259">‬</text:span><text:span text:style-name="T2260">‬</text:span><text:span text:style-name="T2261">5</text:span><text:span text:style-name="T2262"> אֵ֭דְעָה מִלִּ֣ים יַעֲנֵ֑נִי וְ֝אָבִ֗ינָה מַה־יֹּ֥אמַר לִֽי׃<text:s/></text:span><text:span text:style-name="T2263">‬</text:span><text:span text:style-name="T2264">‬</text:span><text:span text:style-name="T2265">6</text:span><text:span text:style-name="T2266"> הַבְּרָב־כֹּ֭חַ יָרִ֣יב עִמָּדִ֑י לֹ֥א אַךְ־ה֝֗וּא יָשִׂ֥ם בִּֽי׃<text:s/></text:span><text:span text:style-name="T2267">‬</text:span><text:span text:style-name="T2268">‬</text:span><text:span text:style-name="T2269">7</text:span><text:span text:style-name="T2270"> שָׁ֗ם יָ֭שָׁר נוֹכָ֣ח עִמּ֑וֹ וַאֲפַלְּטָ֥ה לָ֝נֶ֗צַח מִשֹּׁפְטִֽי׃<text:s/></text:span><text:span text:style-name="T2271">‬</text:span><text:span text:style-name="T2272">‬</text:span><text:span text:style-name="T2273">8</text:span><text:span text:style-name="T2274"> הֵ֤ן קֶ֣דֶם אֶהֱלֹ֣ךְ וְאֵינֶ֑נּוּ וְ֝אָח֗וֹר וְֽלֹא־אָבִ֥ין לֽוֹ׃<text:s/></text:span><text:span text:style-name="T2275">‬</text:span><text:span text:style-name="T2276">‬</text:span><text:span text:style-name="T2277">9</text:span><text:span text:style-name="T2278"> שְׂמֹ֣אול בַּעֲשֹׂת֣וֹ וְלֹא־אָ֑חַז יַעְטֹ֥ף יָ֝מִ֗ין וְלֹ֣א אֶרְאֶֽה׃<text:s/></text:span><text:span text:style-name="T2279">‬</text:span><text:span text:style-name="T2280">‬</text:span><text:span text:style-name="T2281">10</text:span><text:span text:style-name="T2282"> כִּֽי־יָ֭דַע דֶּ֣רֶךְ עִמָּדִ֑י בְּ֝חָנַ֗נִי כַּזָּהָ֥ב אֵצֵֽא׃<text:s/></text:span><text:span text:style-name="T2283">‬</text:span><text:span text:style-name="T2284">‬</text:span><text:span text:style-name="T2285">11</text:span><text:span text:style-name="T2286"> בַּ֭אֲשֻׁרוֹ אָחֲזָ֣ה רַגְלִ֑י דַּרְכּ֖וֹ שָׁמַ֣רְתִּי וְלֹא־אָֽט׃<text:s/></text:span><text:span text:style-name="T2287">‬</text:span><text:span text:style-name="T2288">‬</text:span><text:span text:style-name="T2289">12</text:span><text:span text:style-name="T2290"> מִצְוַ֣ת שְׂ֭פָתָיו וְלֹ֣א אָמִ֑ישׁ מֵ֝חֻקִּ֗י צָפַ֥נְתִּי אִמְרֵי־פִֽיו׃<text:s/></text:span><text:span text:style-name="T2291">‬</text:span><text:span text:style-name="T2292">‬</text:span><text:span text:style-name="T2293">13</text:span><text:span text:style-name="T2294"> וְה֣וּא בְ֭אֶחָד וּמִ֣י יְשִׁיבֶ֑נּוּ וְנַפְשׁ֖וֹ אִוְּתָ֣ה וַיָּֽעַשׂ׃<text:s/></text:span><text:span text:style-name="T2295">‬</text:span><text:span text:style-name="T2296">‬</text:span><text:span text:style-name="T2297">14</text:span><text:span text:style-name="T2298"> כִּ֭י יַשְׁלִ֣ים חֻקִּ֑י וְכָהֵ֖נָּה רַבּ֣וֹת עִמּֽוֹ׃<text:s/></text:span><text:span text:style-name="T2299">‬</text:span><text:span text:style-name="T2300">‬</text:span><text:span text:style-name="T2301">15</text:span><text:span text:style-name="T2302"> עַל־כֵּ֭ן מִפָּנָ֣יו אֶבָּהֵ֑ל אֶ֝תְבּוֹנֵ֗ן וְאֶפְחַ֥ד מִמֶּֽנּוּ׃<text:s/></text:span><text:span text:style-name="T2303">‬</text:span><text:span text:style-name="T2304">‬</text:span><text:span text:style-name="T2305">16</text:span><text:span text:style-name="T2306"> וְ֭אֵל הֵרַ֣ךְ לִבִּ֑י וְ֝שַׁדַּ֗י הִבְהִילָֽנִי׃<text:s/></text:span><text:span text:style-name="T2307">‬</text:span><text:span text:style-name="T2308">‬</text:span><text:span text:style-name="T2309">17</text:span><text:span text:style-name="T2310"> כִּֽי־לֹ֣א נִ֭צְמַתִּי מִפְּנֵי־חֹ֑שֶׁךְ וּ֝מִפָּנַ֗י כִּסָּה־אֹֽפֶל׃<text:s/></text:span><text:span text:style-name="T2311">‬</text:span><text:span text:style-name="T2312">‬</text:span></text:p>
      </text:section>
      <text:section text:name="Sect23" text:style-name="S23">
        <text:soft-page-break/>
        <text:p text:style-name="P2313">Job 24</text:p>
        <text:p text:style-name="P2314"><text:span text:style-name="T2315">1</text:span><text:span text:style-name="T2316"> מַדּ֗וּעַ מִ֭שַׁדַּי לֹא־נִצְפְּנ֣וּ עִתִּ֑ים *וידעו **וְ֝יֹדְעָ֗יו לֹא־חָ֥זוּ יָמָֽיו׃<text:s/></text:span><text:span text:style-name="T2317">2</text:span><text:span text:style-name="T2318"> גְּבֻל֥וֹת יַשִּׂ֑יגוּ עֵ֥דֶר גָּ֝זְל֗וּ וַיִּרְעֽוּ׃<text:s/></text:span><text:span text:style-name="T2319">‬</text:span><text:span text:style-name="T2320">‬</text:span><text:span text:style-name="T2321">3</text:span><text:span text:style-name="T2322"> חֲמ֣וֹר יְתוֹמִ֣ים יִנְהָ֑גוּ יַ֝חְבְּל֗וּ שׁ֣וֹר אַלְמָנָֽה׃<text:s/></text:span><text:span text:style-name="T2323">‬</text:span><text:span text:style-name="T2324">‬</text:span><text:span text:style-name="T2325">4</text:span><text:span text:style-name="T2326"> יַטּ֣וּ אֶבְיוֹנִ֣ים מִדָּ֑רֶךְ יַ֥חַד חֻ֝בְּא֗וּ עֲנִיֵּי־אָֽרֶץ׃<text:s/></text:span><text:span text:style-name="T2327">‬</text:span><text:span text:style-name="T2328">‬</text:span><text:span text:style-name="T2329">5</text:span><text:span text:style-name="T2330"> הֵ֤ן פְּרָאִ֨ים ׀ בַּ֥מִּדְבָּ֗ר יָצְא֣וּ בְּ֭פָעֳלָם מְשַׁחֲרֵ֣י לַטָּ֑רֶף עֲרָבָ֥ה ל֥וֹ לֶ֝֗חֶם לַנְּעָרִֽים׃<text:s/></text:span><text:span text:style-name="T2331">‬</text:span><text:span text:style-name="T2332">‬</text:span><text:span text:style-name="T2333">6</text:span><text:span text:style-name="T2334"> בַּ֭שָּׂדֶה בְּלִיל֣וֹ *יקצירו **יִקְצ֑וֹרוּ וְכֶ֖רֶם רָשָׁ֣ע יְלַקֵּֽשׁוּ׃<text:s/></text:span><text:span text:style-name="T2335">‬</text:span><text:span text:style-name="T2336">‬</text:span><text:span text:style-name="T2337">7</text:span><text:span text:style-name="T2338"> עָר֣וֹם יָ֭לִינוּ מִבְּלִ֣י לְב֑וּשׁ וְאֵ֥ין כְּ֝ס֗וּת בַּקָּרָֽה׃<text:s/></text:span><text:span text:style-name="T2339">‬</text:span><text:span text:style-name="T2340">‬</text:span><text:span text:style-name="T2341">8</text:span><text:span text:style-name="T2342"> מִזֶּ֣רֶם הָרִ֣ים יִרְטָ֑בוּ וּֽמִבְּלִ֥י מַ֝חְסֶ֗ה חִבְּקוּ־צֽוּר׃<text:s/></text:span><text:span text:style-name="T2343">‬</text:span><text:span text:style-name="T2344">‬</text:span><text:span text:style-name="T2345">9</text:span><text:span text:style-name="T2346"> יִ֭גְזְלוּ מִשֹּׁ֣ד יָת֑וֹם וְֽעַל־עָנִ֥י יַחְבֹּֽלוּ׃<text:s/></text:span><text:span text:style-name="T2347">‬</text:span><text:span text:style-name="T2348">‬</text:span><text:span text:style-name="T2349">10</text:span><text:span text:style-name="T2350"> עָר֣וֹם הִ֭לְּכוּ בְּלִ֣י לְב֑וּשׁ וּ֝רְעֵבִ֗ים נָ֣שְׂאוּ עֹֽמֶר׃<text:s/></text:span><text:span text:style-name="T2351">‬</text:span><text:span text:style-name="T2352">‬</text:span><text:span text:style-name="T2353">11</text:span><text:span text:style-name="T2354"> בֵּין־שׁוּרֹתָ֥ם יַצְהִ֑ירוּ יְקָבִ֥ים דָּ֝רְכ֗וּ וַיִּצְמָֽאוּ׃<text:s/></text:span><text:span text:style-name="T2355">‬</text:span><text:span text:style-name="T2356">‬</text:span><text:span text:style-name="T2357">12</text:span><text:span text:style-name="T2358"> מֵ֘עִ֤יר מְתִ֨ים ׀ יִנְאָ֗קוּ וְנֶֽפֶשׁ־חֲלָלִ֥ים תְּשַׁוֵּ֑עַ וֶ֝אֱל֗וֹהַּ לֹא־יָשִׂ֥ים תִּפְלָֽה׃<text:s/></text:span><text:span text:style-name="T2359">‬</text:span><text:span text:style-name="T2360">‬</text:span><text:span text:style-name="T2361">13</text:span><text:span text:style-name="T2362"> הֵ֤מָּה ׀ הָיוּ֮ בְּֽמֹרְדֵ֫י־א֥וֹר לֹֽא־הִכִּ֥ירוּ דְרָכָ֑יו וְלֹ֥א יָ֝שְׁב֗וּ בִּנְתִיבֹתָֽיו׃<text:s/></text:span><text:span text:style-name="T2363">‬</text:span><text:span text:style-name="T2364">‬</text:span><text:span text:style-name="T2365">14</text:span><text:span text:style-name="T2366"> לָא֡וֹר יָ֘ק֤וּם רוֹצֵ֗חַ יִֽקְטָל־עָנִ֥י וְאֶבְי֑וֹן וּ֝בַלַּ֗יְלָה יְהִ֣י כַגַּנָּֽב׃<text:s/></text:span><text:span text:style-name="T2367">‬</text:span><text:span text:style-name="T2368">‬</text:span><text:span text:style-name="T2369">15</text:span><text:span text:style-name="T2370"> וְעֵ֤ין נֹאֵ֨ף ׀ שָׁ֤מְרָֽה נֶ֣שֶׁף לֵ֭אמֹר לֹא־תְשׁוּרֵ֣נִי עָ֑יִן וְסֵ֖תֶר פָּנִ֣ים יָשִֽׂים׃<text:s/></text:span><text:span text:style-name="T2371">‬</text:span><text:span text:style-name="T2372">‬</text:span><text:span text:style-name="T2373">16</text:span><text:span text:style-name="T2374"> חָתַ֥ר בַּחֹ֗שֶׁךְ בָּ֫תִּ֥ים יוֹמָ֥ם חִתְּמוּ־לָ֗מוֹ לֹא־יָ֥דְעוּ אֽוֹר׃<text:s/></text:span><text:span text:style-name="T2375">‬</text:span><text:span text:style-name="T2376">‬</text:span><text:span text:style-name="T2377">17</text:span><text:span text:style-name="T2378"> כִּ֤י יַחְדָּ֨ו ׀ בֹּ֣קֶר לָ֣מוֹ צַלְמָ֑וֶת כִּֽי־יַ֝כִּ֗יר בַּלְה֥וֹת צַלְמָֽוֶת׃<text:s/></text:span><text:span text:style-name="T2379">‬</text:span><text:span text:style-name="T2380">‬</text:span><text:span text:style-name="T2381">18</text:span><text:span text:style-name="T2382"> קַֽל־ה֤וּא ׀ עַל־פְּנֵי־מַ֗יִם תְּקֻלַּ֣ל חֶלְקָתָ֣ם בָּאָ֑רֶץ לֹֽא־יִ֝פְנֶה דֶּ֣רֶךְ כְּרָמִֽים׃<text:s/></text:span><text:span text:style-name="T2383">‬</text:span><text:span text:style-name="T2384">‬</text:span><text:span text:style-name="T2385">19</text:span><text:span text:style-name="T2386"> צִיָּ֤ה גַם־חֹ֗ם יִגְזְל֥וּ מֵֽימֵי־שֶׁ֗לֶג שְׁא֣וֹל חָטָֽאוּ׃<text:s/></text:span><text:span text:style-name="T2387">‬</text:span><text:span text:style-name="T2388">‬</text:span><text:span text:style-name="T2389">20</text:span><text:span text:style-name="T2390"> יִשְׁכָּ֘חֵ֤הוּ רֶ֨חֶם ׀ מְתָ֘ק֤וֹ רִמָּ֗ה ע֥וֹד לֹֽא־יִזָּכֵ֑ר וַתִּשָּׁבֵ֖ר כָּעֵ֣ץ עַוְלָֽה׃<text:s/></text:span><text:span text:style-name="T2391">‬</text:span><text:span text:style-name="T2392">‬</text:span><text:span text:style-name="T2393">21</text:span><text:span text:style-name="T2394"> רֹעֵ֣ה עֲ֭קָרָה לֹ֣א תֵלֵ֑ד וְ֝אַלְמָנָ֗ה לֹ֣א יְיֵטִֽיב׃<text:s/></text:span><text:span text:style-name="T2395">‬</text:span><text:span text:style-name="T2396">‬</text:span><text:span text:style-name="T2397">22</text:span><text:span text:style-name="T2398"> וּמָשַׁ֣ךְ אַבִּירִ֣ים בְּכֹח֑וֹ יָ֝ק֗וּם וְֽלֹא־יַאֲמִ֥ין בַּֽחַיִּֽין׃<text:s/></text:span><text:span text:style-name="T2399">‬</text:span><text:span text:style-name="T2400">‬</text:span><text:span text:style-name="T2401">23</text:span><text:span text:style-name="T2402"> יִתֶּן־ל֣וֹ לָ֭בֶטַח וְיִשָּׁעֵ֑ן וְ֝עֵינֵ֗יהוּ עַל־דַּרְכֵיהֶֽם׃<text:s/></text:span><text:span text:style-name="T2403">‬</text:span><text:span text:style-name="T2404">‬</text:span><text:span text:style-name="T2405">24</text:span><text:span text:style-name="T2406"> ר֤וֹמּוּ מְּעַ֨ט ׀ וְֽאֵינֶ֗נּוּ וְֽהֻמְּכ֗וּ כַּכֹּ֥ל יִקָּפְצ֑וּן וּכְרֹ֖אשׁ שִׁבֹּ֣לֶת יִמָּֽלוּ׃<text:s/></text:span><text:span text:style-name="T2407">‬</text:span><text:span text:style-name="T2408">‬</text:span><text:span text:style-name="T2409">25</text:span><text:span text:style-name="T2410"> וְאִם־לֹ֣א אֵ֭פוֹ מִ֣י יַכְזִיבֵ֑נִי וְיָשֵׂ֥ם לְ֝אַ֗ל מִלָּתִֽי׃</text:span><text:span text:style-name="T2411"><text:s/>ס<text:s/></text:span><text:span text:style-name="T2412">‬</text:span><text:span text:style-name="T2413">‬</text:span></text:p>
      </text:section>
      <text:section text:name="Sect24" text:style-name="S24">
        <text:p text:style-name="P2414">Job 25</text:p>
        <text:p text:style-name="P2415"><text:span text:style-name="T2416">1</text:span><text:span text:style-name="T2417"> וַ֭יַּעַן בִּלְדַּ֥ד הַשֻּׁחִ֗י וַיֹּאמַֽר׃<text:s/></text:span><text:span text:style-name="T2418">2</text:span><text:span text:style-name="T2419"> הַמְשֵׁ֣ל וָפַ֣חַד עִמּ֑וֹ עֹשֶׂ֥ה שָׁ֝ל֗וֹם בִּמְרוֹמָֽיו׃<text:s/></text:span><text:span text:style-name="T2420">‬</text:span><text:span text:style-name="T2421">‬</text:span><text:span text:style-name="T2422">3</text:span><text:span text:style-name="T2423"> הֲיֵ֣שׁ מִ֭סְפָּר לִגְדוּדָ֑יו וְעַל־מִ֝֗י לֹא־יָק֥וּם אוֹרֵֽהוּ׃<text:s/></text:span><text:span text:style-name="T2424">‬</text:span><text:span text:style-name="T2425">‬</text:span><text:span text:style-name="T2426">4</text:span><text:span text:style-name="T2427"> וּמַה־יִּצְדַּ֣ק אֱנ֣וֹשׁ עִם־אֵ֑ל וּמַה־יִּ֝זְכֶּ֗ה יְל֣וּד אִשָּֽׁה׃<text:s/></text:span><text:span text:style-name="T2428">‬</text:span><text:span text:style-name="T2429">‬</text:span><text:span text:style-name="T2430">5</text:span><text:span text:style-name="T2431"> הֵ֣ן עַד־יָ֭רֵחַ וְלֹ֣א יַאֲהִ֑יל וְ֝כוֹכָבִ֗ים לֹא־זַכּ֥וּ בְעֵינָֽיו׃<text:s/></text:span><text:span text:style-name="T2432">‬</text:span><text:span text:style-name="T2433">‬</text:span><text:span text:style-name="T2434">6</text:span><text:span text:style-name="T2435"> אַ֭ף כִּֽי־אֱנ֣וֹשׁ רִמָּ֑ה וּבֶן־אָ֝דָ֗ם תּוֹלֵעָֽה׃<text:s/></text:span><text:span text:style-name="T2436">פ<text:s/></text:span><text:span text:style-name="T2437">‬</text:span><text:span text:style-name="T2438">‬</text:span></text:p>
      </text:section>
      <text:section text:name="Sect25" text:style-name="S25">
        <text:soft-page-break/>
        <text:p text:style-name="P2439">Job 26</text:p>
        <text:p text:style-name="P2440"><text:span text:style-name="T2441">1</text:span><text:span text:style-name="T2442"> וַיַּ֥עַן אִיּ֗וֹב וַיֹּאמַֽר׃<text:s/></text:span><text:span text:style-name="T2443">2</text:span><text:span text:style-name="T2444"> מֶה־עָזַ֥רְתָּ לְלֹא־כֹ֑חַ ה֝וֹשַׁ֗עְתָּ זְר֣וֹעַ לֹא־עֹֽז׃<text:s/></text:span><text:span text:style-name="T2445">‬</text:span><text:span text:style-name="T2446">‬</text:span><text:span text:style-name="T2447">3</text:span><text:span text:style-name="T2448"> מַה־יָּ֭עַצְתָּ לְלֹ֣א חָכְמָ֑ה וְ֝תוּשִׁיָּ֗ה לָרֹ֥ב הוֹדָֽעְתָּ׃<text:s/></text:span><text:span text:style-name="T2449">‬</text:span><text:span text:style-name="T2450">‬</text:span><text:span text:style-name="T2451">4</text:span><text:span text:style-name="T2452"> אֶת־מִ֭י הִגַּ֣דְתָּ מִלִּ֑ין וְנִשְׁמַת־מִ֝י יָצְאָ֥ה מִמֶּֽךָּ׃<text:s/></text:span><text:span text:style-name="T2453">‬</text:span><text:span text:style-name="T2454">‬</text:span><text:span text:style-name="T2455">5</text:span><text:span text:style-name="T2456"> הָרְפָאִ֥ים יְחוֹלָ֑לוּ מִתַּ֥חַת מַ֝֗יִם וְשֹׁכְנֵיהֶֽם׃<text:s/></text:span><text:span text:style-name="T2457">‬</text:span><text:span text:style-name="T2458">‬</text:span><text:span text:style-name="T2459">6</text:span><text:span text:style-name="T2460"> עָר֣וֹם שְׁא֣וֹל נֶגְדּ֑וֹ וְאֵ֥ין כְּ֝ס֗וּת לָֽאֲבַדּֽוֹן׃<text:s/></text:span><text:span text:style-name="T2461">‬</text:span><text:span text:style-name="T2462">‬</text:span><text:span text:style-name="T2463">7</text:span><text:span text:style-name="T2464"> נֹטֶ֣ה צָפ֣וֹן עַל־תֹּ֑הוּ תֹּ֥לֶה אֶ֝֗רֶץ עַל־בְּלִי־מָֽה׃<text:s/></text:span><text:span text:style-name="T2465">‬</text:span><text:span text:style-name="T2466">‬</text:span><text:span text:style-name="T2467">8</text:span><text:span text:style-name="T2468"> צֹרֵֽר־מַ֥יִם בְּעָבָ֑יו וְלֹא־נִבְקַ֖ע עָנָ֣ן תַּחְתָּֽם׃<text:s/></text:span><text:span text:style-name="T2469">‬</text:span><text:span text:style-name="T2470">‬</text:span><text:span text:style-name="T2471">9</text:span><text:span text:style-name="T2472"> מְאַחֵ֥ז פְּנֵי־כִסֵּ֑ה פַּרְשֵׁ֖ז עָלָ֣יו עֲנָנֽוֹ׃<text:s/></text:span><text:span text:style-name="T2473">‬</text:span><text:span text:style-name="T2474">‬</text:span><text:span text:style-name="T2475">10</text:span><text:span text:style-name="T2476"> חֹֽק־חָ֭ג עַל־פְּנֵי־מָ֑יִם עַד־תַּכְלִ֖ית א֣וֹר עִם־חֹֽשֶׁךְ׃<text:s/></text:span><text:span text:style-name="T2477">‬</text:span><text:span text:style-name="T2478">‬</text:span><text:span text:style-name="T2479">11</text:span><text:span text:style-name="T2480"> עַמּוּדֵ֣י שָׁמַ֣יִם יְרוֹפָ֑פוּ וְ֝יִתְמְה֗וּ מִגַּעֲרָתֽוֹ׃<text:s/></text:span><text:span text:style-name="T2481">‬</text:span><text:span text:style-name="T2482">‬</text:span><text:span text:style-name="T2483">12</text:span><text:span text:style-name="T2484"> בְּ֭כֹחוֹ רָגַ֣ע הַיָּ֑ם *ובתובנתו **וּ֝בִתְבוּנָת֗וֹ מָ֣חַץ רָֽהַב׃<text:s/></text:span><text:span text:style-name="T2485">‬</text:span><text:span text:style-name="T2486">‬</text:span><text:span text:style-name="T2487">13</text:span><text:span text:style-name="T2488"> בְּ֭רוּחוֹ שָׁמַ֣יִם שִׁפְרָ֑ה חֹֽלֲלָ֥ה יָ֝ד֗וֹ נָחָ֥שׁ בָּרִֽיחַ׃<text:s/></text:span><text:span text:style-name="T2489">‬</text:span><text:span text:style-name="T2490">‬</text:span><text:span text:style-name="T2491">14</text:span><text:span text:style-name="T2492"> הֶן־אֵ֤לֶּה ׀ קְצ֬וֹת *דרכו **דְּרָכָ֗יו וּמַה־שֵּׁ֣מֶץ דָּ֭בָר נִשְׁמַע־בּ֑וֹ וְרַ֥עַם *גבורתו **גְּ֝בוּרוֹתָ֗יו מִ֣י יִתְבּוֹנָֽן׃</text:span><text:span text:style-name="T2493"><text:s/>ס<text:s/></text:span><text:span text:style-name="T2494">‬</text:span><text:span text:style-name="T2495">‬</text:span></text:p>
      </text:section>
      <text:section text:name="Sect26" text:style-name="S26">
        <text:p text:style-name="P2496">Job 27</text:p>
        <text:p text:style-name="P2497"><text:span text:style-name="T2498">1</text:span><text:span text:style-name="T2499"> וַיֹּ֣סֶף אִ֭יּוֹב שְׂאֵ֥ת מְשָׁל֗וֹ וַיֹּאמַֽר׃<text:s/></text:span><text:span text:style-name="T2500">2</text:span><text:span text:style-name="T2501"> חַי אֵ֭ל הֵסִ֣יר מִשְׁפָּטִ֑י וְ֝שַׁדַּ֗י הֵמַ֥ר נַפְשִֽׁי׃<text:s/></text:span><text:span text:style-name="T2502">‬</text:span><text:span text:style-name="T2503">‬</text:span><text:span text:style-name="T2504">3</text:span><text:span text:style-name="T2505"> כִּֽי־כָל־ע֣וֹד נִשְׁמָתִ֣י בִ֑י וְר֖וּחַ אֱל֣וֹהַּ בְּאַפִּֽי׃<text:s/></text:span><text:span text:style-name="T2506">‬</text:span><text:span text:style-name="T2507">‬</text:span><text:span text:style-name="T2508">4</text:span><text:span text:style-name="T2509"> אִם־תְּדַבֵּ֣רְנָה שְׂפָתַ֣י עַוְלָ֑ה וּ֝לְשׁוֹנִ֗י אִם־יֶהְגֶּ֥ה רְמִיָּֽה׃<text:s/></text:span><text:span text:style-name="T2510">‬</text:span><text:span text:style-name="T2511">‬</text:span><text:span text:style-name="T2512">5</text:span><text:span text:style-name="T2513"> חָלִ֣ילָה לִּי֮ אִם־אַצְדִּ֢יק אֶ֫תְכֶ֥ם עַד־אֶגְוָ֑ע לֹא־אָסִ֖יר תֻּמָּתִ֣י מִמֶּֽנִּי׃<text:s/></text:span><text:span text:style-name="T2514">‬</text:span><text:span text:style-name="T2515">‬</text:span><text:span text:style-name="T2516">6</text:span><text:span text:style-name="T2517"> בְּצִדְקָתִ֣י הֶ֭חֱזַקְתִּי וְלֹ֣א אַרְפֶּ֑הָ לֹֽא־יֶחֱרַ֥ף לְ֝בָבִ֗י מִיָּמָֽי׃<text:s/></text:span><text:span text:style-name="T2518">‬</text:span><text:span text:style-name="T2519">‬</text:span><text:span text:style-name="T2520">7</text:span><text:span text:style-name="T2521"> יְהִ֣י כְ֭רָשָׁע אֹ֣יְבִ֑י וּמִתְקוֹמְמִ֥י כְעַוָּֽל׃<text:s/></text:span><text:span text:style-name="T2522">‬</text:span><text:span text:style-name="T2523">‬</text:span><text:span text:style-name="T2524">8</text:span><text:span text:style-name="T2525"> כִּ֤י מַה־תִּקְוַ֣ת חָ֭נֵף כִּ֣י יִבְצָ֑ע כִּ֤י יֵ֖שֶׁל אֱל֣וֹהַּ נַפְשֽׁוֹ׃<text:s/></text:span><text:span text:style-name="T2526">‬</text:span><text:span text:style-name="T2527">‬</text:span><text:span text:style-name="T2528">9</text:span><text:span text:style-name="T2529"> הַֽ֭צַעֲקָתוֹ יִשְׁמַ֥ע ׀ אֵ֑ל כִּֽי־תָב֖וֹא עָלָ֣יו צָרָֽה׃<text:s/></text:span><text:span text:style-name="T2530">‬</text:span><text:span text:style-name="T2531">‬</text:span><text:span text:style-name="T2532">10</text:span><text:span text:style-name="T2533"> אִם־עַל־שַׁדַּ֥י יִתְעַנָּ֑ג יִקְרָ֖א אֱל֣וֹהַּ בְּכָל־עֵֽת׃<text:s/></text:span><text:span text:style-name="T2534">‬</text:span><text:span text:style-name="T2535">‬</text:span><text:span text:style-name="T2536">11</text:span><text:span text:style-name="T2537"> אוֹרֶ֣ה אֶתְכֶ֣ם בְּיַד־אֵ֑ל אֲשֶׁ֥ר עִם־שַׁ֝דַּ֗י לֹ֣א אֲכַחֵֽד׃<text:s/></text:span><text:span text:style-name="T2538">‬</text:span><text:span text:style-name="T2539">‬</text:span><text:span text:style-name="T2540">12</text:span><text:span text:style-name="T2541"> הֵן־אַתֶּ֣ם כֻּלְּכֶ֣ם חֲזִיתֶ֑ם וְלָמָּה־זֶּ֝֗ה הֶ֣בֶל תֶּהְבָּֽלוּ׃<text:s/></text:span><text:span text:style-name="T2542">‬</text:span><text:span text:style-name="T2543">‬</text:span><text:span text:style-name="T2544">13</text:span><text:span text:style-name="T2545"> זֶ֤ה ׀ חֵֽלֶק־אָדָ֖ם רָשָׁ֥ע ׀ עִם־אֵ֑ל וְֽנַחֲלַ֥ת עָ֝רִיצִ֗ים מִשַׁדַּ֥י יִקָּֽחוּ׃<text:s/></text:span><text:span text:style-name="T2546">‬</text:span><text:span text:style-name="T2547">‬</text:span><text:span text:style-name="T2548">14</text:span><text:span text:style-name="T2549"> אִם־יִרְבּ֣וּ בָנָ֣יו לְמוֹ־חָ֑רֶב וְ֝צֶאֱצָאָ֗יו לֹ֣א יִשְׂבְּעוּ־לָֽחֶם׃<text:s/></text:span><text:span text:style-name="T2550">‬</text:span><text:span text:style-name="T2551">‬</text:span><text:span text:style-name="T2552">15</text:span><text:span text:style-name="T2553"> *שרידו **שְׂ֭רִידָיו בַּמָּ֣וֶת יִקָּבֵ֑רוּ וְ֝אַלְמְנֹתָ֗יו לֹ֣א תִבְכֶּֽינָה׃<text:s/></text:span><text:span text:style-name="T2554">‬</text:span><text:span text:style-name="T2555">‬</text:span><text:span text:style-name="T2556">16</text:span><text:span text:style-name="T2557"> אִם־יִצְבֹּ֣ר כֶּעָפָ֣ר כָּ֑סֶף וְ֝כַחֹ֗מֶר יָכִ֥ין מַלְבּֽוּשׁ׃<text:s/></text:span><text:span text:style-name="T2558">‬</text:span><text:span text:style-name="T2559">‬</text:span><text:span text:style-name="T2560">17</text:span><text:span text:style-name="T2561"> יָ֭כִין וְצַדִּ֣יק יִלְבָּ֑שׁ וְ֝כֶ֗סֶף נָקִ֥י יַחֲלֹֽק׃<text:s/></text:span><text:span text:style-name="T2562">‬</text:span><text:span text:style-name="T2563">‬</text:span><text:span text:style-name="T2564">18</text:span><text:span text:style-name="T2565"> בָּנָ֣ה כָעָ֣שׁ בֵּית֑וֹ וּ֝כְסֻכָּ֗ה עָשָׂ֥ה נֹצֵֽר׃<text:s/></text:span><text:span text:style-name="T2566">‬</text:span><text:span text:style-name="T2567">‬</text:span><text:span text:style-name="T2568">19</text:span><text:span text:style-name="T2569"> עָשִׁ֣יר יִ֭שְׁכַּב וְלֹ֣א יֵאָסֵ֑ף עֵינָ֖יו פָּקַ֣ח וְאֵינֶֽנּוּ׃<text:s/></text:span><text:span text:style-name="T2570">‬</text:span><text:span text:style-name="T2571">‬</text:span><text:span text:style-name="T2572">20</text:span><text:span text:style-name="T2573"> תַּשִּׂיגֵ֣הוּ כַ֭מַּיִם בַּלָּה֑וֹת לַ֝֗יְלָה גְּנָבַ֥תּוּ סוּפָֽה׃<text:s/></text:span><text:span text:style-name="T2574">‬</text:span><text:span text:style-name="T2575">‬</text:span><text:span text:style-name="T2576">21</text:span><text:span text:style-name="T2577"> יִשָּׂאֵ֣הוּ קָדִ֣ים וְיֵלַ֑ךְ וִֽ֝ישָׂעֲרֵ֗הוּ מִמְּקֹמֽוֹ׃<text:s/></text:span><text:span text:style-name="T2578">‬</text:span><text:span text:style-name="T2579">‬</text:span><text:span text:style-name="T2580">22</text:span><text:span text:style-name="T2581"> וְיַשְׁלֵ֣ךְ עָ֭לָיו וְלֹ֣א יַחְמֹ֑ל מִ֝יָּד֗וֹ בָּר֥וֹחַ יִבְרָֽח׃<text:s/></text:span><text:span text:style-name="T2582">‬</text:span><text:span text:style-name="T2583">‬</text:span><text:span text:style-name="T2584">23</text:span><text:span text:style-name="T2585"> יִשְׂפֹּ֣ק עָלֵ֣ימוֹ כַפֵּ֑ימוֹ וְיִשְׁרֹ֥ק עָ֝לָ֗יו מִמְּקֹמֽוֹ׃<text:s/></text:span><text:span text:style-name="T2586">‬</text:span><text:span text:style-name="T2587">‬</text:span></text:p>
      </text:section>
      <text:section text:name="Sect27" text:style-name="S27">
        <text:soft-page-break/>
        <text:p text:style-name="P2588">Job 28</text:p>
        <text:p text:style-name="P2589"><text:span text:style-name="T2590">1</text:span><text:span text:style-name="T2591"> כִּ֤י יֵ֣שׁ לַכֶּ֣סֶף מוֹצָ֑א וּ֝מָק֗וֹם לַזָּהָ֥ב יָזֹֽקּוּ׃<text:s/></text:span><text:span text:style-name="T2592">2</text:span><text:span text:style-name="T2593"> בַּ֭רְזֶל מֵעָפָ֣ר יֻקָּ֑ח וְ֝אֶ֗בֶן יָצ֥וּק נְחוּשָֽׁה׃<text:s/></text:span><text:span text:style-name="T2594">‬</text:span><text:span text:style-name="T2595">‬</text:span><text:span text:style-name="T2596">3</text:span><text:span text:style-name="T2597"> קֵ֤ץ ׀ שָׂ֤ם לַחֹ֗שֶׁךְ וּֽלְכָל־תַּ֭כְלִית ה֣וּא חוֹקֵ֑ר אֶ֖בֶן אֹ֣פֶל וְצַלְמָֽוֶת׃<text:s/></text:span><text:span text:style-name="T2598">‬</text:span><text:span text:style-name="T2599">‬</text:span><text:span text:style-name="T2600">4</text:span><text:span text:style-name="T2601"> פָּ֤רַץ נַ֨חַל ׀ מֵֽעִם־גָּ֗ר הַֽנִּשְׁכָּחִ֥ים מִנִּי־רָ֑גֶל דַּ֖לּוּ מֵאֱנ֣וֹשׁ נָֽעוּ׃<text:s/></text:span><text:span text:style-name="T2602">‬</text:span><text:span text:style-name="T2603">‬</text:span><text:span text:style-name="T2604">5</text:span><text:span text:style-name="T2605"> אֶ֗רֶץ מִמֶּ֥נָּה יֵֽצֵא־לָ֑חֶם וְ֝תַחְתֶּ֗יהָ נֶהְפַּ֥ךְ כְּמוֹ־אֵֽשׁ׃<text:s/></text:span><text:span text:style-name="T2606">‬</text:span><text:span text:style-name="T2607">‬</text:span><text:span text:style-name="T2608">6</text:span><text:span text:style-name="T2609"> מְקוֹם־סַפִּ֥יר אֲבָנֶ֑יהָ וְעַפְרֹ֖ת זָהָ֣ב לֽוֹ׃<text:s/></text:span><text:span text:style-name="T2610">‬</text:span><text:span text:style-name="T2611">‬</text:span><text:span text:style-name="T2612">7</text:span><text:span text:style-name="T2613"> נָ֭תִיב לֹֽא־יְדָ֣עוֹ עָ֑יִט וְלֹ֥א שְׁ֝זָפַ֗תּוּ עֵ֣ין אַיָּֽה׃<text:s/></text:span><text:span text:style-name="T2614">‬</text:span><text:span text:style-name="T2615">‬</text:span><text:span text:style-name="T2616">8</text:span><text:span text:style-name="T2617"> לֹֽא־הִדְרִיכֻ֥הוּ בְנֵי־שָׁ֑חַץ לֹֽא־עָדָ֖ה עָלָ֣יו שָֽׁחַל׃<text:s/></text:span><text:span text:style-name="T2618">‬</text:span><text:span text:style-name="T2619">‬</text:span><text:span text:style-name="T2620">9</text:span><text:span text:style-name="T2621"> בַּֽ֭חַלָּמִישׁ שָׁלַ֣ח יָד֑וֹ הָפַ֖ךְ מִשֹּׁ֣רֶשׁ הָרִֽים׃<text:s/></text:span><text:span text:style-name="T2622">‬</text:span><text:span text:style-name="T2623">‬</text:span><text:span text:style-name="T2624">10</text:span><text:span text:style-name="T2625"> בַּ֭צּוּרוֹת יְאֹרִ֣ים בִּקֵּ֑עַ וְכָל־יְ֝קָ֗ר רָאֲתָ֥ה עֵינֽוֹ׃<text:s/></text:span><text:span text:style-name="T2626">‬</text:span><text:span text:style-name="T2627">‬</text:span><text:span text:style-name="T2628">11</text:span><text:span text:style-name="T2629"> מִ֭בְּכִי נְהָר֣וֹת חִבֵּ֑שׁ וְ֝תַעֲלֻמָ֗הּ יֹ֣צִא אֽוֹר׃<text:s/></text:span><text:span text:style-name="T2630">פ<text:s/></text:span><text:span text:style-name="T2631">‬</text:span><text:span text:style-name="T2632">‬</text:span><text:span text:style-name="T2633">‬</text:span><text:span text:style-name="T2634">‬</text:span><text:span text:style-name="T2635">‬</text:span><text:span text:style-name="T2636">‬</text:span><text:span text:style-name="T2637">‬</text:span><text:span text:style-name="T2638">‬</text:span><text:span text:style-name="T2639">‬</text:span><text:span text:style-name="T2640">‬</text:span><text:span text:style-name="T2641">‬</text:span><text:span text:style-name="T2642">‬</text:span></text:p>
        <text:p text:style-name="P2643"><text:span text:style-name="T2644">12</text:span><text:span text:style-name="T2645"> וְֽ֭הַחָכְמָה מֵאַ֣יִן תִּמָּצֵ֑א וְאֵ֥י זֶ֝ה מְק֣וֹם בִּינָֽה׃<text:s/></text:span><text:span text:style-name="T2646">‬</text:span><text:span text:style-name="T2647">‬</text:span><text:span text:style-name="T2648">13</text:span><text:span text:style-name="T2649"> לֹא־יָדַ֣ע אֱנ֣וֹשׁ עֶרְכָּ֑הּ וְלֹ֥א תִ֝מָּצֵ֗א בְּאֶ֣רֶץ הֽ͏ַחַיִּֽים׃<text:s/></text:span><text:span text:style-name="T2650">‬</text:span><text:span text:style-name="T2651">‬</text:span><text:span text:style-name="T2652">14</text:span><text:span text:style-name="T2653"> תְּה֣וֹם אָ֭מַר לֹ֣א בִי־הִ֑יא וְיָ֥ם אָ֝מַ֗ר אֵ֣ין עִמָּדִֽי׃<text:s/></text:span><text:span text:style-name="T2654">‬</text:span><text:span text:style-name="T2655">‬</text:span><text:span text:style-name="T2656">15</text:span><text:span text:style-name="T2657"> לֹא־יֻתַּ֣ן סְג֣וֹר תַּחְתֶּ֑יהָ וְלֹ֥א יִ֝שָּׁקֵ֗ל כֶּ֣סֶף מְחִירָֽהּ׃<text:s/></text:span><text:span text:style-name="T2658">‬</text:span><text:span text:style-name="T2659">‬</text:span><text:span text:style-name="T2660">16</text:span><text:span text:style-name="T2661"> לֹֽא־תְ֭סֻלֶּה בְּכֶ֣תֶם אוֹפִ֑יר בְּשֹׁ֖הַם יָקָ֣ר וְסַפִּֽיר׃<text:s/></text:span><text:span text:style-name="T2662">‬</text:span><text:span text:style-name="T2663">‬</text:span><text:span text:style-name="T2664">17</text:span><text:span text:style-name="T2665"> לֹא־יַעַרְכֶ֣נָּה זָ֭הָב וּזְכוֹכִ֑ית וּתְמ֖וּרָתָ֣הּ כְּלִי־פָֽז׃<text:s/></text:span><text:span text:style-name="T2666">‬</text:span><text:span text:style-name="T2667">‬</text:span><text:span text:style-name="T2668">18</text:span><text:span text:style-name="T2669"> רָאמ֣וֹת וְ֭גָבִישׁ לֹ֣א יִזָּכֵ֑ר וּמֶ֥שֶׁךְ חָ֝כְמָ֗ה מִפְּנִינִֽים׃<text:s/></text:span><text:span text:style-name="T2670">‬</text:span><text:span text:style-name="T2671">‬</text:span><text:span text:style-name="T2672">19</text:span><text:span text:style-name="T2673"> לֹֽא־יַ֭עַרְכֶנָּה פִּטְדַת־כּ֑וּשׁ בְּכֶ֥תֶם טָ֝ה֗וֹר לֹ֣א תְסֻלֶּֽה׃<text:s/></text:span><text:span text:style-name="T2674">פ<text:s/></text:span><text:span text:style-name="T2675">‬</text:span><text:span text:style-name="T2676">‬</text:span><text:span text:style-name="T2677">‬</text:span><text:span text:style-name="T2678">‬</text:span><text:span text:style-name="T2679">‬</text:span><text:span text:style-name="T2680">‬</text:span><text:span text:style-name="T2681">‬</text:span><text:span text:style-name="T2682">‬</text:span><text:span text:style-name="T2683">‬</text:span><text:span text:style-name="T2684">‬</text:span></text:p>
        <text:p text:style-name="P2685"><text:span text:style-name="T2686">20</text:span><text:span text:style-name="T2687"> וְֽ֭הַחָכְמָה מֵאַ֣יִן תָּב֑וֹא וְאֵ֥י זֶ֝֗ה מְק֣וֹם בִּינָֽה׃<text:s/></text:span><text:span text:style-name="T2688">‬</text:span><text:span text:style-name="T2689">‬</text:span><text:span text:style-name="T2690">21</text:span><text:span text:style-name="T2691"> וְֽ֭נֶעֶלְמָה מֵעֵינֵ֣י כָל־חָ֑י וּמֵע֖וֹף הַשָּׁמַ֣יִם נִסְתָּֽרָה׃<text:s/></text:span><text:span text:style-name="T2692">‬</text:span><text:span text:style-name="T2693">‬</text:span><text:span text:style-name="T2694">22</text:span><text:span text:style-name="T2695"> אֲבַדּ֣וֹן וָ֭מָוֶת אָ֣מְר֑וּ בְּ֝אָזְנֵ֗ינוּ שָׁמַ֥עְנוּ שִׁמְעָֽהּ׃<text:s/></text:span><text:span text:style-name="T2696">‬</text:span><text:span text:style-name="T2697">‬</text:span><text:span text:style-name="T2698">23</text:span><text:span text:style-name="T2699"> אֱ֭לֹהִים הֵבִ֣ין דַּרְכָּ֑הּ וְ֝ה֗וּא יָדַ֥ע אֶת־מְקוֹמָֽהּ׃<text:s/></text:span><text:span text:style-name="T2700">‬</text:span><text:span text:style-name="T2701">‬</text:span><text:span text:style-name="T2702">24</text:span><text:span text:style-name="T2703"> כִּי־ה֭וּא לִקְצוֹת־הָאָ֣רֶץ יַבִּ֑יט תַּ֖חַת כָּל־הַשָּׁמַ֣יִם יִרְאֶֽה׃<text:s/></text:span><text:span text:style-name="T2704">‬</text:span><text:span text:style-name="T2705">‬</text:span><text:span text:style-name="T2706">25</text:span><text:span text:style-name="T2707"> לַעֲשׂ֣וֹת לָר֣וּחַ מִשְׁקָ֑ל וּ֝מַ֗יִם תִּכֵּ֥ן בְּמִדָּֽה׃<text:s/></text:span><text:span text:style-name="T2708">‬</text:span><text:span text:style-name="T2709">‬</text:span><text:span text:style-name="T2710">26</text:span><text:span text:style-name="T2711"> בַּעֲשֹׂת֣וֹ לַמָּטָ֣ר חֹ֑ק וְ֝דֶ֗רֶךְ לַחֲזִ֥יז קֹלֽוֹת׃<text:s/></text:span><text:span text:style-name="T2712">‬</text:span><text:span text:style-name="T2713">‬</text:span><text:span text:style-name="T2714">27</text:span><text:span text:style-name="T2715"> אָ֣ז רָ֭אָהּ וַֽיְסַפְּרָ֑הּ הֱ֝כִינָ֗הּ וְגַם־חֲקָרָֽהּ׃<text:s/></text:span><text:span text:style-name="T2716">‬</text:span><text:span text:style-name="T2717">‬</text:span><text:span text:style-name="T2718">28</text:span><text:span text:style-name="T2719"> וַיֹּ֤אמֶר ׀ לָֽאָדָ֗ם הֵ֤ן יִרְאַ֣ת אֲ֭דֹנָי הִ֣יא חָכְמָ֑ה וְס֖וּר מֵרָ֣ע בִּינָֽה׃</text:span><text:span text:style-name="T2720"><text:s/>ס<text:s/></text:span><text:span text:style-name="T2721">‬</text:span><text:span text:style-name="T2722">‬</text:span></text:p>
      </text:section>
      <text:section text:name="Sect28" text:style-name="S28">
        <text:p text:style-name="P2723">Job 29</text:p>
        <text:p text:style-name="P2724"><text:span text:style-name="T2725">1</text:span><text:span text:style-name="T2726"> וַיֹּ֣סֶף אִ֭יּוֹב שְׂאֵ֥ת מְשָׁל֗וֹ וַיֹּאמַֽר׃<text:s/></text:span><text:span text:style-name="T2727">‬</text:span><text:span text:style-name="T2728">‬</text:span><text:span text:style-name="T2729">‬</text:span><text:span text:style-name="T2730">2</text:span><text:span text:style-name="T2731"> מִֽי־יִתְּנֵ֥נִי כְיַרְחֵי־קֶ֑דֶם כִּ֝ימֵ֗י אֱל֣וֹהַּ יִשְׁמְרֵֽנִי׃<text:s/></text:span><text:span text:style-name="T2732">‬</text:span><text:span text:style-name="T2733">‬</text:span><text:span text:style-name="T2734">3</text:span><text:span text:style-name="T2735"> בְּהִלּ֣וֹ נֵ֭רוֹ עֲלֵ֣י רֹאשִׁ֑י לְ֝אוֹרוֹ אֵ֣לֶךְ חֹֽשֶׁךְ׃<text:s/></text:span><text:span text:style-name="T2736">‬</text:span><text:span text:style-name="T2737">‬</text:span><text:span text:style-name="T2738">4</text:span><text:span text:style-name="T2739"> כַּאֲשֶׁ֣ר הָ֭יִיתִי בִּימֵ֣י חָרְפִּ֑י בְּס֥וֹד אֱ֝ל֗וֹהַּ עֲלֵ֣י אָהֳלִֽי׃<text:s/></text:span><text:span text:style-name="T2740">‬</text:span><text:span text:style-name="T2741">‬</text:span><text:span text:style-name="T2742">5</text:span><text:span text:style-name="T2743"> בְּע֣וֹד שַׁ֭דַּי עִמָּדִ֑י סְבִ֖יבוֹתַ֣י נְעָרָֽי׃<text:s/></text:span><text:span text:style-name="T2744">‬</text:span><text:span text:style-name="T2745">‬</text:span><text:span text:style-name="T2746">6</text:span><text:span text:style-name="T2747"> בִּרְחֹ֣ץ הֲלִיכַ֣י בְּחֵמָ֑ה וְצ֥וּר יָצ֥וּק עִ֝מָּדִ֗י פַּלְגֵי־שָֽׁמֶן׃<text:s/></text:span><text:span text:style-name="T2748">‬</text:span><text:span text:style-name="T2749">‬</text:span><text:span text:style-name="T2750">7</text:span><text:span text:style-name="T2751"> בְּצֵ֣אתִי שַׁ֣עַר עֲלֵי־קָ֑רֶת בָּ֝רְח֗וֹב אָכִ֥ין מוֹשָׁבִֽי׃<text:s/></text:span><text:span text:style-name="T2752">‬</text:span><text:span text:style-name="T2753">‬</text:span><text:span text:style-name="T2754">8</text:span><text:span text:style-name="T2755"> רָא֣וּנִי נְעָרִ֣ים וְנֶחְבָּ֑אוּ וִֽ֝ישִׁישִׁים קָ֣מוּ עָמָֽדוּ׃<text:s/></text:span><text:span text:style-name="T2756">‬</text:span><text:span text:style-name="T2757">‬</text:span><text:span text:style-name="T2758">9</text:span><text:span text:style-name="T2759"> שָׂ֭רִים עָצְר֣וּ בְמִלִּ֑ים וְ֝כַ֗ף יָשִׂ֥ימוּ לְפִיהֶֽם׃<text:s/></text:span><text:span text:style-name="T2760">‬</text:span><text:span text:style-name="T2761">‬</text:span><text:span text:style-name="T2762">10</text:span><text:span text:style-name="T2763"> קוֹל־נְגִידִ֥ים נֶחְבָּ֑אוּ וּ֝לְשׁוֹנָ֗ם לְחִכָּ֥ם דָּבֵֽקָה׃<text:s/></text:span><text:span text:style-name="T2764">‬</text:span><text:span text:style-name="T2765">‬</text:span><text:span text:style-name="T2766">11</text:span><text:span text:style-name="T2767"> כִּ֤י אֹ֣זֶן שָׁ֭מְעָה וַֽתְּאַשְּׁרֵ֑נִי וְעַ֥ין רָ֝אֲתָ֗ה<text:s/></text:span><text:soft-page-break/><text:span text:style-name="T2768">וַתְּעִידֵֽנִי׃<text:s/></text:span><text:span text:style-name="T2769">‬</text:span><text:span text:style-name="T2770">‬</text:span><text:span text:style-name="T2771">12</text:span><text:span text:style-name="T2772"> כִּֽי־אֲ֭מַלֵּט עָנִ֣י מְשַׁוֵּ֑עַ וְ֝יָת֗וֹם וְֽלֹא־עֹזֵ֥ר לֽוֹ׃<text:s/></text:span><text:span text:style-name="T2773">‬</text:span><text:span text:style-name="T2774">‬</text:span><text:span text:style-name="T2775">13</text:span><text:span text:style-name="T2776"> בִּרְכַּ֣ת אֹ֭בֵד עָלַ֣י תָּבֹ֑א וְלֵ֖ב אַלְמָנָ֣ה אַרְנִֽן׃<text:s/></text:span><text:span text:style-name="T2777">‬</text:span><text:span text:style-name="T2778">‬</text:span><text:span text:style-name="T2779">14</text:span><text:span text:style-name="T2780"> צֶ֣דֶק לָ֭בַשְׁתִּי וַיִּלְבָּשֵׁ֑נִי כִּֽמְעִ֥יל וְ֝צָנִ֗יף מִשְׁפָּטִֽי׃<text:s/></text:span><text:span text:style-name="T2781">‬</text:span><text:span text:style-name="T2782">‬</text:span><text:span text:style-name="T2783">15</text:span><text:span text:style-name="T2784"> עֵינַ֣יִם הָ֭יִיתִי לַֽעִוֵּ֑ר וְרַגְלַ֖יִם לַפִּסֵּ֣חַ אָֽנִי׃<text:s/></text:span><text:span text:style-name="T2785">‬</text:span><text:span text:style-name="T2786">‬</text:span><text:span text:style-name="T2787">16</text:span><text:span text:style-name="T2788"> אָ֣ב אָ֭נֹכִֽי לָֽאֶבְיוֹנִ֑ים וְרִ֖ב לֹא־יָדַ֣עְתִּי אֶחְקְרֵֽהוּ׃<text:s/></text:span><text:span text:style-name="T2789">‬</text:span><text:span text:style-name="T2790">‬</text:span><text:span text:style-name="T2791">17</text:span><text:span text:style-name="T2792"> וָֽ֭אֲשַׁבְּרָה מְתַלְּע֣וֹת עַוָּ֑ל וּ֝מִשִּׁנָּ֗יו אַשְׁלִ֥יךְ טָֽרֶף׃<text:s/></text:span><text:span text:style-name="T2793">‬</text:span><text:span text:style-name="T2794">‬</text:span><text:span text:style-name="T2795">18</text:span><text:span text:style-name="T2796"> וָ֭אֹמַר עִם־קִנִּ֣י אֶגְוָ֑ע וְ֝כַח֗וֹל אַרְבֶּ֥ה יָמִֽים׃<text:s/></text:span><text:span text:style-name="T2797">‬</text:span><text:span text:style-name="T2798">‬</text:span><text:span text:style-name="T2799">19</text:span><text:span text:style-name="T2800"> שָׁרְשִׁ֣י פָת֣וּחַ אֱלֵי־מָ֑יִם וְ֝טַ֗ל יָלִ֥ין בִּקְצִירֽ͏ִי׃<text:s/></text:span><text:span text:style-name="T2801">‬</text:span><text:span text:style-name="T2802">‬</text:span><text:span text:style-name="T2803">20</text:span><text:span text:style-name="T2804"> כְּ֭בוֹדִי חָדָ֣שׁ עִמָּדִ֑י וְ֝קַשְׁתִּ֗י בְּיָדִ֥י תַחֲלִֽיף׃<text:s/></text:span><text:span text:style-name="T2805">‬</text:span><text:span text:style-name="T2806">‬</text:span><text:span text:style-name="T2807">21</text:span><text:span text:style-name="T2808"> לִֽי־שָׁמְע֥וּ וְיִחֵ֑לּוּ וְ֝יִדְּמ֗וּ לְמ֣וֹ עֲצָתִֽי׃<text:s/></text:span><text:span text:style-name="T2809">‬</text:span><text:span text:style-name="T2810">‬</text:span><text:span text:style-name="T2811">22</text:span><text:span text:style-name="T2812"> אַחֲרֵ֣י דְ֭בָרִי לֹ֣א יִשְׁנ֑וּ וְ֝עָלֵ֗ימוֹ תִּטֹּ֥ף מִלָּתִֽי׃<text:s/></text:span><text:span text:style-name="T2813">‬</text:span><text:span text:style-name="T2814">‬</text:span><text:span text:style-name="T2815">23</text:span><text:span text:style-name="T2816"> וְיִֽחֲל֣וּ כַמָּטָ֣ר לִ֑י וּ֝פִיהֶ֗ם פָּעֲר֥וּ לְמַלְקֽוֹשׁ׃<text:s/></text:span><text:span text:style-name="T2817">‬</text:span><text:span text:style-name="T2818">‬</text:span><text:span text:style-name="T2819">24</text:span><text:span text:style-name="T2820"> אֶשְׂחַ֣ק אֲ֭לֵהֶם לֹ֣א יַאֲמִ֑ינוּ וְא֥וֹר פָּ֝נַ֗י לֹ֣א יַפִּילֽוּן׃<text:s/></text:span><text:span text:style-name="T2821">‬</text:span><text:span text:style-name="T2822">‬</text:span><text:span text:style-name="T2823">25</text:span><text:span text:style-name="T2824"> אֶֽבֲחַ֣ר דַּרְכָּם֮ וְאֵשֵׁ֢ב רֹ֥אשׁ וְ֭אֶשְׁכּוֹן כְּמֶ֣לֶךְ בַּגְּד֑וּד כַּאֲשֶׁ֖ר אֲבֵלִ֣ים יְנַחֵֽם׃<text:s/></text:span><text:span text:style-name="T2825">‬</text:span><text:span text:style-name="T2826">‬</text:span></text:p>
      </text:section>
      <text:section text:name="Sect29" text:style-name="S29">
        <text:p text:style-name="P2827">Job 30</text:p>
        <text:p text:style-name="P2828"><text:span text:style-name="T2829">1</text:span><text:span text:style-name="T2830"> וְעַתָּ֤ה ׀ שָֽׂחֲק֣וּ עָלַי֮ צְעִירִ֥ים מִמֶּ֗נִּי לְיָ֫מִ֥ים אֲשֶׁר־מָאַ֥סְתִּי אֲבוֹתָ֑ם לָ֝שִׁ֗ית עִם־כַּלְבֵ֥י צֹאנִֽי׃<text:s/></text:span><text:span text:style-name="T2831">2</text:span><text:span text:style-name="T2832"> גַּם־כֹּ֣חַ יְ֭דֵיהֶם לָ֣מָּה לִּ֑י עָ֝לֵ֗ימוֹ אָ֣בַד כָּֽלַח׃<text:s/></text:span><text:span text:style-name="T2833">‬</text:span><text:span text:style-name="T2834">‬</text:span><text:span text:style-name="T2835">3</text:span><text:span text:style-name="T2836"> בְּחֶ֥סֶר וּבְכָפָ֗ן גַּ֫לְמ֥וּד הַֽעֹרְקִ֥ים צִיָּ֑ה אֶ֝֗מֶשׁ שׁוֹאָ֥ה וּמְשֹׁאָֽה׃<text:s/></text:span><text:span text:style-name="T2837">‬</text:span><text:span text:style-name="T2838">‬</text:span><text:span text:style-name="T2839">4</text:span><text:span text:style-name="T2840"> הַקֹּטְפִ֣ים מַלּ֣וּחַ עֲלֵי־שִׂ֑יחַ וְשֹׁ֖רֶשׁ רְתָמִ֣ים לַחְמָֽם׃<text:s/></text:span><text:span text:style-name="T2841">‬</text:span><text:span text:style-name="T2842">‬</text:span><text:span text:style-name="T2843">5</text:span><text:span text:style-name="T2844"> מִן־גֵּ֥ו יְגֹרָ֑שׁוּ יָרִ֥יעוּ עָ֝לֵ֗ימוֹ כַּגַּנָּֽב׃<text:s/></text:span><text:span text:style-name="T2845">‬</text:span><text:span text:style-name="T2846">‬</text:span><text:span text:style-name="T2847">6</text:span><text:span text:style-name="T2848"> בַּעֲר֣וּץ נְחָלִ֣ים לִשְׁכֹּ֑ן חֹרֵ֖י עָפָ֣ר וְכֵפִֽים׃<text:s/></text:span><text:span text:style-name="T2849">‬</text:span><text:span text:style-name="T2850">‬</text:span><text:span text:style-name="T2851">7</text:span><text:span text:style-name="T2852"> בֵּין־שִׂיחִ֥ים יִנְהָ֑קוּ תַּ֖חַת חָר֣וּל יְסֻפָּֽחוּ׃<text:s/></text:span><text:span text:style-name="T2853">‬</text:span><text:span text:style-name="T2854">‬</text:span><text:span text:style-name="T2855">8</text:span><text:span text:style-name="T2856"> בְּֽנֵי־נָ֭בָל גַּם־בְּנֵ֣י בְלִי־שֵׁ֑ם נִ֝כְּא֗וּ מִן־הָאָֽרֶץ׃<text:s/></text:span><text:span text:style-name="T2857">‬</text:span><text:span text:style-name="T2858">‬</text:span><text:span text:style-name="T2859">9</text:span><text:span text:style-name="T2860"> וְ֭עַתָּה נְגִינָתָ֣ם הָיִ֑יתִי וָאֱהִ֖י לָהֶ֣ם לְמִלָּֽה׃<text:s/></text:span><text:span text:style-name="T2861">‬</text:span><text:span text:style-name="T2862">‬</text:span><text:span text:style-name="T2863">10</text:span><text:span text:style-name="T2864"> תִּֽ֭עֲבוּנִי רָ֣חֲקוּ מֶ֑נִּי וּ֝מִפָּנַ֗י לֹא־חָ֥שְׂכוּ רֹֽק׃<text:s/></text:span><text:span text:style-name="T2865">‬</text:span><text:span text:style-name="T2866">‬</text:span><text:span text:style-name="T2867">11</text:span><text:span text:style-name="T2868"> כִּֽי־*יתרו **יִתְרִ֣י פִ֭תַּח וַיְעַנֵּ֑נִי וְ֝רֶ֗סֶן מִפָּנַ֥י שִׁלֵּֽחוּ׃<text:s/></text:span><text:span text:style-name="T2869">‬</text:span><text:span text:style-name="T2870">‬</text:span><text:span text:style-name="T2871">12</text:span><text:span text:style-name="T2872"> עַל־יָמִין֮ פִּרְחַ֢ח יָ֫ק֥וּמוּ רַגְלַ֥י שִׁלֵּ֑חוּ וַיָּסֹ֥לּוּ עָ֝לַ֗י אָרְח֥וֹת אֵידָֽם׃<text:s/></text:span><text:span text:style-name="T2873">‬</text:span><text:span text:style-name="T2874">‬</text:span><text:span text:style-name="T2875">13</text:span><text:span text:style-name="T2876"> נָתְס֗וּ נְֽתִיבָ֫תִ֥י לְהַוָּתִ֥י יֹעִ֑ילוּ לֹ֖א עֹזֵ֣ר לָֽמוֹ׃<text:s/></text:span><text:span text:style-name="T2877">‬</text:span><text:span text:style-name="T2878">‬</text:span><text:span text:style-name="T2879">14</text:span><text:span text:style-name="T2880"> כְּפֶ֣רֶץ רָחָ֣ב יֶאֱתָ֑יוּ תַּ֥חַת שֹׁ֝אָ֗ה הִתְגַּלְגָּֽלוּ׃<text:s/></text:span><text:span text:style-name="T2881">‬</text:span><text:span text:style-name="T2882">‬</text:span><text:span text:style-name="T2883">15</text:span><text:span text:style-name="T2884"> הָהְפַּ֥ךְ עָלַ֗י בַּלָּ֫ה֥וֹת תִּרְדֹּ֣ף כָּ֭רוּחַ נְדִבָתִ֑י וּ֝כְעָ֗ב עָבְרָ֥ה יְשֻׁעָתִֽי׃<text:s/></text:span><text:span text:style-name="T2885">‬</text:span><text:span text:style-name="T2886">‬</text:span><text:span text:style-name="T2887">16</text:span><text:span text:style-name="T2888"> וְעַתָּ֗ה עָ֭לַי תִּשְׁתַּפֵּ֣ךְ נַפְשִׁ֑י יֹ֭אחֲז֣וּנִי יְמֵי־עֹֽנִי׃<text:s/></text:span><text:span text:style-name="T2889">‬</text:span><text:span text:style-name="T2890">‬</text:span><text:span text:style-name="T2891">17</text:span><text:span text:style-name="T2892"> לַ֗יְלָה עֲ֭צָמַי נִקַּ֣ר מֵעָלָ֑י וְ֝עֹרְקַ֗י לֹ֣א יִשְׁכָּבֽוּן׃<text:s/></text:span><text:span text:style-name="T2893">‬</text:span><text:span text:style-name="T2894">‬</text:span><text:span text:style-name="T2895">18</text:span><text:span text:style-name="T2896"> בְּרָב־כֹּ֭חַ יִתְחַפֵּ֣שׂ לְבוּשִׁ֑י כְּפִ֖י כֻתָּנְתִּ֣י יַֽאַזְרֵֽנִי׃<text:s/></text:span><text:span text:style-name="T2897">‬</text:span><text:span text:style-name="T2898">‬</text:span><text:span text:style-name="T2899">19</text:span><text:span text:style-name="T2900"> הֹרָ֥נִי לַחֹ֑מֶר וָ֝אֶתְמַשֵּׁ֗ל כֶּעָפָ֥ר וָאֵֽפֶר׃<text:s/></text:span><text:span text:style-name="T2901">‬</text:span><text:span text:style-name="T2902">‬</text:span><text:span text:style-name="T2903">20</text:span><text:span text:style-name="T2904"> אֲשַׁוַּ֣ע אֵ֭לֶיךָ וְלֹ֣א תַעֲנֵ֑נִי עָ֝מַ֗דְתִּי וַתִּתְבֹּ֥נֶן בִּֽי׃<text:s/></text:span><text:span text:style-name="T2905">‬</text:span><text:span text:style-name="T2906">‬</text:span><text:span text:style-name="T2907">21</text:span><text:span text:style-name="T2908"> תֵּהָפֵ֣ךְ לְאַכְזָ֣ר לִ֑י בְּעֹ֖צֶם יָדְךָ֣ תִשְׂטְמֵֽנִי׃<text:s/></text:span><text:span text:style-name="T2909">‬</text:span><text:span text:style-name="T2910">‬</text:span><text:span text:style-name="T2911">22</text:span><text:span text:style-name="T2912"> תִּשָּׂאֵ֣נִי אֶל־ר֖וּחַ תַּרְכִּיבֵ֑נִי וּ֝תְמֹגְגֵ֗נִי *תשוה **תּוּשִׁיָּֽה׃<text:s/></text:span><text:span text:style-name="T2913">‬</text:span><text:span text:style-name="T2914">‬</text:span><text:span text:style-name="T2915">23</text:span><text:span text:style-name="T2916"> כִּֽי־יָ֭דַעְתִּי מָ֣וֶת תְּשִׁיבֵ֑נִי וּבֵ֖ית מוֹעֵ֣ד לְכָל־חָֽי׃<text:s/></text:span><text:span text:style-name="T2917">‬</text:span><text:span text:style-name="T2918">‬</text:span><text:span text:style-name="T2919">24</text:span><text:span text:style-name="T2920"> אַ֣ךְ לֹא־בְ֭עִי יִשְׁלַח־יָ֑ד אִם־בְּ֝פִיד֗וֹ לָהֶ֥ן שֽׁוּעַ׃<text:s/></text:span><text:span text:style-name="T2921">‬</text:span><text:span text:style-name="T2922">‬</text:span><text:span text:style-name="T2923">25</text:span><text:span text:style-name="T2924"> אִם־לֹ֣א בָ֭כִיתִי לִקְשֵׁה־י֑וֹם עָֽגְמָ֥ה נַ֝פְשִׁ֗י לָאֶבְיֽוֹן׃<text:s/></text:span><text:span text:style-name="T2925">‬</text:span><text:span text:style-name="T2926">‬</text:span><text:span text:style-name="T2927">26</text:span><text:span text:style-name="T2928"> כִּ֤י ט֣וֹב קִ֭וִּיתִי וַיָּ֣בֹא רָ֑ע וַֽאֲיַחֲלָ֥ה לְ֝א֗וֹר וַיָּ֥בֹא אֹֽפֶל׃<text:s/></text:span><text:span text:style-name="T2929">‬</text:span><text:span text:style-name="T2930">‬</text:span><text:span text:style-name="T2931">27</text:span><text:span text:style-name="T2932"> מֵעַ֖י רֻתְּח֥וּ וְלֹא־דָ֗מּוּ קִדְּמֻ֥נִי יְמֵי־עֹֽנִי׃<text:s/></text:span><text:span text:style-name="T2933">‬</text:span><text:span text:style-name="T2934">‬</text:span><text:span text:style-name="T2935">28</text:span><text:span text:style-name="T2936"> קֹדֵ֣ר הִ֭לַּכְתִּי בְּלֹ֣א חַמָּ֑ה קַ֖מְתִּי בַקָּהָ֣ל אֲשַׁוֵּֽעַ׃<text:s/></text:span><text:span text:style-name="T2937">‬</text:span><text:span text:style-name="T2938">‬</text:span><text:span text:style-name="T2939">29</text:span><text:span text:style-name="T2940"> אָ֭ח הָיִ֣יתִי לְתַנִּ֑ים וְ֝רֵ֗עַ לִבְנ֥וֹת יַעֲנָֽה׃<text:s/></text:span><text:span text:style-name="T2941">‬</text:span><text:span text:style-name="T2942">‬</text:span><text:span text:style-name="T2943">30</text:span><text:span text:style-name="T2944"> ע֭וֹרִי שָׁחַ֣ר מֵעָלָ֑י וְעַצְמִי־חָ֝֗רָה מִנִּי־חֹֽרֶב׃<text:s/></text:span><text:span text:style-name="T2945">‬</text:span><text:span text:style-name="T2946">‬</text:span><text:span text:style-name="T2947">31</text:span><text:span text:style-name="T2948"> וַיְהִ֣י לְ֭אֵבֶל כִּנֹּרִ֑י וְ֝עֻגָבִ֗י לְק֣וֹל בֹּכִֽים׃<text:s/></text:span><text:span text:style-name="T2949">‬</text:span><text:span text:style-name="T2950">‬</text:span></text:p>
      </text:section>
      <text:section text:name="Sect30" text:style-name="S30">
        <text:soft-page-break/>
        <text:p text:style-name="P2951">Job 31</text:p>
        <text:p text:style-name="P2952"><text:span text:style-name="T2953">1</text:span><text:span text:style-name="T2954"> בְּ֭רִית כָּרַ֣תִּי לְעֵינָ֑י וּמָ֥ה אֶ֝תְבּוֹנֵ֗ן עַל־בְּתוּלָֽה׃<text:s/></text:span><text:span text:style-name="T2955">‬</text:span><text:span text:style-name="T2956">‬</text:span><text:span text:style-name="T2957">‬</text:span><text:span text:style-name="T2958">2</text:span><text:span text:style-name="T2959"> וּמֶ֤ה ׀ חֵ֣לֶק אֱל֣וֹהַּ מִמָּ֑עַל וְֽנַחֲלַ֥ת שַׁ֝דַּ֗י מִמְּרֹמִֽים׃<text:s/></text:span><text:span text:style-name="T2960">‬</text:span><text:span text:style-name="T2961">‬</text:span><text:span text:style-name="T2962">3</text:span><text:span text:style-name="T2963"> הֲלֹא־אֵ֥יד לְעַוָּ֑ל וְ֝נֵ֗כֶר לְפֹ֣עֲלֵי אָֽוֶן׃<text:s/></text:span><text:span text:style-name="T2964">‬</text:span><text:span text:style-name="T2965">‬</text:span><text:span text:style-name="T2966">4</text:span><text:span text:style-name="T2967"> הֲלֹא־ה֭וּא יִרְאֶ֣ה דְרָכָ֑י וְֽכָל־צְעָדַ֥י יִסְפּֽוֹר׃<text:s/></text:span><text:span text:style-name="T2968">‬</text:span><text:span text:style-name="T2969">‬</text:span><text:span text:style-name="T2970">5</text:span><text:span text:style-name="T2971"> אִם־הָלַ֥כְתִּי עִם־שָׁ֑וְא וַתַּ֖חַשׁ עַל־מִרְמָ֣ה רַגְלֽ͏ִי׃<text:s/></text:span><text:span text:style-name="T2972">‬</text:span><text:span text:style-name="T2973">‬</text:span><text:span text:style-name="T2974">6</text:span><text:span text:style-name="T2975"> יִשְׁקְלֵ֥נִי בְמֹאזְנֵי־צֶ֑דֶק וְיֵדַ֥ע אֱ֝ל֗וֹהַּ תֻּמָּתִֽי׃<text:s/></text:span><text:span text:style-name="T2976">‬</text:span><text:span text:style-name="T2977">‬</text:span><text:span text:style-name="T2978">7</text:span><text:span text:style-name="T2979"> אִ֥ם תִּטֶּ֣ה אַשֻּׁרִי֮ מִנִּ֢י הַ֫דָּ֥רֶךְ וְאַחַ֣ר עֵ֭ינַי הָלַ֣ךְ לִבִּ֑י וּ֝בְכַפַּ֗י דָּ֣בַק מֻאוּֽם׃<text:s/></text:span><text:span text:style-name="T2980">פ<text:s/></text:span><text:span text:style-name="T2981">‬</text:span><text:span text:style-name="T2982">‬</text:span><text:span text:style-name="T2983">‬</text:span><text:span text:style-name="T2984">‬</text:span><text:span text:style-name="T2985">‬</text:span><text:span text:style-name="T2986">‬</text:span><text:span text:style-name="T2987">‬</text:span><text:span text:style-name="T2988">‬</text:span></text:p>
        <text:p text:style-name="P2989"><text:span text:style-name="T2990">8</text:span><text:span text:style-name="T2991"> אֶ֭זְרְעָה וְאַחֵ֣ר יֹאכֵ֑ל וְֽצֶאֱצָאַ֥י יְשֹׁרָֽשׁוּ׃<text:s/></text:span><text:span text:style-name="T2992">‬</text:span><text:span text:style-name="T2993">‬</text:span><text:span text:style-name="T2994">9</text:span><text:span text:style-name="T2995"> אִם־נִפְתָּ֣ה לִ֭בִּי עַל־אִשָּׁ֑ה וְעַל־פֶּ֖תַח רֵעִ֣י אָרָֽבְתִּי׃<text:s/></text:span><text:span text:style-name="T2996">‬</text:span><text:span text:style-name="T2997">‬</text:span><text:span text:style-name="T2998">10</text:span><text:span text:style-name="T2999"> תִּטְחַ֣ן לְאַחֵ֣ר אִשְׁתִּ֑י וְ֝עָלֶ֗יהָ יִכְרְע֥וּן אֲחֵרִֽין׃<text:s/></text:span><text:span text:style-name="T3000">‬</text:span><text:span text:style-name="T3001">‬</text:span><text:span text:style-name="T3002">11</text:span><text:span text:style-name="T3003"> כִּי־*הוא **הִ֥יא זִמָּ֑ה *והיא **וְ֝ה֗וּא עָוֺ֥ן פְּלִילִֽים׃<text:s/></text:span><text:span text:style-name="T3004">‬</text:span><text:span text:style-name="T3005">‬</text:span><text:span text:style-name="T3006">12</text:span><text:span text:style-name="T3007"> כִּ֤י אֵ֣שׁ הִ֭יא עַד־אֲבַדּ֣וֹן תֹּאכֵ֑ל וּֽבְכָל־תְּב֖וּאָתִ֣י תְשָׁרֵֽשׁ׃<text:s/></text:span><text:span text:style-name="T3008">‬</text:span><text:span text:style-name="T3009">‬</text:span><text:span text:style-name="T3010">13</text:span><text:span text:style-name="T3011"> אִם־אֶמְאַ֗ס מִשְׁפַּ֣ט עַ֭בְדִּי וַאֲמָתִ֑י בְּ֝רִבָ֗ם עִמָּדִֽי׃<text:s/></text:span><text:span text:style-name="T3012">‬</text:span><text:span text:style-name="T3013">‬</text:span><text:span text:style-name="T3014">14</text:span><text:span text:style-name="T3015"> וּמָ֣ה אֶֽ֭עֱשֶׂה כִּֽי־יָק֣וּם אֵ֑ל וְכִֽי־יִ֝פְקֹ֗ד מָ֣ה אֲשִׁיבֶֽנּוּ׃<text:s/></text:span><text:span text:style-name="T3016">‬</text:span><text:span text:style-name="T3017">‬</text:span><text:span text:style-name="T3018">15</text:span><text:span text:style-name="T3019"> הֲ‍ֽ֝לֹא־בַ֭בֶּטֶן עֹשֵׂ֣נִי עָשָׂ֑הוּ וַ֝יְכֻנֶ֗נּוּ בָּרֶ֥חֶם אֶחָֽד׃<text:s/></text:span><text:span text:style-name="T3020">‬</text:span><text:span text:style-name="T3021">‬</text:span><text:span text:style-name="T3022">16</text:span><text:span text:style-name="T3023"> אִם־אֶ֭מְנַע מֵחֵ֣פֶץ דַּלִּ֑ים וְעֵינֵ֖י אַלְמָנָ֣ה אֲכַלֶּֽה׃<text:s/></text:span><text:span text:style-name="T3024">‬</text:span><text:span text:style-name="T3025">‬</text:span><text:span text:style-name="T3026">17</text:span><text:span text:style-name="T3027"> וְאֹכַ֣ל פִּתִּ֣י לְבַדִּ֑י וְלֹא־אָכַ֖ל יָת֣וֹם מִמֶּֽנָּה׃<text:s/></text:span><text:span text:style-name="T3028">‬</text:span><text:span text:style-name="T3029">‬</text:span><text:span text:style-name="T3030">18</text:span><text:span text:style-name="T3031"> כִּ֣י מִ֭נְּעוּרַי גְּדֵלַ֣נִי כְאָ֑ב וּמִבֶּ֖טֶן אִמִּ֣י אַנְחֶֽנָּה׃<text:s/></text:span><text:span text:style-name="T3032">‬</text:span><text:span text:style-name="T3033">‬</text:span><text:span text:style-name="T3034">19</text:span><text:span text:style-name="T3035"> אִם־אֶרְאֶ֣ה א֭וֹבֵד מִבְּלִ֣י לְב֑וּשׁ וְאֵ֥ין כְּ֝ס֗וּת לָאֶבְיֽוֹן׃<text:s/></text:span><text:span text:style-name="T3036">‬</text:span><text:span text:style-name="T3037">‬</text:span><text:span text:style-name="T3038">20</text:span><text:span text:style-name="T3039"> אִם־לֹ֣א בֵרֲכ֣וּנִי *חלצו **חֲלָצָ֑יו וּמִגֵּ֥ז כְּ֝בָשַׂי יִתְחַמָּֽם׃<text:s/></text:span><text:span text:style-name="T3040">‬</text:span><text:span text:style-name="T3041">‬</text:span><text:span text:style-name="T3042">21</text:span><text:span text:style-name="T3043"> אִם־הֲנִיפ֣וֹתִי עַל־יָת֣וֹם יָדִ֑י כִּֽי־אֶרְאֶ֥ה בַ֝שַּׁ֗עַר עֶזְרָתִֽי׃<text:s/></text:span><text:span text:style-name="T3044">‬</text:span><text:span text:style-name="T3045">‬</text:span><text:span text:style-name="T3046">22</text:span><text:span text:style-name="T3047"> כְּ֭תֵפִי מִשִּׁכְמָ֣ה תִפּ֑וֹל וְ֝אֶזְרֹעִ֗י מִקָּנָ֥ה תִשָּׁבֵֽר׃<text:s/></text:span><text:span text:style-name="T3048">‬</text:span><text:span text:style-name="T3049">‬</text:span><text:span text:style-name="T3050">23</text:span><text:span text:style-name="T3051"> כִּ֤י פַ֣חַד אֵ֭לַי אֵ֣יד אֵ֑ל וּ֝מִשְּׂאֵת֗וֹ לֹ֣א אוּכָֽל׃<text:s/></text:span><text:span text:style-name="T3052">‬</text:span><text:span text:style-name="T3053">‬</text:span><text:span text:style-name="T3054">24</text:span><text:span text:style-name="T3055"> אִם־שַׂ֣מְתִּי זָהָ֣ב כִּסְלִ֑י וְ֝לַכֶּ֗תֶם אָמַ֥רְתִּי מִבְטַחִֽי׃<text:s/></text:span><text:span text:style-name="T3056">‬</text:span><text:span text:style-name="T3057">‬</text:span><text:span text:style-name="T3058">25</text:span><text:span text:style-name="T3059"> אִם־אֶ֭שְׂמַח כִּי־רַ֣ב חֵילִ֑י וְכִֽי־כַ֝בִּ֗יר מָצְאָ֥ה יָדִֽי׃<text:s/></text:span><text:span text:style-name="T3060">‬</text:span><text:span text:style-name="T3061">‬</text:span><text:span text:style-name="T3062">26</text:span><text:span text:style-name="T3063"> אִם־אֶרְאֶ֣ה א֖וֹר כִּ֣י יָהֵ֑ל וְ֝יָרֵ֗חַ יָקָ֥ר הֹלֵֽךְ׃<text:s/></text:span><text:span text:style-name="T3064">‬</text:span><text:span text:style-name="T3065">‬</text:span><text:span text:style-name="T3066">27</text:span><text:span text:style-name="T3067"> וַיִּ֣פְתְּ בַּסֵּ֣תֶר לִבִּ֑י וַתִּשַּׁ֖ק יָדִ֣י לְפִֽי׃<text:s/></text:span><text:span text:style-name="T3068">‬</text:span><text:span text:style-name="T3069">‬</text:span><text:span text:style-name="T3070">28</text:span><text:span text:style-name="T3071"> גַּם־ה֭וּא עָוֺ֣ן פְּלִילִ֑י כִּֽי־כִחַ֖שְׁתִּי לָאֵ֣ל מִמָּֽעַל׃<text:s/></text:span><text:span text:style-name="T3072">‬</text:span><text:span text:style-name="T3073">‬</text:span><text:span text:style-name="T3074">29</text:span><text:span text:style-name="T3075"> אִם־אֶ֭שְׂמַח בְּפִ֣יד מְשַׂנְאִ֑י וְ֝הִתְעֹרַ֗רְתִּי כִּֽי־מְצָ֥אוֹ רָֽע׃<text:s/></text:span><text:span text:style-name="T3076">‬</text:span><text:span text:style-name="T3077">‬</text:span><text:span text:style-name="T3078">30</text:span><text:span text:style-name="T3079"> וְלֹא־נָתַ֣תִּי לַחֲטֹ֣א חִכִּ֑י לִשְׁאֹ֖ל בְּאָלָ֣ה נַפְשֽׁוֹ׃<text:s/></text:span><text:span text:style-name="T3080">‬</text:span><text:span text:style-name="T3081">‬</text:span><text:span text:style-name="T3082">31</text:span><text:span text:style-name="T3083"> אִם־לֹ֣א אָ֭מְרוּ מְתֵ֣י אָהֳלִ֑י מִֽי־יִתֵּ֥ן מִ֝בְּשָׂר֗וֹ לֹ֣א נִשְׂבָּֽע׃<text:s/></text:span><text:span text:style-name="T3084">‬</text:span><text:span text:style-name="T3085">‬</text:span><text:span text:style-name="T3086">32</text:span><text:span text:style-name="T3087"> בַּ֭חוּץ לֹא־יָלִ֣ין גֵּ֑ר דְּ֝לָתַ֗י לָאֹ֥רַח אֶפְתָּֽח׃<text:s/></text:span><text:span text:style-name="T3088">‬</text:span><text:span text:style-name="T3089">‬</text:span><text:span text:style-name="T3090">33</text:span><text:span text:style-name="T3091"> אִם־כִּסִּ֣יתִי כְאָדָ֣ם פְּשָׁעָ֑י לִטְמ֖וֹן בְּחֻבִּ֣י עֲוֺֽנִי׃<text:s/></text:span><text:span text:style-name="T3092">‬</text:span><text:span text:style-name="T3093">‬</text:span><text:span text:style-name="T3094">34</text:span><text:span text:style-name="T3095"> כִּ֤י אֶֽעֱר֨וֹץ ׀ הָ֘מ֤וֹן רַבָּ֗ה וּבוּז־מִשְׁפָּח֥וֹת יְחִתֵּ֑נִי וָ֝אֶדֹּ֗ם לֹא־אֵ֥צֵא פָֽתַח׃<text:s/></text:span><text:span text:style-name="T3096">‬</text:span><text:span text:style-name="T3097">‬</text:span><text:span text:style-name="T3098">35</text:span><text:span text:style-name="T3099"> מִ֤י יִתֶּן־לִ֨י ׀ שֹׁ֘מֵ֤עַֽ לִ֗י הֶן־תָּ֭וִי שַׁדַּ֣י יַעֲנֵ֑נִי וְסֵ֥פֶר כָּ֝תַ֗ב אִ֣ישׁ רִיבִֽי׃<text:s/></text:span><text:span text:style-name="T3100">‬</text:span><text:span text:style-name="T3101">‬</text:span><text:span text:style-name="T3102">36</text:span><text:span text:style-name="T3103"> אִם־לֹ֣א עַל־שִׁ֭כְמִי אֶשָּׂאֶ֑נּוּ אֶֽעֶנְדֶ֖נּוּ עֲטָר֣וֹת לִֽי׃<text:s/></text:span><text:span text:style-name="T3104">‬</text:span><text:span text:style-name="T3105">‬</text:span><text:span text:style-name="T3106">37</text:span><text:span text:style-name="T3107"> מִסְפַּ֣ר צְ֭עָדַי אַגִּידֶ֑נּוּ כְּמוֹ־נָ֝גִ֗יד אֲקָרֲבֶֽנּוּ׃<text:s/></text:span><text:span text:style-name="T3108">‬</text:span><text:span text:style-name="T3109">‬</text:span><text:span text:style-name="T3110">38</text:span><text:span text:style-name="T3111"> אִם־עָ֭לַי אַדְמָתִ֣י תִזְעָ֑ק וְ֝יַ֗חַד תְּלָמֶ֥יהָ יִבְכָּיֽוּן׃<text:s/></text:span><text:span text:style-name="T3112">‬</text:span><text:span text:style-name="T3113">‬</text:span><text:span text:style-name="T3114">39</text:span><text:span text:style-name="T3115"> אִם־כֹּ֭חָהּ אָכַ֣לְתִּי בְלִי־כָ֑סֶף וְנֶ֖פֶשׁ בְּעָלֶ֣יהָ הִפָּֽחְתִּי׃<text:s/></text:span><text:span text:style-name="T3116">‬</text:span><text:span text:style-name="T3117">‬</text:span><text:span text:style-name="T3118">40</text:span><text:span text:style-name="T3119"> תַּ֤חַת חִטָּ֨ה ׀ יֵ֥צֵא ח֗וֹחַ וְתַֽחַת־שְׂעֹרָ֥ה בָאְשָׁ֑ה תַּ֝֗מּוּ דִּבְרֵ֥י אִיּֽוֹב׃<text:s/></text:span><text:span text:style-name="T3120">פ<text:s/></text:span><text:span text:style-name="T3121">‬</text:span><text:span text:style-name="T3122">‬</text:span></text:p>
      </text:section>
      <text:section text:name="Sect31" text:style-name="S31">
        <text:p text:style-name="P3123">Job 32</text:p>
        <text:p text:style-name="P3124"><text:span text:style-name="T3125">1</text:span><text:span text:style-name="T3126"> וַֽיִּשְׁבְּת֡וּ שְׁלֹ֤שֶׁת הָאֲנָשִׁ֣ים הָ֭אֵלֶּה מֵעֲנ֣וֹת אֶת־אִיּ֑וֹב כִּ֤י ה֖וּא צַדִּ֣יק בְּעֵינָֽיו׃<text:s/></text:span><text:span text:style-name="T3127">פ<text:s/></text:span></text:p>
        <text:soft-page-break/>
        <text:p text:style-name="P3128"><text:span text:style-name="T3129">2</text:span><text:span text:style-name="T3130"> וַיִּ֤חַר אַ֨ף ׀ אֱלִיה֣וּא בֶן־בַּרַכְאֵ֣ל הַבּוּזִי֮ מִמִּשְׁפַּ֢חַ֫ת רָ֥ם בְּ֭אִיּוֹב חָרָ֣ה אַפּ֑וֹ עַֽל־צַדְּק֥וֹ נַ֝פְשׁ֗וֹ מֵאֱלֹהִֽים׃<text:s/></text:span><text:span text:style-name="T3131">‬</text:span><text:span text:style-name="T3132">‬</text:span><text:span text:style-name="T3133">3</text:span><text:span text:style-name="T3134"> וּבִשְׁלֹ֣שֶׁת רֵעָיו֮ חָרָ֢ה אַ֫פּ֥וֹ עַ֤ל אֲשֶׁ֣ר לֹא־מָצְא֣וּ מַעֲנֶ֑ה וַ֝יַּרְשִׁ֗יעוּ אֶת־אִיּֽוֹב׃<text:s/></text:span><text:span text:style-name="T3135">‬</text:span><text:span text:style-name="T3136">‬</text:span><text:span text:style-name="T3137">4</text:span><text:span text:style-name="T3138"> וֶֽאֱלִיה֗וּ חִכָּ֣ה אֶת־אִ֭יּוֹב בִּדְבָרִ֑ים כִּ֤י זְֽקֵנִים־הֵ֖מָּה מִמֶּ֣נּוּ לְיָמִֽים׃<text:s/></text:span><text:span text:style-name="T3139">‬</text:span><text:span text:style-name="T3140">‬</text:span><text:span text:style-name="T3141">5</text:span><text:span text:style-name="T3142"> וַיַּ֤רְא אֱלִיה֗וּא כִּ֘י אֵ֤ין מַעֲנֶ֗ה בְּ֭פִי שְׁלֹ֥שֶׁת הָאֲנָשִׁ֗ים וַיִּ֥חַר אַפּֽוֹ׃<text:s/></text:span><text:span text:style-name="T3143">פ<text:s/></text:span><text:span text:style-name="T3144">‬</text:span><text:span text:style-name="T3145">‬</text:span><text:span text:style-name="T3146">‬</text:span><text:span text:style-name="T3147">‬</text:span><text:span text:style-name="T3148">‬</text:span><text:span text:style-name="T3149">‬</text:span></text:p>
        <text:p text:style-name="P3150"><text:span text:style-name="T3151">6</text:span><text:span text:style-name="T3152"> וַיַּ֤עַן ׀ אֱלִיה֖וּא בֶן־בַּֽרַכְאֵ֥ל הַבּוּזִ֗י וַיֹּ֫אמַֽר צָ֘עִ֤יר אֲנִ֣י לְ֭יָמִים וְאַתֶּ֣ם יְשִׁישׁ֑‍ִים עַל־כֵּ֖ן זָחַ֥לְתִּי וָֽאִירָ֓א ׀ מֵחַוֺּ֖ת דֵּעִ֣י אֶתְכֶֽם׃<text:s/></text:span><text:span text:style-name="T3153">‬</text:span><text:span text:style-name="T3154">‬</text:span><text:span text:style-name="T3155">7</text:span><text:span text:style-name="T3156"> אָ֭מַרְתִּי יָמִ֣ים יְדַבֵּ֑רוּ וְרֹ֥ב שָׁ֝נִ֗ים יֹדִ֥יעוּ חָכְמָֽה׃<text:s/></text:span><text:span text:style-name="T3157">‬</text:span><text:span text:style-name="T3158">‬</text:span><text:span text:style-name="T3159">8</text:span><text:span text:style-name="T3160"> אָ֭כֵן רֽוּחַ־הִ֣יא בֶאֱנ֑וֹשׁ וְנִשְׁמַ֖ת שַׁדַּ֣י תְּבִינֵֽם׃<text:s/></text:span><text:span text:style-name="T3161">‬</text:span><text:span text:style-name="T3162">‬</text:span><text:span text:style-name="T3163">9</text:span><text:span text:style-name="T3164"> לֹֽא־רַבִּ֥ים יֶחְכָּ֑מוּ וּ֝זְקֵנִ֗ים יָבִ֥ינוּ מִשְׁפָּֽט׃<text:s/></text:span><text:span text:style-name="T3165">‬</text:span><text:span text:style-name="T3166">‬</text:span><text:span text:style-name="T3167">10</text:span><text:span text:style-name="T3168"> לָכֵ֣ן אָ֭מַרְתִּי שִׁמְעָה־לִּ֑י אֲחַוֶּ֖ה דֵעִ֣י אַף־אָֽנִי׃<text:s/></text:span><text:span text:style-name="T3169">‬</text:span><text:span text:style-name="T3170">‬</text:span><text:span text:style-name="T3171">11</text:span><text:span text:style-name="T3172"> הֵ֤ן הוֹחַ֨לְתִּי לְֽדִבְרֵיכֶ֗ם אָ֭זִין עַד־תְּב֥וּנֹֽתֵיכֶ֑ם עַֽד־תַּחְקְר֥וּן מִלִּֽין׃<text:s/></text:span><text:span text:style-name="T3173">‬</text:span><text:span text:style-name="T3174">‬</text:span><text:span text:style-name="T3175">12</text:span><text:span text:style-name="T3176"> וְעָֽדֵיכֶ֗ם אֶתְבּ֫וֹנָ֥ן וְהִנֵּ֤ה אֵ֣ין לְאִיּ֣וֹב מוֹכִ֑יחַ עוֹנֶ֖ה אֲמָרָ֣יו מִכֶּֽם׃<text:s/></text:span><text:span text:style-name="T3177">‬</text:span><text:span text:style-name="T3178">‬</text:span><text:span text:style-name="T3179">13</text:span><text:span text:style-name="T3180"> פֶּן־תֹּ֣֭אמְרוּ מָצָ֣אנוּ חָכְמָ֑ה אֵ֖ל יִדְּפֶ֣נּוּ לֹא־אִֽישׁ׃<text:s/></text:span><text:span text:style-name="T3181">‬</text:span><text:span text:style-name="T3182">‬</text:span><text:span text:style-name="T3183">14</text:span><text:span text:style-name="T3184"> וְלֹא־עָרַ֣ךְ אֵלַ֣י מִלִּ֑ין וּ֝בְאִמְרֵיכֶ֗ם לֹ֣א אֲשִׁיבֶֽנּוּ׃<text:s/></text:span><text:span text:style-name="T3185">‬</text:span><text:span text:style-name="T3186">‬</text:span><text:span text:style-name="T3187">15</text:span><text:span text:style-name="T3188"> חַ֭תּוּ לֹא־עָ֣נוּ ע֑וֹד הֶעְתִּ֖יקוּ מֵהֶ֣ם מִלִּֽים׃<text:s/></text:span><text:span text:style-name="T3189">‬</text:span><text:span text:style-name="T3190">‬</text:span><text:span text:style-name="T3191">16</text:span><text:span text:style-name="T3192"> וְ֭הוֹחַלְתִּי כִּי־לֹ֣א יְדַבֵּ֑רוּ כִּ֥י עָ֝מְד֗וּ לֹא־עָ֥נוּ עֽוֹד׃<text:s/></text:span><text:span text:style-name="T3193">‬</text:span><text:span text:style-name="T3194">‬</text:span><text:span text:style-name="T3195">17</text:span><text:span text:style-name="T3196"> אַעֲנֶ֣ה אַף־אֲנִ֣י חֶלְקִ֑י אֲחַוֶּ֖ה דֵעִ֣י אַף־אָֽנִי׃<text:s/></text:span><text:span text:style-name="T3197">‬</text:span><text:span text:style-name="T3198">‬</text:span><text:span text:style-name="T3199">18</text:span><text:span text:style-name="T3200"> כִּ֭י מָלֵ֣תִי מִלִּ֑ים הֱ֝צִיקַ֗תְנִי ר֣וּחַ בִּטְנִֽי׃<text:s/></text:span><text:span text:style-name="T3201">‬</text:span><text:span text:style-name="T3202">‬</text:span><text:span text:style-name="T3203">19</text:span><text:span text:style-name="T3204"> הִנֵּֽה־בִטְנִ֗י כְּיַ֥יִן לֹא־יִפָּתֵ֑חַ כְּאֹב֥וֹת חֲ֝דָשִׁ֗ים יִבָּקֵֽעַ׃<text:s/></text:span><text:span text:style-name="T3205">‬</text:span><text:span text:style-name="T3206">‬</text:span><text:span text:style-name="T3207">20</text:span><text:span text:style-name="T3208"> אֲדַבְּרָ֥ה וְיִֽרְוַֽח־לִ֑י אֶפְתַּ֖ח שְׂפָתַ֣י וְאֶֽעֱנֶֽה׃<text:s/></text:span><text:span text:style-name="T3209">‬</text:span><text:span text:style-name="T3210">‬</text:span><text:span text:style-name="T3211">21</text:span><text:span text:style-name="T3212"> אַל־נָ֭א אֶשָּׂ֣א פְנֵי־אִ֑ישׁ וְאֶל־אָ֝דָ֗ם לֹ֣א אֲכַנֶּֽה׃<text:s/></text:span><text:span text:style-name="T3213">‬</text:span><text:span text:style-name="T3214">‬</text:span><text:span text:style-name="T3215">22</text:span><text:span text:style-name="T3216"> כִּ֤י לֹ֣א יָדַ֣עְתִּי אֲכַנֶּ֑ה כִּ֝מְעַ֗ט יִשָּׂאֵ֥נִי עֹשֵֽׂנִי׃<text:s/></text:span><text:span text:style-name="T3217">‬</text:span><text:span text:style-name="T3218">‬</text:span></text:p>
      </text:section>
      <text:section text:name="Sect32" text:style-name="S32">
        <text:p text:style-name="P3219">Job 33</text:p>
        <text:p text:style-name="P3220"><text:span text:style-name="T3221">1</text:span><text:span text:style-name="T3222"> וְֽאוּלָ֗ם שְׁמַֽע־נָ֣א אִיּ֣וֹב מִלָּ֑י וְֽכָל־דְּבָרַ֥י הַאֲזִֽינָה׃<text:s/></text:span><text:span text:style-name="T3223">2</text:span><text:span text:style-name="T3224"> הִנֵּה־נָ֭א פָּתַ֣חְתִּי פִ֑י דִּבְּרָ֖ה לְשׁוֹנִ֣י בְחִכִּֽי׃<text:s/></text:span><text:span text:style-name="T3225">‬</text:span><text:span text:style-name="T3226">‬</text:span><text:span text:style-name="T3227">3</text:span><text:span text:style-name="T3228"> יֹֽשֶׁר־לִבִּ֥י אֲמָרָ֑י וְדַ֥עַת שְׂ֝פָתַ֗י בָּר֥וּר מִלֵּֽלוּ׃<text:s/></text:span><text:span text:style-name="T3229">‬</text:span><text:span text:style-name="T3230">‬</text:span><text:span text:style-name="T3231">4</text:span><text:span text:style-name="T3232"> רֽוּחַ־אֵ֥ל עָשָׂ֑תְנִי וְנִשְׁמַ֖ת שַׁדַּ֣י תְּחַיֵּֽנִי׃<text:s/></text:span><text:span text:style-name="T3233">‬</text:span><text:span text:style-name="T3234">‬</text:span><text:span text:style-name="T3235">5</text:span><text:span text:style-name="T3236"> אִם־תּוּכַ֥ל הֲשִׁיבֵ֑נִי עֶרְכָ֥ה לְ֝פָנַ֗י הִתְיַצָּֽבָה׃<text:s/></text:span><text:span text:style-name="T3237">‬</text:span><text:span text:style-name="T3238">‬</text:span><text:span text:style-name="T3239">6</text:span><text:span text:style-name="T3240"> הֵן־אֲנִ֣י כְפִ֣יךָ לָאֵ֑ל מֵ֝חֹ֗מֶר קֹרַ֥צְתִּי גַם־אָֽנִי׃<text:s/></text:span><text:span text:style-name="T3241">‬</text:span><text:span text:style-name="T3242">‬</text:span><text:span text:style-name="T3243">7</text:span><text:span text:style-name="T3244"> הִנֵּ֣ה אֵ֭מָתִי לֹ֣א תְבַעֲתֶ֑ךָּ וְ֝אַכְפִּ֗י עָלֶ֥יךָ לֹא־יִכְבָּֽד׃<text:s/></text:span><text:span text:style-name="T3245">‬</text:span><text:span text:style-name="T3246">‬</text:span><text:span text:style-name="T3247">8</text:span><text:span text:style-name="T3248"> אַ֭ךְ אָמַ֣רְתָּ בְאָזְנָ֑י וְק֖וֹל מִלִּ֣ין אֶשְׁמָֽע׃<text:s/></text:span><text:span text:style-name="T3249">‬</text:span><text:span text:style-name="T3250">‬</text:span><text:span text:style-name="T3251">9</text:span><text:span text:style-name="T3252"> זַ֥ךְ אֲנִ֗י בְּֽלִ֫י פָ֥שַׁע חַ֥ף אָנֹכִ֑י וְלֹ֖א עָוֺ֣ן לִֽי׃<text:s/></text:span><text:span text:style-name="T3253">‬</text:span><text:span text:style-name="T3254">‬</text:span><text:span text:style-name="T3255">10</text:span><text:span text:style-name="T3256"> הֵ֣ן תְּ֭נוּאוֹת עָלַ֣י יִמְצָ֑א יַחְשְׁבֵ֖נִי לְאוֹיֵ֣ב לֽוֹ׃<text:s/></text:span><text:span text:style-name="T3257">‬</text:span><text:span text:style-name="T3258">‬</text:span><text:span text:style-name="T3259">11</text:span><text:span text:style-name="T3260"> יָשֵׂ֣ם בַּסַּ֣ד רַגְלָ֑י יִ֝שְׁמֹ֗ר כָּל־אָרְחֹתָֽי׃<text:s/></text:span><text:span text:style-name="T3261">‬</text:span><text:span text:style-name="T3262">‬</text:span><text:span text:style-name="T3263">12</text:span><text:span text:style-name="T3264"> הֶן־זֹ֣את לֹא־צָדַ֣קְתָּ אֶעֱנֶ֑ךָּ כִּֽי־יִרְבֶּ֥ה אֱ֝ל֗וֹהַ מֵאֱנֽוֹשׁ׃<text:s/></text:span><text:span text:style-name="T3265">‬</text:span><text:span text:style-name="T3266">‬</text:span><text:span text:style-name="T3267">13</text:span><text:span text:style-name="T3268"> מַ֭דּוּעַ אֵלָ֣יו רִיב֑וֹתָ כִּ֥י כָל־דְּ֝בָרָ֗יו לֹ֣א יַעֲנֶֽה׃<text:s/></text:span><text:span text:style-name="T3269">‬</text:span><text:span text:style-name="T3270">‬</text:span><text:span text:style-name="T3271">14</text:span><text:span text:style-name="T3272"> כִּֽי־בְאַחַ֥ת יְדַבֶּר־אֵ֑ל וּ֝בִשְׁתַּ֗יִם לֹ֣א יְשׁוּרֶֽנָּה׃<text:s/></text:span><text:span text:style-name="T3273">‬</text:span><text:span text:style-name="T3274">‬</text:span><text:span text:style-name="T3275">15</text:span><text:span text:style-name="T3276"> בַּחֲל֤וֹם ׀ חֶזְי֬וֹן לַ֗יְלָה בִּנְפֹ֣ל תַּ֭רְדֵּמָה עַל־אֲנָשִׁ֑ים בִּ֝תְנוּמ֗וֹת עֲלֵ֣י מִשְׁכָּֽב׃<text:s/></text:span><text:span text:style-name="T3277">‬</text:span><text:span text:style-name="T3278">‬</text:span><text:span text:style-name="T3279">16</text:span><text:span text:style-name="T3280"> אָ֣ז יִ֭גְלֶה אֹ֣זֶן אֲנָשִׁ֑ים וּבְמֹ֖סָרָ֣ם יַחְתֹּֽם׃<text:s/></text:span><text:span text:style-name="T3281">‬</text:span><text:span text:style-name="T3282">‬</text:span><text:span text:style-name="T3283">17</text:span><text:span text:style-name="T3284"> לְ֭הָסִיר אָדָ֣ם מַעֲשֶׂ֑ה וְגֵוָ֖ה מִגֶּ֣בֶר יְכַסֶּֽה׃<text:s/></text:span><text:span text:style-name="T3285">‬</text:span><text:span text:style-name="T3286">‬</text:span><text:span text:style-name="T3287">18</text:span><text:span text:style-name="T3288"> יַחְשֹׂ֣ךְ נַ֭פְשׁוֹ מִנִּי־שָׁ֑חַת וְ֝חַיָּת֗וֹ מֵעֲבֹ֥ר בַּשָּֽׁלַח׃<text:s/></text:span><text:span text:style-name="T3289">‬</text:span><text:span text:style-name="T3290">‬</text:span><text:span text:style-name="T3291">19</text:span><text:span text:style-name="T3292"> וְהוּכַ֣ח בְּ֭מַכְאוֹב עַל־מִשְׁכָּב֑וֹ *וריב **וְר֖וֹב עֲצָמָ֣יו אֵתָֽן׃<text:s/></text:span><text:span text:style-name="T3293">‬</text:span><text:span text:style-name="T3294">‬</text:span><text:span text:style-name="T3295">20</text:span><text:span text:style-name="T3296"> וְזִֽהֲמַ֣תּוּ חַיָּת֣וֹ לָ֑חֶם וְ֝נַפְשׁ֗וֹ מַאֲכַ֥ל תַּאֲוָֽה׃<text:s/></text:span><text:span text:style-name="T3297">‬</text:span><text:span text:style-name="T3298">‬</text:span><text:span text:style-name="T3299">21</text:span><text:span text:style-name="T3300"> יִ֣כֶל בְּשָׂר֣וֹ מֵרֹ֑אִי *ושפי **וְשֻׁפּ֥וּ עַ֝צְמוֹתָ֗יו<text:s/></text:span><text:soft-page-break/><text:span text:style-name="T3301">לֹ֣א רֻאּֽוּ׃<text:s/></text:span><text:span text:style-name="T3302">‬</text:span><text:span text:style-name="T3303">‬</text:span><text:span text:style-name="T3304">22</text:span><text:span text:style-name="T3305"> וַתִּקְרַ֣ב לַשַּׁ֣חַת נַפְשׁ֑וֹ וְ֝חַיָּת֗וֹ לַֽמְמִתִֽים׃<text:s/></text:span><text:span text:style-name="T3306">‬</text:span><text:span text:style-name="T3307">‬</text:span><text:span text:style-name="T3308">23</text:span><text:span text:style-name="T3309"> אִם־יֵ֤שׁ עָלָ֨יו ׀ מַלְאָ֗ךְ מֵלִ֗יץ אֶחָ֥ד מִנִּי־אָ֑לֶף לְהַגִּ֖יד לְאָדָ֣ם יָשְׁרֽוֹ׃<text:s/></text:span><text:span text:style-name="T3310">‬</text:span><text:span text:style-name="T3311">‬</text:span><text:span text:style-name="T3312">24</text:span><text:span text:style-name="T3313"> וַיְחֻנֶּ֗נּוּ וַיֹּ֗אמֶר פְּ֭דָעֵהוּ מֵרֶ֥דֶת שָׁ֗חַת מָצָ֥אתִי כֹֽפֶר׃<text:s/></text:span><text:span text:style-name="T3314">‬</text:span><text:span text:style-name="T3315">‬</text:span><text:span text:style-name="T3316">25</text:span><text:span text:style-name="T3317"> רֻֽטֲפַ֣שׁ בְּשָׂר֣וֹ מִנֹּ֑עַר יָ֝שׁ֗וּב לִימֵ֥י עֲלוּמָֽיו׃<text:s/></text:span><text:span text:style-name="T3318">‬</text:span><text:span text:style-name="T3319">‬</text:span><text:span text:style-name="T3320">26</text:span><text:span text:style-name="T3321"> יֶעְתַּ֤ר אֶל־אֱל֨וֹהַּ ׀ וַיִּרְצֵ֗הוּ וַיַּ֣רְא פָּ֭נָיו בִּתְרוּעָ֑ה וַיָּ֥שֶׁב לֶ֝אֱנ֗וֹשׁ צִדְקָתֽוֹ׃<text:s/></text:span><text:span text:style-name="T3322">‬</text:span><text:span text:style-name="T3323">‬</text:span><text:span text:style-name="T3324">27</text:span><text:span text:style-name="T3325"> יָשֹׁ֤ר ׀ עַל־אֲנָשִׁ֗ים וַיֹּ֗אמֶר חָ֭טָאתִי וְיָשָׁ֥ר הֶעֱוֵ֗יתִי וְלֹא־שָׁ֥וָה לִֽי׃<text:s/></text:span><text:span text:style-name="T3326">‬</text:span><text:span text:style-name="T3327">‬</text:span><text:span text:style-name="T3328">28</text:span><text:span text:style-name="T3329"> פָּדָ֣ה *נפשי **נַ֭פְשׁוֹ מֵעֲבֹ֣ר בַּשָּׁ֑חַת *וחיתי **וְ֝חַיָּתוֹ בָּא֥וֹר תִּרְאֶֽה׃<text:s/></text:span><text:span text:style-name="T3330">‬</text:span><text:span text:style-name="T3331">‬</text:span><text:span text:style-name="T3332">29</text:span><text:span text:style-name="T3333"> הֶן־כָּל־אֵ֭לֶּה יִפְעַל־אֵ֑ל פַּעֲמַ֖יִם שָׁל֣וֹשׁ עִם־גָּֽבֶר׃<text:s/></text:span><text:span text:style-name="T3334">‬</text:span><text:span text:style-name="T3335">‬</text:span><text:span text:style-name="T3336">30</text:span><text:span text:style-name="T3337"> לְהָשִׁ֣יב נַ֭פְשׁוֹ מִנִּי־שָׁ֑חַת לֵ֝א֗וֹר בְּא֣וֹר הַֽחַיִּים׃<text:s/></text:span><text:span text:style-name="T3338">‬</text:span><text:span text:style-name="T3339">‬</text:span><text:span text:style-name="T3340">31</text:span><text:span text:style-name="T3341"> הַקְשֵׁ֖ב אִיּ֥וֹב שְֽׁמַֽע־לִ֑י הַ֝חֲרֵ֗שׁ וְאָנֹכִ֥י אֲדַבֵּֽר׃<text:s/></text:span><text:span text:style-name="T3342">‬</text:span><text:span text:style-name="T3343">‬</text:span><text:span text:style-name="T3344">32</text:span><text:span text:style-name="T3345"> אִם־יֵשׁ־מִלִּ֥ין הֲשִׁיבֵ֑נִי דַּ֝בֵּ֗ר כִּֽי־חָפַ֥צְתִּי צַדְּקֶֽךָּ׃<text:s/></text:span><text:span text:style-name="T3346">‬</text:span><text:span text:style-name="T3347">‬</text:span><text:span text:style-name="T3348">33</text:span><text:span text:style-name="T3349"> אִם־אַ֭יִן אַתָּ֥ה שְֽׁמַֽע־לִ֑י הַ֝חֲרֵ֗שׁ וַאֲאַלֶּפְךָ֥ חָכְמָֽה׃</text:span><text:span text:style-name="T3350"><text:s/>ס<text:s/></text:span><text:span text:style-name="T3351">‬</text:span><text:span text:style-name="T3352">‬</text:span></text:p>
      </text:section>
      <text:section text:name="Sect33" text:style-name="S33">
        <text:p text:style-name="P3353">Job 34</text:p>
        <text:p text:style-name="P3354"><text:span text:style-name="T3355">1</text:span><text:span text:style-name="T3356"> וַיַּ֥עַן אֱלִיה֗וּא וַיֹּאמַֽר׃<text:s/></text:span><text:span text:style-name="T3357">2</text:span><text:span text:style-name="T3358"> שִׁמְע֣וּ חֲכָמִ֣ים מִלָּ֑י וְ֝יֹדְעִ֗ים הַאֲזִ֥ינוּ לִֽי׃<text:s/></text:span><text:span text:style-name="T3359">‬</text:span><text:span text:style-name="T3360">‬</text:span><text:span text:style-name="T3361">3</text:span><text:span text:style-name="T3362"> כִּי־אֹ֭זֶן מִלִּ֣ין תִּבְחָ֑ן וְ֝חֵ֗ךְ יִטְעַ֥ם לֶאֱכֹֽל׃<text:s/></text:span><text:span text:style-name="T3363">‬</text:span><text:span text:style-name="T3364">‬</text:span><text:span text:style-name="T3365">4</text:span><text:span text:style-name="T3366"> מִשְׁפָּ֥ט נִבְחֲרָה־לָּ֑נוּ נֵדְעָ֖ה בֵינֵ֣ינוּ מַה־טּֽוֹב׃<text:s/></text:span><text:span text:style-name="T3367">‬</text:span><text:span text:style-name="T3368">‬</text:span><text:span text:style-name="T3369">5</text:span><text:span text:style-name="T3370"> כִּֽי־אָ֭מַר אִיּ֣וֹב צָדַ֑קְתִּי וְ֝אֵ֗ל הֵסִ֥יר מִשְׁפָּטִֽי׃<text:s/></text:span><text:span text:style-name="T3371">‬</text:span><text:span text:style-name="T3372">‬</text:span><text:span text:style-name="T3373">6</text:span><text:span text:style-name="T3374"> עַל־מִשְׁפָּטִ֥י אֲכַזֵּ֑ב אָנ֖וּשׁ חִצִּ֣י בְלִי־פָֽשַׁע׃<text:s/></text:span><text:span text:style-name="T3375">‬</text:span><text:span text:style-name="T3376">‬</text:span><text:span text:style-name="T3377">7</text:span><text:span text:style-name="T3378"> מִי־גֶ֥בֶר כְּאִיּ֑וֹב יִֽשְׁתֶּה־לַּ֥עַג כַּמָּֽיִם׃<text:s/></text:span><text:span text:style-name="T3379">‬</text:span><text:span text:style-name="T3380">‬</text:span><text:span text:style-name="T3381">8</text:span><text:span text:style-name="T3382"> וְאָרַ֣ח לְ֭חֶבְרָה עִם־פֹּ֣עֲלֵי אָ֑וֶן וְ֝לָלֶ֗כֶת עִם־אַנְשֵׁי־רֶֽשַׁע׃<text:s/></text:span><text:span text:style-name="T3383">‬</text:span><text:span text:style-name="T3384">‬</text:span><text:span text:style-name="T3385">9</text:span><text:span text:style-name="T3386"> כִּֽי־אָ֭מַר לֹ֣א יִסְכָּן־גָּ֑בֶר בִּ֝רְצֹת֗וֹ עִם־אֱלֹהִֽים׃<text:s/></text:span><text:span text:style-name="T3387">‬</text:span><text:span text:style-name="T3388">‬</text:span><text:span text:style-name="T3389">10</text:span><text:span text:style-name="T3390"> לָכֵ֤ן ׀ אַ֥נֲשֵׁ֥י לֵבָ֗ב שִׁמְע֫וּ לִ֥י חָלִ֖לָה לָאֵ֥ל מֵרֶ֗שַׁע וְשַׁדַּ֥י מֵעָֽוֶל׃<text:s/></text:span><text:span text:style-name="T3391">‬</text:span><text:span text:style-name="T3392">‬</text:span><text:span text:style-name="T3393">11</text:span><text:span text:style-name="T3394"> כִּ֤י פֹ֣עַל אָ֭דָם יְשַׁלֶּם־ל֑וֹ וּֽכְאֹ֥רַח אִ֝֗ישׁ יַמְצִאֶֽנּוּ׃<text:s/></text:span><text:span text:style-name="T3395">‬</text:span><text:span text:style-name="T3396">‬</text:span><text:span text:style-name="T3397">12</text:span><text:span text:style-name="T3398"> אַף־אָמְנָ֗ם אֵ֥ל לֹֽא־יַרְשִׁ֑יעַ וְ֝שַׁדַּ֗י לֹֽא־יְעַוֵּ֥ת מִשְׁפָּֽט׃<text:s/></text:span><text:span text:style-name="T3399">‬</text:span><text:span text:style-name="T3400">‬</text:span><text:span text:style-name="T3401">13</text:span><text:span text:style-name="T3402"> מִֽי־פָקַ֣ד עָלָ֣יו אָ֑רְצָה וּמִ֥י שָׂ֝֗ם תֵּבֵ֥ל כֻּלָּֽהּ׃<text:s/></text:span><text:span text:style-name="T3403">‬</text:span><text:span text:style-name="T3404">‬</text:span><text:span text:style-name="T3405">14</text:span><text:span text:style-name="T3406"> אִם־יָשִׂ֣ים אֵלָ֣יו לִבּ֑וֹ רוּח֥וֹ וְ֝נִשְׁמָת֗וֹ אֵלָ֥יו יֶאֱסֹֽף׃<text:s/></text:span><text:span text:style-name="T3407">‬</text:span><text:span text:style-name="T3408">‬</text:span><text:span text:style-name="T3409">15</text:span><text:span text:style-name="T3410"> יִגְוַ֣ע כָּל־בָּשָׂ֣ר יָ֑חַד וְ֝אָדָ֗ם עַל־עָפָ֥ר יָשֽׁוּב׃<text:s/></text:span><text:span text:style-name="T3411">‬</text:span><text:span text:style-name="T3412">‬</text:span><text:span text:style-name="T3413">16</text:span><text:span text:style-name="T3414"> וְאִם־בִּ֥ינָה שִׁמְעָה־זֹּ֑את הַ֝אֲזִ֗ינָה לְק֣וֹל מִלָּֽי׃<text:s/></text:span><text:span text:style-name="T3415">‬</text:span><text:span text:style-name="T3416">‬</text:span><text:span text:style-name="T3417">17</text:span><text:span text:style-name="T3418"> הַאַ֬ף שׂוֹנֵ֣א מִשְׁפָּ֣ט יַחֲב֑וֹשׁ וְאִם־צַדִּ֖יק כַּבִּ֣יר תַּרְשִֽׁיעַ׃<text:s/></text:span><text:span text:style-name="T3419">‬</text:span><text:span text:style-name="T3420">‬</text:span><text:span text:style-name="T3421">18</text:span><text:span text:style-name="T3422"> הַאֲמֹ֣ר לְמֶ֣לֶךְ בְּלִיָּ֑עַל רָ֝שָׁ֗ע אֶל־נְדִיבִֽים׃<text:s/></text:span><text:span text:style-name="T3423">‬</text:span><text:span text:style-name="T3424">‬</text:span><text:span text:style-name="T3425">19</text:span><text:span text:style-name="T3426"> אֲשֶׁ֤ר לֹֽא־נָשָׂ֨א ׀ פְּנֵ֥י שָׂרִ֗ים וְלֹ֣א נִכַּר־שׁ֭וֹעַ לִפְנֵי־דָ֑ל כִּֽי־מַעֲשֵׂ֖ה יָדָ֣יו כֻּלָּֽם׃<text:s/></text:span><text:span text:style-name="T3427">‬</text:span><text:span text:style-name="T3428">‬</text:span><text:span text:style-name="T3429">20</text:span><text:span text:style-name="T3430"> רֶ֤גַע ׀ יָמֻתוּ֮ וַחֲצ֢וֹת לָ֥יְלָה יְגֹעֲשׁ֣וּ עָ֣ם וְיַעֲבֹ֑רוּ וְיָסִ֥ירוּ אַ֝בִּ֗יר לֹ֣א בְיָֽד׃<text:s/></text:span><text:span text:style-name="T3431">‬</text:span><text:span text:style-name="T3432">‬</text:span><text:span text:style-name="T3433">21</text:span><text:span text:style-name="T3434"> כִּי־עֵ֭ינָיו עַל־דַּרְכֵי־אִ֑ישׁ וְֽכָל־צְעָדָ֥יו יִרְאֶֽה׃<text:s/></text:span><text:span text:style-name="T3435">‬</text:span><text:span text:style-name="T3436">‬</text:span><text:span text:style-name="T3437">22</text:span><text:span text:style-name="T3438"> אֵֽין־חֹ֭שֶׁךְ וְאֵ֣ין צַלְמָ֑וֶת לְהִסָּ֥תֶר שָׁ֝֗ם פֹּ֣עֲלֵי אָֽוֶן׃<text:s/></text:span><text:span text:style-name="T3439">‬</text:span><text:span text:style-name="T3440">‬</text:span><text:span text:style-name="T3441">23</text:span><text:span text:style-name="T3442"> כִּ֤י לֹ֣א עַל־אִ֭ישׁ יָשִׂ֣ים ע֑וֹד לַהֲלֹ֥ךְ אֶל־אֵ֝֗ל בַּמִּשְׁפָּֽט׃<text:s/></text:span><text:span text:style-name="T3443">‬</text:span><text:span text:style-name="T3444">‬</text:span><text:span text:style-name="T3445">24</text:span><text:span text:style-name="T3446"> יָרֹ֣עַ כַּבִּירִ֣ים לֹא־חֵ֑קֶר וַיַּעֲמֵ֖ד אֲחֵרִ֣ים תַּחְתָּֽם׃<text:s/></text:span><text:span text:style-name="T3447">‬</text:span><text:span text:style-name="T3448">‬</text:span><text:span text:style-name="T3449">25</text:span><text:span text:style-name="T3450"> לָכֵ֗ן יַ֭כִּיר מַעְבָּֽדֵיהֶ֑ם וְהָ֥פַךְ לַ֝֗יְלָה וְיִדַּכָּֽאוּ׃<text:s/></text:span><text:span text:style-name="T3451">‬</text:span><text:span text:style-name="T3452">‬</text:span><text:span text:style-name="T3453">26</text:span><text:span text:style-name="T3454"> תַּֽחַת־רְשָׁעִ֥ים סְפָקָ֗ם בִּמְק֥וֹם רֹאִֽים׃<text:s/></text:span><text:span text:style-name="T3455">‬</text:span><text:span text:style-name="T3456">‬</text:span><text:span text:style-name="T3457">27</text:span><text:span text:style-name="T3458"> אֲשֶׁ֣ר עַל־כֵּ֭ן סָ֣רוּ מֵֽאַחֲרָ֑יו וְכָל־דְּ֝רָכָ֗יו לֹ֣א הִשְׂכִּֽילוּ׃<text:s/></text:span><text:span text:style-name="T3459">‬</text:span><text:span text:style-name="T3460">‬</text:span><text:span text:style-name="T3461">28</text:span><text:span text:style-name="T3462"> לְהָבִ֣יא עָ֭לָיו צַֽעֲקַת־דָּ֑ל וְצַעֲקַ֖ת עֲנִיִּ֣ים יִשְׁמָֽע׃<text:s/></text:span><text:span text:style-name="T3463">‬</text:span><text:span text:style-name="T3464">‬</text:span><text:span text:style-name="T3465">29</text:span><text:span text:style-name="T3466"> וְה֤וּא יַשְׁקִ֨ט ׀ וּמִ֥י יַרְשִׁ֗עַ וְיַסְתֵּ֣ר פָּ֭נִים וּמִ֣י יְשׁוּרֶ֑נּוּ וְעַל־גּ֖וֹי וְעַל־אָדָ֣ם יָֽחַד׃<text:s/></text:span><text:span text:style-name="T3467">‬</text:span><text:span text:style-name="T3468">‬</text:span><text:span text:style-name="T3469">30</text:span><text:span text:style-name="T3470"> מִ֭מְּלֹךְ אָדָ֥ם חָנֵ֗ף מִמֹּ֥קְשֵׁי עָֽם׃<text:s/></text:span><text:span text:style-name="T3471">‬</text:span><text:span text:style-name="T3472">‬</text:span><text:span text:style-name="T3473">31</text:span><text:span text:style-name="T3474"> כִּֽי־אֶל־אֵ֭ל הֶאָמַ֥ר נָשָׂ֗אתִי לֹ֣א אֶחְבֹּֽל׃<text:s/></text:span><text:span text:style-name="T3475">‬</text:span><text:span text:style-name="T3476">‬</text:span><text:span text:style-name="T3477">32</text:span><text:span text:style-name="T3478"> בִּלְעֲדֵ֣י אֶ֭חֱזֶה אַתָּ֣ה הֹרֵ֑נִי אִֽם־עָ֥וֶל פָּ֝עַ֗לְתִּי לֹ֣א אֹסִֽיף׃<text:s/></text:span><text:span text:style-name="T3479">‬</text:span><text:span text:style-name="T3480">‬</text:span><text:span text:style-name="T3481">33</text:span><text:span text:style-name="T3482"> הַֽמֵעִמְּךָ֬ יְשַׁלְמֶ֨נָּה כִּֽי־מָאַ֗סְתָּ כִּי־אַתָּ֣ה תִבְחַ֣ר וְלֹא־אָ֑נִי וּֽמַה־יָדַ֥עְתָּ דַבֵּֽר׃<text:s/></text:span><text:span text:style-name="T3483">‬</text:span><text:span text:style-name="T3484">‬</text:span><text:span text:style-name="T3485">34</text:span><text:span text:style-name="T3486"> אַנְשֵׁ֣י לֵ֭בָב יֹ֣אמְרוּ לִ֑י וְגֶ֥בֶר חָ֝כָ֗ם שֹׁמֵ֥עַֽ לִֽי׃<text:s/></text:span><text:span text:style-name="T3487">‬</text:span><text:span text:style-name="T3488">‬</text:span><text:span text:style-name="T3489">35</text:span><text:span text:style-name="T3490"> אִ֭יּוֹב לֹא־</text:span><text:soft-page-break/><text:span text:style-name="T3491">בְדַ֣עַת יְדַבֵּ֑ר וּ֝דְבָרָ֗יו לֹ֣א בְהַשְׂכֵּֽיל׃<text:s/></text:span><text:span text:style-name="T3492">‬</text:span><text:span text:style-name="T3493">‬</text:span><text:span text:style-name="T3494">36</text:span><text:span text:style-name="T3495"> אָבִ֗י יִבָּחֵ֣ן אִיּ֣וֹב עַד־נֶ֑צַח עַל־תְּ֝שֻׁבֹ֗ת בְּאַנְשֵׁי־אָֽוֶן׃<text:s/></text:span><text:span text:style-name="T3496">‬</text:span><text:span text:style-name="T3497">‬</text:span><text:span text:style-name="T3498">37</text:span><text:span text:style-name="T3499"> כִּ֥י יֹ֘סִ֤יף עַֽל־חַטָּאת֣וֹ פֶ֭שַׁע בֵּינֵ֣ינוּ יִסְפּ֑וֹק וְיֶ֖רֶב אֲמָרָ֣יו לָאֵֽל׃</text:span><text:span text:style-name="T3500"><text:s/>ס<text:s/></text:span><text:span text:style-name="T3501">‬</text:span><text:span text:style-name="T3502">‬</text:span></text:p>
      </text:section>
      <text:section text:name="Sect34" text:style-name="S34">
        <text:p text:style-name="P3503">Job 35</text:p>
        <text:p text:style-name="P3504"><text:span text:style-name="T3505">1</text:span><text:span text:style-name="T3506"> וַיַּ֥עַן אֱלִיה֗וּ וַיֹּאמַֽר׃<text:s/></text:span><text:span text:style-name="T3507">2</text:span><text:span text:style-name="T3508"> הֲ֭זֹאת חָשַׁ֣בְתָּ לְמִשְׁפָּ֑ט אָ֝מַ֗רְתָּ צִדְקִ֥י מֵאֵֽל׃<text:s/></text:span><text:span text:style-name="T3509">‬</text:span><text:span text:style-name="T3510">‬</text:span><text:span text:style-name="T3511">3</text:span><text:span text:style-name="T3512"> כִּֽי־תֹ֭אמַר מַה־יִּסְכָּן־לָ֑ךְ מָֽה־אֹ֝עִ֗יל מֵֽחַטָּאתִֽי׃<text:s/></text:span><text:span text:style-name="T3513">‬</text:span><text:span text:style-name="T3514">‬</text:span><text:span text:style-name="T3515">4</text:span><text:span text:style-name="T3516"> אֲ֭נִי אֲשִֽׁיבְךָ֣ מִלִּ֑ין וְֽאֶת־רֵעֶ֥יךָ עִמָּֽךְ׃<text:s/></text:span><text:span text:style-name="T3517">‬</text:span><text:span text:style-name="T3518">‬</text:span><text:span text:style-name="T3519">5</text:span><text:span text:style-name="T3520"> הַבֵּ֣ט שָׁמַ֣יִם וּרְאֵ֑ה וְשׁ֥וּר שְׁ֝חָקִ֗ים גָּבְה֥וּ מִמֶּֽךָּ׃<text:s/></text:span><text:span text:style-name="T3521">‬</text:span><text:span text:style-name="T3522">‬</text:span><text:span text:style-name="T3523">6</text:span><text:span text:style-name="T3524"> אִם־חָ֭טָאתָ מַה־תִּפְעָל־בּ֑וֹ וְרַבּ֥וּ פְ֝שָׁעֶ֗יךָ מַה־תַּעֲשֶׂה־לּֽוֹ׃<text:s/></text:span><text:span text:style-name="T3525">‬</text:span><text:span text:style-name="T3526">‬</text:span><text:span text:style-name="T3527">7</text:span><text:span text:style-name="T3528"> אִם־צָ֭דַקְתָּ מַה־תִּתֶּן־ל֑וֹ א֥וֹ מַה־מִיָּדְךָ֥ יִקָּֽח׃<text:s/></text:span><text:span text:style-name="T3529">‬</text:span><text:span text:style-name="T3530">‬</text:span><text:span text:style-name="T3531">8</text:span><text:span text:style-name="T3532"> לְאִישׁ־כָּמ֥וֹךָ רִשְׁעֶ֑ךָ וּלְבֶן־אָ֝דָ֗ם צִדְקָתֶֽךָ׃<text:s/></text:span><text:span text:style-name="T3533">‬</text:span><text:span text:style-name="T3534">‬</text:span><text:span text:style-name="T3535">9</text:span><text:span text:style-name="T3536"> מֵ֭רֹב עֲשׁוּקִ֣ים יַזְעִ֑יקוּ יְשַׁוְּע֖וּ מִזְּר֣וֹעַ רַבִּֽים׃<text:s/></text:span><text:span text:style-name="T3537">‬</text:span><text:span text:style-name="T3538">‬</text:span><text:span text:style-name="T3539">10</text:span><text:span text:style-name="T3540"> וְֽלֹא־אָמַ֗ר אַ֭יֵּה אֱל֣וֹהַּ עֹשָׂ֑י נֹתֵ֖ן זְמִר֣וֹת בַּלָּֽיְלָה׃<text:s/></text:span><text:span text:style-name="T3541">‬</text:span><text:span text:style-name="T3542">‬</text:span><text:span text:style-name="T3543">11</text:span><text:span text:style-name="T3544"> מַ֭לְּפֵנוּ מִבַּהֲמ֣וֹת אָ֑רֶץ וּמֵע֖וֹף הַשָּׁמַ֣יִם יְחַכְּמֵֽנוּ׃<text:s/></text:span><text:span text:style-name="T3545">‬</text:span><text:span text:style-name="T3546">‬</text:span><text:span text:style-name="T3547">12</text:span><text:span text:style-name="T3548"> שָׁ֣ם יִ֭צְעֲקוּ וְלֹ֣א יַעֲנֶ֑ה מִ֝פְּנֵ֗י גְּא֣וֹן רָעִֽים׃<text:s/></text:span><text:span text:style-name="T3549">‬</text:span><text:span text:style-name="T3550">‬</text:span><text:span text:style-name="T3551">13</text:span><text:span text:style-name="T3552"> אַךְ־שָׁ֭וְא לֹא־יִשְׁמַ֥ע ׀ אֵ֑ל וְ֝שַׁדַּ֗י לֹ֣א יְשׁוּרֶֽנָּה׃<text:s/></text:span><text:span text:style-name="T3553">‬</text:span><text:span text:style-name="T3554">‬</text:span><text:span text:style-name="T3555">14</text:span><text:span text:style-name="T3556"> אַ֣ף כִּֽי־תֹ֭אמַר לֹ֣א תְשׁוּרֶ֑נּוּ דִּ֥ין לְ֝פָנָ֗יו וּתְח֥וֹלֵֽל לֽוֹ׃<text:s/></text:span><text:span text:style-name="T3557">‬</text:span><text:span text:style-name="T3558">‬</text:span><text:span text:style-name="T3559">15</text:span><text:span text:style-name="T3560"> וְעַתָּ֗ה כִּי־אַ֭יִן פָּקַ֣ד אַפּ֑וֹ וְלֹֽא־יָדַ֖ע בַּפַּ֣שׁ מְאֹֽד׃<text:s/></text:span><text:span text:style-name="T3561">‬</text:span><text:span text:style-name="T3562">‬</text:span><text:span text:style-name="T3563">16</text:span><text:span text:style-name="T3564"> וְ֭אִיּוֹב הֶ֣בֶל יִפְצֶה־פִּ֑יהוּ בִּבְלִי־דַ֝֗עַת מִלִּ֥ין יַכְבִּֽר׃<text:s/></text:span><text:span text:style-name="T3565">פ<text:s/></text:span><text:span text:style-name="T3566">‬</text:span><text:span text:style-name="T3567">‬</text:span></text:p>
      </text:section>
      <text:section text:name="Sect35" text:style-name="S35">
        <text:p text:style-name="P3568">Job 36</text:p>
        <text:p text:style-name="P3569"><text:span text:style-name="T3570">1</text:span><text:span text:style-name="T3571"> וַיֹּ֥סֶף אֱלִיה֗וּא וַיֹּאמַֽר׃<text:s/></text:span><text:span text:style-name="T3572">2</text:span><text:span text:style-name="T3573"> כַּתַּר־לִ֣י זְ֭עֵיר וַאֲחַוֶּ֑ךָּ כִּ֤י ע֖וֹד לֶאֱל֣וֹהַּ מִלִּֽים׃<text:s/></text:span><text:span text:style-name="T3574">‬</text:span><text:span text:style-name="T3575">‬</text:span><text:span text:style-name="T3576">3</text:span><text:span text:style-name="T3577"> אֶשָּׂ֣א דֵ֭עִי לְמֵרָח֑וֹק וּ֝לְפֹעֲלִ֗י אֶֽתֵּֽן־צֶֽדֶק׃<text:s/></text:span><text:span text:style-name="T3578">‬</text:span><text:span text:style-name="T3579">‬</text:span><text:span text:style-name="T3580">4</text:span><text:span text:style-name="T3581"> כִּֽי־אָ֭מְנָם לֹא־שֶׁ֣קֶר מִלָּ֑י תְּמִ֖ים דֵּע֣וֹת עִמָּֽךְ׃<text:s/></text:span><text:span text:style-name="T3582">‬</text:span><text:span text:style-name="T3583">‬</text:span><text:span text:style-name="T3584">5</text:span><text:span text:style-name="T3585"> הֶן־אֵ֣ל כַּ֭בִּיר וְלֹ֣א יִמְאָ֑ס כַּ֝בִּ֗יר כֹּ֣חַֽ לֵֽב׃<text:s/></text:span><text:span text:style-name="T3586">‬</text:span><text:span text:style-name="T3587">‬</text:span><text:span text:style-name="T3588">6</text:span><text:span text:style-name="T3589"> לֹא־יְחַיֶּ֥ה רָשָׁ֑ע וּמִשְׁפַּ֖ט עֲנִיִּ֣ים יִתֵּֽן׃<text:s/></text:span><text:span text:style-name="T3590">‬</text:span><text:span text:style-name="T3591">‬</text:span><text:span text:style-name="T3592">7</text:span><text:span text:style-name="T3593"> לֹֽא־יִגְרַ֥ע מִצַּדִּ֗יק עֵ֫ינָ֥יו וְאֶת־מְלָכִ֥ים לַכִּסֵּ֑א וַיֹּשִׁיבֵ֥ם לָ֝נֶ֗צַח וַיִּגְבָּֽהוּ׃<text:s/></text:span><text:span text:style-name="T3594">‬</text:span><text:span text:style-name="T3595">‬</text:span><text:span text:style-name="T3596">8</text:span><text:span text:style-name="T3597"> וְאִם־אֲסוּרִ֥ים בַּזִּקִּ֑ים יִ֝לָּכְד֗וּן בְּחַבְלֵי־עֹֽנִי׃<text:s/></text:span><text:span text:style-name="T3598">‬</text:span><text:span text:style-name="T3599">‬</text:span><text:span text:style-name="T3600">9</text:span><text:span text:style-name="T3601"> וַיַּגֵּ֣ד לָהֶ֣ם פָּעֳלָ֑ם וּ֝פִשְׁעֵיהֶ֗ם כִּ֣י יִתְגַּבָּֽרוּ׃<text:s/></text:span><text:span text:style-name="T3602">‬</text:span><text:span text:style-name="T3603">‬</text:span><text:span text:style-name="T3604">10</text:span><text:span text:style-name="T3605"> וַיִּ֣גֶל אָ֭זְנָם לַמּוּסָ֑ר וַ֝יֹּ֗אמֶר כִּֽי־יְשֻׁב֥וּן מֵאָֽוֶן׃<text:s/></text:span><text:span text:style-name="T3606">‬</text:span><text:span text:style-name="T3607">‬</text:span><text:span text:style-name="T3608">11</text:span><text:span text:style-name="T3609"> אִֽם־יִשְׁמְע֗וּ וְֽיַעֲ֫בֹ֥דוּ יְכַלּ֣וּ יְמֵיהֶ֣ם בַּטּ֑וֹב וּ֝שְׁנֵיהֶ֗ם בַּנְּעִימִֽים׃<text:s/></text:span><text:span text:style-name="T3610">‬</text:span><text:span text:style-name="T3611">‬</text:span><text:span text:style-name="T3612">12</text:span><text:span text:style-name="T3613"> וְאִם־לֹ֣א יִ֭שְׁמְעוּ בְּשֶׁ֣לַח יַעֲבֹ֑רוּ וְ֝יִגְוְע֗וּ כִּבְלִי־דָֽעַת׃<text:s/></text:span><text:span text:style-name="T3614">‬</text:span><text:span text:style-name="T3615">‬</text:span><text:span text:style-name="T3616">13</text:span><text:span text:style-name="T3617"> וְֽחַנְפֵי־לֵ֭ב יָשִׂ֣ימוּ אָ֑ף לֹ֥א יְ֝שַׁוְּע֗וּ כִּ֣י אֲסָרָֽם׃<text:s/></text:span><text:span text:style-name="T3618">‬</text:span><text:span text:style-name="T3619">‬</text:span><text:span text:style-name="T3620">14</text:span><text:span text:style-name="T3621"> תָּמֹ֣ת בַּנֹּ֣עַר נַפְשָׁ֑ם וְ֝חַיָּתָ֗ם בַּקְּדֵשִֽׁים׃<text:s/></text:span><text:span text:style-name="T3622">‬</text:span><text:span text:style-name="T3623">‬</text:span><text:span text:style-name="T3624">15</text:span><text:span text:style-name="T3625"> יְחַלֵּ֣ץ עָנִ֣י בְעָנְי֑וֹ וְיִ֖גֶל בַּלַּ֣חַץ אָזְנָֽם׃<text:s/></text:span><text:span text:style-name="T3626">‬</text:span><text:span text:style-name="T3627">‬</text:span><text:span text:style-name="T3628">16</text:span><text:span text:style-name="T3629"> וְאַ֤ף הֲסִיתְךָ֨ ׀ מִפִּי־צָ֗ר רַ֭חַב לֹא־מוּצָ֣ק תַּחְתֶּ֑יהָ וְנַ֥חַת שֻׁ֝לְחָנְךָ֗ מָ֣לֵא דָֽשֶׁן׃<text:s/></text:span><text:span text:style-name="T3630">‬</text:span><text:span text:style-name="T3631">‬</text:span><text:span text:style-name="T3632">17</text:span><text:span text:style-name="T3633"> וְדִין־רָשָׁ֥ע מָלֵ֑אתָ דִּ֖ין וּמִשְׁפָּ֣ט יִתְמֹֽכוּ׃<text:s/></text:span><text:span text:style-name="T3634">‬</text:span><text:span text:style-name="T3635">‬</text:span><text:span text:style-name="T3636">18</text:span><text:span text:style-name="T3637"> כִּֽי־חֵ֭מָה פֶּן־יְסִֽיתְךָ֣ בְסָ֑פֶק וְרָב־כֹּ֝֗פֶר אַל־יַטֶּֽךָּ׃<text:s/></text:span><text:span text:style-name="T3638">‬</text:span><text:span text:style-name="T3639">‬</text:span><text:span text:style-name="T3640">19</text:span><text:span text:style-name="T3641"> הֲיַעֲרֹ֣ךְ שׁ֭וּעֲךָ לֹ֣א בְצָ֑ר וְ֝כֹ֗ל מַאֲמַצֵּי־כֹֽחַ׃<text:s/></text:span><text:span text:style-name="T3642">‬</text:span><text:span text:style-name="T3643">‬</text:span><text:span text:style-name="T3644">20</text:span><text:span text:style-name="T3645"> אַל־תִּשְׁאַ֥ף הַלָּ֑יְלָה לַעֲל֖וֹת עַמִּ֣ים תַּחְתָּֽם׃<text:s/></text:span><text:span text:style-name="T3646">‬</text:span><text:span text:style-name="T3647">‬</text:span><text:span text:style-name="T3648">21</text:span><text:span text:style-name="T3649"> הִ֭שָּׁמֶר אַל־תֵּ֣פֶן אֶל־אָ֑וֶן כִּֽי־עַל־זֶ֝֗ה בָּחַ֥רְתָּ מֵעֹֽנִי׃<text:s/></text:span><text:span text:style-name="T3650">‬</text:span><text:span text:style-name="T3651">‬</text:span><text:span text:style-name="T3652">22</text:span><text:span text:style-name="T3653"> הֶן־אֵ֭ל יַשְׂגִּ֣יב בְּכֹח֑וֹ מִ֖י כָמֹ֣הוּ מוֹרֶֽה׃<text:s/></text:span><text:span text:style-name="T3654">‬</text:span><text:span text:style-name="T3655">‬</text:span><text:span text:style-name="T3656">23</text:span><text:span text:style-name="T3657"> מִֽי־פָקַ֣ד עָלָ֣יו דַּרְכּ֑וֹ וּמִֽי־אָ֝מַ֗ר פָּעַ֥לְתָּ עַוְלָֽה׃<text:s/></text:span><text:span text:style-name="T3658">‬</text:span><text:span text:style-name="T3659">‬</text:span><text:span text:style-name="T3660">24</text:span><text:span text:style-name="T3661"> זְ֭כֹר כִּֽי־תַשְׂגִּ֣יא פָעֳל֑וֹ<text:s/></text:span><text:soft-page-break/><text:span text:style-name="T3662">אֲשֶׁ֖ר שֹׁרְר֣וּ אֲנָשִֽׁים׃<text:s/></text:span><text:span text:style-name="T3663">‬</text:span><text:span text:style-name="T3664">‬</text:span><text:span text:style-name="T3665">25</text:span><text:span text:style-name="T3666"> כָּל־אָדָ֥ם חָֽזוּ־ב֑וֹ אֱ֝נ֗וֹשׁ יַבִּ֥יט מֵרָחֽוֹק׃<text:s/></text:span><text:span text:style-name="T3667">‬</text:span><text:span text:style-name="T3668">‬</text:span><text:span text:style-name="T3669">26</text:span><text:span text:style-name="T3670"> הֶן־אֵ֣ל שַׂ֭גִּיא וְלֹ֣א נֵדָ֑ע מִסְפַּ֖ר שָׁנָ֣יו וְלֹא־חֵֽקֶר׃<text:s/></text:span><text:span text:style-name="T3671">‬</text:span><text:span text:style-name="T3672">‬</text:span><text:span text:style-name="T3673">27</text:span><text:span text:style-name="T3674"> כִּ֭י יְגָרַ֣ע נִטְפֵי־מָ֑יִם יָזֹ֖קּוּ מָטָ֣ר לְאֵדֽוֹ׃<text:s/></text:span><text:span text:style-name="T3675">‬</text:span><text:span text:style-name="T3676">‬</text:span><text:span text:style-name="T3677">28</text:span><text:span text:style-name="T3678"> אֲשֶֽׁר־יִזְּל֥וּ שְׁחָקִ֑ים יִ֝רְעֲפ֗וּ עֲלֵ֤י ׀ אָדָ֬ם רָֽב׃<text:s/></text:span><text:span text:style-name="T3679">‬</text:span><text:span text:style-name="T3680">‬</text:span><text:span text:style-name="T3681">29</text:span><text:span text:style-name="T3682"> אַ֣ף אִם־יָ֭בִין מִפְרְשֵׂי־עָ֑ב תְּ֝שֻׁא֗וֹת סֻכָּתֽוֹ׃<text:s/></text:span><text:span text:style-name="T3683">‬</text:span><text:span text:style-name="T3684">‬</text:span><text:span text:style-name="T3685">30</text:span><text:span text:style-name="T3686"> הֵן־פָּרַ֣שׂ עָלָ֣יו אוֹר֑וֹ וְשָׁרְשֵׁ֖י הַיָּ֣ם כִּסָּֽה׃<text:s/></text:span><text:span text:style-name="T3687">‬</text:span><text:span text:style-name="T3688">‬</text:span><text:span text:style-name="T3689">31</text:span><text:span text:style-name="T3690"> כִּי־בָ֭ם יָדִ֣ין עַמִּ֑ים יִֽתֶּן־אֹ֥כֶל לְמַכְבִּֽיר׃<text:s/></text:span><text:span text:style-name="T3691">‬</text:span><text:span text:style-name="T3692">‬</text:span><text:span text:style-name="T3693">32</text:span><text:span text:style-name="T3694"> עַל־כַּפַּ֥יִם כִּסָּה־א֑וֹר וַיְצַ֖ו עָלֶ֣יהָ בְמַפְגִּֽיעַ׃<text:s/></text:span><text:span text:style-name="T3695">‬</text:span><text:span text:style-name="T3696">‬</text:span><text:span text:style-name="T3697">33</text:span><text:span text:style-name="T3698"> יַגִּ֣יד עָלָ֣יו רֵע֑וֹ מִ֝קְנֶ֗ה אַ֣ף עַל־עוֹלֶֽה׃<text:s/></text:span><text:span text:style-name="T3699">‬</text:span><text:span text:style-name="T3700">‬</text:span></text:p>
      </text:section>
      <text:section text:name="Sect36" text:style-name="S36">
        <text:p text:style-name="P3701">Job 37</text:p>
        <text:p text:style-name="P3702"><text:span text:style-name="T3703">1</text:span><text:span text:style-name="T3704"> אַף־לְ֭זֹאת יֶחֱרַ֣ד לִבִּ֑י וְ֝יִתַּ֗ר מִמְּקוֹמֽוֹ׃<text:s/></text:span><text:span text:style-name="T3705">2</text:span><text:span text:style-name="T3706"> שִׁמְע֤וּ שָׁמ֣וֹעַ בְּרֹ֣גֶז קֹל֑וֹ וְ֝הֶ֗גֶה מִפִּ֥יו יֵצֵֽא׃<text:s/></text:span><text:span text:style-name="T3707">‬</text:span><text:span text:style-name="T3708">‬</text:span><text:span text:style-name="T3709">3</text:span><text:span text:style-name="T3710"> תַּֽחַת־כָּל־הַשָּׁמַ֥יִם יִשְׁרֵ֑הוּ וְ֝אוֹר֗וֹ עַל־כַּנְפ֥וֹת הָאָֽרֶץ׃<text:s/></text:span><text:span text:style-name="T3711">‬</text:span><text:span text:style-name="T3712">‬</text:span><text:span text:style-name="T3713">4</text:span><text:span text:style-name="T3714"> אַחֲרָ֤יו ׀ יִשְׁאַג־ק֗וֹל יַ֭רְעֵם בְּק֣וֹל גְּאוֹנ֑וֹ וְלֹ֥א יְ֝עַקְּבֵ֗ם כִּֽי־יִשָּׁמַ֥ע קוֹלֽוֹ׃<text:s/></text:span><text:span text:style-name="T3715">‬</text:span><text:span text:style-name="T3716">‬</text:span><text:span text:style-name="T3717">5</text:span><text:span text:style-name="T3718"> יַרְעֵ֤ם אֵ֣ל בְּ֭קוֹלוֹ נִפְלָא֑וֹת עֹשֶׂ֥ה גְ֝דֹל֗וֹת וְלֹ֣א נֵדָֽע׃<text:s/></text:span><text:span text:style-name="T3719">‬</text:span><text:span text:style-name="T3720">‬</text:span><text:span text:style-name="T3721">6</text:span><text:span text:style-name="T3722"> כִּ֤י לַשֶּׁ֨לַג ׀ יֹאמַ֗ר הֱוֵ֫א אָ֥רֶץ וְגֶ֥שֶׁם מָטָ֑ר וְ֝גֶ֗שֶׁם מִטְר֥וֹת עֻזּֽוֹ׃<text:s/></text:span><text:span text:style-name="T3723">‬</text:span><text:span text:style-name="T3724">‬</text:span><text:span text:style-name="T3725">7</text:span><text:span text:style-name="T3726"> בְּיַד־כָּל־אָדָ֥ם יַחְתּ֑וֹם לָ֝דַ֗עַת כָּל־אַנְשֵׁ֥י מַעֲשֵֽׂהוּ׃<text:s/></text:span><text:span text:style-name="T3727">‬</text:span><text:span text:style-name="T3728">‬</text:span><text:span text:style-name="T3729">8</text:span><text:span text:style-name="T3730"> וַתָּבֹ֣א חַיָּ֣ה בְמוֹ־אָ֑רֶב וּבִמְע֖וֹנֹתֶ֣יהָ תִשְׁכֹּֽן׃<text:s/></text:span><text:span text:style-name="T3731">‬</text:span><text:span text:style-name="T3732">‬</text:span><text:span text:style-name="T3733">9</text:span><text:span text:style-name="T3734"> מִן־הַ֭חֶדֶר תָּב֣וֹא סוּפָ֑ה וּֽמִמְּזָרִ֥ים קָרָֽה׃<text:s/></text:span><text:span text:style-name="T3735">‬</text:span><text:span text:style-name="T3736">‬</text:span><text:span text:style-name="T3737">10</text:span><text:span text:style-name="T3738"> מִנִּשְׁמַת־אֵ֥ל יִתֶּן־קָ֑רַח וְרֹ֖חַב מַ֣יִם בְּמוּצָֽק׃<text:s/></text:span><text:span text:style-name="T3739">‬</text:span><text:span text:style-name="T3740">‬</text:span><text:span text:style-name="T3741">11</text:span><text:span text:style-name="T3742"> אַף־בְּ֭רִי יַטְרִ֣יחַ עָ֑ב יָ֝פִ֗יץ עֲנַ֣ן אוֹרֽוֹ׃<text:s/></text:span><text:span text:style-name="T3743">‬</text:span><text:span text:style-name="T3744">‬</text:span><text:span text:style-name="T3745">12</text:span><text:span text:style-name="T3746"> וְה֤וּא מְסִבּ֨וֹת ׀ מִתְהַפֵּ֣ךְ *בתחבולתו **בְּתַחְבּוּלֹתָ֣יו לְפָעֳלָ֑ם כֹּ֖ל אֲשֶׁ֥ר יְצַוֵּ֓ם ׀ עַל־פְּנֵ֖י תֵבֵ֣ל אָֽרְצָה׃<text:s/></text:span><text:span text:style-name="T3747">‬</text:span><text:span text:style-name="T3748">‬</text:span><text:span text:style-name="T3749">13</text:span><text:span text:style-name="T3750"> אִם־לְשֵׁ֥בֶט אִם־לְאַרְצ֑וֹ אִם־לְ֝חֶ֗סֶד יַמְצִאֵֽהוּ׃<text:s/></text:span><text:span text:style-name="T3751">‬</text:span><text:span text:style-name="T3752">‬</text:span><text:span text:style-name="T3753">14</text:span><text:span text:style-name="T3754"> הַאֲזִ֣ינָה זֹּ֣את אִיּ֑וֹב עֲ֝מֹ֗ד וְהִתְבּוֹנֵ֤ן ׀ נִפְלְא֬וֹת אֵֽל׃<text:s/></text:span><text:span text:style-name="T3755">‬</text:span><text:span text:style-name="T3756">‬</text:span><text:span text:style-name="T3757">15</text:span><text:span text:style-name="T3758"> הֲ֭תֵדַע בְּשׂוּם־אֱל֣וֹהַּ עֲלֵיהֶ֑ם וְ֝הוֹפִ֗יעַ א֣וֹר עֲנָנֽוֹ׃<text:s/></text:span><text:span text:style-name="T3759">‬</text:span><text:span text:style-name="T3760">‬</text:span><text:span text:style-name="T3761">16</text:span><text:span text:style-name="T3762"> הֲ֭תֵדַע עַל־מִפְלְשֵׂי־עָ֑ב מִ֝פְלְא֗וֹת תְּמִ֣ים דֵּעִֽים׃<text:s/></text:span><text:span text:style-name="T3763">‬</text:span><text:span text:style-name="T3764">‬</text:span><text:span text:style-name="T3765">17</text:span><text:span text:style-name="T3766"> אֲשֶׁר־בְּגָדֶ֥יךָ חַמִּ֑ים בְּהַשְׁקִ֥ט אֶ֝֗רֶץ מִדָּרֽוֹם׃<text:s/></text:span><text:span text:style-name="T3767">‬</text:span><text:span text:style-name="T3768">‬</text:span><text:span text:style-name="T3769">18</text:span><text:span text:style-name="T3770"> תַּרְקִ֣יעַ עִ֭מּוֹ לִשְׁחָקִ֑ים חֲ֝זָקִ֗ים כִּרְאִ֥י מוּצָֽק׃<text:s/></text:span><text:span text:style-name="T3771">‬</text:span><text:span text:style-name="T3772">‬</text:span><text:span text:style-name="T3773">19</text:span><text:span text:style-name="T3774"> ה֭וֹדִיעֵנוּ מַה־נֹּ֣אמַר ל֑וֹ לֹֽא־נַ֝עֲרֹ֗ךְ מִפְּנֵי־חֹֽשֶׁךְ׃<text:s/></text:span><text:span text:style-name="T3775">‬</text:span><text:span text:style-name="T3776">‬</text:span><text:span text:style-name="T3777">20</text:span><text:span text:style-name="T3778"> הֽ͏ַיְסֻפַּר־ל֖וֹ כִּ֣י אֲדַבֵּ֑ר אִֽם־אָ֥מַר אִ֝֗ישׁ כִּ֣י יְבֻלָּֽע׃<text:s/></text:span><text:span text:style-name="T3779">‬</text:span><text:span text:style-name="T3780">‬</text:span><text:span text:style-name="T3781">21</text:span><text:span text:style-name="T3782"> וְעַתָּ֤ה ׀ לֹ֘א רָ֤אוּ א֗וֹר בָּהִ֣יר ה֭וּא בַּשְּׁחָקִ֑ים וְר֥וּחַ עָ֝בְרָ֗ה וַֽתְּטַהֲרֵֽם׃<text:s/></text:span><text:span text:style-name="T3783">‬</text:span><text:span text:style-name="T3784">‬</text:span><text:span text:style-name="T3785">22</text:span><text:span text:style-name="T3786"> מִ֭צָּפוֹן זָהָ֣ב יֶֽאֱתֶ֑ה עַל־אֱ֝ל֗וֹהַּ נ֣וֹרָא הֽוֹד׃<text:s/></text:span><text:span text:style-name="T3787">‬</text:span><text:span text:style-name="T3788">‬</text:span><text:span text:style-name="T3789">23</text:span><text:span text:style-name="T3790"> שַׁדַּ֣י לֹֽא־מְ֭צָאנֻהוּ שַׂגִּיא־כֹ֑חַ וּמִשְׁפָּ֥ט וְרֹב־צְ֝דָקָ֗ה לֹ֣א יְעַנֶּֽה׃<text:s/></text:span><text:span text:style-name="T3791">‬</text:span><text:span text:style-name="T3792">‬</text:span><text:span text:style-name="T3793">24</text:span><text:span text:style-name="T3794"> לָ֭כֵן יְרֵא֣וּהוּ אֲנָשִׁ֑ים לֹֽא־יִ֝רְאֶ֗ה כָּל־חַכְמֵי־לֵֽב׃<text:s/></text:span><text:span text:style-name="T3795">פ<text:s/></text:span><text:span text:style-name="T3796">‬</text:span><text:span text:style-name="T3797">‬</text:span></text:p>
      </text:section>
      <text:section text:name="Sect37" text:style-name="S37">
        <text:p text:style-name="P3798">Job 38</text:p>
        <text:p text:style-name="P3799"><text:span text:style-name="T3800">1</text:span><text:span text:style-name="T3801"> וַיַּֽעַן־יְהוָ֣ה אֶת־אִ֭יּוֹב *מנ *הסערה **מִ֥ן ׀ **הַסְּעָרָ֗ה וַיֹּאמַֽר׃<text:s/></text:span><text:span text:style-name="T3802">‬</text:span><text:span text:style-name="T3803">‬</text:span><text:span text:style-name="T3804">‬</text:span><text:span text:style-name="T3805">2</text:span><text:span text:style-name="T3806"> מִ֤י זֶ֨ה ׀ מַחְשִׁ֖יךְ עֵצָ֥ה בְמִלִּ֗ין בְּֽלִי־דָֽעַת׃<text:s/></text:span><text:span text:style-name="T3807">‬</text:span><text:span text:style-name="T3808">‬</text:span><text:span text:style-name="T3809">3</text:span><text:span text:style-name="T3810"> אֱזָר־נָ֣א כְגֶ֣בֶר חֲלָצֶ֑יךָ וְ֝אֶשְׁאָלְךָ֗ וְהוֹדִיעֵֽנִי׃<text:s/></text:span><text:span text:style-name="T3811">‬</text:span><text:span text:style-name="T3812">‬</text:span><text:span text:style-name="T3813">4</text:span><text:span text:style-name="T3814"> אֵיפֹ֣ה הָ֭יִיתָ בְּיָסְדִי־אָ֑רֶץ הַ֝גֵּ֗ד אִם־יָדַ֥עְתָּ בִינָֽה׃<text:s/></text:span><text:span text:style-name="T3815">‬</text:span><text:span text:style-name="T3816">‬</text:span><text:span text:style-name="T3817">5</text:span><text:span text:style-name="T3818"> מִי־שָׂ֣ם מְ֭מַדֶּיהָ כִּ֣י תֵדָ֑ע א֤וֹ מִֽי־נָטָ֖ה עָלֶ֣יהָ קָּֽו׃<text:s/></text:span><text:span text:style-name="T3819">‬</text:span><text:span text:style-name="T3820">‬</text:span><text:span text:style-name="T3821">6</text:span><text:span text:style-name="T3822"> עַל־מָ֭ה אֲדָנֶ֣יהָ הָטְבָּ֑עוּ א֥וֹ מִֽי־יָ֝רָ֗ה אֶ֣בֶן פִּנָּתָֽהּ׃<text:s/></text:span><text:span text:style-name="T3823">‬</text:span><text:span text:style-name="T3824">‬</text:span><text:span text:style-name="T3825">7</text:span><text:span text:style-name="T3826"> בְּרָן־יַ֭חַד כּ֣וֹכְבֵי בֹ֑קֶר וַ֝יָּרִ֗יעוּ כָּל־בְּנֵ֥י אֱלֹהִֽים׃<text:s/></text:span><text:span text:style-name="T3827">‬</text:span><text:span text:style-name="T3828">‬</text:span><text:span text:style-name="T3829">8</text:span><text:span text:style-name="T3830"> וַיָּ֣סֶךְ בִּדְלָתַ֣יִם יָ֑ם<text:s/></text:span><text:soft-page-break/><text:span text:style-name="T3831">בְּ֝גִיח֗וֹ מֵרֶ֥חֶם יֵצֵֽא׃<text:s/></text:span><text:span text:style-name="T3832">‬</text:span><text:span text:style-name="T3833">‬</text:span><text:span text:style-name="T3834">9</text:span><text:span text:style-name="T3835"> בְּשׂוּמִ֣י עָנָ֣ן לְבֻשׁ֑וֹ וַ֝עֲרָפֶ֗ל חֲתֻלָּתֽוֹ׃<text:s/></text:span><text:span text:style-name="T3836">‬</text:span><text:span text:style-name="T3837">‬</text:span><text:span text:style-name="T3838">10</text:span><text:span text:style-name="T3839"> וָאֶשְׁבֹּ֣ר עָלָ֣יו חֻקִּ֑י וָֽ֝אָשִׂ֗ים בְּרִ֣יחַ וּדְלָתָֽיִם׃<text:s/></text:span><text:span text:style-name="T3840">‬</text:span><text:span text:style-name="T3841">‬</text:span><text:span text:style-name="T3842">11</text:span><text:span text:style-name="T3843"> וָאֹמַ֗ר עַד־פֹּ֣ה תָ֭בוֹא וְלֹ֣א תֹסִ֑יף וּפֹ֥א־יָ֝שִׁ֗ית בִּגְא֥וֹן גַּלֶּֽיךָ׃<text:s/></text:span><text:span text:style-name="T3844">‬</text:span><text:span text:style-name="T3845">‬</text:span><text:span text:style-name="T3846">12</text:span><text:span text:style-name="T3847"> הְֽ֭מִיָּמֶיךָ צִוִּ֣יתָ בֹּ֑קֶר *ידעתה *שחר **יִדַּ֖עְתָּה **הַשַּׁ֣חַר מְקֹמֽוֹ׃<text:s/></text:span><text:span text:style-name="T3848">‬</text:span><text:span text:style-name="T3849">‬</text:span><text:span text:style-name="T3850">13</text:span><text:span text:style-name="T3851"> לֶ֭אֱחֹז בְּכַנְפ֣וֹת הָאָ֑רֶץ וְיִנָּעֲר֖וּ רְשָׁ</text:span><text:span text:style-name="T3852">עִ֣</text:span><text:span text:style-name="T3853">ים מִמֶּֽנָּה׃<text:s/></text:span><text:span text:style-name="T3854">‬</text:span><text:span text:style-name="T3855">‬</text:span><text:span text:style-name="T3856">14</text:span><text:span text:style-name="T3857"> תִּ֭תְהַפֵּךְ כְּחֹ֣מֶר חוֹתָ֑ם וְ֝יִֽתְיַצְּב֗וּ כְּמ֣וֹ לְבֽוּשׁ׃<text:s/></text:span><text:span text:style-name="T3858">‬</text:span><text:span text:style-name="T3859">‬</text:span><text:span text:style-name="T3860">15</text:span><text:span text:style-name="T3861"> וְיִמָּנַ֣ע מֵרְשָׁ</text:span><text:span text:style-name="T3862">עִ֣</text:span><text:span text:style-name="T3863">ים אוֹרָ֑ם וּזְר֥וֹעַ רָ֝מָ֗ה תִּשָּׁבֵֽר׃<text:s/></text:span><text:span text:style-name="T3864">‬</text:span><text:span text:style-name="T3865">‬</text:span><text:span text:style-name="T3866">16</text:span><text:span text:style-name="T3867"> הֲ֭בָאתָ עַד־נִבְכֵי־יָ֑ם וּבְחֵ֥קֶר תְּ֝ה֗וֹם הִתְהַלָּֽכְתָּ׃<text:s/></text:span><text:span text:style-name="T3868">‬</text:span><text:span text:style-name="T3869">‬</text:span><text:span text:style-name="T3870">17</text:span><text:span text:style-name="T3871"> הֲנִגְל֣וּ לְ֭ךָ שַׁעֲרֵי־מָ֑וֶת וְשַׁעֲרֵ֖י צַלְמָ֣וֶת תִּרְאֶֽה׃<text:s/></text:span><text:span text:style-name="T3872">‬</text:span><text:span text:style-name="T3873">‬</text:span><text:span text:style-name="T3874">18</text:span><text:span text:style-name="T3875"> הִ֭תְבֹּנַנְתָּ עַד־רַחֲבֵי־אָ֑רֶץ הַ֝גֵּ֗ד אִם־יָדַ֥עְתָּ כֻלָּֽהּ׃<text:s/></text:span><text:span text:style-name="T3876">‬</text:span><text:span text:style-name="T3877">‬</text:span><text:span text:style-name="T3878">19</text:span><text:span text:style-name="T3879"> אֵי־זֶ֣ה הַ֭דֶּרֶךְ יִשְׁכָּן־א֑וֹר וְ֝חֹ֗שֶׁךְ אֵי־זֶ֥ה מְקֹמֽוֹ׃<text:s/></text:span><text:span text:style-name="T3880">‬</text:span><text:span text:style-name="T3881">‬</text:span><text:span text:style-name="T3882">20</text:span><text:span text:style-name="T3883"> כִּ֣י תִ֭קָּחֶנּוּ אֶל־גְּבוּל֑וֹ וְכִֽי־תָ֝בִין נְתִיב֥וֹת בֵּיתֽוֹ׃<text:s/></text:span><text:span text:style-name="T3884">‬</text:span><text:span text:style-name="T3885">‬</text:span><text:span text:style-name="T3886">21</text:span><text:span text:style-name="T3887"> יָ֭דַעְתָּ כִּי־אָ֣ז תִּוָּלֵ֑ד וּמִסְפַּ֖ר יָמֶ֣יךָ רַבִּֽים׃<text:s/></text:span><text:span text:style-name="T3888">‬</text:span><text:span text:style-name="T3889">‬</text:span><text:span text:style-name="T3890">22</text:span><text:span text:style-name="T3891"> הֲ֭בָאתָ אֶל־אֹצְר֣וֹת שָׁ֑לֶג וְאֹצְר֖וֹת בָּרָ֣ד תִּרְאֶֽה׃<text:s/></text:span><text:span text:style-name="T3892">‬</text:span><text:span text:style-name="T3893">‬</text:span><text:span text:style-name="T3894">23</text:span><text:span text:style-name="T3895"> אֲשֶׁר־חָשַׂ֥כְתִּי לְעֶת־צָ֑ר לְי֥וֹם קְ֝רָ֗ב וּמִלְחָמָֽה׃<text:s/></text:span><text:span text:style-name="T3896">‬</text:span><text:span text:style-name="T3897">‬</text:span><text:span text:style-name="T3898">24</text:span><text:span text:style-name="T3899"> אֵי־זֶ֣ה הַ֭דֶּרֶךְ יֵחָ֣לֶק א֑וֹר יָפֵ֖ץ קָדִ֣ים עֲלֵי־אָֽרֶץ׃<text:s/></text:span><text:span text:style-name="T3900">‬</text:span><text:span text:style-name="T3901">‬</text:span><text:span text:style-name="T3902">25</text:span><text:span text:style-name="T3903"> מִֽי־פִלַּ֣ג לַשֶּׁ֣טֶף תְּעָלָ֑ה וְ֝דֶ֗רֶךְ לַחֲזִ֥יז קֹלֽוֹת׃<text:s/></text:span><text:span text:style-name="T3904">‬</text:span><text:span text:style-name="T3905">‬</text:span><text:span text:style-name="T3906">26</text:span><text:span text:style-name="T3907"> לְ֭הַמְטִיר עַל־אֶ֣רֶץ לֹא־אִ֑ישׁ מִ֝דְבָּ֗ר לֹא־אָדָ֥ם בּֽוֹ׃<text:s/></text:span><text:span text:style-name="T3908">‬</text:span><text:span text:style-name="T3909">‬</text:span><text:span text:style-name="T3910">27</text:span><text:span text:style-name="T3911"> לְהַשְׂבִּ֣יעַ שֹׁ֭אָה וּמְשֹׁאָ֑ה וּ֝לְהַצְמִ֗יחַ מֹ֣צָא דֶֽשֶׁא׃<text:s/></text:span><text:span text:style-name="T3912">‬</text:span><text:span text:style-name="T3913">‬</text:span><text:span text:style-name="T3914">28</text:span><text:span text:style-name="T3915"> הֲיֵשׁ־לַמָּטָ֥ר אָ֑ב א֥וֹ מִי־ה֝וֹלִ֗יד אֶגְלֵי־טָֽל׃<text:s/></text:span><text:span text:style-name="T3916">‬</text:span><text:span text:style-name="T3917">‬</text:span><text:span text:style-name="T3918">29</text:span><text:span text:style-name="T3919"> מִבֶּ֣טֶן מִ֭י יָצָ֣א הַקָּ֑רַח וּכְפֹ֥ר שָׁ֝מַיִם מִ֣י יְלָדֽוֹ׃<text:s/></text:span><text:span text:style-name="T3920">‬</text:span><text:span text:style-name="T3921">‬</text:span><text:span text:style-name="T3922">30</text:span><text:span text:style-name="T3923"> כָּ֭אֶבֶן מַ֣יִם יִתְחַבָּ֑אוּ וּפְנֵ֥י תְ֝ה֗וֹם יִתְלַכָּֽדוּ׃<text:s/></text:span><text:span text:style-name="T3924">‬</text:span><text:span text:style-name="T3925">‬</text:span><text:span text:style-name="T3926">31</text:span><text:span text:style-name="T3927"> הַֽ֭תְקַשֵּׁר מַעֲדַנּ֣וֹת כִּימָ֑ה אֽוֹ־מֹשְׁכ֖וֹת כְּסִ֣יל תְּפַתֵּֽחַ׃<text:s/></text:span><text:span text:style-name="T3928">‬</text:span><text:span text:style-name="T3929">‬</text:span><text:span text:style-name="T3930">32</text:span><text:span text:style-name="T3931"> הֲתֹצִ֣יא מַזָּר֣וֹת בְּעִתּ֑וֹ וְ֝עַ֗יִשׁ עַל־בָּנֶ֥יהָ תַנְחֵֽם׃<text:s/></text:span><text:span text:style-name="T3932">‬</text:span><text:span text:style-name="T3933">‬</text:span><text:span text:style-name="T3934">33</text:span><text:span text:style-name="T3935"> הֲ֭יָדַעְתָּ חֻקּ֣וֹת שָׁמָ֑יִם אִם־תָּשִׂ֖ים מִשְׁטָר֣וֹ בָאָֽרֶץ׃<text:s/></text:span><text:span text:style-name="T3936">‬</text:span><text:span text:style-name="T3937">‬</text:span><text:span text:style-name="T3938">34</text:span><text:span text:style-name="T3939"> הֲתָרִ֣ים לָעָ֣ב קוֹלֶ֑ךָ וְֽשִׁפְעַת־מַ֥יִם תְּכַסֶּֽךָּ׃<text:s/></text:span><text:span text:style-name="T3940">‬</text:span><text:span text:style-name="T3941">‬</text:span><text:span text:style-name="T3942">35</text:span><text:span text:style-name="T3943"> הֽ͏ַתְשַׁלַּ֣ח בְּרָקִ֣ים וְיֵלֵ֑כוּ וְיֹאמְר֖וּ לְךָ֣ הִנֵּֽנוּ׃<text:s/></text:span><text:span text:style-name="T3944">‬</text:span><text:span text:style-name="T3945">‬</text:span><text:span text:style-name="T3946">36</text:span><text:span text:style-name="T3947"> מִי־שָׁ֭ת בַּטֻּח֣וֹת חָכְמָ֑ה א֤וֹ מִֽי־נָתַ֖ן לַשֶּׂ֣כְוִי בִינָֽה׃<text:s/></text:span><text:span text:style-name="T3948">‬</text:span><text:span text:style-name="T3949">‬</text:span><text:span text:style-name="T3950">37</text:span><text:span text:style-name="T3951"> מִֽי־יְסַפֵּ֣ר שְׁחָקִ֣ים בְּחָכְמָ֑ה וְנִבְלֵ֥י שָׁ֝מַ֗יִם מִ֣י יַשְׁכִּֽיב׃<text:s/></text:span><text:span text:style-name="T3952">‬</text:span><text:span text:style-name="T3953">‬</text:span><text:span text:style-name="T3954">38</text:span><text:span text:style-name="T3955"> בְּצֶ֣קֶת עָ֭פָר לַמּוּצָ֑ק וּרְגָבִ֥ים יְדֻבָּֽקוּ׃<text:s/></text:span><text:span text:style-name="T3956">‬</text:span><text:span text:style-name="T3957">‬</text:span><text:span text:style-name="T3958">39</text:span><text:span text:style-name="T3959"> הֲתָצ֣וּד לְלָבִ֣יא טָ֑רֶף וְחַיַּ֖ת כְּפִירִ֣ים תְּמַלֵּֽא׃<text:s/></text:span><text:span text:style-name="T3960">‬</text:span><text:span text:style-name="T3961">‬</text:span><text:span text:style-name="T3962">40</text:span><text:span text:style-name="T3963"> כִּי־יָשֹׁ֥חוּ בַמְּעוֹנ֑וֹת יֵשְׁב֖וּ בַסֻּכָּ֣ה לְמוֹ־אָֽרֶב׃<text:s/></text:span><text:span text:style-name="T3964">‬</text:span><text:span text:style-name="T3965">‬</text:span><text:span text:style-name="T3966">41</text:span><text:span text:style-name="T3967"> מִ֤י יָכִ֥ין לָעֹרֵ֗ב צֵ֫יד֥וֹ כִּֽי־*ילדו **יְ֭לָדָיו אֶל־אֵ֣ל יְשַׁוֵּ֑עוּ יִ֝תְע֗וּ לִבְלִי־אֹֽכֶל׃<text:s/></text:span><text:span text:style-name="T3968">‬</text:span><text:span text:style-name="T3969">‬</text:span></text:p>
      </text:section>
      <text:section text:name="Sect38" text:style-name="S38">
        <text:p text:style-name="P3970">Job 39</text:p>
        <text:p text:style-name="P3971"><text:span text:style-name="T3972">1</text:span><text:span text:style-name="T3973"> הֲיָדַ֗עְתָּ עֵ֭ת לֶ֣דֶת יַעֲלֵי־סָ֑לַע חֹלֵ֖ל אַיָּל֣וֹת תִּשְׁמֹֽר׃<text:s/></text:span><text:span text:style-name="T3974">2</text:span><text:span text:style-name="T3975"> תִּסְפֹּ֣ר יְרָחִ֣ים תְּמַלֶּ֑אנָה וְ֝יָדַעְתָּ֗ עֵ֣ת לִדְתָּֽנָה׃<text:s/></text:span><text:span text:style-name="T3976">‬</text:span><text:span text:style-name="T3977">‬</text:span><text:span text:style-name="T3978">3</text:span><text:span text:style-name="T3979"> תִּ֭כְרַעְנָה יַלְדֵיהֶ֣ן תְּפַלַּ֑חְנָה חֶבְלֵיהֶ֥ם תְּשַׁלַּֽחְנָה׃<text:s/></text:span><text:span text:style-name="T3980">‬</text:span><text:span text:style-name="T3981">‬</text:span><text:span text:style-name="T3982">4</text:span><text:span text:style-name="T3983"> יַחְלְמ֣וּ בְ֭נֵיהֶם יִרְבּ֣וּ בַבָּ֑ר יָ֝צְא֗וּ וְלֹא־שָׁ֥בוּ לָֽמוֹ׃<text:s/></text:span><text:span text:style-name="T3984">‬</text:span><text:span text:style-name="T3985">‬</text:span><text:span text:style-name="T3986">5</text:span><text:span text:style-name="T3987"> מִֽי־שִׁלַּ֣ח פֶּ֣רֶא חָפְשִׁ֑י וּמֹסְר֥וֹת עָ֝ר֗וֹד מִ֣י פִתֵּֽחַ׃<text:s/></text:span><text:span text:style-name="T3988">‬</text:span><text:span text:style-name="T3989">‬</text:span><text:span text:style-name="T3990">6</text:span><text:span text:style-name="T3991"> אֲשֶׁר־שַׂ֣מְתִּי עֲרָבָ֣ה בֵית֑וֹ וּֽמִשְׁכְּנוֹתָ֥יו מְלֵֽחָה׃<text:s/></text:span><text:span text:style-name="T3992">‬</text:span><text:span text:style-name="T3993">‬</text:span><text:span text:style-name="T3994">7</text:span><text:span text:style-name="T3995"> יִ֭שְׂחַק לַהֲמ֣וֹן קִרְיָ֑ה תְּשֻׁא֥וֹת נ֝וֹגֵ֗שׂ לֹ֣א יִשְׁמָֽע׃<text:s/></text:span><text:span text:style-name="T3996">‬</text:span><text:span text:style-name="T3997">‬</text:span><text:span text:style-name="T3998">8</text:span><text:span text:style-name="T3999"> יְת֣וּר הָרִ֣ים מִרְעֵ֑הוּ וְאַחַ֖ר כָּל־יָר֣וֹק יִדְרֽוֹשׁ׃<text:s/></text:span><text:span text:style-name="T4000">‬</text:span><text:span text:style-name="T4001">‬</text:span><text:span text:style-name="T4002">9</text:span><text:span text:style-name="T4003"> הֲיֹ֣אבֶה רֵּ֣ים עָבְדֶ֑ךָ אִם־יָ֝לִ֗ין עַל־אֲבוּסֶֽךָ׃<text:s/></text:span><text:span text:style-name="T4004">‬</text:span><text:span text:style-name="T4005">‬</text:span><text:span text:style-name="T4006">10</text:span><text:span text:style-name="T4007"> הֲ‍ֽתִקְשָׁר־רֵ֭ים בְּתֶ֣לֶם עֲבֹת֑וֹ אִם־יְשַׂדֵּ֖ד עֲמָקִ֣ים אַחֲרֶֽיךָ׃<text:s/></text:span><text:span text:style-name="T4008">‬</text:span><text:span text:style-name="T4009">‬</text:span><text:span text:style-name="T4010">11</text:span><text:span text:style-name="T4011"> הֲֽתִבְטַח־בּ֭וֹ כִּי־רַ֣ב כֹּח֑וֹ וְתַעֲזֹ֖ב אֵלָ֣יו יְגִיעֶֽךָ׃<text:s/></text:span><text:span text:style-name="T4012">‬</text:span><text:span text:style-name="T4013">‬</text:span><text:span text:style-name="T4014">12</text:span><text:span text:style-name="T4015"> הֲתַאֲמִ֣ין בּ֭וֹ כִּי־*ישוב **יָשִׁ֣יב זַרְעֶ֑ךָ וְֽגָרְנְךָ֥ יֶאֱסֹֽף׃<text:s/></text:span><text:span text:style-name="T4016">‬</text:span><text:span text:style-name="T4017">‬</text:span><text:span text:style-name="T4018">13</text:span><text:span text:style-name="T4019"> כְּנַף־רְנָנִ֥ים נֶעֱלָ֑סָה אִם־אֶ֝בְרָ֗ה חֲסִידָ֥ה וְנֹצָֽה׃<text:s/></text:span><text:span text:style-name="T4020">‬</text:span><text:span text:style-name="T4021">‬</text:span><text:span text:style-name="T4022">14</text:span><text:span text:style-name="T4023"> כִּֽי־תַעֲזֹ֣ב לָאָ֣רֶץ בֵּצֶ֑יהָ וְֽעַל־עָפָ֥ר תְּחַמֵּֽם׃<text:s/></text:span><text:span text:style-name="T4024">‬</text:span><text:span text:style-name="T4025">‬</text:span><text:span text:style-name="T4026">15</text:span><text:span text:style-name="T4027"> וַ֭תִּשְׁכַּח כִּי־רֶ֣גֶל תְּזוּרֶ֑הָ וְחַיַּ֖ת הַשָּׂדֶ֣ה<text:s/></text:span><text:soft-page-break/><text:span text:style-name="T4028">תְּדוּשֶֽׁהָ׃<text:s/></text:span><text:span text:style-name="T4029">‬</text:span><text:span text:style-name="T4030">‬</text:span><text:span text:style-name="T4031">16</text:span><text:span text:style-name="T4032"> הִקְשִׁ֣יחַ בָּנֶ֣יהָ לְּלֹא־לָ֑הּ לְרִ֖יק יְגִיעָ֣הּ בְּלִי־פָֽחַד׃<text:s/></text:span><text:span text:style-name="T4033">‬</text:span><text:span text:style-name="T4034">‬</text:span><text:span text:style-name="T4035">17</text:span><text:span text:style-name="T4036"> כִּֽי־הִשָּׁ֣הּ אֱל֣וֹהַּ חָכְמָ֑ה וְלֹא־חָ֥לַק לָ֝֗הּ בַּבִּינָֽה׃<text:s/></text:span><text:span text:style-name="T4037">‬</text:span><text:span text:style-name="T4038">‬</text:span><text:span text:style-name="T4039">18</text:span><text:span text:style-name="T4040"> כָּ֭עֵת בַּמָּר֣וֹם תַּמְרִ֑יא תִּֽשְׂחַ֥ק לַ֝סּ֗וּס וּלְרֹֽכְבֽוֹ׃<text:s/></text:span><text:span text:style-name="T4041">‬</text:span><text:span text:style-name="T4042">‬</text:span><text:span text:style-name="T4043">19</text:span><text:span text:style-name="T4044"> הֲתִתֵּ֣ן לַסּ֣וּס גְּבוּרָ֑ה הֲתַלְבִּ֖ישׁ צַוָּאר֣וֹ רַעְמָֽה׃<text:s/></text:span><text:span text:style-name="T4045">‬</text:span><text:span text:style-name="T4046">‬</text:span><text:span text:style-name="T4047">20</text:span><text:span text:style-name="T4048"> הְֽ֭תַרְעִישֶׁנּוּ כָּאַרְבֶּ֑ה ה֖וֹד נַחְר֣וֹ אֵימָֽה׃<text:s/></text:span><text:span text:style-name="T4049">‬</text:span><text:span text:style-name="T4050">‬</text:span><text:span text:style-name="T4051">21</text:span><text:span text:style-name="T4052"> יַחְפְּר֣וּ בָ֭עֵמֶק וְיָשִׂ֣ישׂ בְּכֹ֑חַ יֵ֝צֵ֗א לִקְרַאת־נָֽשֶׁק׃<text:s/></text:span><text:span text:style-name="T4053">‬</text:span><text:span text:style-name="T4054">‬</text:span><text:span text:style-name="T4055">22</text:span><text:span text:style-name="T4056"> יִשְׂחַ֣ק לְ֭פַחַד וְלֹ֣א יֵחָ֑ת וְלֹֽא־יָ֝שׁ֗וּב מִפְּנֵי־חָֽרֶב׃<text:s/></text:span><text:span text:style-name="T4057">‬</text:span><text:span text:style-name="T4058">‬</text:span><text:span text:style-name="T4059">23</text:span><text:span text:style-name="T4060"> עָ֭לָיו תִּרְנֶ֣ה אַשְׁפָּ֑ה לַ֖הַב חֲנִ֣ית וְכִידֽוֹן׃<text:s/></text:span><text:span text:style-name="T4061">‬</text:span><text:span text:style-name="T4062">‬</text:span><text:span text:style-name="T4063">24</text:span><text:span text:style-name="T4064"> בְּרַ֣עַשׁ וְ֭רֹגֶז יְגַמֶּא־אָ֑רֶץ וְלֹֽא־יַ֝אֲמִ֗ין כִּי־ק֥וֹל שׁוֹפָֽר׃<text:s/></text:span><text:span text:style-name="T4065">‬</text:span><text:span text:style-name="T4066">‬</text:span><text:span text:style-name="T4067">25</text:span><text:span text:style-name="T4068"> בְּדֵ֤י שֹׁפָ֨ר ׀ יֹ֘אמַ֤ר הֶאָ֗ח וּֽ֭מֵרָחוֹק יָרִ֣יחַ מִלְחָמָ֑ה רַ֥עַם שָׂ֝רִים וּתְרוּעָֽה׃<text:s/></text:span><text:span text:style-name="T4069">‬</text:span><text:span text:style-name="T4070">‬</text:span><text:span text:style-name="T4071">26</text:span><text:span text:style-name="T4072"> הֲ‍ֽ֭מִבִּינָ֣תְךָ יַֽאֲבֶר־נֵ֑ץ יִפְרֹ֖שׂ *כנפו **כְּנָפָ֣יו לְתֵימָֽן׃<text:s/></text:span><text:span text:style-name="T4073">‬</text:span><text:span text:style-name="T4074">‬</text:span><text:span text:style-name="T4075">27</text:span><text:span text:style-name="T4076"> אִם־עַל־פִּ֭יךָ יַגְבִּ֣יהַּ נָ֑שֶׁר וְ֝כִ֗י יָרִ֥ים קִנּֽוֹ׃<text:s/></text:span><text:span text:style-name="T4077">‬</text:span><text:span text:style-name="T4078">‬</text:span><text:span text:style-name="T4079">28</text:span><text:span text:style-name="T4080"> סֶ֣לַע יִ֭שְׁכֹּן וְיִתְלֹנָ֑ן עַֽל־שֶׁן־סֶ֝֗לַע וּמְצוּדָֽה׃<text:s/></text:span><text:span text:style-name="T4081">‬</text:span><text:span text:style-name="T4082">‬</text:span><text:span text:style-name="T4083">29</text:span><text:span text:style-name="T4084"> מִשָּׁ֥ם חָֽפַר־אֹ֑כֶל לְ֝מֵרָח֗וֹק עֵינָ֥יו יַבִּֽיטוּ׃<text:s/></text:span><text:span text:style-name="T4085">‬</text:span><text:span text:style-name="T4086">‬</text:span><text:span text:style-name="T4087">30</text:span><text:span text:style-name="T4088"> וְאֶפְרֹחָ֥ו יְעַלְעוּ־דָ֑ם וּבַאֲשֶׁ֥ר חֲ֝לָלִ֗ים שָׁ֣ם הֽוּא׃<text:s/></text:span><text:span text:style-name="T4089">פ<text:s/></text:span><text:span text:style-name="T4090">‬</text:span><text:span text:style-name="T4091">‬</text:span></text:p>
      </text:section>
      <text:section text:name="Sect39" text:style-name="S39">
        <text:p text:style-name="P4092">Job 40</text:p>
        <text:p text:style-name="P4093"><text:span text:style-name="T4094">1</text:span><text:span text:style-name="T4095"> וַיַּ֖עַן יְהוָ֥ה אֶת־אִיּ֗וֹב וַיֹּאמַֽר׃<text:s/></text:span><text:span text:style-name="T4096">2</text:span><text:span text:style-name="T4097"> הֲ֭רֹב עִם־שַׁדַּ֣י יִסּ֑וֹר מוֹכִ֖יחַ אֱל֣וֹהַּ יַעֲנֶֽנָּה׃<text:s/></text:span><text:span text:style-name="T4098">פ<text:s/></text:span><text:span text:style-name="T4099">‬</text:span><text:span text:style-name="T4100">‬</text:span><text:span text:style-name="T4101">‬</text:span></text:p>
        <text:p text:style-name="P4102"><text:span text:style-name="T4103">3</text:span><text:span text:style-name="T4104"> וַיַּ֖עַן אִיּ֥וֹב אֶת־יְהוָ֗ה וַיֹּאמַֽר׃<text:s/></text:span><text:span text:style-name="T4105">‬</text:span><text:span text:style-name="T4106">‬</text:span><text:span text:style-name="T4107">4</text:span><text:span text:style-name="T4108"> הֵ֣ן קַ֭לֹּתִי מָ֣ה אֲשִׁיבֶ֑ךָּ יָ֝דִ֗י שַׂ֣מְתִּי לְמוֹ־פִֽי׃<text:s/></text:span><text:span text:style-name="T4109">‬</text:span><text:span text:style-name="T4110">‬</text:span><text:span text:style-name="T4111">5</text:span><text:span text:style-name="T4112"> אַחַ֣ת דִּ֭בַּרְתִּי וְלֹ֣א אֶֽעֱנֶ֑ה וּ֝שְׁתַּ֗יִם וְלֹ֣א אוֹסִֽיף׃<text:s/></text:span><text:span text:style-name="T4113">פ<text:s/></text:span><text:span text:style-name="T4114">‬</text:span><text:span text:style-name="T4115">‬</text:span><text:span text:style-name="T4116">‬</text:span><text:span text:style-name="T4117">‬</text:span><text:span text:style-name="T4118">‬</text:span></text:p>
        <text:p text:style-name="P4119"><text:span text:style-name="T4120">6</text:span><text:span text:style-name="T4121"> וַיַּֽעַן־יְהוָ֣ה אֶת־אִ֭יּוֹב *מנ *סערה **מִ֥ן ׀ **סְעָרָ֗ה וַיֹּאמַֽר׃<text:s/></text:span><text:span text:style-name="T4122">‬</text:span><text:span text:style-name="T4123">‬</text:span><text:span text:style-name="T4124">7</text:span><text:span text:style-name="T4125"> אֱזָר־נָ֣א כְגֶ֣בֶר חֲלָצֶ֑יךָ אֶ֝שְׁאָלְךָ֗ וְהוֹדִיעֵֽנִי׃<text:s/></text:span><text:span text:style-name="T4126">‬</text:span><text:span text:style-name="T4127">‬</text:span><text:span text:style-name="T4128">8</text:span><text:span text:style-name="T4129"> הַ֭אַף תָּפֵ֣ר מִשְׁפָּטִ֑י תַּ֝רְשִׁיעֵ֗נִי לְמַ֣עַן תִּצְדָּֽק׃<text:s/></text:span><text:span text:style-name="T4130">‬</text:span><text:span text:style-name="T4131">‬</text:span><text:span text:style-name="T4132">9</text:span><text:span text:style-name="T4133"> וְאִם־זְר֖וֹעַ כָּאֵ֥ל ׀ לָ֑ךְ וּ֝בְק֗וֹל כָּמֹ֥הוּ תַרְעֵֽם׃<text:s/></text:span><text:span text:style-name="T4134">‬</text:span><text:span text:style-name="T4135">‬</text:span><text:span text:style-name="T4136">10</text:span><text:span text:style-name="T4137"> עֲדֵ֥ה נָ֣א גָֽא֣וֹן וָגֹ֑בַהּ וְה֖וֹד וְהָדָ֣ר תִּלְבָּֽשׁ׃<text:s/></text:span><text:span text:style-name="T4138">‬</text:span><text:span text:style-name="T4139">‬</text:span><text:span text:style-name="T4140">11</text:span><text:span text:style-name="T4141"> הָ֭פֵץ עֶבְר֣וֹת אַפֶּ֑ךָ וּרְאֵ֥ה כָל־גֵּ֝אֶ֗ה וְהַשְׁפִּילֵֽהוּ׃<text:s/></text:span><text:span text:style-name="T4142">‬</text:span><text:span text:style-name="T4143">‬</text:span><text:span text:style-name="T4144">12</text:span><text:span text:style-name="T4145"> רְאֵ֣ה כָל־גֵּ֭אֶה הַכְנִיעֵ֑הוּ וַהֲדֹ֖ךְ רְשָׁעִ֣ים תַּחְתָּֽם׃<text:s/></text:span><text:span text:style-name="T4146">‬</text:span><text:span text:style-name="T4147">‬</text:span><text:span text:style-name="T4148">13</text:span><text:span text:style-name="T4149"> טָמְנֵ֣ם בֶּעָפָ֣ר יָ֑חַד פְּ֝נֵיהֶ֗ם חֲבֹ֣שׁ בַּטָּמֽוּן׃<text:s/></text:span><text:span text:style-name="T4150">‬</text:span><text:span text:style-name="T4151">‬</text:span><text:span text:style-name="T4152">14</text:span><text:span text:style-name="T4153"> וְגַם־אֲנִ֥י אוֹדֶ֑ךָּ כִּֽי־תוֹשִׁ֖עַ לְךָ֣ יְמִינֶֽךָ׃<text:s/></text:span><text:span text:style-name="T4154">‬</text:span><text:span text:style-name="T4155">‬</text:span><text:span text:style-name="T4156">15</text:span><text:span text:style-name="T4157"> הִנֵּה־נָ֣א בְ֭הֵמוֹת אֲשֶׁר־עָשִׂ֣יתִי עִמָּ֑ךְ חָ֝צִ֗יר כַּבָּקָ֥ר יֹאכֵֽל׃<text:s/></text:span><text:span text:style-name="T4158">‬</text:span><text:span text:style-name="T4159">‬</text:span><text:span text:style-name="T4160">16</text:span><text:span text:style-name="T4161"> הִנֵּה־נָ֣א כֹח֣וֹ בְמָתְנָ֑יו וְ֝אֹנ֗וֹ בִּשְׁרִירֵ֥י בִטְנֽוֹ׃<text:s/></text:span><text:span text:style-name="T4162">‬</text:span><text:span text:style-name="T4163">‬</text:span><text:span text:style-name="T4164">17</text:span><text:span text:style-name="T4165"> יַחְפֹּ֣ץ זְנָב֣וֹ כְמוֹ־אָ֑רֶז גִּידֵ֖י *פחדו **פַחֲדָ֣יו יְשֹׂרָֽגוּ׃<text:s/></text:span><text:span text:style-name="T4166">‬</text:span><text:span text:style-name="T4167">‬</text:span><text:span text:style-name="T4168">18</text:span><text:span text:style-name="T4169"> עֲ֭צָמָיו אֲפִיקֵ֣י נְחוּשָׁ֑ה גְּ֝רָמָ֗יו כִּמְטִ֥יל בַּרְזֶֽל׃<text:s/></text:span><text:span text:style-name="T4170">‬</text:span><text:span text:style-name="T4171">‬</text:span><text:span text:style-name="T4172">19</text:span><text:span text:style-name="T4173"> ה֭וּא רֵאשִׁ֣ית דַּרְכֵי־אֵ֑ל הָ֝עֹשׂוֹ יַגֵּ֥שׁ חַרְבּֽוֹ׃<text:s/></text:span><text:span text:style-name="T4174">‬</text:span><text:span text:style-name="T4175">‬</text:span><text:span text:style-name="T4176">20</text:span><text:span text:style-name="T4177"> כִּֽי־ב֭וּל הָרִ֣ים יִשְׂאוּ־ל֑וֹ וְֽכָל־חַיַּ֥ת הַ֝שָּׂדֶ֗ה יְשַֽׂחֲקוּ־שָֽׁם׃<text:s/></text:span><text:span text:style-name="T4178">‬</text:span><text:span text:style-name="T4179">‬</text:span><text:span text:style-name="T4180">21</text:span><text:span text:style-name="T4181"> תַּֽחַת־צֶאֱלִ֥ים יִשְׁכָּ֑ב בְּסֵ֖תֶר קָנֶ֣ה וּבִצָּֽה׃<text:s/></text:span><text:span text:style-name="T4182">‬</text:span><text:span text:style-name="T4183">‬</text:span><text:span text:style-name="T4184">22</text:span><text:span text:style-name="T4185"> יְסֻכֻּ֣הוּ צֶאֱלִ֣ים צִֽלֲל֑וֹ יְ֝סֻבּ֗וּהוּ עַרְבֵי־נָֽחַל׃<text:s/></text:span><text:span text:style-name="T4186">‬</text:span><text:span text:style-name="T4187">‬</text:span><text:span text:style-name="T4188">23</text:span><text:span text:style-name="T4189"> הֵ֤ן יַעֲשֹׁ֣ק נָ֭הָר לֹ֣א יַחְפּ֑וֹז יִבְטַ֓ח ׀ כִּֽי־יָגִ֖יחַ יַרְדֵּ֣ן אֶל־פִּֽיהוּ׃<text:s/></text:span><text:span text:style-name="T4190">‬</text:span><text:span text:style-name="T4191">‬</text:span><text:span text:style-name="T4192">24</text:span><text:span text:style-name="T4193"> בְּעֵינָ֥יו יִקָּחֶ֑נּוּ בְּ֝מֽוֹקְשִׁ֗ים יִנְקָב־אָֽף׃<text:s/></text:span><text:span text:style-name="T4194">‬</text:span><text:span text:style-name="T4195">‬</text:span><text:span text:style-name="T4196">25</text:span><text:span text:style-name="T4197"> תִּמְשֹׁ֣ךְ לִוְיָתָ֣ן בְּחַכָּ֑ה וּ֝בְחֶ֗בֶל תַּשְׁקִ֥יעַ לְשֹׁנֽוֹ׃<text:s/></text:span><text:span text:style-name="T4198">‬</text:span><text:span text:style-name="T4199">‬</text:span><text:span text:style-name="T4200">26</text:span><text:span text:style-name="T4201"> הֲתָשִׂ֣ים אַגְמ֣וֹן בְּאַפּ֑וֹ וּ֝בְח֗וֹחַ תִּקּ֥וֹב לֶֽחֱיוֹ׃<text:s/></text:span><text:span text:style-name="T4202">‬</text:span><text:span text:style-name="T4203">‬</text:span><text:span text:style-name="T4204">27</text:span><text:span text:style-name="T4205"> הֲיַרְבֶּ֣ה אֵ֭לֶיךָ תַּחֲנוּנִ֑ים אִם־יְדַבֵּ֖ר אֵלֶ֣יךָ רַכּֽוֹת׃<text:s/></text:span><text:span text:style-name="T4206">‬</text:span><text:span text:style-name="T4207">‬</text:span><text:span text:style-name="T4208">28</text:span><text:span text:style-name="T4209"> הֲיִכְרֹ֣ת בְּרִ֣ית עִמָּ֑ךְ תִּ֝קָּחֶ֗נּוּ לְעֶ֣בֶד<text:s/></text:span><text:soft-page-break/><text:span text:style-name="T4210">עוֹלָֽם׃<text:s/></text:span><text:span text:style-name="T4211">‬</text:span><text:span text:style-name="T4212">‬</text:span><text:span text:style-name="T4213">29</text:span><text:span text:style-name="T4214"> הֽ͏ַתְשַׂחֶק־בּ֭וֹ כַּצִּפּ֑וֹר וְ֝תִקְשְׁרֶ֗נּוּ לְנַעֲרוֹתֶֽיךָ׃<text:s/></text:span><text:span text:style-name="T4215">‬</text:span><text:span text:style-name="T4216">‬</text:span><text:span text:style-name="T4217">30</text:span><text:span text:style-name="T4218"> יִכְר֣וּ עָ֭לָיו חַבָּרִ֑ים יֶ֝חֱצ֗וּהוּ בֵּ֣ין כְּֽנַעֲנִֽים׃<text:s/></text:span><text:span text:style-name="T4219">‬</text:span><text:span text:style-name="T4220">‬</text:span><text:span text:style-name="T4221">31</text:span><text:span text:style-name="T4222"> הַֽתְמַלֵּ֣א בְשֻׂכּ֣וֹת עוֹר֑וֹ וּבְצִלְצַ֖ל דָּגִ֣ים רֹאשֽׁוֹ׃<text:s/></text:span><text:span text:style-name="T4223">‬</text:span><text:span text:style-name="T4224">‬</text:span><text:span text:style-name="T4225">32</text:span><text:span text:style-name="T4226"> שִׂים־עָלָ֥יו כַּפֶּ֑ךָ זְכֹ֥ר מִ֝לְחָמָ֗ה אַל־תּוֹסַֽף׃<text:s/></text:span><text:span text:style-name="T4227">‬</text:span><text:span text:style-name="T4228">‬</text:span></text:p>
      </text:section>
      <text:section text:name="Sect40" text:style-name="S40">
        <text:p text:style-name="P4229">Job 41</text:p>
        <text:p text:style-name="P4230"><text:span text:style-name="T4231">1</text:span><text:span text:style-name="T4232"> הֵן־תֹּחַלְתּ֥וֹ נִכְזָ֑בָה הֲגַ֖ם אֶל־מַרְאָ֣יו יֻטָֽל׃<text:s/></text:span><text:span text:style-name="T4233">2</text:span><text:span text:style-name="T4234"> לֹֽא־אַ֭כְזָר כִּ֣י יְעוּרֶ֑נּוּ וּמִ֥י ה֝֗וּא לְפָנַ֥י יִתְיַצָּֽב׃<text:s/></text:span><text:span text:style-name="T4235">‬</text:span><text:span text:style-name="T4236">‬</text:span><text:span text:style-name="T4237">3</text:span><text:span text:style-name="T4238"> מִ֣י הִ֭קְדִּימַנִי וַאֲשַׁלֵּ֑ם תַּ֖חַת כָּל־הַשָּׁמַ֣יִם לִי־הֽוּא׃<text:s/></text:span><text:span text:style-name="T4239">‬</text:span><text:span text:style-name="T4240">‬</text:span><text:span text:style-name="T4241">4</text:span><text:span text:style-name="T4242"> *לא־**לֽוֹ־אַחֲרִ֥ישׁ בַּדָּ֑יו וּדְבַר־גְּ֝בוּר֗וֹת וְחִ֣ין עֶרְכּֽוֹ׃<text:s/></text:span><text:span text:style-name="T4243">‬</text:span><text:span text:style-name="T4244">‬</text:span><text:span text:style-name="T4245">5</text:span><text:span text:style-name="T4246"> מִֽי־גִ֭לָּה פְּנֵ֣י לְבוּשׁ֑וֹ בְּכֶ֥פֶל רִ֝סְנ֗וֹ מִ֣י יָבֽוֹא׃<text:s/></text:span><text:span text:style-name="T4247">‬</text:span><text:span text:style-name="T4248">‬</text:span><text:span text:style-name="T4249">6</text:span><text:span text:style-name="T4250"> דַּלְתֵ֣י פָ֭נָיו מִ֣י פִתֵּ֑חַ סְבִיב֖וֹת שִׁנָּ֣יו אֵימָֽה׃<text:s/></text:span><text:span text:style-name="T4251">‬</text:span><text:span text:style-name="T4252">‬</text:span><text:span text:style-name="T4253">7</text:span><text:span text:style-name="T4254"> גַּ֭אֲוָה אֲפִיקֵ֣י מָֽגִנִּ֑ים סָ֝ג֗וּר חוֹתָ֥ם צָֽר׃<text:s/></text:span><text:span text:style-name="T4255">‬</text:span><text:span text:style-name="T4256">‬</text:span><text:span text:style-name="T4257">8</text:span><text:span text:style-name="T4258"> אֶחָ֣ד בְּאֶחָ֣ד יִגַּ֑שׁוּ וְ֝ר֗וּחַ לֹא־יָב֥וֹא בֵֽינֵיהֶֽם׃<text:s/></text:span><text:span text:style-name="T4259">‬</text:span><text:span text:style-name="T4260">‬</text:span><text:span text:style-name="T4261">9</text:span><text:span text:style-name="T4262"> אִישׁ־בְּאָחִ֥יהוּ יְדֻבָּ֑קוּ יִ֝תְלַכְּד֗וּ וְלֹ֣א יִתְפָּרָֽדוּ׃<text:s/></text:span><text:span text:style-name="T4263">‬</text:span><text:span text:style-name="T4264">‬</text:span><text:span text:style-name="T4265">10</text:span><text:span text:style-name="T4266"> עֲ‍ֽ֭טִישֹׁתָיו תָּ֣הֶל א֑וֹר וְ֝עֵינָ֗יו כְּעַפְעַפֵּי־שָֽׁחַר׃<text:s/></text:span><text:span text:style-name="T4267">‬</text:span><text:span text:style-name="T4268">‬</text:span><text:span text:style-name="T4269">11</text:span><text:span text:style-name="T4270"> מִ֭פִּיו לַפִּידִ֣ים יַהֲלֹ֑כוּ כִּיד֥וֹדֵי אֵ֝֗שׁ יִתְמַלָּֽטוּ׃<text:s/></text:span><text:span text:style-name="T4271">‬</text:span><text:span text:style-name="T4272">‬</text:span><text:span text:style-name="T4273">12</text:span><text:span text:style-name="T4274"> מִ֭נְּחִירָיו יֵצֵ֣א עָשָׁ֑ן כְּד֖וּד נָפ֣וּחַ וְאַגְמֹֽן׃<text:s/></text:span><text:span text:style-name="T4275">‬</text:span><text:span text:style-name="T4276">‬</text:span><text:span text:style-name="T4277">13</text:span><text:span text:style-name="T4278"> נַ֭פְשׁוֹ גֶּחָלִ֣ים תְּלַהֵ֑ט וְ֝לַ֗הַב מִפִּ֥יו יֵצֵֽא׃<text:s/></text:span><text:span text:style-name="T4279">‬</text:span><text:span text:style-name="T4280">‬</text:span><text:span text:style-name="T4281">14</text:span><text:span text:style-name="T4282"> בְּֽ֭צַוָּארוֹ יָלִ֣ין עֹ֑ז וּ֝לְפָנָ֗יו תָּד֥וּץ דְּאָבָֽה׃<text:s/></text:span><text:span text:style-name="T4283">‬</text:span><text:span text:style-name="T4284">‬</text:span><text:span text:style-name="T4285">15</text:span><text:span text:style-name="T4286"> מַפְּלֵ֣י בְשָׂר֣וֹ דָבֵ֑קוּ יָצ֥וּק עָ֝לָ֗יו בַּל־יִמּֽוֹט׃<text:s/></text:span><text:span text:style-name="T4287">‬</text:span><text:span text:style-name="T4288">‬</text:span><text:span text:style-name="T4289">16</text:span><text:span text:style-name="T4290"> לִ֭בּוֹ יָצ֣וּק כְּמוֹ־אָ֑בֶן וְ֝יָצ֗וּק כְּפֶ֣לַח תַּחְתִּֽית׃<text:s/></text:span><text:span text:style-name="T4291">‬</text:span><text:span text:style-name="T4292">‬</text:span><text:span text:style-name="T4293">17</text:span><text:span text:style-name="T4294"> מִ֭שֵּׂתוֹ יָג֣וּרוּ אֵלִ֑ים מִ֝שְּׁבָרִ֗ים יִתְחַטָּֽאוּ׃<text:s/></text:span><text:span text:style-name="T4295">‬</text:span><text:span text:style-name="T4296">‬</text:span><text:span text:style-name="T4297">18</text:span><text:span text:style-name="T4298"> מַשִּׂיגֵ֣הוּ חֶ֭רֶב בְּלִ֣י תָק֑וּם חֲנִ֖ית מַסָּ֣ע וְשִׁרְיָֽה׃<text:s/></text:span><text:span text:style-name="T4299">‬</text:span><text:span text:style-name="T4300">‬</text:span><text:span text:style-name="T4301">19</text:span><text:span text:style-name="T4302"> יַחְשֹׁ֣ב לְתֶ֣בֶן בַּרְזֶ֑ל לְעֵ֖ץ רִקָּב֣וֹן נְחוּשָֽׁה׃<text:s/></text:span><text:span text:style-name="T4303">‬</text:span><text:span text:style-name="T4304">‬</text:span><text:span text:style-name="T4305">20</text:span><text:span text:style-name="T4306"> לֹֽא־יַבְרִיחֶ֥נּוּ בֶן־קָ֑שֶׁת לְ֝קַ֗שׁ נֶהְפְּכוּ־ל֥וֹ אַבְנֵי־קָֽלַע׃<text:s/></text:span><text:span text:style-name="T4307">‬</text:span><text:span text:style-name="T4308">‬</text:span><text:span text:style-name="T4309">21</text:span><text:span text:style-name="T4310"> כְּ֭קַשׁ נֶחְשְׁב֣וּ תוֹתָ֑ח וְ֝יִשְׂחַ֗ק לְרַ֣עַשׁ כִּידֽוֹן׃<text:s/></text:span><text:span text:style-name="T4311">‬</text:span><text:span text:style-name="T4312">‬</text:span><text:span text:style-name="T4313">22</text:span><text:span text:style-name="T4314"> תַּ֭חְתָּיו חַדּ֣וּדֵי חָ֑רֶשׂ יִרְפַּ֖ד חָר֣וּץ עֲלֵי־טִֽיט׃<text:s/></text:span><text:span text:style-name="T4315">‬</text:span><text:span text:style-name="T4316">‬</text:span><text:span text:style-name="T4317">23</text:span><text:span text:style-name="T4318"> יַרְתִּ֣יחַ כַּסִּ֣יר מְצוּלָ֑ה יָ֝֗ם יָשִׂ֥ים כַּמֶּרְקָחָֽה׃<text:s/></text:span><text:span text:style-name="T4319">‬</text:span><text:span text:style-name="T4320">‬</text:span><text:span text:style-name="T4321">24</text:span><text:span text:style-name="T4322"> אַ֭חֲרָיו יָאִ֣יר נָתִ֑יב יַחְשֹׁ֖ב תְּה֣וֹם לְשֵׂיבָֽה׃<text:s/></text:span><text:span text:style-name="T4323">‬</text:span><text:span text:style-name="T4324">‬</text:span><text:span text:style-name="T4325">25</text:span><text:span text:style-name="T4326"> אֵֽין־עַל־עָפָ֥ר מָשְׁל֑וֹ הֶ֝עָשׂ֗וּ לִבְלִי־חָת׃<text:s/></text:span><text:span text:style-name="T4327">‬</text:span><text:span text:style-name="T4328">‬</text:span><text:span text:style-name="T4329">26</text:span><text:span text:style-name="T4330"> אֵֽת־כָּל־גָּבֹ֥הַּ יִרְאֶ֑ה ה֝֗וּא מֶ֣לֶךְ עַל־כָּל־בְּנֵי־שָֽׁחַץ׃</text:span><text:span text:style-name="T4331"><text:s/>ס<text:s/></text:span><text:span text:style-name="T4332">‬</text:span><text:span text:style-name="T4333">‬</text:span></text:p>
      </text:section>
      <text:section text:name="Sect41" text:style-name="S41">
        <text:p text:style-name="P4334">Job 42</text:p>
        <text:p text:style-name="P4335"><text:span text:style-name="T4336">1</text:span><text:span text:style-name="T4337"> וַיַּ֖עַן אִיּ֥וֹב אֶת־יְהוָ֗ה וַיֹּאמַֽר׃<text:s/></text:span><text:span text:style-name="T4338">2</text:span><text:span text:style-name="T4339"> *ידעת **יָ֭דַעְתִּי כִּי־כֹ֣ל תּוּכָ֑ל וְלֹא־יִבָּצֵ֖ר מִמְּךָ֣ מְזִמָּֽה׃<text:s/></text:span><text:span text:style-name="T4340">‬</text:span><text:span text:style-name="T4341">‬</text:span><text:span text:style-name="T4342">3</text:span><text:span text:style-name="T4343"> מִ֤י זֶ֨ה ׀ מַעְלִ֥ים עֵצָ֗ה בְּֽלִ֫י דָ֥עַת לָכֵ֣ן הִ֭גַּדְתִּי וְלֹ֣א אָבִ֑ין נִפְלָא֥וֹת מִ֝מֶּ֗נִּי וְלֹ֣א אֵדָֽע׃<text:s/></text:span><text:span text:style-name="T4344">‬</text:span><text:span text:style-name="T4345">‬</text:span><text:span text:style-name="T4346">4</text:span><text:span text:style-name="T4347"> שְֽׁמַֽע־נָ֭א וְאָנֹכִ֣י אֲדַבֵּ֑ר אֶ֝שְׁאָלְךָ֗ וְהוֹדִיעֵֽנִי׃<text:s/></text:span><text:span text:style-name="T4348">‬</text:span><text:span text:style-name="T4349">‬</text:span><text:span text:style-name="T4350">5</text:span><text:span text:style-name="T4351"> לְשֵֽׁמַע־אֹ֥זֶן שְׁמַעְתִּ֑יךָ וְ֝עַתָּ֗ה עֵינִ֥י רָאָֽתְךָ׃<text:s/></text:span><text:span text:style-name="T4352">‬</text:span><text:span text:style-name="T4353">‬</text:span><text:span text:style-name="T4354">6</text:span><text:span text:style-name="T4355"> עַל־כֵּ֭ן אֶמְאַ֣ס וְנִחַ֑מְתִּי עַל־עָפָ֥ר וָאֵֽפֶר׃<text:s/></text:span><text:span text:style-name="T4356">פ<text:s/></text:span><text:span text:style-name="T4357">‬</text:span><text:span text:style-name="T4358">‬</text:span><text:span text:style-name="T4359">‬</text:span><text:span text:style-name="T4360">‬</text:span><text:span text:style-name="T4361">‬</text:span><text:span text:style-name="T4362">‬</text:span><text:span text:style-name="T4363">‬</text:span></text:p>
        <text:p text:style-name="P4364"><text:span text:style-name="T4365">7</text:span><text:span text:style-name="T4366"> וַיְהִ֗י אַחַ֨ר דִּבֶּ֧ר יְהוָ֛ה אֶת־הַדְּבָרִ֥ים הָאֵ֖לֶּה אֶל־אִיּ֑וֹב וַיֹּ֨אמֶר יְהוָ֜ה אֶל־אֱלִיפַ֣ז הַתֵּֽימָנִ֗י חָרָ֨ה אַפִּ֤י בְךָ֙ וּבִשְׁנֵ֣י רֵעֶ֔יךָ כִּ֠י לֹ֣א דִבַּרְתֶּ֥ם אֵלַ֛י נְכוֹנָ֖ה כְּעַבְדִּ֥י אִיּֽוֹב׃<text:s/></text:span><text:span text:style-name="T4367">‬</text:span><text:span text:style-name="T4368">‬</text:span><text:span text:style-name="T4369">8</text:span><text:span text:style-name="T4370"> וְעַתָּ֡ה קְחֽוּ־לָכֶ֣ם שִׁבְעָֽה־פָרִים֩ וְשִׁבְעָ֨ה אֵילִ֜ים וּלְכ֣וּ ׀ אֶל־עַבְדִּ֣י אִיּ֗וֹב וְהַעֲלִיתֶ֤ם עוֹלָה֙ בּֽ͏ַעַדְכֶ֔ם וְאִיּ֣וֹב עַבְדִּ֔י יִתְפַּלֵּ֖ל עֲלֵיכֶ֑ם כִּ֧י אִם־פָּנָ֣יו אֶשָּׂ֗א לְבִלְתִּ֞י עֲשׂ֤וֹת עִמָּכֶם֙ נְבָלָ֔ה כִּ֠י לֹ֣א דִבַּרְתֶּ֥ם אֵלַ֛י נְכוֹנָ֖ה כְּעַבְדִּ֥י אִיּֽוֹב׃<text:s/></text:span><text:soft-page-break/><text:span text:style-name="T4371">‬</text:span><text:span text:style-name="T4372">‬</text:span><text:span text:style-name="T4373">9</text:span><text:span text:style-name="T4374"> וַיֵּלְכוּ֩ אֱלִיפַ֨ז הַתֵּֽימָנִ֜י וּבִלְדַּ֣ד הַשּׁוּחִ֗י צֹפַר֙ הַנַּ֣עֲמָתִ֔י וַֽיַּעֲשׂ֔וּ כַּאֲשֶׁ֛ר דִּבֶּ֥ר אֲלֵיהֶ֖ם יְהוָ֑ה וַיִּשָּׂ֥א יְהוָ֖ה אֶת־פְּנֵ֥י אִיּֽוֹב׃<text:s/></text:span><text:span text:style-name="T4375">‬</text:span><text:span text:style-name="T4376">‬</text:span><text:span text:style-name="T4377">10</text:span><text:span text:style-name="T4378"> וַֽיהוָ֗ה שָׁ֚ב אֶת־*שבית **שְׁב֣וּת אִיּ֔וֹב בְּהִֽתְפַּֽלְל֖וֹ בְּעַ֣ד רֵעֵ֑הוּ וַיֹּ֧סֶף יְהוָ֛ה אֶת־כָּל־אֲשֶׁ֥ר לְאִיּ֖וֹב לְמִשְׁנֶֽה׃<text:s/></text:span><text:span text:style-name="T4379">‬</text:span><text:span text:style-name="T4380">‬</text:span><text:span text:style-name="T4381">11</text:span><text:span text:style-name="T4382"> וַיָּבֹ֣אוּ אֵ֠לָיו כָּל־אֶחָ֨יו וְכָל־*אחיתיו **אַחְיוֹתָ֜יו וְכָל־יֹדְעָ֣יו לְפָנִ֗ים וַיֹּאכְל֨וּ עִמּ֣וֹ לֶחֶם֮ בְּבֵיתוֹ֒ וַיָּנֻ֤דוּ לוֹ֙ וַיְנַחֲמ֣וּ אֹת֔וֹ עַ֚ל כָּל־הָ֣רָעָ֔ה אֲשֶׁר־הֵבִ֥יא יְהוָ֖ה עָלָ֑יו וַיִּתְּנוּ־ל֗וֹ אִ֚ישׁ קְשִׂיטָ֣ה אֶחָ֔ת וְאִ֕ישׁ נֶ֥זֶם זָהָ֖ב אֶחָֽד׃</text:span><text:span text:style-name="T4383"><text:s/>ס<text:s/></text:span><text:span text:style-name="T4384">‬</text:span><text:span text:style-name="T4385">‬</text:span><text:span text:style-name="T4386">12</text:span><text:span text:style-name="T4387"> וַֽיהוָ֗ה בֵּרַ֛ךְ אֶת־אַחֲרִ֥ית אִיּ֖וֹב מֵרֵאשִׁת֑וֹ וַֽיְהִי־ל֡וֹ אַרְבָּעָה֩ עָשָׂ֨ר אֶ֜לֶף צֹ֗אן וְשֵׁ֤שֶׁת אֲלָפִים֙ גְּמַלִּ֔ים וְאֶֽלֶף־צֶ֥מֶד בָּקָ֖ר וְאֶ֥לֶף אֲתוֹנֽוֹת׃<text:s/></text:span><text:span text:style-name="T4388">‬</text:span><text:span text:style-name="T4389">‬</text:span><text:span text:style-name="T4390">13</text:span><text:span text:style-name="T4391"> וַֽיְהִי־ל֛וֹ שִׁבְעָ֥נָה בָנִ֖ים וְשָׁל֥וֹשׁ בָּנֽוֹת׃<text:s/></text:span><text:span text:style-name="T4392">‬</text:span><text:span text:style-name="T4393">‬</text:span><text:span text:style-name="T4394">14</text:span><text:span text:style-name="T4395"> וַיִּקְרָ֤א שֵׁם־הָֽאַחַת֙ יְמִימָ֔ה וְשֵׁ֥ם הַשֵּׁנִ֖ית קְצִיעָ֑ה וְשֵׁ֥ם הַשְּׁלִישִׁ֖ית קֶ֥רֶן הַפּֽוּךְ׃<text:s/></text:span><text:span text:style-name="T4396">‬</text:span><text:span text:style-name="T4397">‬</text:span><text:span text:style-name="T4398">15</text:span><text:span text:style-name="T4399"> וְלֹ֨א נִמְצָ֜א נָשִׁ֥ים יָפ֛וֹת כִּבְנ֥וֹת אִיּ֖וֹב בְּכָל־הָאָ֑רֶץ וַיִּתֵּ֨ן לָהֶ֧ם אֲבִיהֶ֛ם נַחֲלָ֖ה בְּת֥וֹךְ אֲחֵיהֶֽם׃</text:span><text:span text:style-name="T4400"><text:s/>ס<text:s/></text:span><text:span text:style-name="T4401">‬</text:span><text:span text:style-name="T4402">‬</text:span><text:span text:style-name="T4403">16</text:span><text:span text:style-name="T4404"> וַיְחִ֤י אִיּוֹב֙ אַֽחֲרֵי־זֹ֔את מֵאָ֥ה וְאַרְבָּעִ֖ים שָׁנָ֑ה *וירא **וַיִּרְאֶ֗ה אֶת־בָּנָיו֙ וְאֶת־בְּנֵ֣י בָנָ֔יו אַרְבָּעָ֖ה דֹּרֽוֹת׃<text:s/></text:span><text:span text:style-name="T4405">‬</text:span><text:span text:style-name="T4406">‬</text:span><text:span text:style-name="T4407">17</text:span><text:span text:style-name="T4408"> וַיָּ֣מָת אִיּ֔וֹב זָקֵ֖ן וּשְׂבַ֥ע יָמִֽים׃<text:s/></text:span><text:span text:style-name="T4409">‬</text:span><text:span text:style-name="T4410">‬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paragraph-properties fo:margin-bottom="0in" fo:line-height="100%"/>
      <style:text-properties fo:font-size="12pt" style:font-size-asian="12pt" style:font-size-complex="12pt" style:language-complex="ar" style:country-complex="SA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Job</dc:title>
    <dc:description/>
    <dc:subject/>
    <dc:creator>Adrian Hills</dc:creator>
    <meta:creation-date>2025-03-25T15:54:00Z</meta:creation-date>
    <dc:date>2025-03-25T15:54:00Z</dc:date>
    <meta:template xlink:href="Normal.dotm" xlink:type="simple"/>
    <meta:editing-cycles>2</meta:editing-cycles>
    <meta:editing-duration>PT0S</meta:editing-duration>
    <meta:document-statistic meta:page-count="27" meta:paragraph-count="164" meta:word-count="12278" meta:character-count="82102" meta:row-count="583" meta:non-whitespace-character-count="69988"/>
  </office:meta>
</office:document-meta>
</file>